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2.48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593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3.126cm"/>
    </style:style>
    <style:style style:name="co9" style:family="table-column">
      <style:table-column-properties fo:break-before="auto" style:column-width="2.782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2.868cm"/>
    </style:style>
    <style:style style:name="co12" style:family="table-column">
      <style:table-column-properties fo:break-before="auto" style:column-width="2.658cm"/>
    </style:style>
    <style:style style:name="co13" style:family="table-column">
      <style:table-column-properties fo:break-before="auto" style:column-width="8.578cm"/>
    </style:style>
    <style:style style:name="co14" style:family="table-column">
      <style:table-column-properties fo:break-before="auto" style:column-width="2.381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2.399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2.679cm"/>
    </style:style>
    <style:style style:name="co20" style:family="table-column">
      <style:table-column-properties fo:break-before="auto" style:column-width="2.674cm"/>
    </style:style>
    <style:style style:name="co21" style:family="table-column">
      <style:table-column-properties fo:break-before="auto" style:column-width="2.937cm"/>
    </style:style>
    <style:style style:name="co22" style:family="table-column">
      <style:table-column-properties fo:break-before="auto" style:column-width="3.343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394cm"/>
    </style:style>
    <style:style style:name="co25" style:family="table-column">
      <style:table-column-properties fo:break-before="auto" style:column-width="4.14cm"/>
    </style:style>
    <style:style style:name="co26" style:family="table-column">
      <style:table-column-properties fo:break-before="auto" style:column-width="2.614cm"/>
    </style:style>
    <style:style style:name="co27" style:family="table-column">
      <style:table-column-properties fo:break-before="auto" style:column-width="2.958cm"/>
    </style:style>
    <style:style style:name="co28" style:family="table-column">
      <style:table-column-properties fo:break-before="auto" style:column-width="5.05cm"/>
    </style:style>
    <style:style style:name="co29" style:family="table-column">
      <style:table-column-properties fo:break-before="auto" style:column-width="3.886cm"/>
    </style:style>
    <style:style style:name="co30" style:family="table-column">
      <style:table-column-properties fo:break-before="auto" style:column-width="2.69cm"/>
    </style:style>
    <style:style style:name="co31" style:family="table-column">
      <style:table-column-properties fo:break-before="auto" style:column-width="2.835cm"/>
    </style:style>
    <style:style style:name="co32" style:family="table-column">
      <style:table-column-properties fo:break-before="auto" style:column-width="3.625cm"/>
    </style:style>
    <style:style style:name="co33" style:family="table-column">
      <style:table-column-properties fo:break-before="auto" style:column-width="2.275cm"/>
    </style:style>
    <style:style style:name="co34" style:family="table-column">
      <style:table-column-properties fo:break-before="auto" style:column-width="2.372cm"/>
    </style:style>
    <style:style style:name="co35" style:family="table-column">
      <style:table-column-properties fo:break-before="auto" style:column-width="3.649cm"/>
    </style:style>
    <style:style style:name="co36" style:family="table-column">
      <style:table-column-properties fo:break-before="auto" style:column-width="2.611cm"/>
    </style:style>
    <style:style style:name="co37" style:family="table-column">
      <style:table-column-properties fo:break-before="auto" style:column-width="3.265cm"/>
    </style:style>
    <style:style style:name="co38" style:family="table-column">
      <style:table-column-properties fo:break-before="auto" style:column-width="3.644cm"/>
    </style:style>
    <style:style style:name="co39" style:family="table-column">
      <style:table-column-properties fo:break-before="auto" style:column-width="2.889cm"/>
    </style:style>
    <style:style style:name="co40" style:family="table-column">
      <style:table-column-properties fo:break-before="auto" style:column-width="3.256cm"/>
    </style:style>
    <style:style style:name="co41" style:family="table-column">
      <style:table-column-properties fo:break-before="auto" style:column-width="2.164cm"/>
    </style:style>
    <style:style style:name="co42" style:family="table-column">
      <style:table-column-properties fo:break-before="auto" style:column-width="2.582cm"/>
    </style:style>
    <style:style style:name="co43" style:family="table-column">
      <style:table-column-properties fo:break-before="auto" style:column-width="3.115cm"/>
    </style:style>
    <style:style style:name="co44" style:family="table-column">
      <style:table-column-properties fo:break-before="auto" style:column-width="3.11cm"/>
    </style:style>
    <style:style style:name="co45" style:family="table-column">
      <style:table-column-properties fo:break-before="auto" style:column-width="2.544cm"/>
    </style:style>
    <style:style style:name="co46" style:family="table-column">
      <style:table-column-properties fo:break-before="auto" style:column-width="3.448cm"/>
    </style:style>
    <style:style style:name="co47" style:family="table-column">
      <style:table-column-properties fo:break-before="auto" style:column-width="3.083cm"/>
    </style:style>
    <style:style style:name="co48" style:family="table-column">
      <style:table-column-properties fo:break-before="auto" style:column-width="3.627cm"/>
    </style:style>
    <style:style style:name="co49" style:family="table-column">
      <style:table-column-properties fo:break-before="auto" style:column-width="3.514cm"/>
    </style:style>
    <style:style style:name="co50" style:family="table-column">
      <style:table-column-properties fo:break-before="auto" style:column-width="2.251cm"/>
    </style:style>
    <style:style style:name="co51" style:family="table-column">
      <style:table-column-properties fo:break-before="auto" style:column-width="2.549cm"/>
    </style:style>
    <style:style style:name="co52" style:family="table-column">
      <style:table-column-properties fo:break-before="auto" style:column-width="9.703cm"/>
    </style:style>
    <style:style style:name="co53" style:family="table-column">
      <style:table-column-properties fo:break-before="auto" style:column-width="3.773cm"/>
    </style:style>
    <style:style style:name="co54" style:family="table-column">
      <style:table-column-properties fo:break-before="auto" style:column-width="3.23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20000" number:language="pl" number:country="PL">
      <number:number number:min-integer-digits="1"/>
    </number:number-style>
    <number:number-style style:name="N20002" number:language="pl" number:country="PL">
      <number:number number:decimal-places="2" number:min-decimal-places="2" number:min-integer-digits="1"/>
    </number:number-style>
    <number:number-style style:name="N20004" number:language="pl" number:country="PL">
      <number:number number:decimal-places="2" number:min-decimal-places="2" number:min-integer-digits="1" number:grouping="true"/>
    </number:number-style>
    <style:style style:name="ce61" style:family="table-cell" style:parent-style-name="Default" style:data-style-name="N0">
      <style:table-cell-properties fo:background-color="#ffc000" fo:border="0.06pt solid #000000"/>
    </style:style>
    <style:style style:name="ce62" style:family="table-cell" style:parent-style-name="Default" style:data-style-name="N114">
      <style:table-cell-properties fo:background-color="#ffff00" fo:border="0.06pt solid #000000"/>
    </style:style>
    <style:style style:name="ce63" style:family="table-cell" style:parent-style-name="Default" style:data-style-name="N0"/>
    <style:style style:name="ce65" style:family="table-cell" style:parent-style-name="Default" style:data-style-name="N20004">
      <style:table-cell-properties fo:background-color="#ffff00" fo:border="0.06pt solid #000000"/>
    </style:style>
    <style:style style:name="ce66" style:family="table-cell" style:parent-style-name="Default">
      <style:table-cell-properties fo:background-color="#ffff00" fo:border="0.06pt solid #000000"/>
    </style:style>
    <style:style style:name="ce8" style:family="table-cell" style:parent-style-name="Default" style:data-style-name="N4">
      <style:table-cell-properties fo:background-color="#ffc000" fo:border="0.06pt solid #000000"/>
    </style:style>
    <style:style style:name="ce10" style:family="table-cell" style:parent-style-name="Default" style:data-style-name="N20004">
      <style:table-cell-properties fo:background-color="#ffff00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4"/>
    <style:style style:name="ce14" style:family="table-cell" style:parent-style-name="Default" style:data-style-name="N20004">
      <style:table-cell-properties fo:background-color="#ffff00"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0">
      <style:table-cell-properties fo:background-color="#ffff00" fo:border="0.74pt solid #000000"/>
    </style:style>
    <style:style style:name="ce103" style:family="table-cell" style:parent-style-name="Default" style:data-style-name="N2">
      <style:table-cell-properties fo:background-color="#ffff00" fo:border="0.74pt solid #000000"/>
    </style:style>
    <style:style style:name="ce74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36">
      <style:table-cell-properties fo:background-color="transparent"/>
    </style:style>
    <style:style style:name="ce76" style:family="table-cell" style:parent-style-name="Default">
      <style:table-cell-properties fo:background-color="transparent"/>
    </style:style>
    <style:style style:name="ce11" style:family="table-cell" style:parent-style-name="Default" style:data-style-name="N114"/>
    <style:style style:name="ce15" style:family="table-cell" style:parent-style-name="Default" style:data-style-name="N114">
      <style:table-cell-properties fo:background-color="transparent" fo:border="none"/>
    </style:style>
    <style:style style:name="ce86" style:family="table-cell" style:parent-style-name="Default" style:data-style-name="N114">
      <style:table-cell-properties fo:background-color="transparent" fo:border="none"/>
      <style:text-properties style:use-window-font-color="true"/>
    </style:style>
    <style:style style:name="ce88" style:family="table-cell" style:parent-style-name="Default" style:data-style-name="N0">
      <style:table-cell-properties fo:background-color="#ffc000" fo:border="0.06pt solid #000000"/>
      <style:text-properties fo:font-weight="bold" style:font-weight-asian="bold" style:font-weight-complex="bold"/>
    </style:style>
    <style:style style:name="ce89" style:family="table-cell" style:parent-style-name="Default" style:data-style-name="N36">
      <style:table-cell-properties fo:background-color="#fff200" fo:border="0.06pt solid #000000"/>
    </style:style>
    <style:style style:name="ce90" style:family="table-cell" style:parent-style-name="Default" style:data-style-name="N2">
      <style:table-cell-properties fo:background-color="#fff200" fo:border="0.06pt solid #000000"/>
    </style:style>
    <style:style style:name="ce91" style:family="table-cell" style:parent-style-name="Default" style:data-style-name="N2"/>
    <style:style style:name="ce93" style:family="table-cell" style:parent-style-name="Default">
      <style:table-cell-properties fo:background-color="#ffff00" fo:border="0.74pt solid #000000"/>
    </style:style>
    <style:style style:name="ce71" style:family="table-cell" style:parent-style-name="Default" style:data-style-name="N4">
      <style:table-cell-properties fo:background-color="#ffff00" fo:border="0.74pt solid #000000"/>
    </style:style>
    <style:style style:name="ce94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</style:style>
    <style:style style:name="ce95" style:family="table-cell" style:parent-style-name="Default" style:data-style-name="N113">
      <style:table-cell-properties fo:background-color="#ffff00" fo:border="0.06pt solid #000000"/>
    </style:style>
    <style:style style:name="ce96" style:family="table-cell" style:parent-style-name="Default" style:data-style-name="N113">
      <style:table-cell-properties fo:background-color="transparent" fo:border="none"/>
    </style:style>
    <style:style style:name="ce98" style:family="table-cell" style:parent-style-name="Default" style:data-style-name="N113"/>
    <style:style style:name="ce100" style:family="table-cell" style:parent-style-name="Default" style:data-style-name="N113">
      <style:table-cell-properties fo:border="none"/>
    </style:style>
    <style:style style:name="ce101" style:family="table-cell" style:parent-style-name="Default" style:data-style-name="N117">
      <style:table-cell-properties fo:background-color="#ffff00" fo:border="0.06pt solid #000000"/>
    </style:style>
    <style:style style:name="ce104" style:family="table-cell" style:parent-style-name="Default" style:data-style-name="N20004">
      <style:table-cell-properties fo:background-color="transparent" fo:border="none"/>
    </style:style>
    <style:style style:name="ce105" style:family="table-cell" style:parent-style-name="Default" style:data-style-name="N20004"/>
    <style:style style:name="ce106" style:family="table-cell" style:parent-style-name="Default" style:data-style-name="N108"/>
    <style:style style:name="ce107" style:family="table-cell" style:parent-style-name="Default" style:data-style-name="N20000"/>
    <style:style style:name="ce108" style:family="table-cell" style:parent-style-name="Default" style:data-style-name="N20002">
      <style:table-cell-properties fo:background-color="#ffff00" fo:border="0.06pt solid #000000"/>
    </style:style>
    <style:style style:name="ce109" style:family="table-cell" style:parent-style-name="Default" style:data-style-name="N20002">
      <style:table-cell-properties fo:background-color="#fff200" fo:border="0.06pt solid #000000"/>
    </style:style>
    <style:style style:name="ce110" style:family="table-cell" style:parent-style-name="Default">
      <style:table-cell-properties fo:background-color="#fff200" fo:border="0.06pt solid #000000"/>
    </style:style>
    <style:style style:name="ce33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bf00" fo:border="0.74pt solid #000000"/>
    </style:style>
    <style:style style:name="ce36" style:family="table-cell" style:parent-style-name="Default" style:data-style-name="N36">
      <style:table-cell-properties fo:background-color="#ffff00" fo:border="0.74pt solid #000000"/>
    </style:style>
    <style:style style:name="ce67" style:family="table-cell" style:parent-style-name="Default" style:data-style-name="N36">
      <style:table-cell-properties fo:background-color="transparent" fo:border="none"/>
    </style:style>
    <style:style style:name="ce42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d4ea6b"/>
    </style:style>
    <style:style style:name="ce120" style:family="table-cell" style:parent-style-name="Default" style:data-style-name="N108">
      <style:table-cell-properties fo:background-color="transparent"/>
    </style:style>
    <style:style style:name="ce121" style:family="table-cell" style:parent-style-name="Default" style:data-style-name="N108">
      <style:table-cell-properties fo:background-color="#ff8000"/>
    </style:style>
    <style:style style:name="ce122" style:family="table-cell" style:parent-style-name="Default" style:data-style-name="N108">
      <style:table-cell-properties fo:background-color="#3465a4"/>
    </style:style>
    <style:style style:name="ce123" style:family="table-cell" style:parent-style-name="Default" style:data-style-name="N108">
      <style:table-cell-properties fo:background-color="#a1467e"/>
    </style:style>
    <style:style style:name="ce124" style:family="table-cell" style:parent-style-name="Default">
      <style:table-cell-properties fo:background-color="#ff972f"/>
    </style:style>
    <style:style style:name="ce129" style:family="table-cell" style:parent-style-name="Default">
      <style:table-cell-properties fo:background-color="#729fcf"/>
    </style:style>
    <style:style style:name="ce130" style:family="table-cell" style:parent-style-name="Default">
      <style:table-cell-properties fo:background-color="#a1467e"/>
    </style:style>
    <style:style style:name="ce149" style:family="table-cell" style:parent-style-name="Default" style:data-style-name="N0">
      <style:table-cell-properties fo:background-color="transparent" fo:border="none"/>
    </style:style>
    <style:style style:name="ce151" style:family="table-cell" style:parent-style-name="Default" style:data-style-name="N4">
      <style:table-cell-properties fo:background-color="#ffff00" fo:border="0.06pt solid #000000"/>
    </style:style>
    <style:style style:name="ce137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łówny" table:style-name="ta1">
        <office:forms form:automatic-focus="false" form:apply-design-mode="false"/>
        <table:shapes>
          <draw:frame draw:z-index="0" draw:style-name="gr1" draw:text-style-name="P1" svg:width="41.177cm" svg:height="17.194cm" svg:x="48.692cm" svg:y="0.553cm">
            <draw:object draw:notify-on-update-of-ranges="Główny.A2:Główny.A180 Główny.N2:Główny.N1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3"/>
        <table:table-column table:style-name="co2" table:default-cell-style-name="ce63"/>
        <table:table-column table:style-name="co3" table:default-cell-style-name="ce63"/>
        <table:table-column table:style-name="co4" table:default-cell-style-name="ce63"/>
        <table:table-column table:style-name="co5" table:default-cell-style-name="ce63"/>
        <table:table-column table:style-name="co3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4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default-cell-style-name="ce63"/>
        <table:table-column table:style-name="co14" table:default-cell-style-name="ce63"/>
        <table:table-column table:style-name="co15" table:default-cell-style-name="ce63"/>
        <table:table-column table:style-name="co16" table:default-cell-style-name="ce63"/>
        <table:table-column table:style-name="co17" table:number-columns-repeated="2" table:default-cell-style-name="ce63"/>
        <table:table-column table:style-name="co18" table:default-cell-style-name="ce63"/>
        <table:table-column table:style-name="co15" table:default-cell-style-name="ce63"/>
        <table:table-column table:style-name="co19" table:default-cell-style-name="ce63"/>
        <table:table-column table:style-name="co20" table:default-cell-style-name="ce63"/>
        <table:table-column table:style-name="co15" table:default-cell-style-name="ce63"/>
        <table:table-column table:style-name="co16" table:default-cell-style-name="ce63"/>
        <table:table-column table:style-name="co15" table:default-cell-style-name="ce63"/>
        <table:table-column table:style-name="co17" table:default-cell-style-name="ce63"/>
        <table:table-column table:style-name="co16" table:default-cell-style-name="ce63"/>
        <table:table-column table:style-name="co21" table:number-columns-repeated="2" table:default-cell-style-name="ce63"/>
        <table:table-column table:style-name="co22" table:default-cell-style-name="ce63"/>
        <table:table-column table:style-name="co15" table:number-columns-repeated="991" table:default-cell-style-name="ce63"/>
        <table:table-row table:style-name="ro1">
          <table:table-cell table:style-name="ce61" office:value-type="string" calcext:value-type="string">
            <text:p>Data</text:p>
          </table:table-cell>
          <table:table-cell table:style-name="ce61" office:value-type="string" calcext:value-type="string">
            <text:p>PKO SA</text:p>
          </table:table-cell>
          <table:table-cell table:style-name="ce61" office:value-type="string" calcext:value-type="string">
            <text:p>Mbank</text:p>
          </table:table-cell>
          <table:table-cell table:style-name="ce61" office:value-type="string" calcext:value-type="string">
            <text:p>Credit Agricol</text:p>
          </table:table-cell>
          <table:table-cell table:style-name="ce61" office:value-type="string" calcext:value-type="string">
            <text:p>Velobank</text:p>
          </table:table-cell>
          <table:table-cell table:style-name="ce61" office:value-type="string" calcext:value-type="string">
            <text:p>Revolut</text:p>
          </table:table-cell>
          <table:table-cell table:style-name="ce61" office:value-type="string" calcext:value-type="string">
            <text:p>Gotówka</text:p>
          </table:table-cell>
          <table:table-cell table:style-name="ce61" office:value-type="string" calcext:value-type="string">
            <text:p>Kryptowaluty</text:p>
          </table:table-cell>
          <table:table-cell table:style-name="ce61" office:value-type="string" calcext:value-type="string">
            <text:p>Kredyt</text:p>
          </table:table-cell>
          <table:table-cell table:style-name="ce61" office:value-type="string" calcext:value-type="string">
            <text:p>Pożyczone Wojtek i Dziadek</text:p>
          </table:table-cell>
          <table:table-cell table:style-name="ce61" office:value-type="string" calcext:value-type="string">
            <text:p>Pożyczka mama</text:p>
          </table:table-cell>
          <table:table-cell table:style-name="ce61" office:value-type="string" calcext:value-type="string">
            <text:p>Pożyczone Kwaśnik</text:p>
          </table:table-cell>
          <table:table-cell table:style-name="ce8" office:value-type="string" calcext:value-type="string">
            <text:p>Suma</text:p>
          </table:table-cell>
          <table:table-cell table:style-name="ce8" office:value-type="string" calcext:value-type="string">
            <text:p>Suma Całkowita</text:p>
          </table:table-cell>
          <table:table-cell table:style-name="ce8" office:value-type="string" calcext:value-type="string">
            <text:p>Różnica</text:p>
          </table:table-cell>
          <table:table-cell table:style-name="ce61" office:value-type="string" calcext:value-type="string">
            <text:p>Uwagi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8-02-03" calcext:value-type="date">
            <text:p>03.II.18</text:p>
          </table:table-cell>
          <table:table-cell table:style-name="ce65" office:value-type="float" office:value="18363.92" calcext:value-type="float">
            <text:p>18 363,92</text:p>
          </table:table-cell>
          <table:table-cell table:style-name="ce65" office:value-type="float" office:value="43386.16" calcext:value-type="float">
            <text:p>43 386,16</text:p>
          </table:table-cell>
          <table:table-cell table:style-name="ce65" table:number-columns-repeated="2"/>
          <table:table-cell table:number-columns-repeated="2" table:style-name="ce65" office:value-type="float" office:value="0" calcext:value-type="float">
            <text:p>0,00</text:p>
          </table:table-cell>
          <table:table-cell table:style-name="ce65" table:number-columns-repeated="5"/>
          <table:table-cell table:style-name="ce10" table:formula="of:=SUM([.B2:.G2])" office:value-type="float" office:value="61750.08" calcext:value-type="float">
            <text:p>61 750,08</text:p>
          </table:table-cell>
          <table:table-cell table:style-name="ce14" table:formula="of:=SUM([.B2:.L2])" office:value-type="float" office:value="61750.08" calcext:value-type="float">
            <text:p>61 750,08</text:p>
          </table:table-cell>
          <table:table-cell table:style-name="ce65"/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8-03-07" calcext:value-type="date">
            <text:p>07.III.18</text:p>
          </table:table-cell>
          <table:table-cell table:style-name="ce65" office:value-type="float" office:value="23730.48" calcext:value-type="float">
            <text:p>23 730,48</text:p>
          </table:table-cell>
          <table:table-cell table:style-name="ce65" office:value-type="float" office:value="40496.88" calcext:value-type="float">
            <text:p>40 496,88</text:p>
          </table:table-cell>
          <table:table-cell table:style-name="ce65" table:number-columns-repeated="2"/>
          <table:table-cell table:number-columns-repeated="2" table:style-name="ce65" office:value-type="float" office:value="0" calcext:value-type="float">
            <text:p>0,00</text:p>
          </table:table-cell>
          <table:table-cell table:style-name="ce65" table:number-columns-repeated="5"/>
          <table:table-cell table:style-name="ce10" table:formula="of:=SUM([.B3:.G3])" office:value-type="float" office:value="64227.36" calcext:value-type="float">
            <text:p>64 227,36</text:p>
          </table:table-cell>
          <table:table-cell table:style-name="ce14" table:formula="of:=SUM([.B3:.L3])" office:value-type="float" office:value="64227.36" calcext:value-type="float">
            <text:p>64 227,36</text:p>
          </table:table-cell>
          <table:table-cell table:style-name="ce65" table:formula="of:=[.M3]-[.M2]" office:value-type="float" office:value="2477.28" calcext:value-type="float">
            <text:p>2 477,28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8-03-18" calcext:value-type="date">
            <text:p>18.III.18</text:p>
          </table:table-cell>
          <table:table-cell table:style-name="ce65" office:value-type="float" office:value="26766.93" calcext:value-type="float">
            <text:p>26 766,93</text:p>
          </table:table-cell>
          <table:table-cell table:style-name="ce65" office:value-type="float" office:value="44653.1" calcext:value-type="float">
            <text:p>44 653,10</text:p>
          </table:table-cell>
          <table:table-cell table:style-name="ce65" table:number-columns-repeated="2"/>
          <table:table-cell table:number-columns-repeated="2" table:style-name="ce65" office:value-type="float" office:value="0" calcext:value-type="float">
            <text:p>0,00</text:p>
          </table:table-cell>
          <table:table-cell table:style-name="ce65" table:number-columns-repeated="5"/>
          <table:table-cell table:style-name="ce10" table:formula="of:=SUM([.B4:.G4])" office:value-type="float" office:value="71420.03" calcext:value-type="float">
            <text:p>71 420,03</text:p>
          </table:table-cell>
          <table:table-cell table:style-name="ce14" table:formula="of:=SUM([.B4:.L4])" office:value-type="float" office:value="71420.03" calcext:value-type="float">
            <text:p>71 420,03</text:p>
          </table:table-cell>
          <table:table-cell table:style-name="ce65" table:formula="of:=[.M4]-[.M3]" office:value-type="float" office:value="7192.67" calcext:value-type="float">
            <text:p>7 192,67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8-04-10" calcext:value-type="date">
            <text:p>10.IV.18</text:p>
          </table:table-cell>
          <table:table-cell table:style-name="ce65" office:value-type="float" office:value="25309.49" calcext:value-type="float">
            <text:p>25 309,49</text:p>
          </table:table-cell>
          <table:table-cell table:style-name="ce65" office:value-type="float" office:value="46943.15" calcext:value-type="float">
            <text:p>46 943,15</text:p>
          </table:table-cell>
          <table:table-cell table:style-name="ce65" table:number-columns-repeated="2"/>
          <table:table-cell table:number-columns-repeated="2" table:style-name="ce65" office:value-type="float" office:value="0" calcext:value-type="float">
            <text:p>0,00</text:p>
          </table:table-cell>
          <table:table-cell table:style-name="ce65" table:number-columns-repeated="5"/>
          <table:table-cell table:style-name="ce10" table:formula="of:=SUM([.B5:.G5])" office:value-type="float" office:value="72252.64" calcext:value-type="float">
            <text:p>72 252,64</text:p>
          </table:table-cell>
          <table:table-cell table:style-name="ce14" table:formula="of:=SUM([.B5:.L5])" office:value-type="float" office:value="72252.64" calcext:value-type="float">
            <text:p>72 252,64</text:p>
          </table:table-cell>
          <table:table-cell table:style-name="ce65" table:formula="of:=[.M5]-[.M4]" office:value-type="float" office:value="832.610000000001" calcext:value-type="float">
            <text:p>832,61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8-04-12" calcext:value-type="date">
            <text:p>12.IV.18</text:p>
          </table:table-cell>
          <table:table-cell table:style-name="ce65" office:value-type="float" office:value="30800.28" calcext:value-type="float">
            <text:p>30 800,28</text:p>
          </table:table-cell>
          <table:table-cell table:style-name="ce65" office:value-type="float" office:value="44390.81" calcext:value-type="float">
            <text:p>44 390,81</text:p>
          </table:table-cell>
          <table:table-cell table:style-name="ce65" table:number-columns-repeated="2"/>
          <table:table-cell table:number-columns-repeated="2" table:style-name="ce65" office:value-type="float" office:value="0" calcext:value-type="float">
            <text:p>0,00</text:p>
          </table:table-cell>
          <table:table-cell table:style-name="ce65" table:number-columns-repeated="5"/>
          <table:table-cell table:style-name="ce10" table:formula="of:=SUM([.B6:.G6])" office:value-type="float" office:value="75191.09" calcext:value-type="float">
            <text:p>75 191,09</text:p>
          </table:table-cell>
          <table:table-cell table:style-name="ce14" table:formula="of:=SUM([.B6:.L6])" office:value-type="float" office:value="75191.09" calcext:value-type="float">
            <text:p>75 191,09</text:p>
          </table:table-cell>
          <table:table-cell table:style-name="ce65" table:formula="of:=[.M6]-[.M5]" office:value-type="float" office:value="2938.45" calcext:value-type="float">
            <text:p>2 938,45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8-06-12" calcext:value-type="date">
            <text:p>12.VI.18</text:p>
          </table:table-cell>
          <table:table-cell table:style-name="ce65" office:value-type="float" office:value="30798.84" calcext:value-type="float">
            <text:p>30 798,84</text:p>
          </table:table-cell>
          <table:table-cell table:style-name="ce65" office:value-type="float" office:value="36475.38" calcext:value-type="float">
            <text:p>36 475,38</text:p>
          </table:table-cell>
          <table:table-cell table:style-name="ce65" table:number-columns-repeated="2"/>
          <table:table-cell table:number-columns-repeated="2" table:style-name="ce65" office:value-type="float" office:value="0" calcext:value-type="float">
            <text:p>0,00</text:p>
          </table:table-cell>
          <table:table-cell table:style-name="ce65" table:number-columns-repeated="5"/>
          <table:table-cell table:style-name="ce10" table:formula="of:=SUM([.B7:.G7])" office:value-type="float" office:value="67274.22" calcext:value-type="float">
            <text:p>67 274,22</text:p>
          </table:table-cell>
          <table:table-cell table:style-name="ce14" table:formula="of:=SUM([.B7:.L7])" office:value-type="float" office:value="67274.22" calcext:value-type="float">
            <text:p>67 274,22</text:p>
          </table:table-cell>
          <table:table-cell table:style-name="ce65" table:formula="of:=[.M7]-[.M6]" office:value-type="float" office:value="-7916.87" calcext:value-type="float">
            <text:p>-7 916,87</text:p>
          </table:table-cell>
          <table:table-cell table:style-name="ce66" office:value-type="string" calcext:value-type="string">
            <text:p>laptop i Szkocj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8-07-08" calcext:value-type="date">
            <text:p>08.VII.18</text:p>
          </table:table-cell>
          <table:table-cell table:style-name="ce65" office:value-type="float" office:value="6720.32" calcext:value-type="float">
            <text:p>6 720,32</text:p>
          </table:table-cell>
          <table:table-cell table:style-name="ce65" office:value-type="float" office:value="8348.9" calcext:value-type="float">
            <text:p>8 348,90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614" calcext:value-type="float">
            <text:p>614,00</text:p>
          </table:table-cell>
          <table:table-cell table:style-name="ce65" table:number-columns-repeated="5"/>
          <table:table-cell table:style-name="ce10" table:formula="of:=SUM([.B8:.G8])" office:value-type="float" office:value="15683.22" calcext:value-type="float">
            <text:p>15 683,22</text:p>
          </table:table-cell>
          <table:table-cell table:style-name="ce14" table:formula="of:=SUM([.B8:.L8])" office:value-type="float" office:value="15683.22" calcext:value-type="float">
            <text:p>15 683,22</text:p>
          </table:table-cell>
          <table:table-cell table:style-name="ce65" table:formula="of:=[.M8]-[.M7]" office:value-type="float" office:value="-51591" calcext:value-type="float">
            <text:p>-51 591,00</text:p>
          </table:table-cell>
          <table:table-cell table:style-name="ce66" office:value-type="string" calcext:value-type="string">
            <text:p>samochód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8-08-09" calcext:value-type="date">
            <text:p>09.VIII.18</text:p>
          </table:table-cell>
          <table:table-cell table:style-name="ce65" office:value-type="float" office:value="19208.79" calcext:value-type="float">
            <text:p>19 208,79</text:p>
          </table:table-cell>
          <table:table-cell table:style-name="ce65" office:value-type="float" office:value="7998.43" calcext:value-type="float">
            <text:p>7 998,43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215" calcext:value-type="float">
            <text:p>215,00</text:p>
          </table:table-cell>
          <table:table-cell table:style-name="ce65" table:number-columns-repeated="5"/>
          <table:table-cell table:style-name="ce10" table:formula="of:=SUM([.B9:.G9])" office:value-type="float" office:value="27422.22" calcext:value-type="float">
            <text:p>27 422,22</text:p>
          </table:table-cell>
          <table:table-cell table:style-name="ce14" table:formula="of:=SUM([.B9:.L9])" office:value-type="float" office:value="27422.22" calcext:value-type="float">
            <text:p>27 422,22</text:p>
          </table:table-cell>
          <table:table-cell table:style-name="ce65" table:formula="of:=[.M9]-[.M8]" office:value-type="float" office:value="11739" calcext:value-type="float">
            <text:p>11 739,00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8-08-11" calcext:value-type="date">
            <text:p>11.VIII.18</text:p>
          </table:table-cell>
          <table:table-cell table:style-name="ce65" office:value-type="float" office:value="22623.93" calcext:value-type="float">
            <text:p>22 623,93</text:p>
          </table:table-cell>
          <table:table-cell table:style-name="ce65" office:value-type="float" office:value="8000.66" calcext:value-type="float">
            <text:p>8 000,66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53" calcext:value-type="float">
            <text:p>153,00</text:p>
          </table:table-cell>
          <table:table-cell table:style-name="ce65" table:number-columns-repeated="5"/>
          <table:table-cell table:style-name="ce10" table:formula="of:=SUM([.B10:.G10])" office:value-type="float" office:value="30777.59" calcext:value-type="float">
            <text:p>30 777,59</text:p>
          </table:table-cell>
          <table:table-cell table:style-name="ce14" table:formula="of:=SUM([.B10:.L10])" office:value-type="float" office:value="30777.59" calcext:value-type="float">
            <text:p>30 777,59</text:p>
          </table:table-cell>
          <table:table-cell table:style-name="ce65" table:formula="of:=[.M10]-[.M9]" office:value-type="float" office:value="3355.37" calcext:value-type="float">
            <text:p>3 355,37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8-09-15" calcext:value-type="date">
            <text:p>15.IX.18</text:p>
          </table:table-cell>
          <table:table-cell table:style-name="ce65" office:value-type="float" office:value="23775" calcext:value-type="float">
            <text:p>23 775,00</text:p>
          </table:table-cell>
          <table:table-cell table:style-name="ce65" office:value-type="float" office:value="8718.88" calcext:value-type="float">
            <text:p>8 718,88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40.5" calcext:value-type="float">
            <text:p>40,50</text:p>
          </table:table-cell>
          <table:table-cell table:style-name="ce65" table:number-columns-repeated="5"/>
          <table:table-cell table:style-name="ce10" table:formula="of:=SUM([.B11:.G11])" office:value-type="float" office:value="32534.38" calcext:value-type="float">
            <text:p>32 534,38</text:p>
          </table:table-cell>
          <table:table-cell table:style-name="ce14" table:formula="of:=SUM([.B11:.L11])" office:value-type="float" office:value="32534.38" calcext:value-type="float">
            <text:p>32 534,38</text:p>
          </table:table-cell>
          <table:table-cell table:style-name="ce65" table:formula="of:=[.M11]-[.M10]" office:value-type="float" office:value="1756.79" calcext:value-type="float">
            <text:p>1 756,79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8-10-10" calcext:value-type="date">
            <text:p>10.X.18</text:p>
          </table:table-cell>
          <table:table-cell table:style-name="ce65" office:value-type="float" office:value="24599.06" calcext:value-type="float">
            <text:p>24 599,06</text:p>
          </table:table-cell>
          <table:table-cell table:style-name="ce65" office:value-type="float" office:value="8588.17" calcext:value-type="float">
            <text:p>8 588,17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80.5" calcext:value-type="float">
            <text:p>80,50</text:p>
          </table:table-cell>
          <table:table-cell table:style-name="ce65" table:number-columns-repeated="5"/>
          <table:table-cell table:style-name="ce10" table:formula="of:=SUM([.B12:.G12])" office:value-type="float" office:value="33267.73" calcext:value-type="float">
            <text:p>33 267,73</text:p>
          </table:table-cell>
          <table:table-cell table:style-name="ce14" table:formula="of:=SUM([.B12:.L12])" office:value-type="float" office:value="33267.73" calcext:value-type="float">
            <text:p>33 267,73</text:p>
          </table:table-cell>
          <table:table-cell table:style-name="ce65" table:formula="of:=[.M12]-[.M11]" office:value-type="float" office:value="733.350000000006" calcext:value-type="float">
            <text:p>733,35</text:p>
          </table:table-cell>
          <table:table-cell table:style-name="ce66" office:value-type="string" calcext:value-type="string">
            <text:p>Lublin, Poznań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8-11-13" calcext:value-type="date">
            <text:p>13.XI.18</text:p>
          </table:table-cell>
          <table:table-cell table:style-name="ce65" office:value-type="float" office:value="26998.43" calcext:value-type="float">
            <text:p>26 998,43</text:p>
          </table:table-cell>
          <table:table-cell table:style-name="ce65" office:value-type="float" office:value="8358.4" calcext:value-type="float">
            <text:p>8 358,40</text:p>
          </table:table-cell>
          <table:table-cell table:style-name="ce65" table:number-columns-repeated="2"/>
          <table:table-cell table:number-columns-repeated="2" table:style-name="ce65" office:value-type="float" office:value="0" calcext:value-type="float">
            <text:p>0,00</text:p>
          </table:table-cell>
          <table:table-cell table:style-name="ce65" table:number-columns-repeated="5"/>
          <table:table-cell table:style-name="ce10" table:formula="of:=SUM([.B13:.G13])" office:value-type="float" office:value="35356.83" calcext:value-type="float">
            <text:p>35 356,83</text:p>
          </table:table-cell>
          <table:table-cell table:style-name="ce14" table:formula="of:=SUM([.B13:.L13])" office:value-type="float" office:value="35356.83" calcext:value-type="float">
            <text:p>35 356,83</text:p>
          </table:table-cell>
          <table:table-cell table:style-name="ce65" table:formula="of:=[.M13]-[.M12]" office:value-type="float" office:value="2089.1" calcext:value-type="float">
            <text:p>2 089,10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8-12-02" calcext:value-type="date">
            <text:p>02.XII.18</text:p>
          </table:table-cell>
          <table:table-cell table:style-name="ce65" office:value-type="float" office:value="23597.61" calcext:value-type="float">
            <text:p>23 597,61</text:p>
          </table:table-cell>
          <table:table-cell table:style-name="ce65" office:value-type="float" office:value="8225.78" calcext:value-type="float">
            <text:p>8 225,78</text:p>
          </table:table-cell>
          <table:table-cell table:style-name="ce65" table:number-columns-repeated="2"/>
          <table:table-cell table:number-columns-repeated="2" table:style-name="ce65" office:value-type="float" office:value="0" calcext:value-type="float">
            <text:p>0,00</text:p>
          </table:table-cell>
          <table:table-cell table:style-name="ce65" table:number-columns-repeated="5"/>
          <table:table-cell table:style-name="ce10" table:formula="of:=SUM([.B14:.G14])" office:value-type="float" office:value="31823.39" calcext:value-type="float">
            <text:p>31 823,39</text:p>
          </table:table-cell>
          <table:table-cell table:style-name="ce14" table:formula="of:=SUM([.B14:.L14])" office:value-type="float" office:value="31823.39" calcext:value-type="float">
            <text:p>31 823,39</text:p>
          </table:table-cell>
          <table:table-cell table:style-name="ce65" table:formula="of:=[.M14]-[.M13]" office:value-type="float" office:value="-3533.44" calcext:value-type="float">
            <text:p>-3 533,44</text:p>
          </table:table-cell>
          <table:table-cell table:style-name="ce66" office:value-type="string" calcext:value-type="string">
            <text:p>Narty i Meksyk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8-12-16" calcext:value-type="date">
            <text:p>16.XII.18</text:p>
          </table:table-cell>
          <table:table-cell table:style-name="ce65" office:value-type="float" office:value="30946.05" calcext:value-type="float">
            <text:p>30 946,05</text:p>
          </table:table-cell>
          <table:table-cell table:style-name="ce65" office:value-type="float" office:value="5558.12" calcext:value-type="float">
            <text:p>5 558,12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table:formula="of:=165+100*4.29" office:value-type="float" office:value="594" calcext:value-type="float">
            <text:p>594,00</text:p>
          </table:table-cell>
          <table:table-cell table:style-name="ce65" table:number-columns-repeated="5"/>
          <table:table-cell table:style-name="ce10" table:formula="of:=SUM([.B15:.G15])" office:value-type="float" office:value="37098.17" calcext:value-type="float">
            <text:p>37 098,17</text:p>
          </table:table-cell>
          <table:table-cell table:style-name="ce14" table:formula="of:=SUM([.B15:.L15])" office:value-type="float" office:value="37098.17" calcext:value-type="float">
            <text:p>37 098,17</text:p>
          </table:table-cell>
          <table:table-cell table:style-name="ce65" table:formula="of:=[.M15]-[.M14]" office:value-type="float" office:value="5274.78" calcext:value-type="float">
            <text:p>5 274,78</text:p>
          </table:table-cell>
          <table:table-cell table:style-name="ce66" office:value-type="string" calcext:value-type="string">
            <text:p>Nart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8-12-20" calcext:value-type="date">
            <text:p>20.XII.18</text:p>
          </table:table-cell>
          <table:table-cell table:style-name="ce65" office:value-type="float" office:value="36903.96" calcext:value-type="float">
            <text:p>36 903,96</text:p>
          </table:table-cell>
          <table:table-cell table:style-name="ce65" office:value-type="float" office:value="5558.12" calcext:value-type="float">
            <text:p>5 558,12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table:formula="of:=165+100*4.29" office:value-type="float" office:value="594" calcext:value-type="float">
            <text:p>594,00</text:p>
          </table:table-cell>
          <table:table-cell table:style-name="ce65" table:number-columns-repeated="5"/>
          <table:table-cell table:style-name="ce10" table:formula="of:=SUM([.B16:.G16])" office:value-type="float" office:value="43056.08" calcext:value-type="float">
            <text:p>43 056,08</text:p>
          </table:table-cell>
          <table:table-cell table:style-name="ce14" table:formula="of:=SUM([.B16:.L16])" office:value-type="float" office:value="43056.08" calcext:value-type="float">
            <text:p>43 056,08</text:p>
          </table:table-cell>
          <table:table-cell table:style-name="ce65" table:formula="of:=[.M16]-[.M15]" office:value-type="float" office:value="5957.91" calcext:value-type="float">
            <text:p>5 957,91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9-03-08" calcext:value-type="date">
            <text:p>08.III.19</text:p>
          </table:table-cell>
          <table:table-cell table:style-name="ce65" office:value-type="float" office:value="47984.66" calcext:value-type="float">
            <text:p>47 984,66</text:p>
          </table:table-cell>
          <table:table-cell table:style-name="ce65" office:value-type="float" office:value="5676.83" calcext:value-type="float">
            <text:p>5 676,83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20" calcext:value-type="float">
            <text:p>120,00</text:p>
          </table:table-cell>
          <table:table-cell table:style-name="ce65" table:number-columns-repeated="5"/>
          <table:table-cell table:style-name="ce10" table:formula="of:=SUM([.B17:.G17])" office:value-type="float" office:value="53781.49" calcext:value-type="float">
            <text:p>53 781,49</text:p>
          </table:table-cell>
          <table:table-cell table:style-name="ce14" table:formula="of:=SUM([.B17:.L17])" office:value-type="float" office:value="53781.49" calcext:value-type="float">
            <text:p>53 781,49</text:p>
          </table:table-cell>
          <table:table-cell table:style-name="ce65" table:formula="of:=[.M17]-[.M16]" office:value-type="float" office:value="10725.41" calcext:value-type="float">
            <text:p>10 725,41</text:p>
          </table:table-cell>
          <table:table-cell table:style-name="ce66" office:value-type="string" calcext:value-type="string">
            <text:p>Meksyk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9-04-13" calcext:value-type="date">
            <text:p>13.IV.19</text:p>
          </table:table-cell>
          <table:table-cell table:style-name="ce65" office:value-type="float" office:value="52062.14" calcext:value-type="float">
            <text:p>52 062,14</text:p>
          </table:table-cell>
          <table:table-cell table:style-name="ce65" office:value-type="float" office:value="5397.65" calcext:value-type="float">
            <text:p>5 397,65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13" calcext:value-type="float">
            <text:p>113,00</text:p>
          </table:table-cell>
          <table:table-cell table:style-name="ce65" table:number-columns-repeated="5"/>
          <table:table-cell table:style-name="ce10" table:formula="of:=SUM([.B18:.G18])" office:value-type="float" office:value="57572.79" calcext:value-type="float">
            <text:p>57 572,79</text:p>
          </table:table-cell>
          <table:table-cell table:style-name="ce14" table:formula="of:=SUM([.B18:.L18])" office:value-type="float" office:value="57572.79" calcext:value-type="float">
            <text:p>57 572,79</text:p>
          </table:table-cell>
          <table:table-cell table:style-name="ce65" table:formula="of:=[.M18]-[.M17]" office:value-type="float" office:value="3791.3" calcext:value-type="float">
            <text:p>3 791,30</text:p>
          </table:table-cell>
          <table:table-cell table:style-name="ce66" office:value-type="string" calcext:value-type="string">
            <text:p>Zouk Sulejów, Szkocj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9-05-12" calcext:value-type="date">
            <text:p>12.V.19</text:p>
          </table:table-cell>
          <table:table-cell table:style-name="ce65" office:value-type="float" office:value="51879.99" calcext:value-type="float">
            <text:p>51 879,99</text:p>
          </table:table-cell>
          <table:table-cell table:style-name="ce65" office:value-type="float" office:value="5668.32" calcext:value-type="float">
            <text:p>5 668,32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84" calcext:value-type="float">
            <text:p>184,00</text:p>
          </table:table-cell>
          <table:table-cell table:style-name="ce65" table:number-columns-repeated="5"/>
          <table:table-cell table:style-name="ce10" table:formula="of:=SUM([.B19:.G19])" office:value-type="float" office:value="57732.31" calcext:value-type="float">
            <text:p>57 732,31</text:p>
          </table:table-cell>
          <table:table-cell table:style-name="ce14" table:formula="of:=SUM([.B19:.L19])" office:value-type="float" office:value="57732.31" calcext:value-type="float">
            <text:p>57 732,31</text:p>
          </table:table-cell>
          <table:table-cell table:style-name="ce65" table:formula="of:=[.M19]-[.M18]" office:value-type="float" office:value="159.519999999997" calcext:value-type="float">
            <text:p>159,52</text:p>
          </table:table-cell>
          <table:table-cell table:style-name="ce66" office:value-type="string" calcext:value-type="string">
            <text:p>Chorwacja, Feel The Holida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9-06-11" calcext:value-type="date">
            <text:p>11.VI.19</text:p>
          </table:table-cell>
          <table:table-cell table:style-name="ce65" office:value-type="float" office:value="54526.22" calcext:value-type="float">
            <text:p>54 526,22</text:p>
          </table:table-cell>
          <table:table-cell table:style-name="ce65" office:value-type="float" office:value="3639.93" calcext:value-type="float">
            <text:p>3 639,93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table:formula="of:=3+70*4.3" office:value-type="float" office:value="304" calcext:value-type="float">
            <text:p>304,00</text:p>
          </table:table-cell>
          <table:table-cell table:style-name="ce65" table:number-columns-repeated="5"/>
          <table:table-cell table:style-name="ce10" table:formula="of:=SUM([.B20:.G20])" office:value-type="float" office:value="58470.15" calcext:value-type="float">
            <text:p>58 470,15</text:p>
          </table:table-cell>
          <table:table-cell table:style-name="ce14" table:formula="of:=SUM([.B20:.L20])" office:value-type="float" office:value="58470.15" calcext:value-type="float">
            <text:p>58 470,15</text:p>
          </table:table-cell>
          <table:table-cell table:style-name="ce65" table:formula="of:=[.M20]-[.M19]" office:value-type="float" office:value="737.840000000004" calcext:value-type="float">
            <text:p>737,84</text:p>
          </table:table-cell>
          <table:table-cell table:style-name="ce66" office:value-type="string" calcext:value-type="string">
            <text:p>Lofoty, Francj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9-07-18" calcext:value-type="date">
            <text:p>18.VII.19</text:p>
          </table:table-cell>
          <table:table-cell table:style-name="ce65" office:value-type="float" office:value="55594.16" calcext:value-type="float">
            <text:p>55 594,16</text:p>
          </table:table-cell>
          <table:table-cell table:style-name="ce65" office:value-type="float" office:value="5953.58" calcext:value-type="float">
            <text:p>5 953,58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8" calcext:value-type="float">
            <text:p>8,00</text:p>
          </table:table-cell>
          <table:table-cell table:style-name="ce65" table:number-columns-repeated="5"/>
          <table:table-cell table:style-name="ce10" table:formula="of:=SUM([.B21:.G21])" office:value-type="float" office:value="61555.74" calcext:value-type="float">
            <text:p>61 555,74</text:p>
          </table:table-cell>
          <table:table-cell table:style-name="ce14" table:formula="of:=SUM([.B21:.L21])" office:value-type="float" office:value="61555.74" calcext:value-type="float">
            <text:p>61 555,74</text:p>
          </table:table-cell>
          <table:table-cell table:style-name="ce65" table:formula="of:=[.M21]-[.M20]" office:value-type="float" office:value="3085.59" calcext:value-type="float">
            <text:p>3 085,59</text:p>
          </table:table-cell>
          <table:table-cell table:style-name="ce66" office:value-type="string" calcext:value-type="string">
            <text:p>Lofot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9-08-16" calcext:value-type="date">
            <text:p>16.VIII.19</text:p>
          </table:table-cell>
          <table:table-cell table:style-name="ce65" office:value-type="float" office:value="62155.94" calcext:value-type="float">
            <text:p>62 155,94</text:p>
          </table:table-cell>
          <table:table-cell table:style-name="ce65" office:value-type="float" office:value="5658.42" calcext:value-type="float">
            <text:p>5 658,42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9.3" calcext:value-type="float">
            <text:p>9,30</text:p>
          </table:table-cell>
          <table:table-cell table:style-name="ce65" table:number-columns-repeated="5"/>
          <table:table-cell table:style-name="ce10" table:formula="of:=SUM([.B22:.G22])" office:value-type="float" office:value="67823.66" calcext:value-type="float">
            <text:p>67 823,66</text:p>
          </table:table-cell>
          <table:table-cell table:style-name="ce14" table:formula="of:=SUM([.B22:.L22])" office:value-type="float" office:value="67823.66" calcext:value-type="float">
            <text:p>67 823,66</text:p>
          </table:table-cell>
          <table:table-cell table:style-name="ce65" table:formula="of:=[.M22]-[.M21]" office:value-type="float" office:value="6267.92" calcext:value-type="float">
            <text:p>6 267,92</text:p>
          </table:table-cell>
          <table:table-cell table:style-name="ce66"/>
          <table:table-cell table:style-name="Default"/>
          <table:table-cell table:number-columns-repeated="1007"/>
        </table:table-row>
        <table:table-row table:style-name="ro1">
          <table:table-cell table:style-name="ce62" office:value-type="date" office:date-value="2019-09-10" calcext:value-type="date">
            <text:p>10.IX.19</text:p>
          </table:table-cell>
          <table:table-cell table:style-name="ce65" office:value-type="float" office:value="64490.86" calcext:value-type="float">
            <text:p>64 490,86</text:p>
          </table:table-cell>
          <table:table-cell table:style-name="ce65" office:value-type="float" office:value="4959.12" calcext:value-type="float">
            <text:p>4 959,12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03" calcext:value-type="float">
            <text:p>103,00</text:p>
          </table:table-cell>
          <table:table-cell table:style-name="ce65" table:number-columns-repeated="5"/>
          <table:table-cell table:style-name="ce10" table:formula="of:=SUM([.B23:.G23])" office:value-type="float" office:value="69552.98" calcext:value-type="float">
            <text:p>69 552,98</text:p>
          </table:table-cell>
          <table:table-cell table:style-name="ce14" table:formula="of:=SUM([.B23:.L23])" office:value-type="float" office:value="69552.98" calcext:value-type="float">
            <text:p>69 552,98</text:p>
          </table:table-cell>
          <table:table-cell table:style-name="ce65" table:formula="of:=[.M23]-[.M22]" office:value-type="float" office:value="1729.31999999999" calcext:value-type="float">
            <text:p>1 729,32</text:p>
          </table:table-cell>
          <table:table-cell table:style-name="ce66" office:value-type="string" calcext:value-type="string">
            <text:p>Jesienny Warm Up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9-10-10" calcext:value-type="date">
            <text:p>10.X.19</text:p>
          </table:table-cell>
          <table:table-cell table:style-name="ce65" office:value-type="float" office:value="66410.09" calcext:value-type="float">
            <text:p>66 410,09</text:p>
          </table:table-cell>
          <table:table-cell table:style-name="ce65" office:value-type="float" office:value="4895.03" calcext:value-type="float">
            <text:p>4 895,03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95" calcext:value-type="float">
            <text:p>95,00</text:p>
          </table:table-cell>
          <table:table-cell table:style-name="ce65" table:number-columns-repeated="5"/>
          <table:table-cell table:style-name="ce10" table:formula="of:=SUM([.B24:.G24])" office:value-type="float" office:value="71400.12" calcext:value-type="float">
            <text:p>71 400,12</text:p>
          </table:table-cell>
          <table:table-cell table:style-name="ce14" table:formula="of:=SUM([.B24:.L24])" office:value-type="float" office:value="71400.12" calcext:value-type="float">
            <text:p>71 400,12</text:p>
          </table:table-cell>
          <table:table-cell table:style-name="ce65" table:formula="of:=[.M24]-[.M23]" office:value-type="float" office:value="1847.14" calcext:value-type="float">
            <text:p>1 847,14</text:p>
          </table:table-cell>
          <table:table-cell table:style-name="ce66" office:value-type="string" calcext:value-type="string">
            <text:p>Wałbrzych, Brno, 9 urodziny Zouk Time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19-10-27" calcext:value-type="date">
            <text:p>27.X.19</text:p>
          </table:table-cell>
          <table:table-cell table:style-name="ce65" office:value-type="float" office:value="65373.46" calcext:value-type="float">
            <text:p>65 373,46</text:p>
          </table:table-cell>
          <table:table-cell table:style-name="ce65" office:value-type="float" office:value="5147.92" calcext:value-type="float">
            <text:p>5 147,92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24" calcext:value-type="float">
            <text:p>124,00</text:p>
          </table:table-cell>
          <table:table-cell table:style-name="ce65" table:number-columns-repeated="5"/>
          <table:table-cell table:style-name="ce10" table:formula="of:=SUM([.B25:.G25])" office:value-type="float" office:value="70645.38" calcext:value-type="float">
            <text:p>70 645,38</text:p>
          </table:table-cell>
          <table:table-cell table:style-name="ce14" table:formula="of:=SUM([.B25:.L25])" office:value-type="float" office:value="70645.38" calcext:value-type="float">
            <text:p>70 645,38</text:p>
          </table:table-cell>
          <table:table-cell table:style-name="ce65" table:formula="of:=[.M25]-[.M24]" office:value-type="float" office:value="-754.739999999991" calcext:value-type="float">
            <text:p>-754,74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9-11-16" calcext:value-type="date">
            <text:p>16.XI.19</text:p>
          </table:table-cell>
          <table:table-cell table:style-name="ce65" office:value-type="float" office:value="68649.87" calcext:value-type="float">
            <text:p>68 649,87</text:p>
          </table:table-cell>
          <table:table-cell table:style-name="ce65" office:value-type="float" office:value="5173.87" calcext:value-type="float">
            <text:p>5 173,87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98" calcext:value-type="float">
            <text:p>98,00</text:p>
          </table:table-cell>
          <table:table-cell table:style-name="ce65" table:number-columns-repeated="5"/>
          <table:table-cell table:style-name="ce10" table:formula="of:=SUM([.B26:.G26])" office:value-type="float" office:value="73921.74" calcext:value-type="float">
            <text:p>73 921,74</text:p>
          </table:table-cell>
          <table:table-cell table:style-name="ce14" table:formula="of:=SUM([.B26:.L26])" office:value-type="float" office:value="73921.74" calcext:value-type="float">
            <text:p>73 921,74</text:p>
          </table:table-cell>
          <table:table-cell table:style-name="ce65" table:formula="of:=[.M26]-[.M25]" office:value-type="float" office:value="3276.35999999999" calcext:value-type="float">
            <text:p>3 276,36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9-11-30" calcext:value-type="date">
            <text:p>30.XI.19</text:p>
          </table:table-cell>
          <table:table-cell table:style-name="ce65" office:value-type="float" office:value="67101.25" calcext:value-type="float">
            <text:p>67 101,25</text:p>
          </table:table-cell>
          <table:table-cell table:style-name="ce65" office:value-type="float" office:value="5183" calcext:value-type="float">
            <text:p>5 183,00</text:p>
          </table:table-cell>
          <table:table-cell table:style-name="ce65" table:number-columns-repeated="2"/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84" calcext:value-type="float">
            <text:p>84,00</text:p>
          </table:table-cell>
          <table:table-cell table:style-name="ce65" table:number-columns-repeated="5"/>
          <table:table-cell table:style-name="ce10" table:formula="of:=SUM([.B27:.G27])" office:value-type="float" office:value="72368.25" calcext:value-type="float">
            <text:p>72 368,25</text:p>
          </table:table-cell>
          <table:table-cell table:style-name="ce14" table:formula="of:=SUM([.B27:.L27])" office:value-type="float" office:value="72368.25" calcext:value-type="float">
            <text:p>72 368,25</text:p>
          </table:table-cell>
          <table:table-cell table:style-name="ce65" table:formula="of:=[.M27]-[.M26]" office:value-type="float" office:value="-1553.48999999999" calcext:value-type="float">
            <text:p>-1 553,49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19-12-19" calcext:value-type="date">
            <text:p>19.XII.19</text:p>
          </table:table-cell>
          <table:table-cell table:style-name="ce65" office:value-type="float" office:value="70562.4" calcext:value-type="float">
            <text:p>70 562,40</text:p>
          </table:table-cell>
          <table:table-cell table:style-name="ce65" office:value-type="float" office:value="5224.9" calcext:value-type="float">
            <text:p>5 224,90</text:p>
          </table:table-cell>
          <table:table-cell table:style-name="ce65" table:number-columns-repeated="2"/>
          <table:table-cell table:style-name="ce65" office:value-type="float" office:value="161.61" calcext:value-type="float">
            <text:p>161,61</text:p>
          </table:table-cell>
          <table:table-cell table:style-name="ce65" office:value-type="float" office:value="66" calcext:value-type="float">
            <text:p>66,00</text:p>
          </table:table-cell>
          <table:table-cell table:style-name="ce65" table:number-columns-repeated="5"/>
          <table:table-cell table:style-name="ce10" table:formula="of:=SUM([.B28:.G28])" office:value-type="float" office:value="76014.91" calcext:value-type="float">
            <text:p>76 014,91</text:p>
          </table:table-cell>
          <table:table-cell table:style-name="ce14" table:formula="of:=SUM([.B28:.L28])" office:value-type="float" office:value="76014.91" calcext:value-type="float">
            <text:p>76 014,91</text:p>
          </table:table-cell>
          <table:table-cell table:style-name="ce65" table:formula="of:=[.M28]-[.M27]" office:value-type="float" office:value="3646.65999999999" calcext:value-type="float">
            <text:p>3 646,66</text:p>
          </table:table-cell>
          <table:table-cell table:style-name="ce66" office:value-type="string" calcext:value-type="string">
            <text:p>Organic Flow 4,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01-13" calcext:value-type="date">
            <text:p>13.I.20</text:p>
          </table:table-cell>
          <table:table-cell table:style-name="ce65" office:value-type="float" office:value="68440.56" calcext:value-type="float">
            <text:p>68 440,56</text:p>
          </table:table-cell>
          <table:table-cell table:style-name="ce65" office:value-type="float" office:value="5408.74" calcext:value-type="float">
            <text:p>5 408,74</text:p>
          </table:table-cell>
          <table:table-cell table:style-name="ce65" table:number-columns-repeated="2"/>
          <table:table-cell table:style-name="ce65" office:value-type="float" office:value="283.61" calcext:value-type="float">
            <text:p>283,61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5" table:number-columns-repeated="5"/>
          <table:table-cell table:style-name="ce10" table:formula="of:=SUM([.B29:.G29])" office:value-type="float" office:value="74392.91" calcext:value-type="float">
            <text:p>74 392,91</text:p>
          </table:table-cell>
          <table:table-cell table:style-name="ce14" table:formula="of:=SUM([.B29:.L29])" office:value-type="float" office:value="74392.91" calcext:value-type="float">
            <text:p>74 392,91</text:p>
          </table:table-cell>
          <table:table-cell table:style-name="ce65" table:formula="of:=[.M29]-[.M28]" office:value-type="float" office:value="-1621.99999999999" calcext:value-type="float">
            <text:p>-1 622,00</text:p>
          </table:table-cell>
          <table:table-cell table:style-name="ce66" office:value-type="string" calcext:value-type="string">
            <text:p>przegląd Ibizki, prezenty,Zouk Nocy Letniej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02-10" calcext:value-type="date">
            <text:p>10.II.20</text:p>
          </table:table-cell>
          <table:table-cell table:style-name="ce65" office:value-type="float" office:value="71119.49" calcext:value-type="float">
            <text:p>71 119,49</text:p>
          </table:table-cell>
          <table:table-cell table:style-name="ce65" office:value-type="float" office:value="4856.76" calcext:value-type="float">
            <text:p>4 856,76</text:p>
          </table:table-cell>
          <table:table-cell table:style-name="ce65" table:number-columns-repeated="2"/>
          <table:table-cell table:style-name="ce65" office:value-type="float" office:value="489.25" calcext:value-type="float">
            <text:p>489,25</text:p>
          </table:table-cell>
          <table:table-cell table:style-name="ce65" office:value-type="float" office:value="502" calcext:value-type="float">
            <text:p>502,00</text:p>
          </table:table-cell>
          <table:table-cell table:style-name="ce65" table:number-columns-repeated="5"/>
          <table:table-cell table:style-name="ce10" table:formula="of:=SUM([.B30:.G30])" office:value-type="float" office:value="76967.5" calcext:value-type="float">
            <text:p>76 967,50</text:p>
          </table:table-cell>
          <table:table-cell table:style-name="ce14" table:formula="of:=SUM([.B30:.L30])" office:value-type="float" office:value="76967.5" calcext:value-type="float">
            <text:p>76 967,50</text:p>
          </table:table-cell>
          <table:table-cell table:style-name="ce65" table:formula="of:=[.M30]-[.M29]" office:value-type="float" office:value="2574.59" calcext:value-type="float">
            <text:p>2 574,59</text:p>
          </table:table-cell>
          <table:table-cell table:style-name="ce66" office:value-type="string" calcext:value-type="string">
            <text:p>Meksyk+mieszkanie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03-12" calcext:value-type="date">
            <text:p>12.III.20</text:p>
          </table:table-cell>
          <table:table-cell table:style-name="ce65" office:value-type="float" office:value="77594.26" calcext:value-type="float">
            <text:p>77 594,26</text:p>
          </table:table-cell>
          <table:table-cell table:style-name="ce65" office:value-type="float" office:value="4891.76" calcext:value-type="float">
            <text:p>4 891,76</text:p>
          </table:table-cell>
          <table:table-cell table:style-name="ce65" table:number-columns-repeated="2"/>
          <table:table-cell table:style-name="ce65" office:value-type="float" office:value="443.31" calcext:value-type="float">
            <text:p>443,31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number-columns-repeated="5"/>
          <table:table-cell table:style-name="ce10" table:formula="of:=SUM([.B31:.G31])" office:value-type="float" office:value="82929.33" calcext:value-type="float">
            <text:p>82 929,33</text:p>
          </table:table-cell>
          <table:table-cell table:style-name="ce14" table:formula="of:=SUM([.B31:.L31])" office:value-type="float" office:value="82929.33" calcext:value-type="float">
            <text:p>82 929,33</text:p>
          </table:table-cell>
          <table:table-cell table:style-name="ce65" table:formula="of:=[.M31]-[.M30]" office:value-type="float" office:value="5961.83" calcext:value-type="float">
            <text:p>5 961,83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0-04-16" calcext:value-type="date">
            <text:p>16.IV.20</text:p>
          </table:table-cell>
          <table:table-cell table:style-name="ce65" office:value-type="float" office:value="81394.35" calcext:value-type="float">
            <text:p>81 394,35</text:p>
          </table:table-cell>
          <table:table-cell table:style-name="ce65" office:value-type="float" office:value="4390.6" calcext:value-type="float">
            <text:p>4 390,60</text:p>
          </table:table-cell>
          <table:table-cell table:style-name="ce65" table:number-columns-repeated="2"/>
          <table:table-cell table:style-name="ce65" office:value-type="float" office:value="170.31" calcext:value-type="float">
            <text:p>170,31</text:p>
          </table:table-cell>
          <table:table-cell table:style-name="ce65" office:value-type="float" office:value="5" calcext:value-type="float">
            <text:p>5,00</text:p>
          </table:table-cell>
          <table:table-cell table:style-name="ce65" table:number-columns-repeated="5"/>
          <table:table-cell table:style-name="ce10" table:formula="of:=SUM([.B32:.G32])" office:value-type="float" office:value="85960.26" calcext:value-type="float">
            <text:p>85 960,26</text:p>
          </table:table-cell>
          <table:table-cell table:style-name="ce14" table:formula="of:=SUM([.B32:.L32])" office:value-type="float" office:value="85960.26" calcext:value-type="float">
            <text:p>85 960,26</text:p>
          </table:table-cell>
          <table:table-cell table:style-name="ce65" table:formula="of:=[.M32]-[.M31]" office:value-type="float" office:value="3030.93000000001" calcext:value-type="float">
            <text:p>3 030,93</text:p>
          </table:table-cell>
          <table:table-cell table:style-name="ce66" office:value-type="string" calcext:value-type="string">
            <text:p>Beskid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06-20" calcext:value-type="date">
            <text:p>20.VI.20</text:p>
          </table:table-cell>
          <table:table-cell table:style-name="ce65" office:value-type="float" office:value="86471.44" calcext:value-type="float">
            <text:p>86 471,44</text:p>
          </table:table-cell>
          <table:table-cell table:style-name="ce65" office:value-type="float" office:value="3807.6" calcext:value-type="float">
            <text:p>3 807,60</text:p>
          </table:table-cell>
          <table:table-cell table:style-name="ce65" table:number-columns-repeated="2"/>
          <table:table-cell table:style-name="ce65" office:value-type="float" office:value="83.32" calcext:value-type="float">
            <text:p>83,32</text:p>
          </table:table-cell>
          <table:table-cell table:style-name="ce65" office:value-type="float" office:value="460" calcext:value-type="float">
            <text:p>460,00</text:p>
          </table:table-cell>
          <table:table-cell table:style-name="ce65" table:number-columns-repeated="5"/>
          <table:table-cell table:style-name="ce10" table:formula="of:=SUM([.B33:.G33])" office:value-type="float" office:value="90822.36" calcext:value-type="float">
            <text:p>90 822,36</text:p>
          </table:table-cell>
          <table:table-cell table:style-name="ce14" table:formula="of:=SUM([.B33:.L33])" office:value-type="float" office:value="90822.36" calcext:value-type="float">
            <text:p>90 822,36</text:p>
          </table:table-cell>
          <table:table-cell table:style-name="ce65" table:formula="of:=[.M33]-[.M32]" office:value-type="float" office:value="4862.09999999999" calcext:value-type="float">
            <text:p>4 862,10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0-07-11" calcext:value-type="date">
            <text:p>11.VII.20</text:p>
          </table:table-cell>
          <table:table-cell table:style-name="ce65" office:value-type="float" office:value="87173.99" calcext:value-type="float">
            <text:p>87 173,99</text:p>
          </table:table-cell>
          <table:table-cell table:style-name="ce65" office:value-type="float" office:value="3475.15" calcext:value-type="float">
            <text:p>3 475,15</text:p>
          </table:table-cell>
          <table:table-cell table:style-name="ce65" table:number-columns-repeated="2"/>
          <table:table-cell table:style-name="ce65" office:value-type="float" office:value="49.32" calcext:value-type="float">
            <text:p>49,32</text:p>
          </table:table-cell>
          <table:table-cell table:style-name="ce65" office:value-type="float" office:value="2150" calcext:value-type="float">
            <text:p>2 150,00</text:p>
          </table:table-cell>
          <table:table-cell table:style-name="ce65" table:number-columns-repeated="5"/>
          <table:table-cell table:style-name="ce10" table:formula="of:=SUM([.B34:.G34])" office:value-type="float" office:value="92848.46" calcext:value-type="float">
            <text:p>92 848,46</text:p>
          </table:table-cell>
          <table:table-cell table:style-name="ce14" table:formula="of:=SUM([.B34:.L34])" office:value-type="float" office:value="92848.46" calcext:value-type="float">
            <text:p>92 848,46</text:p>
          </table:table-cell>
          <table:table-cell table:style-name="ce65" table:formula="of:=[.M34]-[.M33]" office:value-type="float" office:value="2026.10000000001" calcext:value-type="float">
            <text:p>2 026,10</text:p>
          </table:table-cell>
          <table:table-cell table:style-name="ce66" office:value-type="string" calcext:value-type="string">
            <text:p>Abra Zouk Festival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09-28" calcext:value-type="date">
            <text:p>28.IX.20</text:p>
          </table:table-cell>
          <table:table-cell table:style-name="ce65" office:value-type="float" office:value="30295.46" calcext:value-type="float">
            <text:p>30 295,46</text:p>
          </table:table-cell>
          <table:table-cell table:style-name="ce65" office:value-type="float" office:value="5467.98" calcext:value-type="float">
            <text:p>5 467,98</text:p>
          </table:table-cell>
          <table:table-cell table:style-name="ce65" table:number-columns-repeated="2"/>
          <table:table-cell table:style-name="ce65" office:value-type="float" office:value="355.15" calcext:value-type="float">
            <text:p>355,15</text:p>
          </table:table-cell>
          <table:table-cell table:style-name="ce65" table:formula="of:=11" office:value-type="float" office:value="11" calcext:value-type="float">
            <text:p>11,00</text:p>
          </table:table-cell>
          <table:table-cell table:style-name="ce65" table:number-columns-repeated="4"/>
          <table:table-cell table:style-name="ce65" table:formula="of:=[.L36]" office:value-type="float" office:value="20000" calcext:value-type="float">
            <text:p>20 000,00</text:p>
          </table:table-cell>
          <table:table-cell table:style-name="ce10" table:formula="of:=SUM([.B35:.G35])" office:value-type="float" office:value="36129.59" calcext:value-type="float">
            <text:p>36 129,59</text:p>
          </table:table-cell>
          <table:table-cell table:style-name="ce14" table:formula="of:=SUM([.B35:.L35])" office:value-type="float" office:value="56129.59" calcext:value-type="float">
            <text:p>56 129,59</text:p>
          </table:table-cell>
          <table:table-cell table:style-name="ce65" table:formula="of:=[.M35]-[.M34]" office:value-type="float" office:value="-56718.87" calcext:value-type="float">
            <text:p>-56 718,87</text:p>
          </table:table-cell>
          <table:table-cell table:style-name="ce66" office:value-type="string" calcext:value-type="string">
            <text:p>wykończenie mieszkania, pożyczka Kwaśnikom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10-25" calcext:value-type="date">
            <text:p>25.X.20</text:p>
          </table:table-cell>
          <table:table-cell table:style-name="ce65" office:value-type="float" office:value="12377.18" calcext:value-type="float">
            <text:p>12 377,18</text:p>
          </table:table-cell>
          <table:table-cell table:style-name="ce65" office:value-type="float" office:value="3628.14" calcext:value-type="float">
            <text:p>3 628,14</text:p>
          </table:table-cell>
          <table:table-cell table:style-name="ce65" table:number-columns-repeated="2"/>
          <table:table-cell table:style-name="ce65" office:value-type="float" office:value="321.15" calcext:value-type="float">
            <text:p>321,15</text:p>
          </table:table-cell>
          <table:table-cell table:style-name="ce65" table:formula="of:=2178" office:value-type="float" office:value="2178" calcext:value-type="float">
            <text:p>2 178,00</text:p>
          </table:table-cell>
          <table:table-cell table:style-name="ce65" table:number-columns-repeated="4"/>
          <table:table-cell table:style-name="ce65" table:formula="of:=[.L37]" office:value-type="float" office:value="20000" calcext:value-type="float">
            <text:p>20 000,00</text:p>
          </table:table-cell>
          <table:table-cell table:style-name="ce10" table:formula="of:=SUM([.B36:.G36])" office:value-type="float" office:value="18504.47" calcext:value-type="float">
            <text:p>18 504,47</text:p>
          </table:table-cell>
          <table:table-cell table:style-name="ce14" table:formula="of:=SUM([.B36:.L36])" office:value-type="float" office:value="38504.47" calcext:value-type="float">
            <text:p>38 504,47</text:p>
          </table:table-cell>
          <table:table-cell table:style-name="ce65" table:formula="of:=[.M36]-[.M35]" office:value-type="float" office:value="-17625.12" calcext:value-type="float">
            <text:p>-17 625,12</text:p>
          </table:table-cell>
          <table:table-cell table:style-name="ce66" office:value-type="string" calcext:value-type="string">
            <text:p>wykończenie mieszkani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11-01" calcext:value-type="date">
            <text:p>01.XI.20</text:p>
          </table:table-cell>
          <table:table-cell table:style-name="ce65" office:value-type="float" office:value="7711.58" calcext:value-type="float">
            <text:p>7 711,58</text:p>
          </table:table-cell>
          <table:table-cell table:style-name="ce65" office:value-type="float" office:value="3628.14" calcext:value-type="float">
            <text:p>3 628,14</text:p>
          </table:table-cell>
          <table:table-cell table:style-name="ce65" table:number-columns-repeated="2"/>
          <table:table-cell table:style-name="ce65" office:value-type="float" office:value="321.15" calcext:value-type="float">
            <text:p>321,15</text:p>
          </table:table-cell>
          <table:table-cell table:style-name="ce65" office:value-type="float" office:value="18" calcext:value-type="float">
            <text:p>18,00</text:p>
          </table:table-cell>
          <table:table-cell table:style-name="ce65" table:number-columns-repeated="3"/>
          <table:table-cell table:style-name="ce65" office:value-type="float" office:value="-10000" calcext:value-type="float">
            <text:p>-10 000,00</text:p>
          </table:table-cell>
          <table:table-cell table:style-name="ce65" table:formula="of:=[.L38]" office:value-type="float" office:value="20000" calcext:value-type="float">
            <text:p>20 000,00</text:p>
          </table:table-cell>
          <table:table-cell table:style-name="ce10" table:formula="of:=SUM([.B37:.G37])" office:value-type="float" office:value="11678.87" calcext:value-type="float">
            <text:p>11 678,87</text:p>
          </table:table-cell>
          <table:table-cell table:style-name="ce14" table:formula="of:=SUM([.B37:.L37])" office:value-type="float" office:value="21678.87" calcext:value-type="float">
            <text:p>21 678,87</text:p>
          </table:table-cell>
          <table:table-cell table:style-name="ce65" table:formula="of:=[.M37]-[.M36]" office:value-type="float" office:value="-6825.6" calcext:value-type="float">
            <text:p>-6 825,60</text:p>
          </table:table-cell>
          <table:table-cell table:style-name="ce66" office:value-type="string" calcext:value-type="string">
            <text:p>wykończenie mieszkania, pożyczka od mam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11-10" calcext:value-type="date">
            <text:p>10.XI.20</text:p>
          </table:table-cell>
          <table:table-cell table:style-name="ce65" office:value-type="float" office:value="11985.72" calcext:value-type="float">
            <text:p>11 985,72</text:p>
          </table:table-cell>
          <table:table-cell table:style-name="ce65" office:value-type="float" office:value="3582.24" calcext:value-type="float">
            <text:p>3 582,24</text:p>
          </table:table-cell>
          <table:table-cell table:style-name="ce65" table:number-columns-repeated="2"/>
          <table:table-cell table:style-name="ce65" office:value-type="float" office:value="287.15" calcext:value-type="float">
            <text:p>287,15</text:p>
          </table:table-cell>
          <table:table-cell table:style-name="ce65" office:value-type="float" office:value="77" calcext:value-type="float">
            <text:p>77,00</text:p>
          </table:table-cell>
          <table:table-cell table:style-name="ce65" table:number-columns-repeated="3"/>
          <table:table-cell table:style-name="ce65" office:value-type="float" office:value="-10000" calcext:value-type="float">
            <text:p>-10 000,00</text:p>
          </table:table-cell>
          <table:table-cell table:style-name="ce65" table:formula="of:=[.L39]" office:value-type="float" office:value="20000" calcext:value-type="float">
            <text:p>20 000,00</text:p>
          </table:table-cell>
          <table:table-cell table:style-name="ce10" table:formula="of:=SUM([.B38:.G38])" office:value-type="float" office:value="15932.11" calcext:value-type="float">
            <text:p>15 932,11</text:p>
          </table:table-cell>
          <table:table-cell table:style-name="ce14" table:formula="of:=SUM([.B38:.L38])" office:value-type="float" office:value="25932.11" calcext:value-type="float">
            <text:p>25 932,11</text:p>
          </table:table-cell>
          <table:table-cell table:style-name="ce65" table:formula="of:=[.M38]-[.M37]" office:value-type="float" office:value="4253.24" calcext:value-type="float">
            <text:p>4 253,24</text:p>
          </table:table-cell>
          <table:table-cell table:style-name="ce66" office:value-type="string" calcext:value-type="string">
            <text:p>wykończenie mieszkani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11-15" calcext:value-type="date">
            <text:p>15.XI.20</text:p>
          </table:table-cell>
          <table:table-cell table:style-name="ce65" office:value-type="float" office:value="10387.75" calcext:value-type="float">
            <text:p>10 387,75</text:p>
          </table:table-cell>
          <table:table-cell table:style-name="ce65" office:value-type="float" office:value="1812.24" calcext:value-type="float">
            <text:p>1 812,24</text:p>
          </table:table-cell>
          <table:table-cell table:style-name="ce65" table:number-columns-repeated="2"/>
          <table:table-cell table:style-name="ce65" office:value-type="float" office:value="287.15" calcext:value-type="float">
            <text:p>287,15</text:p>
          </table:table-cell>
          <table:table-cell table:style-name="ce65" office:value-type="float" office:value="78" calcext:value-type="float">
            <text:p>78,00</text:p>
          </table:table-cell>
          <table:table-cell table:style-name="ce65" table:number-columns-repeated="3"/>
          <table:table-cell table:style-name="ce65" office:value-type="float" office:value="-25000" calcext:value-type="float">
            <text:p>-25 000,00</text:p>
          </table:table-cell>
          <table:table-cell table:style-name="ce65" table:formula="of:=[.L40]" office:value-type="float" office:value="20000" calcext:value-type="float">
            <text:p>20 000,00</text:p>
          </table:table-cell>
          <table:table-cell table:style-name="ce10" table:formula="of:=SUM([.B39:.G39])" office:value-type="float" office:value="12565.14" calcext:value-type="float">
            <text:p>12 565,14</text:p>
          </table:table-cell>
          <table:table-cell table:style-name="ce14" table:formula="of:=SUM([.B39:.L39])" office:value-type="float" office:value="7565.14" calcext:value-type="float">
            <text:p>7 565,14</text:p>
          </table:table-cell>
          <table:table-cell table:style-name="ce65" table:formula="of:=[.M39]-[.M38]" office:value-type="float" office:value="-3366.97" calcext:value-type="float">
            <text:p>-3 366,97</text:p>
          </table:table-cell>
          <table:table-cell table:style-name="ce66" office:value-type="string" calcext:value-type="string">
            <text:p>wykończenie mieszkania, piekarnik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11-22" calcext:value-type="date">
            <text:p>22.XI.20</text:p>
          </table:table-cell>
          <table:table-cell table:style-name="ce65" office:value-type="float" office:value="8583.78" calcext:value-type="float">
            <text:p>8 583,78</text:p>
          </table:table-cell>
          <table:table-cell table:style-name="ce65" office:value-type="float" office:value="1608.57" calcext:value-type="float">
            <text:p>1 608,57</text:p>
          </table:table-cell>
          <table:table-cell table:style-name="ce65" table:number-columns-repeated="2"/>
          <table:table-cell table:style-name="ce65" office:value-type="float" office:value="287.15" calcext:value-type="float">
            <text:p>287,15</text:p>
          </table:table-cell>
          <table:table-cell table:style-name="ce65" office:value-type="float" office:value="18" calcext:value-type="float">
            <text:p>18,00</text:p>
          </table:table-cell>
          <table:table-cell table:style-name="ce65" table:number-columns-repeated="3"/>
          <table:table-cell table:style-name="ce65" table:formula="of:=[.K39]" office:value-type="float" office:value="-25000" calcext:value-type="float">
            <text:p>-25 000,00</text:p>
          </table:table-cell>
          <table:table-cell table:style-name="ce65" table:formula="of:=[.L41]" office:value-type="float" office:value="20000" calcext:value-type="float">
            <text:p>20 000,00</text:p>
          </table:table-cell>
          <table:table-cell table:style-name="ce10" table:formula="of:=SUM([.B40:.G40])" office:value-type="float" office:value="10497.5" calcext:value-type="float">
            <text:p>10 497,50</text:p>
          </table:table-cell>
          <table:table-cell table:style-name="ce14" table:formula="of:=SUM([.B40:.L40])" office:value-type="float" office:value="5497.5" calcext:value-type="float">
            <text:p>5 497,50</text:p>
          </table:table-cell>
          <table:table-cell table:style-name="ce65" table:formula="of:=[.M40]-[.M39]" office:value-type="float" office:value="-2067.64" calcext:value-type="float">
            <text:p>-2 067,64</text:p>
          </table:table-cell>
          <table:table-cell table:style-name="ce66" office:value-type="string" calcext:value-type="string">
            <text:p>wykończenie mieszkani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11-25" calcext:value-type="date">
            <text:p>25.XI.20</text:p>
          </table:table-cell>
          <table:table-cell table:style-name="ce65" office:value-type="float" office:value="4478.44" calcext:value-type="float">
            <text:p>4 478,44</text:p>
          </table:table-cell>
          <table:table-cell table:style-name="ce65" office:value-type="float" office:value="1608.57" calcext:value-type="float">
            <text:p>1 608,57</text:p>
          </table:table-cell>
          <table:table-cell table:style-name="ce65" table:number-columns-repeated="2"/>
          <table:table-cell table:style-name="ce65" office:value-type="float" office:value="287.15" calcext:value-type="float">
            <text:p>287,15</text:p>
          </table:table-cell>
          <table:table-cell table:style-name="ce65" office:value-type="float" office:value="18" calcext:value-type="float">
            <text:p>18,00</text:p>
          </table:table-cell>
          <table:table-cell table:style-name="ce65" table:number-columns-repeated="3"/>
          <table:table-cell table:style-name="ce65" table:formula="of:=[.K40]" office:value-type="float" office:value="-25000" calcext:value-type="float">
            <text:p>-25 000,00</text:p>
          </table:table-cell>
          <table:table-cell table:style-name="ce65" table:formula="of:=[.L42]" office:value-type="float" office:value="20000" calcext:value-type="float">
            <text:p>20 000,00</text:p>
          </table:table-cell>
          <table:table-cell table:style-name="ce10" table:formula="of:=SUM([.B41:.G41])" office:value-type="float" office:value="6392.16" calcext:value-type="float">
            <text:p>6 392,16</text:p>
          </table:table-cell>
          <table:table-cell table:style-name="ce14" table:formula="of:=SUM([.B41:.L41])" office:value-type="float" office:value="1392.16" calcext:value-type="float">
            <text:p>1 392,16</text:p>
          </table:table-cell>
          <table:table-cell table:style-name="ce65" table:formula="of:=[.M41]-[.M40]" office:value-type="float" office:value="-4105.34" calcext:value-type="float">
            <text:p>-4 105,34</text:p>
          </table:table-cell>
          <table:table-cell table:style-name="ce66" office:value-type="string" calcext:value-type="string">
            <text:p>wykończenie mieszkani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12-03" calcext:value-type="date">
            <text:p>03.XII.20</text:p>
          </table:table-cell>
          <table:table-cell table:style-name="ce65" office:value-type="float" office:value="810.37" calcext:value-type="float">
            <text:p>810,37</text:p>
          </table:table-cell>
          <table:table-cell table:style-name="ce65" office:value-type="float" office:value="1533.57" calcext:value-type="float">
            <text:p>1 533,57</text:p>
          </table:table-cell>
          <table:table-cell table:style-name="ce65" table:number-columns-repeated="2"/>
          <table:table-cell table:style-name="ce65" office:value-type="float" office:value="253.15" calcext:value-type="float">
            <text:p>253,15</text:p>
          </table:table-cell>
          <table:table-cell table:style-name="ce65" office:value-type="float" office:value="116" calcext:value-type="float">
            <text:p>116,00</text:p>
          </table:table-cell>
          <table:table-cell table:style-name="ce65" table:number-columns-repeated="3"/>
          <table:table-cell table:style-name="ce65" table:formula="of:=[.K41]" office:value-type="float" office:value="-25000" calcext:value-type="float">
            <text:p>-25 000,00</text:p>
          </table:table-cell>
          <table:table-cell table:style-name="ce65" table:formula="of:=[.L43]" office:value-type="float" office:value="20000" calcext:value-type="float">
            <text:p>20 000,00</text:p>
          </table:table-cell>
          <table:table-cell table:style-name="ce10" table:formula="of:=SUM([.B42:.G42])" office:value-type="float" office:value="2713.09" calcext:value-type="float">
            <text:p>2 713,09</text:p>
          </table:table-cell>
          <table:table-cell table:style-name="ce14" table:formula="of:=SUM([.B42:.L42])" office:value-type="float" office:value="-2286.91" calcext:value-type="float">
            <text:p>-2 286,91</text:p>
          </table:table-cell>
          <table:table-cell table:style-name="ce65" table:formula="of:=[.M42]-[.M41]" office:value-type="float" office:value="-3679.07" calcext:value-type="float">
            <text:p>-3 679,07</text:p>
          </table:table-cell>
          <table:table-cell table:style-name="ce66" office:value-type="string" calcext:value-type="string">
            <text:p>wykończenie mieszkani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0-12-30" calcext:value-type="date">
            <text:p>30.XII.20</text:p>
          </table:table-cell>
          <table:table-cell table:style-name="ce65" office:value-type="float" office:value="58733.02" calcext:value-type="float">
            <text:p>58 733,02</text:p>
          </table:table-cell>
          <table:table-cell table:style-name="ce65" office:value-type="float" office:value="711.57" calcext:value-type="float">
            <text:p>711,57</text:p>
          </table:table-cell>
          <table:table-cell table:style-name="ce65" table:number-columns-repeated="2"/>
          <table:table-cell table:style-name="ce65" office:value-type="float" office:value="219.15" calcext:value-type="float">
            <text:p>219,15</text:p>
          </table:table-cell>
          <table:table-cell table:style-name="ce65" office:value-type="float" office:value="502" calcext:value-type="float">
            <text:p>502,00</text:p>
          </table:table-cell>
          <table:table-cell table:style-name="ce65" table:number-columns-repeated="3"/>
          <table:table-cell table:style-name="ce65" table:formula="of:=[.K42]" office:value-type="float" office:value="-25000" calcext:value-type="float">
            <text:p>-25 000,00</text:p>
          </table:table-cell>
          <table:table-cell table:style-name="ce65" table:formula="of:=[.L44]" office:value-type="float" office:value="20000" calcext:value-type="float">
            <text:p>20 000,00</text:p>
          </table:table-cell>
          <table:table-cell table:style-name="ce10" table:formula="of:=SUM([.B43:.G43])" office:value-type="float" office:value="60165.74" calcext:value-type="float">
            <text:p>60 165,74</text:p>
          </table:table-cell>
          <table:table-cell table:style-name="ce14" table:formula="of:=SUM([.B43:.L43])" office:value-type="float" office:value="55165.74" calcext:value-type="float">
            <text:p>55 165,74</text:p>
          </table:table-cell>
          <table:table-cell table:style-name="ce65" table:formula="of:=[.M43]-[.M42]" office:value-type="float" office:value="57452.65" calcext:value-type="float">
            <text:p>57 452,65</text:p>
          </table:table-cell>
          <table:table-cell table:style-name="ce66" office:value-type="string" calcext:value-type="string">
            <text:p>wykończenie mieszkania, zwrot od dziadka, szafa i sof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1-20" calcext:value-type="date">
            <text:p>20.I.21</text:p>
          </table:table-cell>
          <table:table-cell table:style-name="ce65" office:value-type="float" office:value="60908.01" calcext:value-type="float">
            <text:p>60 908,01</text:p>
          </table:table-cell>
          <table:table-cell table:style-name="ce65" office:value-type="float" office:value="672.52" calcext:value-type="float">
            <text:p>672,52</text:p>
          </table:table-cell>
          <table:table-cell table:style-name="ce65" table:number-columns-repeated="2"/>
          <table:table-cell table:style-name="ce65" office:value-type="float" office:value="219.15" calcext:value-type="float">
            <text:p>219,15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number-columns-repeated="3"/>
          <table:table-cell table:style-name="ce65" table:formula="of:=[.K43]" office:value-type="float" office:value="-25000" calcext:value-type="float">
            <text:p>-25 000,00</text:p>
          </table:table-cell>
          <table:table-cell table:style-name="ce65" table:formula="of:=[.L45]" office:value-type="float" office:value="20000" calcext:value-type="float">
            <text:p>20 000,00</text:p>
          </table:table-cell>
          <table:table-cell table:style-name="ce10" table:formula="of:=SUM([.B44:.G44])" office:value-type="float" office:value="61799.68" calcext:value-type="float">
            <text:p>61 799,68</text:p>
          </table:table-cell>
          <table:table-cell table:style-name="ce14" table:formula="of:=SUM([.B44:.L44])" office:value-type="float" office:value="56799.68" calcext:value-type="float">
            <text:p>56 799,68</text:p>
          </table:table-cell>
          <table:table-cell table:style-name="ce65" table:formula="of:=[.M44]-[.M43]" office:value-type="float" office:value="1633.94" calcext:value-type="float">
            <text:p>1 633,94</text:p>
          </table:table-cell>
          <table:table-cell table:style-name="ce66" office:value-type="string" calcext:value-type="string">
            <text:p>wykoczenie mieszkani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2-07" calcext:value-type="date">
            <text:p>07.II.21</text:p>
          </table:table-cell>
          <table:table-cell table:style-name="ce65" office:value-type="float" office:value="51745.98" calcext:value-type="float">
            <text:p>51 745,98</text:p>
          </table:table-cell>
          <table:table-cell table:style-name="ce65" office:value-type="float" office:value="612.52" calcext:value-type="float">
            <text:p>612,52</text:p>
          </table:table-cell>
          <table:table-cell table:style-name="ce65" table:number-columns-repeated="2"/>
          <table:table-cell table:style-name="ce65" office:value-type="float" office:value="185.15" calcext:value-type="float">
            <text:p>185,15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number-columns-repeated="3"/>
          <table:table-cell table:style-name="ce65" table:formula="of:=[.K44]" office:value-type="float" office:value="-25000" calcext:value-type="float">
            <text:p>-25 000,00</text:p>
          </table:table-cell>
          <table:table-cell table:style-name="ce65" table:formula="of:=[.L46]" office:value-type="float" office:value="20000" calcext:value-type="float">
            <text:p>20 000,00</text:p>
          </table:table-cell>
          <table:table-cell table:style-name="ce10" table:formula="of:=SUM([.B45:.G45])" office:value-type="float" office:value="52543.65" calcext:value-type="float">
            <text:p>52 543,65</text:p>
          </table:table-cell>
          <table:table-cell table:style-name="ce14" table:formula="of:=SUM([.B45:.L45])" office:value-type="float" office:value="47543.65" calcext:value-type="float">
            <text:p>47 543,65</text:p>
          </table:table-cell>
          <table:table-cell table:style-name="ce65" table:formula="of:=[.M45]-[.M44]" office:value-type="float" office:value="-9256.03" calcext:value-type="float">
            <text:p>-9 256,03</text:p>
          </table:table-cell>
          <table:table-cell table:style-name="ce66" office:value-type="string" calcext:value-type="string">
            <text:p>wykoczenie mieszkania, zmywarka, łóżko, roomba, stół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2-24" calcext:value-type="date">
            <text:p>24.II.21</text:p>
          </table:table-cell>
          <table:table-cell table:style-name="ce65" office:value-type="float" office:value="52739.66" calcext:value-type="float">
            <text:p>52 739,66</text:p>
          </table:table-cell>
          <table:table-cell table:style-name="ce65" office:value-type="float" office:value="111.57" calcext:value-type="float">
            <text:p>111,57</text:p>
          </table:table-cell>
          <table:table-cell table:style-name="ce65" table:number-columns-repeated="2"/>
          <table:table-cell table:style-name="ce65" office:value-type="float" office:value="122.25" calcext:value-type="float">
            <text:p>122,25</text:p>
          </table:table-cell>
          <table:table-cell table:style-name="ce65" office:value-type="float" office:value="139" calcext:value-type="float">
            <text:p>139,00</text:p>
          </table:table-cell>
          <table:table-cell table:style-name="ce65" table:number-columns-repeated="3"/>
          <table:table-cell table:style-name="ce65" table:formula="of:=[.K45]" office:value-type="float" office:value="-25000" calcext:value-type="float">
            <text:p>-25 000,00</text:p>
          </table:table-cell>
          <table:table-cell table:style-name="ce65" table:formula="of:=[.L47]" office:value-type="float" office:value="20000" calcext:value-type="float">
            <text:p>20 000,00</text:p>
          </table:table-cell>
          <table:table-cell table:style-name="ce10" table:formula="of:=SUM([.B46:.G46])" office:value-type="float" office:value="53112.48" calcext:value-type="float">
            <text:p>53 112,48</text:p>
          </table:table-cell>
          <table:table-cell table:style-name="ce14" table:formula="of:=SUM([.B46:.L46])" office:value-type="float" office:value="48112.48" calcext:value-type="float">
            <text:p>48 112,48</text:p>
          </table:table-cell>
          <table:table-cell table:style-name="ce65" table:formula="of:=[.M46]-[.M45]" office:value-type="float" office:value="568.830000000002" calcext:value-type="float">
            <text:p>568,83</text:p>
          </table:table-cell>
          <table:table-cell table:style-name="ce66" office:value-type="string" calcext:value-type="string">
            <text:p>zaległy czynsz za mieszkanie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3-06" calcext:value-type="date">
            <text:p>06.III.21</text:p>
          </table:table-cell>
          <table:table-cell table:style-name="ce65" office:value-type="float" office:value="43800.21" calcext:value-type="float">
            <text:p>43 800,21</text:p>
          </table:table-cell>
          <table:table-cell table:style-name="ce65" office:value-type="float" office:value="111.57" calcext:value-type="float">
            <text:p>111,57</text:p>
          </table:table-cell>
          <table:table-cell table:style-name="ce65" table:number-columns-repeated="2"/>
          <table:table-cell table:style-name="ce65" office:value-type="float" office:value="122.25" calcext:value-type="float">
            <text:p>122,25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number-columns-repeated="3"/>
          <table:table-cell table:style-name="ce65" table:formula="of:=[.K46]" office:value-type="float" office:value="-25000" calcext:value-type="float">
            <text:p>-25 000,00</text:p>
          </table:table-cell>
          <table:table-cell table:style-name="ce65" table:formula="of:=[.L48]" office:value-type="float" office:value="20000" calcext:value-type="float">
            <text:p>20 000,00</text:p>
          </table:table-cell>
          <table:table-cell table:style-name="ce10" table:formula="of:=SUM([.B47:.G47])" office:value-type="float" office:value="44034.03" calcext:value-type="float">
            <text:p>44 034,03</text:p>
          </table:table-cell>
          <table:table-cell table:style-name="ce14" table:formula="of:=SUM([.B47:.L47])" office:value-type="float" office:value="39034.03" calcext:value-type="float">
            <text:p>39 034,03</text:p>
          </table:table-cell>
          <table:table-cell table:style-name="ce65" table:formula="of:=[.M47]-[.M46]" office:value-type="float" office:value="-9078.45" calcext:value-type="float">
            <text:p>-9 078,45</text:p>
          </table:table-cell>
          <table:table-cell table:style-name="ce66" office:value-type="string" calcext:value-type="string">
            <text:p>Kurs + studi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3-21" calcext:value-type="date">
            <text:p>21.III.21</text:p>
          </table:table-cell>
          <table:table-cell table:style-name="ce65" office:value-type="float" office:value="49907.4" calcext:value-type="float">
            <text:p>49 907,40</text:p>
          </table:table-cell>
          <table:table-cell table:style-name="ce65" office:value-type="float" office:value="16.57" calcext:value-type="float">
            <text:p>16,57</text:p>
          </table:table-cell>
          <table:table-cell table:style-name="ce65" table:number-columns-repeated="2"/>
          <table:table-cell table:style-name="ce65" office:value-type="float" office:value="88.25" calcext:value-type="float">
            <text:p>88,25</text:p>
          </table:table-cell>
          <table:table-cell table:style-name="ce65" office:value-type="float" office:value="70" calcext:value-type="float">
            <text:p>70,00</text:p>
          </table:table-cell>
          <table:table-cell table:style-name="ce65" table:number-columns-repeated="3"/>
          <table:table-cell table:style-name="ce65" table:formula="of:=[.K47]" office:value-type="float" office:value="-25000" calcext:value-type="float">
            <text:p>-25 000,00</text:p>
          </table:table-cell>
          <table:table-cell table:style-name="ce65" table:formula="of:=[.L49]" office:value-type="float" office:value="20000" calcext:value-type="float">
            <text:p>20 000,00</text:p>
          </table:table-cell>
          <table:table-cell table:style-name="ce10" table:formula="of:=SUM([.B48:.G48])" office:value-type="float" office:value="50082.22" calcext:value-type="float">
            <text:p>50 082,22</text:p>
          </table:table-cell>
          <table:table-cell table:style-name="ce14" table:formula="of:=SUM([.B48:.L48])" office:value-type="float" office:value="45082.22" calcext:value-type="float">
            <text:p>45 082,22</text:p>
          </table:table-cell>
          <table:table-cell table:style-name="ce65" table:formula="of:=[.M48]-[.M47]" office:value-type="float" office:value="6048.19" calcext:value-type="float">
            <text:p>6 048,19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04-04" calcext:value-type="date">
            <text:p>04.IV.21</text:p>
          </table:table-cell>
          <table:table-cell table:style-name="ce65" office:value-type="float" office:value="49698.44" calcext:value-type="float">
            <text:p>49 698,44</text:p>
          </table:table-cell>
          <table:table-cell table:style-name="ce65" office:value-type="float" office:value="3016.57" calcext:value-type="float">
            <text:p>3 016,57</text:p>
          </table:table-cell>
          <table:table-cell table:style-name="ce65" table:number-columns-repeated="2"/>
          <table:table-cell table:style-name="ce65" office:value-type="float" office:value="-5.65" calcext:value-type="float">
            <text:p>-5,65</text:p>
          </table:table-cell>
          <table:table-cell table:style-name="ce65" office:value-type="float" office:value="10000" calcext:value-type="float">
            <text:p>10 000,00</text:p>
          </table:table-cell>
          <table:table-cell table:style-name="ce65" table:number-columns-repeated="3"/>
          <table:table-cell table:style-name="ce65" table:formula="of:=[.K48]" office:value-type="float" office:value="-25000" calcext:value-type="float">
            <text:p>-25 000,00</text:p>
          </table:table-cell>
          <table:table-cell table:style-name="ce65" table:formula="of:=[.L50]" office:value-type="float" office:value="20000" calcext:value-type="float">
            <text:p>20 000,00</text:p>
          </table:table-cell>
          <table:table-cell table:style-name="ce10" table:formula="of:=SUM([.B49:.G49])" office:value-type="float" office:value="62709.36" calcext:value-type="float">
            <text:p>62 709,36</text:p>
          </table:table-cell>
          <table:table-cell table:style-name="ce14" table:formula="of:=SUM([.B49:.L49])" office:value-type="float" office:value="57709.36" calcext:value-type="float">
            <text:p>57 709,36</text:p>
          </table:table-cell>
          <table:table-cell table:style-name="ce65" table:formula="of:=[.M49]-[.M48]" office:value-type="float" office:value="12627.14" calcext:value-type="float">
            <text:p>12 627,14</text:p>
          </table:table-cell>
          <table:table-cell table:style-name="ce66" office:value-type="string" calcext:value-type="string">
            <text:p>gotówka od tat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4-14" calcext:value-type="date">
            <text:p>14.IV.21</text:p>
          </table:table-cell>
          <table:table-cell table:style-name="ce65" office:value-type="float" office:value="37427.31" calcext:value-type="float">
            <text:p>37 427,31</text:p>
          </table:table-cell>
          <table:table-cell table:style-name="ce65" office:value-type="float" office:value="500.57" calcext:value-type="float">
            <text:p>500,57</text:p>
          </table:table-cell>
          <table:table-cell table:style-name="ce65" table:number-columns-repeated="2"/>
          <table:table-cell table:style-name="ce65" office:value-type="float" office:value="2846.79" calcext:value-type="float">
            <text:p>2 846,79</text:p>
          </table:table-cell>
          <table:table-cell table:style-name="ce65" office:value-type="float" office:value="9445" calcext:value-type="float">
            <text:p>9 445,00</text:p>
          </table:table-cell>
          <table:table-cell table:style-name="ce65" table:number-columns-repeated="3"/>
          <table:table-cell table:style-name="ce65" table:formula="of:=[.K49]" office:value-type="float" office:value="-25000" calcext:value-type="float">
            <text:p>-25 000,00</text:p>
          </table:table-cell>
          <table:table-cell table:style-name="ce65" table:formula="of:=[.L51]" office:value-type="float" office:value="20000" calcext:value-type="float">
            <text:p>20 000,00</text:p>
          </table:table-cell>
          <table:table-cell table:style-name="ce10" table:formula="of:=SUM([.B50:.G50])" office:value-type="float" office:value="50219.67" calcext:value-type="float">
            <text:p>50 219,67</text:p>
          </table:table-cell>
          <table:table-cell table:style-name="ce14" table:formula="of:=SUM([.B50:.L50])" office:value-type="float" office:value="45219.67" calcext:value-type="float">
            <text:p>45 219,67</text:p>
          </table:table-cell>
          <table:table-cell table:style-name="ce65" table:formula="of:=[.M50]-[.M49]" office:value-type="float" office:value="-12489.69" calcext:value-type="float">
            <text:p>-12 489,69</text:p>
          </table:table-cell>
          <table:table-cell table:style-name="ce66" office:value-type="string" calcext:value-type="string">
            <text:p>Kryptowalut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4-15" calcext:value-type="date">
            <text:p>15.IV.21</text:p>
          </table:table-cell>
          <table:table-cell table:style-name="ce65" office:value-type="float" office:value="2427.31" calcext:value-type="float">
            <text:p>2 427,31</text:p>
          </table:table-cell>
          <table:table-cell table:style-name="ce65" office:value-type="float" office:value="11763.07" calcext:value-type="float">
            <text:p>11 763,07</text:p>
          </table:table-cell>
          <table:table-cell table:style-name="ce65" table:number-columns-repeated="2"/>
          <table:table-cell table:style-name="ce65" office:value-type="float" office:value="2846.79" calcext:value-type="float">
            <text:p>2 846,79</text:p>
          </table:table-cell>
          <table:table-cell table:style-name="ce65" office:value-type="float" office:value="9445" calcext:value-type="float">
            <text:p>9 445,00</text:p>
          </table:table-cell>
          <table:table-cell table:style-name="ce65" table:number-columns-repeated="3"/>
          <table:table-cell table:style-name="ce65" table:formula="of:=[.K50]" office:value-type="float" office:value="-25000" calcext:value-type="float">
            <text:p>-25 000,00</text:p>
          </table:table-cell>
          <table:table-cell table:style-name="ce65" table:formula="of:=[.L52]" office:value-type="float" office:value="20000" calcext:value-type="float">
            <text:p>20 000,00</text:p>
          </table:table-cell>
          <table:table-cell table:style-name="ce10" table:formula="of:=SUM([.B51:.G51])" office:value-type="float" office:value="26482.17" calcext:value-type="float">
            <text:p>26 482,17</text:p>
          </table:table-cell>
          <table:table-cell table:style-name="ce14" table:formula="of:=SUM([.B51:.L51])" office:value-type="float" office:value="21482.17" calcext:value-type="float">
            <text:p>21 482,17</text:p>
          </table:table-cell>
          <table:table-cell table:style-name="ce65" table:formula="of:=[.M51]-[.M50]" office:value-type="float" office:value="-23737.5" calcext:value-type="float">
            <text:p>-23 737,50</text:p>
          </table:table-cell>
          <table:table-cell table:style-name="ce66" office:value-type="string" calcext:value-type="string">
            <text:p>Kryptowalut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4-20" calcext:value-type="date">
            <text:p>20.IV.21</text:p>
          </table:table-cell>
          <table:table-cell table:style-name="ce65" office:value-type="float" office:value="1965.83" calcext:value-type="float">
            <text:p>1 965,83</text:p>
          </table:table-cell>
          <table:table-cell table:style-name="ce65" table:formula="of:=500.57+7.13*4.55" office:value-type="float" office:value="533.0115" calcext:value-type="float">
            <text:p>533,01</text:p>
          </table:table-cell>
          <table:table-cell table:style-name="ce65" table:number-columns-repeated="2"/>
          <table:table-cell table:style-name="ce65" office:value-type="float" office:value="2841.14" calcext:value-type="float">
            <text:p>2 841,14</text:p>
          </table:table-cell>
          <table:table-cell table:style-name="ce65" office:value-type="float" office:value="9216" calcext:value-type="float">
            <text:p>9 216,00</text:p>
          </table:table-cell>
          <table:table-cell table:style-name="ce65" table:number-columns-repeated="3"/>
          <table:table-cell table:style-name="ce65" table:formula="of:=[.K51]" office:value-type="float" office:value="-25000" calcext:value-type="float">
            <text:p>-25 000,00</text:p>
          </table:table-cell>
          <table:table-cell table:style-name="ce65" table:formula="of:=[.L53]" office:value-type="float" office:value="20000" calcext:value-type="float">
            <text:p>20 000,00</text:p>
          </table:table-cell>
          <table:table-cell table:style-name="ce10" table:formula="of:=SUM([.B52:.G52])" office:value-type="float" office:value="14555.9815" calcext:value-type="float">
            <text:p>14 555,98</text:p>
          </table:table-cell>
          <table:table-cell table:style-name="ce14" table:formula="of:=SUM([.B52:.L52])" office:value-type="float" office:value="9555.9815" calcext:value-type="float">
            <text:p>9 555,98</text:p>
          </table:table-cell>
          <table:table-cell table:style-name="ce65" table:formula="of:=[.M52]-[.M51]" office:value-type="float" office:value="-11926.1885" calcext:value-type="float">
            <text:p>-11 926,19</text:p>
          </table:table-cell>
          <table:table-cell table:style-name="ce66" office:value-type="string" calcext:value-type="string">
            <text:p>Kryptowalut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4-22" calcext:value-type="date">
            <text:p>22.IV.21</text:p>
          </table:table-cell>
          <table:table-cell table:style-name="ce65" office:value-type="float" office:value="1743.53" calcext:value-type="float">
            <text:p>1 743,53</text:p>
          </table:table-cell>
          <table:table-cell table:style-name="ce65" table:formula="of:=25500.57+340.58*4.55" office:value-type="float" office:value="27050.209" calcext:value-type="float">
            <text:p>27 050,21</text:p>
          </table:table-cell>
          <table:table-cell table:style-name="ce65" table:number-columns-repeated="2"/>
          <table:table-cell table:style-name="ce65" office:value-type="float" office:value="2841.14" calcext:value-type="float">
            <text:p>2 841,14</text:p>
          </table:table-cell>
          <table:table-cell table:style-name="ce65" office:value-type="float" office:value="9179" calcext:value-type="float">
            <text:p>9 179,00</text:p>
          </table:table-cell>
          <table:table-cell table:style-name="ce65"/>
          <table:table-cell table:style-name="ce65" table:formula="of:=-[$Kredyt_Pożyczka.D4]" office:value-type="float" office:value="-66029.15" calcext:value-type="float">
            <text:p>-66 029,15</text:p>
          </table:table-cell>
          <table:table-cell table:style-name="ce65"/>
          <table:table-cell table:style-name="ce65" table:formula="of:=[.K52]" office:value-type="float" office:value="-25000" calcext:value-type="float">
            <text:p>-25 000,00</text:p>
          </table:table-cell>
          <table:table-cell table:style-name="ce65" table:formula="of:=[.L54]" office:value-type="float" office:value="20000" calcext:value-type="float">
            <text:p>20 000,00</text:p>
          </table:table-cell>
          <table:table-cell table:style-name="ce10" table:formula="of:=SUM([.B53:.G53])" office:value-type="float" office:value="40813.879" calcext:value-type="float">
            <text:p>40 813,88</text:p>
          </table:table-cell>
          <table:table-cell table:style-name="ce14" table:formula="of:=SUM([.B53:.L53])" office:value-type="float" office:value="-30215.271" calcext:value-type="float">
            <text:p>-30 215,27</text:p>
          </table:table-cell>
          <table:table-cell table:style-name="ce65" table:formula="of:=[.M53]-[.M52]" office:value-type="float" office:value="26257.8975" calcext:value-type="float">
            <text:p>26 257,90</text:p>
          </table:table-cell>
          <table:table-cell table:style-name="ce66" office:value-type="string" calcext:value-type="string">
            <text:p>kredyt, kryptowalut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4-25" calcext:value-type="date">
            <text:p>25.IV.21</text:p>
          </table:table-cell>
          <table:table-cell table:style-name="ce65" office:value-type="float" office:value="10976.52" calcext:value-type="float">
            <text:p>10 976,52</text:p>
          </table:table-cell>
          <table:table-cell table:style-name="ce65" table:formula="of:=7000.57+2.2*4.55" office:value-type="float" office:value="7010.58" calcext:value-type="float">
            <text:p>7 010,58</text:p>
          </table:table-cell>
          <table:table-cell table:style-name="ce65" table:number-columns-repeated="2"/>
          <table:table-cell table:style-name="ce65" office:value-type="float" office:value="2841.14" calcext:value-type="float">
            <text:p>2 841,14</text:p>
          </table:table-cell>
          <table:table-cell table:style-name="ce65" office:value-type="float" office:value="202" calcext:value-type="float">
            <text:p>202,00</text:p>
          </table:table-cell>
          <table:table-cell table:style-name="ce65"/>
          <table:table-cell table:style-name="ce65" table:formula="of:=-[$Kredyt_Pożyczka.D4]" office:value-type="float" office:value="-66029.15" calcext:value-type="float">
            <text:p>-66 029,15</text:p>
          </table:table-cell>
          <table:table-cell table:style-name="ce65"/>
          <table:table-cell table:style-name="ce65" table:formula="of:=[.K53]" office:value-type="float" office:value="-25000" calcext:value-type="float">
            <text:p>-25 000,00</text:p>
          </table:table-cell>
          <table:table-cell table:style-name="ce65" table:formula="of:=[.L55]" office:value-type="float" office:value="20000" calcext:value-type="float">
            <text:p>20 000,00</text:p>
          </table:table-cell>
          <table:table-cell table:style-name="ce10" table:formula="of:=SUM([.B54:.G54])" office:value-type="float" office:value="21030.24" calcext:value-type="float">
            <text:p>21 030,24</text:p>
          </table:table-cell>
          <table:table-cell table:style-name="ce14" table:formula="of:=SUM([.B54:.L54])" office:value-type="float" office:value="-49998.91" calcext:value-type="float">
            <text:p>-49 998,91</text:p>
          </table:table-cell>
          <table:table-cell table:style-name="ce65" table:formula="of:=[.M54]-[.M53]" office:value-type="float" office:value="-19783.639" calcext:value-type="float">
            <text:p>-19 783,64</text:p>
          </table:table-cell>
          <table:table-cell table:style-name="ce66" office:value-type="string" calcext:value-type="string">
            <text:p>kryptowalut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5-08" calcext:value-type="date">
            <text:p>08.V.21</text:p>
          </table:table-cell>
          <table:table-cell table:style-name="ce65" office:value-type="float" office:value="14593.83" calcext:value-type="float">
            <text:p>14 593,83</text:p>
          </table:table-cell>
          <table:table-cell table:style-name="ce65" office:value-type="float" office:value="7000.57" calcext:value-type="float">
            <text:p>7 000,57</text:p>
          </table:table-cell>
          <table:table-cell table:style-name="ce65" table:number-columns-repeated="2"/>
          <table:table-cell table:style-name="ce65" office:value-type="float" office:value="2807.14" calcext:value-type="float">
            <text:p>2 807,14</text:p>
          </table:table-cell>
          <table:table-cell table:style-name="ce65" office:value-type="float" office:value="0" calcext:value-type="float">
            <text:p>0,00</text:p>
          </table:table-cell>
          <table:table-cell table:style-name="ce65"/>
          <table:table-cell table:style-name="ce65" table:formula="of:=-[$Kredyt_Pożyczka.D4]" office:value-type="float" office:value="-66029.15" calcext:value-type="float">
            <text:p>-66 029,15</text:p>
          </table:table-cell>
          <table:table-cell table:style-name="ce65"/>
          <table:table-cell table:style-name="ce65" table:formula="of:=[.K54]" office:value-type="float" office:value="-25000" calcext:value-type="float">
            <text:p>-25 000,00</text:p>
          </table:table-cell>
          <table:table-cell table:style-name="ce65" table:formula="of:=[.L56]" office:value-type="float" office:value="20000" calcext:value-type="float">
            <text:p>20 000,00</text:p>
          </table:table-cell>
          <table:table-cell table:style-name="ce10" table:formula="of:=SUM([.B55:.G55])" office:value-type="float" office:value="24401.54" calcext:value-type="float">
            <text:p>24 401,54</text:p>
          </table:table-cell>
          <table:table-cell table:style-name="ce14" table:formula="of:=SUM([.B55:.L55])" office:value-type="float" office:value="-46627.61" calcext:value-type="float">
            <text:p>-46 627,61</text:p>
          </table:table-cell>
          <table:table-cell table:style-name="ce65" table:formula="of:=[.M55]-[.M54]" office:value-type="float" office:value="3371.3" calcext:value-type="float">
            <text:p>3 371,30</text:p>
          </table:table-cell>
          <table:table-cell table:style-name="ce66" office:value-type="string" calcext:value-type="string">
            <text:p>serwis laptopa, kryptowalut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5-15" calcext:value-type="date">
            <text:p>15.V.21</text:p>
          </table:table-cell>
          <table:table-cell table:style-name="ce65" office:value-type="float" office:value="14127.21" calcext:value-type="float">
            <text:p>14 127,21</text:p>
          </table:table-cell>
          <table:table-cell table:style-name="ce65" office:value-type="float" office:value="6960.21" calcext:value-type="float">
            <text:p>6 960,21</text:p>
          </table:table-cell>
          <table:table-cell table:style-name="ce65" table:number-columns-repeated="2"/>
          <table:table-cell table:style-name="ce65" office:value-type="float" office:value="2740.71" calcext:value-type="float">
            <text:p>2 740,71</text:p>
          </table:table-cell>
          <table:table-cell table:style-name="ce65" office:value-type="float" office:value="0" calcext:value-type="float">
            <text:p>0,00</text:p>
          </table:table-cell>
          <table:table-cell table:style-name="ce65"/>
          <table:table-cell table:style-name="ce65" table:formula="of:=-[$Kredyt_Pożyczka.D5]" office:value-type="float" office:value="-63407.06" calcext:value-type="float">
            <text:p>-63 407,06</text:p>
          </table:table-cell>
          <table:table-cell table:style-name="ce65"/>
          <table:table-cell table:style-name="ce65" table:formula="of:=[.K55]" office:value-type="float" office:value="-25000" calcext:value-type="float">
            <text:p>-25 000,00</text:p>
          </table:table-cell>
          <table:table-cell table:style-name="ce65" table:formula="of:=[.L57]" office:value-type="float" office:value="20000" calcext:value-type="float">
            <text:p>20 000,00</text:p>
          </table:table-cell>
          <table:table-cell table:style-name="ce10" table:formula="of:=SUM([.B56:.G56])" office:value-type="float" office:value="23828.13" calcext:value-type="float">
            <text:p>23 828,13</text:p>
          </table:table-cell>
          <table:table-cell table:style-name="ce14" table:formula="of:=SUM([.B56:.L56])" office:value-type="float" office:value="-44578.93" calcext:value-type="float">
            <text:p>-44 578,93</text:p>
          </table:table-cell>
          <table:table-cell table:style-name="ce65" table:formula="of:=[.M56]-[.M55]" office:value-type="float" office:value="-573.410000000004" calcext:value-type="float">
            <text:p>-573,41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05-29" calcext:value-type="date">
            <text:p>29.V.21</text:p>
          </table:table-cell>
          <table:table-cell table:style-name="ce65" office:value-type="float" office:value="5345.39" calcext:value-type="float">
            <text:p>5 345,39</text:p>
          </table:table-cell>
          <table:table-cell table:style-name="ce65" office:value-type="float" office:value="6922.71" calcext:value-type="float">
            <text:p>6 922,71</text:p>
          </table:table-cell>
          <table:table-cell table:style-name="ce65" table:number-columns-repeated="2"/>
          <table:table-cell table:style-name="ce65" office:value-type="float" office:value="2645.34" calcext:value-type="float">
            <text:p>2 645,34</text:p>
          </table:table-cell>
          <table:table-cell table:style-name="ce65" office:value-type="float" office:value="20" calcext:value-type="float">
            <text:p>20,00</text:p>
          </table:table-cell>
          <table:table-cell table:style-name="ce65"/>
          <table:table-cell table:style-name="ce65" table:formula="of:=-[$Kredyt_Pożyczka.D5]" office:value-type="float" office:value="-63407.06" calcext:value-type="float">
            <text:p>-63 407,06</text:p>
          </table:table-cell>
          <table:table-cell table:style-name="ce65"/>
          <table:table-cell table:style-name="ce65" table:formula="of:=[.K56]" office:value-type="float" office:value="-25000" calcext:value-type="float">
            <text:p>-25 000,00</text:p>
          </table:table-cell>
          <table:table-cell table:style-name="ce65" table:formula="of:=[.L58]" office:value-type="float" office:value="20000" calcext:value-type="float">
            <text:p>20 000,00</text:p>
          </table:table-cell>
          <table:table-cell table:style-name="ce10" table:formula="of:=SUM([.B57:.G57])" office:value-type="float" office:value="14933.44" calcext:value-type="float">
            <text:p>14 933,44</text:p>
          </table:table-cell>
          <table:table-cell table:style-name="ce14" table:formula="of:=SUM([.B57:.L57])" office:value-type="float" office:value="-53473.62" calcext:value-type="float">
            <text:p>-53 473,62</text:p>
          </table:table-cell>
          <table:table-cell table:style-name="ce65" table:formula="of:=[.M57]-[.M56]" office:value-type="float" office:value="-8894.69" calcext:value-type="float">
            <text:p>-8 894,69</text:p>
          </table:table-cell>
          <table:table-cell table:style-name="ce66" office:value-type="string" calcext:value-type="string">
            <text:p>Anty-portal, wykończenie mieszkania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6-08" calcext:value-type="date">
            <text:p>08.VI.21</text:p>
          </table:table-cell>
          <table:table-cell table:style-name="ce65" office:value-type="float" office:value="5500.91" calcext:value-type="float">
            <text:p>5 500,91</text:p>
          </table:table-cell>
          <table:table-cell table:style-name="ce65" office:value-type="float" office:value="6891.71" calcext:value-type="float">
            <text:p>6 891,71</text:p>
          </table:table-cell>
          <table:table-cell table:style-name="ce65" table:number-columns-repeated="2"/>
          <table:table-cell table:style-name="ce65" office:value-type="float" office:value="2608.34" calcext:value-type="float">
            <text:p>2 608,34</text:p>
          </table:table-cell>
          <table:table-cell table:style-name="ce65" office:value-type="float" office:value="20" calcext:value-type="float">
            <text:p>20,00</text:p>
          </table:table-cell>
          <table:table-cell table:style-name="ce65"/>
          <table:table-cell table:style-name="ce65" table:formula="of:=-[$Kredyt_Pożyczka.D5]" office:value-type="float" office:value="-63407.06" calcext:value-type="float">
            <text:p>-63 407,06</text:p>
          </table:table-cell>
          <table:table-cell table:style-name="ce65"/>
          <table:table-cell table:style-name="ce65" table:formula="of:=[.K57]" office:value-type="float" office:value="-25000" calcext:value-type="float">
            <text:p>-25 000,00</text:p>
          </table:table-cell>
          <table:table-cell table:style-name="ce65" table:formula="of:=[.L59]" office:value-type="float" office:value="20000" calcext:value-type="float">
            <text:p>20 000,00</text:p>
          </table:table-cell>
          <table:table-cell table:style-name="ce10" table:formula="of:=SUM([.B58:.G58])" office:value-type="float" office:value="15020.96" calcext:value-type="float">
            <text:p>15 020,96</text:p>
          </table:table-cell>
          <table:table-cell table:style-name="ce14" table:formula="of:=SUM([.B58:.L58])" office:value-type="float" office:value="-53386.1" calcext:value-type="float">
            <text:p>-53 386,10</text:p>
          </table:table-cell>
          <table:table-cell table:style-name="ce65" table:formula="of:=[.M58]-[.M57]" office:value-type="float" office:value="87.5199999999986" calcext:value-type="float">
            <text:p>87,52</text:p>
          </table:table-cell>
          <table:table-cell table:style-name="ce66" office:value-type="string" calcext:value-type="string">
            <text:p>zwrot lamp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6-14" calcext:value-type="date">
            <text:p>14.VI.21</text:p>
          </table:table-cell>
          <table:table-cell table:style-name="ce65" office:value-type="float" office:value="8895.54" calcext:value-type="float">
            <text:p>8 895,54</text:p>
          </table:table-cell>
          <table:table-cell table:style-name="ce65" office:value-type="float" office:value="6600.6" calcext:value-type="float">
            <text:p>6 600,60</text:p>
          </table:table-cell>
          <table:table-cell table:style-name="ce65" table:number-columns-repeated="2"/>
          <table:table-cell table:style-name="ce65" office:value-type="float" office:value="2608.34" calcext:value-type="float">
            <text:p>2 608,34</text:p>
          </table:table-cell>
          <table:table-cell table:style-name="ce65" office:value-type="float" office:value="20" calcext:value-type="float">
            <text:p>20,00</text:p>
          </table:table-cell>
          <table:table-cell table:style-name="ce65"/>
          <table:table-cell table:style-name="ce65" table:formula="of:=-[$Kredyt_Pożyczka.D5]" office:value-type="float" office:value="-63407.06" calcext:value-type="float">
            <text:p>-63 407,06</text:p>
          </table:table-cell>
          <table:table-cell table:style-name="ce65"/>
          <table:table-cell table:style-name="ce65" table:formula="of:=[.K58]" office:value-type="float" office:value="-25000" calcext:value-type="float">
            <text:p>-25 000,00</text:p>
          </table:table-cell>
          <table:table-cell table:style-name="ce65" table:formula="of:=[.L60]" office:value-type="float" office:value="20000" calcext:value-type="float">
            <text:p>20 000,00</text:p>
          </table:table-cell>
          <table:table-cell table:style-name="ce10" table:formula="of:=SUM([.B59:.G59])" office:value-type="float" office:value="18124.48" calcext:value-type="float">
            <text:p>18 124,48</text:p>
          </table:table-cell>
          <table:table-cell table:style-name="ce14" table:formula="of:=SUM([.B59:.L59])" office:value-type="float" office:value="-50282.58" calcext:value-type="float">
            <text:p>-50 282,58</text:p>
          </table:table-cell>
          <table:table-cell table:style-name="ce65" table:formula="of:=[.M59]-[.M58]" office:value-type="float" office:value="3103.52" calcext:value-type="float">
            <text:p>3 103,52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06-23" calcext:value-type="date">
            <text:p>23.VI.21</text:p>
          </table:table-cell>
          <table:table-cell table:style-name="ce65" office:value-type="float" office:value="5832.85" calcext:value-type="float">
            <text:p>5 832,85</text:p>
          </table:table-cell>
          <table:table-cell table:style-name="ce65" office:value-type="float" office:value="3978.51" calcext:value-type="float">
            <text:p>3 978,51</text:p>
          </table:table-cell>
          <table:table-cell table:style-name="ce65" table:number-columns-repeated="2"/>
          <table:table-cell table:style-name="ce65" office:value-type="float" office:value="2548.44" calcext:value-type="float">
            <text:p>2 548,44</text:p>
          </table:table-cell>
          <table:table-cell table:style-name="ce65" office:value-type="float" office:value="2006" calcext:value-type="float">
            <text:p>2 006,00</text:p>
          </table:table-cell>
          <table:table-cell table:style-name="ce65"/>
          <table:table-cell table:style-name="ce65" table:formula="of:=-[$Kredyt_Pożyczka.D6]" office:value-type="float" office:value="-61040.75" calcext:value-type="float">
            <text:p>-61 040,75</text:p>
          </table:table-cell>
          <table:table-cell table:style-name="ce65"/>
          <table:table-cell table:style-name="ce65" table:formula="of:=[.K59]" office:value-type="float" office:value="-25000" calcext:value-type="float">
            <text:p>-25 000,00</text:p>
          </table:table-cell>
          <table:table-cell table:style-name="ce65" table:formula="of:=[.L61]" office:value-type="float" office:value="20000" calcext:value-type="float">
            <text:p>20 000,00</text:p>
          </table:table-cell>
          <table:table-cell table:style-name="ce10" table:formula="of:=SUM([.B60:.G60])" office:value-type="float" office:value="14365.8" calcext:value-type="float">
            <text:p>14 365,80</text:p>
          </table:table-cell>
          <table:table-cell table:style-name="ce14" table:formula="of:=SUM([.B60:.L60])" office:value-type="float" office:value="-51674.95" calcext:value-type="float">
            <text:p>-51 674,95</text:p>
          </table:table-cell>
          <table:table-cell table:style-name="ce65" table:formula="of:=[.M60]-[.M59]" office:value-type="float" office:value="-3758.68" calcext:value-type="float">
            <text:p>-3 758,68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07-03" calcext:value-type="date">
            <text:p>03.VII.21</text:p>
          </table:table-cell>
          <table:table-cell table:style-name="ce65" office:value-type="float" office:value="5158.1" calcext:value-type="float">
            <text:p>5 158,10</text:p>
          </table:table-cell>
          <table:table-cell table:style-name="ce65" office:value-type="float" office:value="3323.61" calcext:value-type="float">
            <text:p>3 323,61</text:p>
          </table:table-cell>
          <table:table-cell table:style-name="ce65" table:number-columns-repeated="2"/>
          <table:table-cell table:style-name="ce65" office:value-type="float" office:value="2514.44" calcext:value-type="float">
            <text:p>2 514,44</text:p>
          </table:table-cell>
          <table:table-cell table:style-name="ce65" office:value-type="float" office:value="0" calcext:value-type="float">
            <text:p>0,00</text:p>
          </table:table-cell>
          <table:table-cell table:style-name="ce65"/>
          <table:table-cell table:style-name="ce65" table:formula="of:=-[$Kredyt_Pożyczka.D6]" office:value-type="float" office:value="-61040.75" calcext:value-type="float">
            <text:p>-61 040,75</text:p>
          </table:table-cell>
          <table:table-cell table:style-name="ce65"/>
          <table:table-cell table:style-name="ce65" table:formula="of:=[.K60]" office:value-type="float" office:value="-25000" calcext:value-type="float">
            <text:p>-25 000,00</text:p>
          </table:table-cell>
          <table:table-cell table:style-name="ce65" table:formula="of:=[.L62]" office:value-type="float" office:value="20000" calcext:value-type="float">
            <text:p>20 000,00</text:p>
          </table:table-cell>
          <table:table-cell table:style-name="ce10" table:formula="of:=SUM([.B61:.G61])" office:value-type="float" office:value="10996.15" calcext:value-type="float">
            <text:p>10 996,15</text:p>
          </table:table-cell>
          <table:table-cell table:style-name="ce14" table:formula="of:=SUM([.B61:.L61])" office:value-type="float" office:value="-55044.6" calcext:value-type="float">
            <text:p>-55 044,60</text:p>
          </table:table-cell>
          <table:table-cell table:style-name="ce65" table:formula="of:=[.M61]-[.M60]" office:value-type="float" office:value="-3369.65" calcext:value-type="float">
            <text:p>-3 369,65</text:p>
          </table:table-cell>
          <table:table-cell table:style-name="ce66" office:value-type="string" calcext:value-type="string">
            <text:p>samochód, przegląd i ubezpieczenie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7-16" calcext:value-type="date">
            <text:p>16.VII.21</text:p>
          </table:table-cell>
          <table:table-cell table:style-name="ce65" office:value-type="float" office:value="4797.82" calcext:value-type="float">
            <text:p>4 797,82</text:p>
          </table:table-cell>
          <table:table-cell table:style-name="ce65" office:value-type="float" office:value="1107.3" calcext:value-type="float">
            <text:p>1 107,30</text:p>
          </table:table-cell>
          <table:table-cell table:style-name="ce65" table:number-columns-repeated="2"/>
          <table:table-cell table:style-name="ce65" office:value-type="float" office:value="2140.86" calcext:value-type="float">
            <text:p>2 140,86</text:p>
          </table:table-cell>
          <table:table-cell table:style-name="ce65" office:value-type="float" office:value="200" calcext:value-type="float">
            <text:p>200,00</text:p>
          </table:table-cell>
          <table:table-cell table:style-name="ce65"/>
          <table:table-cell table:style-name="ce65" table:formula="of:=-[$Kredyt_Pożyczka.D7]" office:value-type="float" office:value="-58674.44" calcext:value-type="float">
            <text:p>-58 674,44</text:p>
          </table:table-cell>
          <table:table-cell table:style-name="ce65"/>
          <table:table-cell table:style-name="ce65" table:formula="of:=[.K61]" office:value-type="float" office:value="-25000" calcext:value-type="float">
            <text:p>-25 000,00</text:p>
          </table:table-cell>
          <table:table-cell table:style-name="ce65" table:formula="of:=[.L63]" office:value-type="float" office:value="20000" calcext:value-type="float">
            <text:p>20 000,00</text:p>
          </table:table-cell>
          <table:table-cell table:style-name="ce10" table:formula="of:=SUM([.B62:.G62])" office:value-type="float" office:value="8245.98" calcext:value-type="float">
            <text:p>8 245,98</text:p>
          </table:table-cell>
          <table:table-cell table:style-name="ce14" table:formula="of:=SUM([.B62:.L62])" office:value-type="float" office:value="-55428.46" calcext:value-type="float">
            <text:p>-55 428,46</text:p>
          </table:table-cell>
          <table:table-cell table:style-name="ce65" table:formula="of:=[.M62]-[.M61]" office:value-type="float" office:value="-2750.17" calcext:value-type="float">
            <text:p>-2 750,17</text:p>
          </table:table-cell>
          <table:table-cell table:style-name="ce66" office:value-type="string" calcext:value-type="string">
            <text:p>lampy, rolety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08-02" calcext:value-type="date">
            <text:p>02.VIII.21</text:p>
          </table:table-cell>
          <table:table-cell table:style-name="ce65" office:value-type="float" office:value="4297.85" calcext:value-type="float">
            <text:p>4 297,85</text:p>
          </table:table-cell>
          <table:table-cell table:style-name="ce65" office:value-type="float" office:value="1107.3" calcext:value-type="float">
            <text:p>1 107,30</text:p>
          </table:table-cell>
          <table:table-cell table:style-name="ce65" table:number-columns-repeated="2"/>
          <table:table-cell table:style-name="ce65" office:value-type="float" office:value="1915.11" calcext:value-type="float">
            <text:p>1 915,11</text:p>
          </table:table-cell>
          <table:table-cell table:style-name="ce65" office:value-type="float" office:value="110" calcext:value-type="float">
            <text:p>110,00</text:p>
          </table:table-cell>
          <table:table-cell table:style-name="ce65"/>
          <table:table-cell table:style-name="ce65" table:formula="of:=-[$Kredyt_Pożyczka.D7]" office:value-type="float" office:value="-58674.44" calcext:value-type="float">
            <text:p>-58 674,44</text:p>
          </table:table-cell>
          <table:table-cell table:style-name="ce65"/>
          <table:table-cell table:style-name="ce65" table:formula="of:=[.K62]" office:value-type="float" office:value="-25000" calcext:value-type="float">
            <text:p>-25 000,00</text:p>
          </table:table-cell>
          <table:table-cell table:style-name="ce65" table:formula="of:=[.L64]" office:value-type="float" office:value="20000" calcext:value-type="float">
            <text:p>20 000,00</text:p>
          </table:table-cell>
          <table:table-cell table:style-name="ce10" table:formula="of:=SUM([.B63:.G63])" office:value-type="float" office:value="7430.26" calcext:value-type="float">
            <text:p>7 430,26</text:p>
          </table:table-cell>
          <table:table-cell table:style-name="ce14" table:formula="of:=SUM([.B63:.L63])" office:value-type="float" office:value="-56244.18" calcext:value-type="float">
            <text:p>-56 244,18</text:p>
          </table:table-cell>
          <table:table-cell table:style-name="ce65" table:formula="of:=[.M63]-[.M62]" office:value-type="float" office:value="-815.719999999999" calcext:value-type="float">
            <text:p>-815,72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08-17" calcext:value-type="date">
            <text:p>17.VIII.21</text:p>
          </table:table-cell>
          <table:table-cell table:style-name="ce65" office:value-type="float" office:value="946.46" calcext:value-type="float">
            <text:p>946,46</text:p>
          </table:table-cell>
          <table:table-cell table:style-name="ce65" office:value-type="float" office:value="834.99" calcext:value-type="float">
            <text:p>834,99</text:p>
          </table:table-cell>
          <table:table-cell table:style-name="ce65" table:number-columns-repeated="2"/>
          <table:table-cell table:style-name="ce65" office:value-type="float" office:value="1492.51" calcext:value-type="float">
            <text:p>1 492,51</text:p>
          </table:table-cell>
          <table:table-cell table:style-name="ce65" office:value-type="float" office:value="34" calcext:value-type="float">
            <text:p>34,00</text:p>
          </table:table-cell>
          <table:table-cell table:style-name="ce65"/>
          <table:table-cell table:style-name="ce65" table:formula="of:=-[$Kredyt_Pożyczka.D8]" office:value-type="float" office:value="-57707.58" calcext:value-type="float">
            <text:p>-57 707,58</text:p>
          </table:table-cell>
          <table:table-cell table:style-name="ce65"/>
          <table:table-cell table:style-name="ce65" table:formula="of:=[.K63]" office:value-type="float" office:value="-25000" calcext:value-type="float">
            <text:p>-25 000,00</text:p>
          </table:table-cell>
          <table:table-cell table:style-name="ce65" table:formula="of:=[.L65]" office:value-type="float" office:value="20000" calcext:value-type="float">
            <text:p>20 000,00</text:p>
          </table:table-cell>
          <table:table-cell table:style-name="ce10" table:formula="of:=SUM([.B64:.G64])" office:value-type="float" office:value="3307.96" calcext:value-type="float">
            <text:p>3 307,96</text:p>
          </table:table-cell>
          <table:table-cell table:style-name="ce14" table:formula="of:=SUM([.B64:.L64])" office:value-type="float" office:value="-59399.62" calcext:value-type="float">
            <text:p>-59 399,62</text:p>
          </table:table-cell>
          <table:table-cell table:style-name="ce65" table:formula="of:=[.M64]-[.M63]" office:value-type="float" office:value="-4122.3" calcext:value-type="float">
            <text:p>-4 122,30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08-22" calcext:value-type="date">
            <text:p>22.VIII.21</text:p>
          </table:table-cell>
          <table:table-cell table:style-name="ce65" office:value-type="float" office:value="946.46" calcext:value-type="float">
            <text:p>946,46</text:p>
          </table:table-cell>
          <table:table-cell table:style-name="ce65" office:value-type="float" office:value="834.99" calcext:value-type="float">
            <text:p>834,99</text:p>
          </table:table-cell>
          <table:table-cell table:style-name="ce65" table:number-columns-repeated="2"/>
          <table:table-cell table:style-name="ce65" office:value-type="float" office:value="832.01" calcext:value-type="float">
            <text:p>832,01</text:p>
          </table:table-cell>
          <table:table-cell table:style-name="ce65" office:value-type="float" office:value="14" calcext:value-type="float">
            <text:p>14,00</text:p>
          </table:table-cell>
          <table:table-cell table:style-name="ce65"/>
          <table:table-cell table:style-name="ce65" table:formula="of:=-[$Kredyt_Pożyczka.D8]" office:value-type="float" office:value="-57707.58" calcext:value-type="float">
            <text:p>-57 707,58</text:p>
          </table:table-cell>
          <table:table-cell table:style-name="ce65"/>
          <table:table-cell table:style-name="ce65" table:formula="of:=[.K64]" office:value-type="float" office:value="-25000" calcext:value-type="float">
            <text:p>-25 000,00</text:p>
          </table:table-cell>
          <table:table-cell table:style-name="ce65" table:formula="of:=[.L66]" office:value-type="float" office:value="20000" calcext:value-type="float">
            <text:p>20 000,00</text:p>
          </table:table-cell>
          <table:table-cell table:style-name="ce10" table:formula="of:=SUM([.B65:.G65])" office:value-type="float" office:value="2627.46" calcext:value-type="float">
            <text:p>2 627,46</text:p>
          </table:table-cell>
          <table:table-cell table:style-name="ce14" table:formula="of:=SUM([.B65:.L65])" office:value-type="float" office:value="-60080.12" calcext:value-type="float">
            <text:p>-60 080,12</text:p>
          </table:table-cell>
          <table:table-cell table:style-name="ce65" table:formula="of:=[.M65]-[.M64]" office:value-type="float" office:value="-680.5" calcext:value-type="float">
            <text:p>-680,50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08-29" calcext:value-type="date">
            <text:p>29.VIII.21</text:p>
          </table:table-cell>
          <table:table-cell table:style-name="ce65" office:value-type="float" office:value="4396.61" calcext:value-type="float">
            <text:p>4 396,61</text:p>
          </table:table-cell>
          <table:table-cell table:style-name="ce65" office:value-type="float" office:value="834.99" calcext:value-type="float">
            <text:p>834,99</text:p>
          </table:table-cell>
          <table:table-cell table:style-name="ce65" table:number-columns-repeated="2"/>
          <table:table-cell table:style-name="ce65" office:value-type="float" office:value="636.08" calcext:value-type="float">
            <text:p>636,08</text:p>
          </table:table-cell>
          <table:table-cell table:style-name="ce65" office:value-type="float" office:value="6" calcext:value-type="float">
            <text:p>6,00</text:p>
          </table:table-cell>
          <table:table-cell table:style-name="ce65"/>
          <table:table-cell table:style-name="ce65" table:formula="of:=-[$Kredyt_Pożyczka.D8]" office:value-type="float" office:value="-57707.58" calcext:value-type="float">
            <text:p>-57 707,58</text:p>
          </table:table-cell>
          <table:table-cell table:style-name="ce65" office:value-type="float" office:value="-3000" calcext:value-type="float">
            <text:p>-3 000,00</text:p>
          </table:table-cell>
          <table:table-cell table:style-name="ce65" table:formula="of:=[.K65]" office:value-type="float" office:value="-25000" calcext:value-type="float">
            <text:p>-25 000,00</text:p>
          </table:table-cell>
          <table:table-cell table:style-name="ce65" office:value-type="float" office:value="20000" calcext:value-type="float">
            <text:p>20 000,00</text:p>
          </table:table-cell>
          <table:table-cell table:style-name="ce10" table:formula="of:=SUM([.B66:.G66])" office:value-type="float" office:value="5873.68" calcext:value-type="float">
            <text:p>5 873,68</text:p>
          </table:table-cell>
          <table:table-cell table:style-name="ce14" table:formula="of:=SUM([.B66:.L66])" office:value-type="float" office:value="-59833.9" calcext:value-type="float">
            <text:p>-59 833,90</text:p>
          </table:table-cell>
          <table:table-cell table:style-name="ce65" table:formula="of:=[.M66]-[.M65]" office:value-type="float" office:value="3246.22" calcext:value-type="float">
            <text:p>3 246,22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09-07" calcext:value-type="date">
            <text:p>07.IX.21</text:p>
          </table:table-cell>
          <table:table-cell table:style-name="ce65" office:value-type="float" office:value="4395.62" calcext:value-type="float">
            <text:p>4 395,62</text:p>
          </table:table-cell>
          <table:table-cell table:style-name="ce65" office:value-type="float" office:value="805.09" calcext:value-type="float">
            <text:p>805,09</text:p>
          </table:table-cell>
          <table:table-cell table:style-name="ce65" table:number-columns-repeated="2"/>
          <table:table-cell table:style-name="ce65" office:value-type="float" office:value="338.69" calcext:value-type="float">
            <text:p>338,69</text:p>
          </table:table-cell>
          <table:table-cell table:style-name="ce65" office:value-type="float" office:value="0" calcext:value-type="float">
            <text:p>0,00</text:p>
          </table:table-cell>
          <table:table-cell table:style-name="ce65"/>
          <table:table-cell table:style-name="ce65" table:formula="of:=-[$Kredyt_Pożyczka.D8]" office:value-type="float" office:value="-57707.58" calcext:value-type="float">
            <text:p>-57 707,58</text:p>
          </table:table-cell>
          <table:table-cell table:style-name="ce65" table:formula="of:=[.J66]" office:value-type="float" office:value="-3000" calcext:value-type="float">
            <text:p>-3 000,00</text:p>
          </table:table-cell>
          <table:table-cell table:style-name="ce65" table:formula="of:=[.K66]" office:value-type="float" office:value="-25000" calcext:value-type="float">
            <text:p>-25 000,00</text:p>
          </table:table-cell>
          <table:table-cell table:style-name="ce65" table:formula="of:=[.L66]" office:value-type="float" office:value="20000" calcext:value-type="float">
            <text:p>20 000,00</text:p>
          </table:table-cell>
          <table:table-cell table:style-name="ce10" table:formula="of:=SUM([.B67:.G67])" office:value-type="float" office:value="5539.4" calcext:value-type="float">
            <text:p>5 539,40</text:p>
          </table:table-cell>
          <table:table-cell table:style-name="ce14" table:formula="of:=SUM([.B67:.L67])" office:value-type="float" office:value="-60168.18" calcext:value-type="float">
            <text:p>-60 168,18</text:p>
          </table:table-cell>
          <table:table-cell table:style-name="ce65" table:formula="of:=[.M67]-[.M66]" office:value-type="float" office:value="-334.28" calcext:value-type="float">
            <text:p>-334,28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09-12" calcext:value-type="date">
            <text:p>12.IX.21</text:p>
          </table:table-cell>
          <table:table-cell table:style-name="ce65" office:value-type="float" office:value="3562.28" calcext:value-type="float">
            <text:p>3 562,28</text:p>
          </table:table-cell>
          <table:table-cell table:style-name="ce65" office:value-type="float" office:value="2805.09" calcext:value-type="float">
            <text:p>2 805,09</text:p>
          </table:table-cell>
          <table:table-cell table:style-name="ce65" table:number-columns-repeated="2"/>
          <table:table-cell table:style-name="ce65" office:value-type="float" office:value="211.64" calcext:value-type="float">
            <text:p>211,64</text:p>
          </table:table-cell>
          <table:table-cell table:style-name="ce65" office:value-type="float" office:value="305" calcext:value-type="float">
            <text:p>305,00</text:p>
          </table:table-cell>
          <table:table-cell table:style-name="ce65"/>
          <table:table-cell table:style-name="ce65" table:formula="of:=-[$Kredyt_Pożyczka.D8]" office:value-type="float" office:value="-57707.58" calcext:value-type="float">
            <text:p>-57 707,58</text:p>
          </table:table-cell>
          <table:table-cell table:style-name="ce65" office:value-type="float" office:value="-3000" calcext:value-type="float">
            <text:p>-3 000,00</text:p>
          </table:table-cell>
          <table:table-cell table:style-name="ce65" table:formula="of:=[.K67]" office:value-type="float" office:value="-25000" calcext:value-type="float">
            <text:p>-25 000,00</text:p>
          </table:table-cell>
          <table:table-cell table:style-name="ce65" office:value-type="float" office:value="20000" calcext:value-type="float">
            <text:p>20 000,00</text:p>
          </table:table-cell>
          <table:table-cell table:style-name="ce10" table:formula="of:=SUM([.B68:.G68])" office:value-type="float" office:value="6884.01" calcext:value-type="float">
            <text:p>6 884,01</text:p>
          </table:table-cell>
          <table:table-cell table:style-name="ce14" table:formula="of:=SUM([.B68:.L68])" office:value-type="float" office:value="-58823.57" calcext:value-type="float">
            <text:p>-58 823,57</text:p>
          </table:table-cell>
          <table:table-cell table:style-name="ce65" table:formula="of:=[.M68]-[.M67]" office:value-type="float" office:value="1344.61" calcext:value-type="float">
            <text:p>1 344,61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09-20" calcext:value-type="date">
            <text:p>20.IX.21</text:p>
          </table:table-cell>
          <table:table-cell table:style-name="ce65" office:value-type="float" office:value="2065.32" calcext:value-type="float">
            <text:p>2 065,32</text:p>
          </table:table-cell>
          <table:table-cell table:style-name="ce65" office:value-type="float" office:value="1838.23" calcext:value-type="float">
            <text:p>1 838,23</text:p>
          </table:table-cell>
          <table:table-cell table:style-name="ce65" table:number-columns-repeated="2"/>
          <table:table-cell table:style-name="ce65" office:value-type="float" office:value="211.64" calcext:value-type="float">
            <text:p>211,64</text:p>
          </table:table-cell>
          <table:table-cell table:style-name="ce65" office:value-type="float" office:value="105" calcext:value-type="float">
            <text:p>105,00</text:p>
          </table:table-cell>
          <table:table-cell table:style-name="ce65"/>
          <table:table-cell table:style-name="ce65" table:formula="of:=-[$Kredyt_Pożyczka.D9]" office:value-type="float" office:value="-56740.77" calcext:value-type="float">
            <text:p>-56 740,77</text:p>
          </table:table-cell>
          <table:table-cell table:style-name="ce65" office:value-type="float" office:value="-3000" calcext:value-type="float">
            <text:p>-3 000,00</text:p>
          </table:table-cell>
          <table:table-cell table:style-name="ce65" table:formula="of:=[.K68]" office:value-type="float" office:value="-25000" calcext:value-type="float">
            <text:p>-25 000,00</text:p>
          </table:table-cell>
          <table:table-cell table:style-name="ce65" office:value-type="float" office:value="20000" calcext:value-type="float">
            <text:p>20 000,00</text:p>
          </table:table-cell>
          <table:table-cell table:style-name="ce10" table:formula="of:=SUM([.B69:.G69])" office:value-type="float" office:value="4220.19" calcext:value-type="float">
            <text:p>4 220,19</text:p>
          </table:table-cell>
          <table:table-cell table:style-name="ce14" table:formula="of:=SUM([.B69:.L69])" office:value-type="float" office:value="-60520.58" calcext:value-type="float">
            <text:p>-60 520,58</text:p>
          </table:table-cell>
          <table:table-cell table:style-name="ce65" table:formula="of:=[.M69]-[.M68]" office:value-type="float" office:value="-2663.82" calcext:value-type="float">
            <text:p>-2 663,82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09-29" calcext:value-type="date">
            <text:p>29.IX.21</text:p>
          </table:table-cell>
          <table:table-cell table:style-name="ce65" office:value-type="float" office:value="4551.74" calcext:value-type="float">
            <text:p>4 551,74</text:p>
          </table:table-cell>
          <table:table-cell table:style-name="ce65" office:value-type="float" office:value="1838.23" calcext:value-type="float">
            <text:p>1 838,23</text:p>
          </table:table-cell>
          <table:table-cell table:style-name="ce65" table:number-columns-repeated="2"/>
          <table:table-cell table:style-name="ce65" office:value-type="float" office:value="211.64" calcext:value-type="float">
            <text:p>211,64</text:p>
          </table:table-cell>
          <table:table-cell table:style-name="ce65" office:value-type="float" office:value="106" calcext:value-type="float">
            <text:p>106,00</text:p>
          </table:table-cell>
          <table:table-cell table:style-name="ce65"/>
          <table:table-cell table:style-name="ce65" table:formula="of:=-[$Kredyt_Pożyczka.D9]" office:value-type="float" office:value="-56740.77" calcext:value-type="float">
            <text:p>-56 740,77</text:p>
          </table:table-cell>
          <table:table-cell table:style-name="ce65" office:value-type="float" office:value="-3000" calcext:value-type="float">
            <text:p>-3 000,00</text:p>
          </table:table-cell>
          <table:table-cell table:style-name="ce65" table:formula="of:=[.K69]" office:value-type="float" office:value="-25000" calcext:value-type="float">
            <text:p>-25 000,00</text:p>
          </table:table-cell>
          <table:table-cell table:style-name="ce65" office:value-type="float" office:value="20000" calcext:value-type="float">
            <text:p>20 000,00</text:p>
          </table:table-cell>
          <table:table-cell table:style-name="ce10" table:formula="of:=SUM([.B70:.G70])" office:value-type="float" office:value="6707.61" calcext:value-type="float">
            <text:p>6 707,61</text:p>
          </table:table-cell>
          <table:table-cell table:style-name="ce14" table:formula="of:=SUM([.B70:.L70])" office:value-type="float" office:value="-58033.16" calcext:value-type="float">
            <text:p>-58 033,16</text:p>
          </table:table-cell>
          <table:table-cell table:style-name="ce65" table:formula="of:=[.M70]-[.M69]" office:value-type="float" office:value="2487.42" calcext:value-type="float">
            <text:p>2 487,42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10-11" calcext:value-type="date">
            <text:p>11.X.21</text:p>
          </table:table-cell>
          <table:table-cell table:style-name="ce65" office:value-type="float" office:value="3222.08" calcext:value-type="float">
            <text:p>3 222,08</text:p>
          </table:table-cell>
          <table:table-cell table:style-name="ce65" office:value-type="float" office:value="2268.23" calcext:value-type="float">
            <text:p>2 268,23</text:p>
          </table:table-cell>
          <table:table-cell table:style-name="ce65" table:number-columns-repeated="2"/>
          <table:table-cell table:style-name="ce65" office:value-type="float" office:value="179.64" calcext:value-type="float">
            <text:p>179,64</text:p>
          </table:table-cell>
          <table:table-cell table:style-name="ce65" office:value-type="float" office:value="64" calcext:value-type="float">
            <text:p>64,00</text:p>
          </table:table-cell>
          <table:table-cell table:style-name="ce65"/>
          <table:table-cell table:style-name="ce65" table:formula="of:=-[$Kredyt_Pożyczka.D9]" office:value-type="float" office:value="-56740.77" calcext:value-type="float">
            <text:p>-56 740,77</text:p>
          </table:table-cell>
          <table:table-cell table:style-name="ce65" table:formula="of:=[.J70]" office:value-type="float" office:value="-3000" calcext:value-type="float">
            <text:p>-3 000,00</text:p>
          </table:table-cell>
          <table:table-cell table:style-name="ce65" table:formula="of:=[.K70]" office:value-type="float" office:value="-25000" calcext:value-type="float">
            <text:p>-25 000,00</text:p>
          </table:table-cell>
          <table:table-cell table:style-name="ce65" office:value-type="float" office:value="19500" calcext:value-type="float">
            <text:p>19 500,00</text:p>
          </table:table-cell>
          <table:table-cell table:style-name="ce10" table:formula="of:=SUM([.B71:.G71])" office:value-type="float" office:value="5733.95" calcext:value-type="float">
            <text:p>5 733,95</text:p>
          </table:table-cell>
          <table:table-cell table:style-name="ce14" table:formula="of:=SUM([.B71:.L71])" office:value-type="float" office:value="-59506.82" calcext:value-type="float">
            <text:p>-59 506,82</text:p>
          </table:table-cell>
          <table:table-cell table:style-name="ce65" table:formula="of:=[.M71]-[.M70]" office:value-type="float" office:value="-973.66" calcext:value-type="float">
            <text:p>-973,66</text:p>
          </table:table-cell>
          <table:table-cell table:style-name="ce66" office:value-type="string" calcext:value-type="string">
            <text:p>wyjazd w Tatry i Gorce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1-10-16" calcext:value-type="date">
            <text:p>16.X.21</text:p>
          </table:table-cell>
          <table:table-cell table:style-name="ce65" office:value-type="float" office:value="2617.4" calcext:value-type="float">
            <text:p>2 617,40</text:p>
          </table:table-cell>
          <table:table-cell table:style-name="ce65" office:value-type="float" office:value="1301.42" calcext:value-type="float">
            <text:p>1 301,42</text:p>
          </table:table-cell>
          <table:table-cell table:style-name="ce65" table:number-columns-repeated="2"/>
          <table:table-cell table:style-name="ce65" office:value-type="float" office:value="179.64" calcext:value-type="float">
            <text:p>179,64</text:p>
          </table:table-cell>
          <table:table-cell table:style-name="ce65" office:value-type="float" office:value="224" calcext:value-type="float">
            <text:p>224,00</text:p>
          </table:table-cell>
          <table:table-cell table:style-name="ce65"/>
          <table:table-cell table:style-name="ce65" table:formula="of:=-[$Kredyt_Pożyczka.D10]" office:value-type="float" office:value="-55773.69" calcext:value-type="float">
            <text:p>-55 773,69</text:p>
          </table:table-cell>
          <table:table-cell table:style-name="ce65" office:value-type="float" office:value="-3000" calcext:value-type="float">
            <text:p>-3 000,00</text:p>
          </table:table-cell>
          <table:table-cell table:style-name="ce65" table:formula="of:=[.K71]" office:value-type="float" office:value="-25000" calcext:value-type="float">
            <text:p>-25 000,00</text:p>
          </table:table-cell>
          <table:table-cell table:style-name="ce65" office:value-type="float" office:value="19500" calcext:value-type="float">
            <text:p>19 500,00</text:p>
          </table:table-cell>
          <table:table-cell table:style-name="ce10" table:formula="of:=SUM([.B72:.G72])" office:value-type="float" office:value="4322.46" calcext:value-type="float">
            <text:p>4 322,46</text:p>
          </table:table-cell>
          <table:table-cell table:style-name="ce14" table:formula="of:=SUM([.B72:.L72])" office:value-type="float" office:value="-59951.23" calcext:value-type="float">
            <text:p>-59 951,23</text:p>
          </table:table-cell>
          <table:table-cell table:style-name="ce65" table:formula="of:=[.M72]-[.M71]" office:value-type="float" office:value="-1411.49" calcext:value-type="float">
            <text:p>-1 411,49</text:p>
          </table:table-cell>
          <table:table-cell table:style-name="ce66"/>
          <table:table-cell table:number-columns-repeated="3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 table:number-columns-repeated="997"/>
        </table:table-row>
        <table:table-row table:style-name="ro1">
          <table:table-cell table:style-name="ce62" office:value-type="date" office:date-value="2021-10-22" calcext:value-type="date">
            <text:p>22.X.21</text:p>
          </table:table-cell>
          <table:table-cell table:style-name="ce65" office:value-type="float" office:value="1579.58" calcext:value-type="float">
            <text:p>1 579,58</text:p>
          </table:table-cell>
          <table:table-cell table:style-name="ce65" office:value-type="float" office:value="915.68" calcext:value-type="float">
            <text:p>915,68</text:p>
          </table:table-cell>
          <table:table-cell table:style-name="ce65" table:number-columns-repeated="2"/>
          <table:table-cell table:style-name="ce65" office:value-type="float" office:value="119.74" calcext:value-type="float">
            <text:p>119,74</text:p>
          </table:table-cell>
          <table:table-cell table:style-name="ce65" office:value-type="float" office:value="221" calcext:value-type="float">
            <text:p>221,00</text:p>
          </table:table-cell>
          <table:table-cell table:style-name="ce65"/>
          <table:table-cell table:style-name="ce65" table:formula="of:=-[$Kredyt_Pożyczka.D10]" office:value-type="float" office:value="-55773.69" calcext:value-type="float">
            <text:p>-55 773,69</text:p>
          </table:table-cell>
          <table:table-cell table:style-name="ce65" table:formula="of:=[.J72]" office:value-type="float" office:value="-3000" calcext:value-type="float">
            <text:p>-3 000,00</text:p>
          </table:table-cell>
          <table:table-cell table:style-name="ce65" table:formula="of:=[.K72]" office:value-type="float" office:value="-25000" calcext:value-type="float">
            <text:p>-25 000,00</text:p>
          </table:table-cell>
          <table:table-cell table:style-name="ce65" table:formula="of:=[.L72]" office:value-type="float" office:value="19500" calcext:value-type="float">
            <text:p>19 500,00</text:p>
          </table:table-cell>
          <table:table-cell table:style-name="ce10" table:formula="of:=SUM([.B73:.G73])" office:value-type="float" office:value="2836" calcext:value-type="float">
            <text:p>2 836,00</text:p>
          </table:table-cell>
          <table:table-cell table:style-name="ce14" table:formula="of:=SUM([.B73:.L73])" office:value-type="float" office:value="-61437.69" calcext:value-type="float">
            <text:p>-61 437,69</text:p>
          </table:table-cell>
          <table:table-cell table:style-name="ce65" table:formula="of:=[.M73]-[.M72]" office:value-type="float" office:value="-1486.46" calcext:value-type="float">
            <text:p>-1 486,46</text:p>
          </table:table-cell>
          <table:table-cell table:style-name="ce66"/>
          <table:table-cell table:number-columns-repeated="3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 table:number-columns-repeated="997"/>
        </table:table-row>
        <table:table-row table:style-name="ro1">
          <table:table-cell table:style-name="ce62" office:value-type="date" office:date-value="2021-10-30" calcext:value-type="date">
            <text:p>30.X.21</text:p>
          </table:table-cell>
          <table:table-cell table:style-name="ce65" office:value-type="float" office:value="6168.79" calcext:value-type="float">
            <text:p>6 168,79</text:p>
          </table:table-cell>
          <table:table-cell table:style-name="ce65" office:value-type="float" office:value="915.68" calcext:value-type="float">
            <text:p>915,68</text:p>
          </table:table-cell>
          <table:table-cell table:style-name="ce65" table:number-columns-repeated="2"/>
          <table:table-cell table:style-name="ce65" office:value-type="float" office:value="30.77" calcext:value-type="float">
            <text:p>30,77</text:p>
          </table:table-cell>
          <table:table-cell table:style-name="ce65" office:value-type="float" office:value="220" calcext:value-type="float">
            <text:p>220,00</text:p>
          </table:table-cell>
          <table:table-cell table:style-name="ce65"/>
          <table:table-cell table:style-name="ce65" table:formula="of:=-[$Kredyt_Pożyczka.D10]" office:value-type="float" office:value="-55773.69" calcext:value-type="float">
            <text:p>-55 773,69</text:p>
          </table:table-cell>
          <table:table-cell table:style-name="ce65" office:value-type="float" office:value="-6000" calcext:value-type="float">
            <text:p>-6 000,00</text:p>
          </table:table-cell>
          <table:table-cell table:style-name="ce65" table:formula="of:=[.K73]" office:value-type="float" office:value="-25000" calcext:value-type="float">
            <text:p>-25 000,00</text:p>
          </table:table-cell>
          <table:table-cell table:style-name="ce65" office:value-type="float" office:value="19500" calcext:value-type="float">
            <text:p>19 500,00</text:p>
          </table:table-cell>
          <table:table-cell table:style-name="ce10" table:formula="of:=SUM([.B74:.G74])" office:value-type="float" office:value="7335.24" calcext:value-type="float">
            <text:p>7 335,24</text:p>
          </table:table-cell>
          <table:table-cell table:style-name="ce14" table:formula="of:=SUM([.B74:.L74])" office:value-type="float" office:value="-59938.45" calcext:value-type="float">
            <text:p>-59 938,45</text:p>
          </table:table-cell>
          <table:table-cell table:style-name="ce65" table:formula="of:=[.M74]-[.M73]" office:value-type="float" office:value="4499.24" calcext:value-type="float">
            <text:p>4 499,24</text:p>
          </table:table-cell>
          <table:table-cell table:style-name="ce66"/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62" office:value-type="date" office:date-value="2021-11-12" calcext:value-type="date">
            <text:p>12.XI.21</text:p>
          </table:table-cell>
          <table:table-cell table:style-name="ce65" office:value-type="float" office:value="4844.16" calcext:value-type="float">
            <text:p>4 844,16</text:p>
          </table:table-cell>
          <table:table-cell table:style-name="ce65" office:value-type="float" office:value="2015.68" calcext:value-type="float">
            <text:p>2 015,68</text:p>
          </table:table-cell>
          <table:table-cell table:style-name="ce65" table:number-columns-repeated="2"/>
          <table:table-cell table:style-name="ce65" office:value-type="float" office:value="30.77" calcext:value-type="float">
            <text:p>30,77</text:p>
          </table:table-cell>
          <table:table-cell table:style-name="ce65" office:value-type="float" office:value="51" calcext:value-type="float">
            <text:p>51,00</text:p>
          </table:table-cell>
          <table:table-cell table:style-name="ce65"/>
          <table:table-cell table:style-name="ce65" table:formula="of:=-[$Kredyt_Pożyczka.D10]" office:value-type="float" office:value="-55773.69" calcext:value-type="float">
            <text:p>-55 773,69</text:p>
          </table:table-cell>
          <table:table-cell table:style-name="ce65" table:formula="of:=[.J74]" office:value-type="float" office:value="-6000" calcext:value-type="float">
            <text:p>-6 000,00</text:p>
          </table:table-cell>
          <table:table-cell table:style-name="ce65" table:formula="of:=[.K74]" office:value-type="float" office:value="-25000" calcext:value-type="float">
            <text:p>-25 000,00</text:p>
          </table:table-cell>
          <table:table-cell table:style-name="ce65" table:formula="of:=[.L74]" office:value-type="float" office:value="19500" calcext:value-type="float">
            <text:p>19 500,00</text:p>
          </table:table-cell>
          <table:table-cell table:style-name="ce10" table:formula="of:=SUM([.B75:.G75])" office:value-type="float" office:value="6941.61" calcext:value-type="float">
            <text:p>6 941,61</text:p>
          </table:table-cell>
          <table:table-cell table:style-name="ce14" table:formula="of:=SUM([.B75:.L75])" office:value-type="float" office:value="-60332.08" calcext:value-type="float">
            <text:p>-60 332,08</text:p>
          </table:table-cell>
          <table:table-cell table:style-name="ce65" table:formula="of:=[.M75]-[.M74]" office:value-type="float" office:value="-393.63" calcext:value-type="float">
            <text:p>-393,63</text:p>
          </table:table-cell>
          <table:table-cell table:style-name="ce66"/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table:style-name="ce62" office:value-type="date" office:date-value="2021-11-18" calcext:value-type="date">
            <text:p>18.XI.21</text:p>
          </table:table-cell>
          <table:table-cell table:style-name="ce65" office:value-type="float" office:value="4368.99" calcext:value-type="float">
            <text:p>4 368,99</text:p>
          </table:table-cell>
          <table:table-cell table:style-name="ce65" office:value-type="float" office:value="799.38" calcext:value-type="float">
            <text:p>799,38</text:p>
          </table:table-cell>
          <table:table-cell table:style-name="ce65" table:number-columns-repeated="2"/>
          <table:table-cell table:style-name="ce65" office:value-type="float" office:value="30.77" calcext:value-type="float">
            <text:p>30,77</text:p>
          </table:table-cell>
          <table:table-cell table:style-name="ce65" office:value-type="float" office:value="20" calcext:value-type="float">
            <text:p>20,00</text:p>
          </table:table-cell>
          <table:table-cell table:style-name="ce65"/>
          <table:table-cell table:style-name="ce65" table:formula="of:=-[$Kredyt_Pożyczka.D11]" office:value-type="float" office:value="-55699.63" calcext:value-type="float">
            <text:p>-55 699,63</text:p>
          </table:table-cell>
          <table:table-cell table:style-name="ce65" office:value-type="float" office:value="-6000" calcext:value-type="float">
            <text:p>-6 000,00</text:p>
          </table:table-cell>
          <table:table-cell table:style-name="ce65" table:formula="of:=[.K75]" office:value-type="float" office:value="-25000" calcext:value-type="float">
            <text:p>-25 000,00</text:p>
          </table:table-cell>
          <table:table-cell table:style-name="ce65" office:value-type="float" office:value="19500" calcext:value-type="float">
            <text:p>19 500,00</text:p>
          </table:table-cell>
          <table:table-cell table:style-name="ce10" table:formula="of:=SUM([.B76:.G76])" office:value-type="float" office:value="5219.14" calcext:value-type="float">
            <text:p>5 219,14</text:p>
          </table:table-cell>
          <table:table-cell table:style-name="ce14" table:formula="of:=SUM([.B76:.L76])" office:value-type="float" office:value="-61980.49" calcext:value-type="float">
            <text:p>-61 980,49</text:p>
          </table:table-cell>
          <table:table-cell table:style-name="ce65" table:formula="of:=[.M76]-[.M75]" office:value-type="float" office:value="-1722.47" calcext:value-type="float">
            <text:p>-1 722,47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11-23" calcext:value-type="date">
            <text:p>23.XI.21</text:p>
          </table:table-cell>
          <table:table-cell table:style-name="ce65" office:value-type="float" office:value="3191.16" calcext:value-type="float">
            <text:p>3 191,16</text:p>
          </table:table-cell>
          <table:table-cell table:style-name="ce65" office:value-type="float" office:value="1153.03" calcext:value-type="float">
            <text:p>1 153,03</text:p>
          </table:table-cell>
          <table:table-cell table:style-name="ce65" table:number-columns-repeated="2"/>
          <table:table-cell table:style-name="ce65" office:value-type="float" office:value="30.77" calcext:value-type="float">
            <text:p>30,77</text:p>
          </table:table-cell>
          <table:table-cell table:style-name="ce65" office:value-type="float" office:value="20" calcext:value-type="float">
            <text:p>20,00</text:p>
          </table:table-cell>
          <table:table-cell table:style-name="ce65"/>
          <table:table-cell table:style-name="ce65" table:formula="of:=-[$Kredyt_Pożyczka.D11]" office:value-type="float" office:value="-55699.63" calcext:value-type="float">
            <text:p>-55 699,63</text:p>
          </table:table-cell>
          <table:table-cell table:style-name="ce65" table:formula="of:=[.J76]" office:value-type="float" office:value="-6000" calcext:value-type="float">
            <text:p>-6 000,00</text:p>
          </table:table-cell>
          <table:table-cell table:style-name="ce65" table:formula="of:=[.K76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77:.G77])" office:value-type="float" office:value="4394.96" calcext:value-type="float">
            <text:p>4 394,96</text:p>
          </table:table-cell>
          <table:table-cell table:style-name="ce14" table:formula="of:=SUM([.B77:.L77])" office:value-type="float" office:value="-63304.67" calcext:value-type="float">
            <text:p>-63 304,67</text:p>
          </table:table-cell>
          <table:table-cell table:style-name="ce65" table:formula="of:=[.M77]-[.M76]" office:value-type="float" office:value="-824.179999999999" calcext:value-type="float">
            <text:p>-824,18</text:p>
          </table:table-cell>
          <table:table-cell table:style-name="ce66"/>
          <table:table-cell table:number-columns-repeated="1008"/>
        </table:table-row>
        <table:table-row table:style-name="ro1">
          <table:table-cell table:style-name="ce62" office:value-type="date" office:date-value="2021-11-24" calcext:value-type="date">
            <text:p>24.XI.21</text:p>
          </table:table-cell>
          <table:table-cell table:style-name="ce65" office:value-type="float" office:value="833.56" calcext:value-type="float">
            <text:p>833,56</text:p>
          </table:table-cell>
          <table:table-cell table:style-name="ce65" office:value-type="float" office:value="1153.03" calcext:value-type="float">
            <text:p>1 153,03</text:p>
          </table:table-cell>
          <table:table-cell table:style-name="ce65" table:number-columns-repeated="2"/>
          <table:table-cell table:style-name="ce65" office:value-type="float" office:value="30.77" calcext:value-type="float">
            <text:p>30,77</text:p>
          </table:table-cell>
          <table:table-cell table:style-name="ce65" office:value-type="float" office:value="20" calcext:value-type="float">
            <text:p>20,00</text:p>
          </table:table-cell>
          <table:table-cell table:style-name="ce65"/>
          <table:table-cell table:style-name="ce65" table:formula="of:=-[$Kredyt_Pożyczka.D11]" office:value-type="float" office:value="-55699.63" calcext:value-type="float">
            <text:p>-55 699,63</text:p>
          </table:table-cell>
          <table:table-cell table:style-name="ce65" table:formula="of:=[.J77]" office:value-type="float" office:value="-6000" calcext:value-type="float">
            <text:p>-6 000,00</text:p>
          </table:table-cell>
          <table:table-cell table:style-name="ce65" table:formula="of:=[.K77]" office:value-type="float" office:value="-25000" calcext:value-type="float">
            <text:p>-25 000,00</text:p>
          </table:table-cell>
          <table:table-cell table:style-name="ce65" table:formula="of:=[.L77]" office:value-type="float" office:value="19000" calcext:value-type="float">
            <text:p>19 000,00</text:p>
          </table:table-cell>
          <table:table-cell table:style-name="ce10" table:formula="of:=SUM([.B78:.G78])" office:value-type="float" office:value="2037.36" calcext:value-type="float">
            <text:p>2 037,36</text:p>
          </table:table-cell>
          <table:table-cell table:style-name="ce14" table:formula="of:=SUM([.B78:.L78])" office:value-type="float" office:value="-65662.27" calcext:value-type="float">
            <text:p>-65 662,27</text:p>
          </table:table-cell>
          <table:table-cell table:style-name="ce65" table:formula="of:=[.M78]-[.M77]" office:value-type="float" office:value="-2357.6" calcext:value-type="float">
            <text:p>-2 357,60</text:p>
          </table:table-cell>
          <table:table-cell table:style-name="ce66"/>
          <table:table-cell/>
          <table:table-cell table:style-name="ce74" table:number-columns-repeated="6"/>
          <table:table-cell table:style-name="ce76" table:number-columns-repeated="2"/>
          <table:table-cell table:style-name="ce74" table:number-columns-repeated="4"/>
          <table:table-cell table:number-columns-repeated="995"/>
        </table:table-row>
        <table:table-row table:style-name="ro1">
          <table:table-cell table:style-name="ce62" office:value-type="date" office:date-value="2021-12-09" calcext:value-type="date">
            <text:p>09.XII.21</text:p>
          </table:table-cell>
          <table:table-cell table:style-name="ce65" office:value-type="float" office:value="5184.36" calcext:value-type="float">
            <text:p>5 184,36</text:p>
          </table:table-cell>
          <table:table-cell table:style-name="ce65" office:value-type="float" office:value="74.06" calcext:value-type="float">
            <text:p>74,06</text:p>
          </table:table-cell>
          <table:table-cell table:style-name="ce65" table:number-columns-repeated="2"/>
          <table:table-cell table:style-name="ce65" office:value-type="float" office:value="1.77" calcext:value-type="float">
            <text:p>1,77</text:p>
          </table:table-cell>
          <table:table-cell table:style-name="ce65" office:value-type="float" office:value="507" calcext:value-type="float">
            <text:p>507,00</text:p>
          </table:table-cell>
          <table:table-cell table:style-name="ce65"/>
          <table:table-cell table:style-name="ce65" table:formula="of:=-[$Kredyt_Pożyczka.D11]" office:value-type="float" office:value="-55699.63" calcext:value-type="float">
            <text:p>-55 699,63</text:p>
          </table:table-cell>
          <table:table-cell table:style-name="ce65" office:value-type="float" office:value="-7000" calcext:value-type="float">
            <text:p>-7 000,00</text:p>
          </table:table-cell>
          <table:table-cell table:style-name="ce65" table:formula="of:=[.K78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79:.G79])" office:value-type="float" office:value="5767.19" calcext:value-type="float">
            <text:p>5 767,19</text:p>
          </table:table-cell>
          <table:table-cell table:style-name="ce14" table:formula="of:=SUM([.B79:.L79])" office:value-type="float" office:value="-62932.44" calcext:value-type="float">
            <text:p>-62 932,44</text:p>
          </table:table-cell>
          <table:table-cell table:style-name="ce65" table:formula="of:=[.M79]-[.M78]" office:value-type="float" office:value="3729.83" calcext:value-type="float">
            <text:p>3 729,83</text:p>
          </table:table-cell>
          <table:table-cell table:style-name="ce66" office:value-type="string" calcext:value-type="string">
            <text:p>regał i komoda</text:p>
          </table:table-cell>
          <table:table-cell/>
          <table:table-cell table:style-name="ce74" table:number-columns-repeated="12"/>
          <table:table-cell table:number-columns-repeated="995"/>
        </table:table-row>
        <table:table-row table:style-name="ro1">
          <table:table-cell table:style-name="ce62" office:value-type="date" office:date-value="2021-12-28" calcext:value-type="date">
            <text:p>28.XII.21</text:p>
          </table:table-cell>
          <table:table-cell table:style-name="ce65" office:value-type="float" office:value="1893.39" calcext:value-type="float">
            <text:p>1 893,39</text:p>
          </table:table-cell>
          <table:table-cell table:style-name="ce65" office:value-type="float" office:value="34" calcext:value-type="float">
            <text:p>34,00</text:p>
          </table:table-cell>
          <table:table-cell table:style-name="ce65" table:number-columns-repeated="2"/>
          <table:table-cell table:style-name="ce65" office:value-type="float" office:value="1.77" calcext:value-type="float">
            <text:p>1,77</text:p>
          </table:table-cell>
          <table:table-cell table:style-name="ce65" office:value-type="float" office:value="1331" calcext:value-type="float">
            <text:p>1 331,00</text:p>
          </table:table-cell>
          <table:table-cell table:style-name="ce65"/>
          <table:table-cell table:style-name="ce65" table:formula="of:=-[$Kredyt_Pożyczka.D12]" office:value-type="float" office:value="-54806.61" calcext:value-type="float">
            <text:p>-54 806,61</text:p>
          </table:table-cell>
          <table:table-cell table:style-name="ce65" office:value-type="float" office:value="-7000" calcext:value-type="float">
            <text:p>-7 000,00</text:p>
          </table:table-cell>
          <table:table-cell table:style-name="ce65" table:formula="of:=[.K79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80:.G80])" office:value-type="float" office:value="3260.16" calcext:value-type="float">
            <text:p>3 260,16</text:p>
          </table:table-cell>
          <table:table-cell table:style-name="ce14" table:formula="of:=SUM([.B80:.L80])" office:value-type="float" office:value="-64546.45" calcext:value-type="float">
            <text:p>-64 546,45</text:p>
          </table:table-cell>
          <table:table-cell table:style-name="ce65" table:formula="of:=[.M80]-[.M79]" office:value-type="float" office:value="-2507.03" calcext:value-type="float">
            <text:p>-2 507,03</text:p>
          </table:table-cell>
          <table:table-cell table:style-name="ce66" office:value-type="string" calcext:value-type="string">
            <text:p>sylwester</text:p>
          </table:table-cell>
          <table:table-cell/>
          <table:table-cell table:style-name="ce12"/>
          <table:table-cell table:style-name="ce76"/>
          <table:table-cell table:style-name="ce74" table:number-columns-repeated="4"/>
          <table:table-cell table:style-name="ce76"/>
          <table:table-cell table:style-name="ce74" table:number-columns-repeated="5"/>
          <table:table-cell table:number-columns-repeated="995"/>
        </table:table-row>
        <table:table-row table:style-name="ro1">
          <table:table-cell table:style-name="ce62" office:value-type="date" office:date-value="2022-01-02" calcext:value-type="date">
            <text:p>02.I.22</text:p>
          </table:table-cell>
          <table:table-cell table:style-name="ce65" table:formula="of:=813.22" office:value-type="float" office:value="813.22" calcext:value-type="float">
            <text:p>813,22</text:p>
          </table:table-cell>
          <table:table-cell table:style-name="ce65" office:value-type="float" office:value="34" calcext:value-type="float">
            <text:p>34,00</text:p>
          </table:table-cell>
          <table:table-cell table:style-name="ce65" table:number-columns-repeated="2"/>
          <table:table-cell table:style-name="ce65" office:value-type="float" office:value="1.77" calcext:value-type="float">
            <text:p>1,77</text:p>
          </table:table-cell>
          <table:table-cell table:style-name="ce65" office:value-type="float" office:value="1201" calcext:value-type="float">
            <text:p>1 201,00</text:p>
          </table:table-cell>
          <table:table-cell table:style-name="ce65"/>
          <table:table-cell table:style-name="ce65" table:formula="of:=-[$Kredyt_Pożyczka.D12]" office:value-type="float" office:value="-54806.61" calcext:value-type="float">
            <text:p>-54 806,61</text:p>
          </table:table-cell>
          <table:table-cell table:style-name="ce65" office:value-type="float" office:value="-7000" calcext:value-type="float">
            <text:p>-7 000,00</text:p>
          </table:table-cell>
          <table:table-cell table:style-name="ce65" table:formula="of:=[.K80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81:.G81])" office:value-type="float" office:value="2049.99" calcext:value-type="float">
            <text:p>2 049,99</text:p>
          </table:table-cell>
          <table:table-cell table:style-name="ce14" table:formula="of:=SUM([.B81:.L81])" office:value-type="float" office:value="-65756.62" calcext:value-type="float">
            <text:p>-65 756,62</text:p>
          </table:table-cell>
          <table:table-cell table:style-name="ce65" table:formula="of:=[.M81]-[.M80]" office:value-type="float" office:value="-1210.17" calcext:value-type="float">
            <text:p>-1 210,17</text:p>
          </table:table-cell>
          <table:table-cell table:style-name="ce66"/>
          <table:table-cell/>
          <table:table-cell table:style-name="ce12"/>
          <table:table-cell table:style-name="ce76"/>
          <table:table-cell table:style-name="ce74" table:number-columns-repeated="10"/>
          <table:table-cell table:number-columns-repeated="995"/>
        </table:table-row>
        <table:table-row table:style-name="ro1">
          <table:table-cell table:style-name="ce62" office:value-type="date" office:date-value="2022-01-10" calcext:value-type="date">
            <text:p>10.I.22</text:p>
          </table:table-cell>
          <table:table-cell table:style-name="ce65" table:formula="of:=5890.83" office:value-type="float" office:value="5890.83" calcext:value-type="float">
            <text:p>5 890,83</text:p>
          </table:table-cell>
          <table:table-cell table:style-name="ce65" office:value-type="float" office:value="534" calcext:value-type="float">
            <text:p>534,00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900" calcext:value-type="float">
            <text:p>900,00</text:p>
          </table:table-cell>
          <table:table-cell table:style-name="ce65"/>
          <table:table-cell table:style-name="ce65" table:formula="of:=-[$Kredyt_Pożyczka.D12]" office:value-type="float" office:value="-54806.61" calcext:value-type="float">
            <text:p>-54 806,61</text:p>
          </table:table-cell>
          <table:table-cell table:style-name="ce65" table:formula="of:=[.J81]" office:value-type="float" office:value="-7000" calcext:value-type="float">
            <text:p>-7 000,00</text:p>
          </table:table-cell>
          <table:table-cell table:style-name="ce65" table:formula="of:=[.K81]" office:value-type="float" office:value="-25000" calcext:value-type="float">
            <text:p>-25 000,00</text:p>
          </table:table-cell>
          <table:table-cell table:style-name="ce65" table:formula="of:=[.L81]" office:value-type="float" office:value="19000" calcext:value-type="float">
            <text:p>19 000,00</text:p>
          </table:table-cell>
          <table:table-cell table:style-name="ce10" table:formula="of:=SUM([.B82:.G82])" office:value-type="float" office:value="7347.6" calcext:value-type="float">
            <text:p>7 347,60</text:p>
          </table:table-cell>
          <table:table-cell table:style-name="ce14" table:formula="of:=SUM([.B82:.L82])" office:value-type="float" office:value="-60459.01" calcext:value-type="float">
            <text:p>-60 459,01</text:p>
          </table:table-cell>
          <table:table-cell table:style-name="ce65" table:formula="of:=[.M82]-[.M81]" office:value-type="float" office:value="5297.61" calcext:value-type="float">
            <text:p>5 297,61</text:p>
          </table:table-cell>
          <table:table-cell table:style-name="ce66"/>
          <table:table-cell/>
          <table:table-cell table:style-name="ce74" table:number-columns-repeated="12"/>
          <table:table-cell table:number-columns-repeated="995"/>
        </table:table-row>
        <table:table-row table:style-name="ro1">
          <table:table-cell table:style-name="ce62" office:value-type="date" office:date-value="2022-01-16" calcext:value-type="date">
            <text:p>16.I.22</text:p>
          </table:table-cell>
          <table:table-cell table:style-name="ce65" office:value-type="float" office:value="2523.25" calcext:value-type="float">
            <text:p>2 523,25</text:p>
          </table:table-cell>
          <table:table-cell table:style-name="ce65" office:value-type="float" office:value="1534" calcext:value-type="float">
            <text:p>1 534,00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1020" calcext:value-type="float">
            <text:p>1 020,00</text:p>
          </table:table-cell>
          <table:table-cell table:style-name="ce65" office:value-type="float" office:value="952.56" calcext:value-type="float">
            <text:p>952,56</text:p>
          </table:table-cell>
          <table:table-cell table:style-name="ce65" table:formula="of:=-[$Kredyt_Pożyczka.D13]" office:value-type="float" office:value="-53802.82" calcext:value-type="float">
            <text:p>-53 802,82</text:p>
          </table:table-cell>
          <table:table-cell table:style-name="ce65" table:formula="of:=[.J82]" office:value-type="float" office:value="-7000" calcext:value-type="float">
            <text:p>-7 000,00</text:p>
          </table:table-cell>
          <table:table-cell table:style-name="ce65" table:formula="of:=[.K82]" office:value-type="float" office:value="-25000" calcext:value-type="float">
            <text:p>-25 000,00</text:p>
          </table:table-cell>
          <table:table-cell table:style-name="ce65" table:formula="of:=[.L82]" office:value-type="float" office:value="19000" calcext:value-type="float">
            <text:p>19 000,00</text:p>
          </table:table-cell>
          <table:table-cell table:style-name="ce10" table:formula="of:=SUM([.B83:.H83])" office:value-type="float" office:value="6052.58" calcext:value-type="float">
            <text:p>6 052,58</text:p>
          </table:table-cell>
          <table:table-cell table:style-name="ce14" table:formula="of:=SUM([.B83:.L83])" office:value-type="float" office:value="-60750.24" calcext:value-type="float">
            <text:p>-60 750,24</text:p>
          </table:table-cell>
          <table:table-cell table:style-name="ce65" table:formula="of:=[.M83]-[.M82]" office:value-type="float" office:value="-1295.02" calcext:value-type="float">
            <text:p>-1 295,02</text:p>
          </table:table-cell>
          <table:table-cell table:style-name="ce66"/>
          <table:table-cell/>
          <table:table-cell table:style-name="ce74"/>
          <table:table-cell table:style-name="ce76"/>
          <table:table-cell table:style-name="ce74" table:number-columns-repeated="10"/>
          <table:table-cell table:number-columns-repeated="995"/>
        </table:table-row>
        <table:table-row table:style-name="ro1">
          <table:table-cell table:style-name="ce62" office:value-type="date" office:date-value="2022-02-04" calcext:value-type="date">
            <text:p>04.II.22</text:p>
          </table:table-cell>
          <table:table-cell table:style-name="ce65" office:value-type="float" office:value="1276.43" calcext:value-type="float">
            <text:p>1 276,43</text:p>
          </table:table-cell>
          <table:table-cell table:style-name="ce65" office:value-type="float" office:value="529.32" calcext:value-type="float">
            <text:p>529,32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478" calcext:value-type="float">
            <text:p>478,00</text:p>
          </table:table-cell>
          <table:table-cell table:style-name="ce65" office:value-type="float" office:value="565.09" calcext:value-type="float">
            <text:p>565,09</text:p>
          </table:table-cell>
          <table:table-cell table:style-name="ce65" table:formula="of:=-[$Kredyt_Pożyczka.D13]" office:value-type="float" office:value="-53802.82" calcext:value-type="float">
            <text:p>-53 802,82</text:p>
          </table:table-cell>
          <table:table-cell table:style-name="ce65" office:value-type="float" office:value="-7000" calcext:value-type="float">
            <text:p>-7 000,00</text:p>
          </table:table-cell>
          <table:table-cell table:style-name="ce65" table:formula="of:=[.K83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84:.H84])" office:value-type="float" office:value="2871.61" calcext:value-type="float">
            <text:p>2 871,61</text:p>
          </table:table-cell>
          <table:table-cell table:style-name="ce14" table:formula="of:=SUM([.B84:.L84])" office:value-type="float" office:value="-63931.21" calcext:value-type="float">
            <text:p>-63 931,21</text:p>
          </table:table-cell>
          <table:table-cell table:style-name="ce65" table:formula="of:=[.M84]-[.M83]" office:value-type="float" office:value="-3180.97" calcext:value-type="float">
            <text:p>-3 180,97</text:p>
          </table:table-cell>
          <table:table-cell table:style-name="ce66"/>
          <table:table-cell/>
          <table:table-cell table:style-name="ce74" table:number-columns-repeated="12"/>
          <table:table-cell table:number-columns-repeated="995"/>
        </table:table-row>
        <table:table-row table:style-name="ro1">
          <table:table-cell table:style-name="ce62" office:value-type="date" office:date-value="2022-02-10" calcext:value-type="date">
            <text:p>10.II.22</text:p>
          </table:table-cell>
          <table:table-cell table:style-name="ce65" office:value-type="float" office:value="5934.13" calcext:value-type="float">
            <text:p>5 934,13</text:p>
          </table:table-cell>
          <table:table-cell table:style-name="ce65" office:value-type="float" office:value="1529.32" calcext:value-type="float">
            <text:p>1 529,32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155" calcext:value-type="float">
            <text:p>155,00</text:p>
          </table:table-cell>
          <table:table-cell table:style-name="ce65" office:value-type="float" office:value="583.31" calcext:value-type="float">
            <text:p>583,31</text:p>
          </table:table-cell>
          <table:table-cell table:style-name="ce65" table:formula="of:=-[$Kredyt_Pożyczka.D13]" office:value-type="float" office:value="-53802.82" calcext:value-type="float">
            <text:p>-53 802,82</text:p>
          </table:table-cell>
          <table:table-cell table:style-name="ce65" office:value-type="float" office:value="-7000" calcext:value-type="float">
            <text:p>-7 000,00</text:p>
          </table:table-cell>
          <table:table-cell table:style-name="ce65" table:formula="of:=[.K84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85:.H85])" office:value-type="float" office:value="8224.53" calcext:value-type="float">
            <text:p>8 224,53</text:p>
          </table:table-cell>
          <table:table-cell table:style-name="ce14" table:formula="of:=SUM([.B85:.L85])" office:value-type="float" office:value="-58578.29" calcext:value-type="float">
            <text:p>-58 578,29</text:p>
          </table:table-cell>
          <table:table-cell table:style-name="ce65" table:formula="of:=[.M85]-[.M84]" office:value-type="float" office:value="5352.92" calcext:value-type="float">
            <text:p>5 352,92</text:p>
          </table:table-cell>
          <table:table-cell table:style-name="ce66"/>
          <table:table-cell/>
          <table:table-cell table:style-name="ce12"/>
          <table:table-cell table:style-name="ce74" table:number-columns-repeated="11"/>
          <table:table-cell table:number-columns-repeated="995"/>
        </table:table-row>
        <table:table-row table:style-name="ro1">
          <table:table-cell table:style-name="ce62" office:value-type="date" office:date-value="2022-02-20" calcext:value-type="date">
            <text:p>20.II.22</text:p>
          </table:table-cell>
          <table:table-cell table:style-name="ce65" office:value-type="float" office:value="4132.55" calcext:value-type="float">
            <text:p>4 132,55</text:p>
          </table:table-cell>
          <table:table-cell table:style-name="ce65" office:value-type="float" office:value="433.64" calcext:value-type="float">
            <text:p>433,64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176" calcext:value-type="float">
            <text:p>176,00</text:p>
          </table:table-cell>
          <table:table-cell table:style-name="ce65" office:value-type="float" office:value="496.32" calcext:value-type="float">
            <text:p>496,32</text:p>
          </table:table-cell>
          <table:table-cell table:style-name="ce65" table:formula="of:=-[$Kredyt_Pożyczka.D14]" office:value-type="float" office:value="-52799.03" calcext:value-type="float">
            <text:p>-52 799,03</text:p>
          </table:table-cell>
          <table:table-cell table:style-name="ce65" office:value-type="float" office:value="-7000" calcext:value-type="float">
            <text:p>-7 000,00</text:p>
          </table:table-cell>
          <table:table-cell table:style-name="ce65" table:formula="of:=[.K85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86:.H86])" office:value-type="float" office:value="5261.28" calcext:value-type="float">
            <text:p>5 261,28</text:p>
          </table:table-cell>
          <table:table-cell table:style-name="ce14" table:formula="of:=SUM([.B86:.L86])" office:value-type="float" office:value="-60537.75" calcext:value-type="float">
            <text:p>-60 537,75</text:p>
          </table:table-cell>
          <table:table-cell table:style-name="ce65" table:formula="of:=[.M86]-[.M85]" office:value-type="float" office:value="-2963.25" calcext:value-type="float">
            <text:p>-2 963,25</text:p>
          </table:table-cell>
          <table:table-cell table:style-name="ce66"/>
          <table:table-cell/>
          <table:table-cell table:style-name="ce74" table:number-columns-repeated="12"/>
          <table:table-cell table:number-columns-repeated="995"/>
        </table:table-row>
        <table:table-row table:style-name="ro1">
          <table:table-cell table:style-name="ce62" office:value-type="date" office:date-value="2022-02-26" calcext:value-type="date">
            <text:p>26.II.22</text:p>
          </table:table-cell>
          <table:table-cell table:style-name="ce65" office:value-type="float" office:value="3230.63" calcext:value-type="float">
            <text:p>3 230,63</text:p>
          </table:table-cell>
          <table:table-cell table:style-name="ce65" office:value-type="float" office:value="433.64" calcext:value-type="float">
            <text:p>433,64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279" calcext:value-type="float">
            <text:p>279,00</text:p>
          </table:table-cell>
          <table:table-cell table:style-name="ce65" office:value-type="float" office:value="476.73" calcext:value-type="float">
            <text:p>476,73</text:p>
          </table:table-cell>
          <table:table-cell table:style-name="ce65" table:formula="of:=-[$Kredyt_Pożyczka.D14]" office:value-type="float" office:value="-52799.03" calcext:value-type="float">
            <text:p>-52 799,03</text:p>
          </table:table-cell>
          <table:table-cell table:style-name="ce65" office:value-type="float" office:value="-7000" calcext:value-type="float">
            <text:p>-7 000,00</text:p>
          </table:table-cell>
          <table:table-cell table:style-name="ce65" table:formula="of:=[.K86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87:.H87])" office:value-type="float" office:value="4442.77" calcext:value-type="float">
            <text:p>4 442,77</text:p>
          </table:table-cell>
          <table:table-cell table:style-name="ce14" table:formula="of:=SUM([.B87:.L87])" office:value-type="float" office:value="-61356.26" calcext:value-type="float">
            <text:p>-61 356,26</text:p>
          </table:table-cell>
          <table:table-cell table:style-name="ce65" table:formula="of:=[.M87]-[.M86]" office:value-type="float" office:value="-818.509999999999" calcext:value-type="float">
            <text:p>-818,51</text:p>
          </table:table-cell>
          <table:table-cell table:style-name="ce66"/>
          <table:table-cell/>
          <table:table-cell table:style-name="ce74"/>
          <table:table-cell table:style-name="ce76"/>
          <table:table-cell table:style-name="ce74" table:number-columns-repeated="10"/>
          <table:table-cell table:number-columns-repeated="995"/>
        </table:table-row>
        <table:table-row table:style-name="ro1">
          <table:table-cell table:style-name="ce62" office:value-type="date" office:date-value="2022-03-06" calcext:value-type="date">
            <text:p>06.III.22</text:p>
          </table:table-cell>
          <table:table-cell table:style-name="ce65" office:value-type="float" office:value="1355.55" calcext:value-type="float">
            <text:p>1 355,55</text:p>
          </table:table-cell>
          <table:table-cell table:style-name="ce65" office:value-type="float" office:value="433.64" calcext:value-type="float">
            <text:p>433,64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83" calcext:value-type="float">
            <text:p>83,00</text:p>
          </table:table-cell>
          <table:table-cell table:style-name="ce65" office:value-type="float" office:value="543.78" calcext:value-type="float">
            <text:p>543,78</text:p>
          </table:table-cell>
          <table:table-cell table:style-name="ce65" table:formula="of:=-[$Kredyt_Pożyczka.D14]" office:value-type="float" office:value="-52799.03" calcext:value-type="float">
            <text:p>-52 799,03</text:p>
          </table:table-cell>
          <table:table-cell table:style-name="ce65" office:value-type="float" office:value="-6000" calcext:value-type="float">
            <text:p>-6 000,00</text:p>
          </table:table-cell>
          <table:table-cell table:style-name="ce65" table:formula="of:=[.K87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88:.H88])" office:value-type="float" office:value="2438.74" calcext:value-type="float">
            <text:p>2 438,74</text:p>
          </table:table-cell>
          <table:table-cell table:style-name="ce14" table:formula="of:=SUM([.B88:.L88])" office:value-type="float" office:value="-62360.29" calcext:value-type="float">
            <text:p>-62 360,29</text:p>
          </table:table-cell>
          <table:table-cell table:style-name="ce65" table:formula="of:=[.M88]-[.M87]" office:value-type="float" office:value="-2004.03" calcext:value-type="float">
            <text:p>-2 004,03</text:p>
          </table:table-cell>
          <table:table-cell table:style-name="ce66"/>
          <table:table-cell/>
          <table:table-cell table:style-name="ce74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3-09" calcext:value-type="date">
            <text:p>09.III.22</text:p>
          </table:table-cell>
          <table:table-cell table:style-name="ce65" office:value-type="float" office:value="9003.88" calcext:value-type="float">
            <text:p>9 003,88</text:p>
          </table:table-cell>
          <table:table-cell table:style-name="ce65" office:value-type="float" office:value="433.64" calcext:value-type="float">
            <text:p>433,64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83" calcext:value-type="float">
            <text:p>83,00</text:p>
          </table:table-cell>
          <table:table-cell table:style-name="ce65" office:value-type="float" office:value="543.78" calcext:value-type="float">
            <text:p>543,78</text:p>
          </table:table-cell>
          <table:table-cell table:style-name="ce65" table:formula="of:=-[$Kredyt_Pożyczka.D14]" office:value-type="float" office:value="-52799.03" calcext:value-type="float">
            <text:p>-52 799,03</text:p>
          </table:table-cell>
          <table:table-cell table:style-name="ce65" office:value-type="float" office:value="-6000" calcext:value-type="float">
            <text:p>-6 000,00</text:p>
          </table:table-cell>
          <table:table-cell table:style-name="ce65" table:formula="of:=[.K88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89:.H89])" office:value-type="float" office:value="10087.07" calcext:value-type="float">
            <text:p>10 087,07</text:p>
          </table:table-cell>
          <table:table-cell table:style-name="ce14" table:formula="of:=SUM([.B89:.L89])" office:value-type="float" office:value="-54711.96" calcext:value-type="float">
            <text:p>-54 711,96</text:p>
          </table:table-cell>
          <table:table-cell table:style-name="ce65" table:formula="of:=[.M89]-[.M88]" office:value-type="float" office:value="7648.33" calcext:value-type="float">
            <text:p>7 648,33</text:p>
          </table:table-cell>
          <table:table-cell table:style-name="ce66"/>
          <table:table-cell/>
          <table:table-cell table:style-name="ce74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3-27" calcext:value-type="date">
            <text:p>27.III.22</text:p>
          </table:table-cell>
          <table:table-cell table:style-name="ce65" office:value-type="float" office:value="4889.11" calcext:value-type="float">
            <text:p>4 889,11</text:p>
          </table:table-cell>
          <table:table-cell table:style-name="ce65" office:value-type="float" office:value="271.55" calcext:value-type="float">
            <text:p>271,55</text:p>
          </table:table-cell>
          <table:table-cell table:style-name="ce65" table:number-columns-repeated="2"/>
          <table:table-cell table:style-name="ce65" table:formula="of:=[.F89]" office:value-type="float" office:value="22.77" calcext:value-type="float">
            <text:p>22,77</text:p>
          </table:table-cell>
          <table:table-cell table:style-name="ce65" office:value-type="float" office:value="12" calcext:value-type="float">
            <text:p>12,00</text:p>
          </table:table-cell>
          <table:table-cell table:style-name="ce65" office:value-type="float" office:value="1114.98" calcext:value-type="float">
            <text:p>1 114,98</text:p>
          </table:table-cell>
          <table:table-cell table:style-name="ce65" table:formula="of:=-[$Kredyt_Pożyczka.D15]" office:value-type="float" office:value="-51795.24" calcext:value-type="float">
            <text:p>-51 795,24</text:p>
          </table:table-cell>
          <table:table-cell table:style-name="ce65" office:value-type="float" office:value="-6000" calcext:value-type="float">
            <text:p>-6 000,00</text:p>
          </table:table-cell>
          <table:table-cell table:style-name="ce65" table:formula="of:=[.K89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90:.H90])" office:value-type="float" office:value="6310.41" calcext:value-type="float">
            <text:p>6 310,41</text:p>
          </table:table-cell>
          <table:table-cell table:style-name="ce14" table:formula="of:=SUM([.B90:.L90])" office:value-type="float" office:value="-57484.83" calcext:value-type="float">
            <text:p>-57 484,83</text:p>
          </table:table-cell>
          <table:table-cell table:style-name="ce65" table:formula="of:=[.M90]-[.M89]" office:value-type="float" office:value="-3776.66" calcext:value-type="float">
            <text:p>-3 776,66</text:p>
          </table:table-cell>
          <table:table-cell table:style-name="ce66" office:value-type="string" calcext:value-type="string">
            <text:p>szafa na buty</text:p>
          </table:table-cell>
          <table:table-cell/>
          <table:table-cell table:style-name="ce74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4-05" calcext:value-type="date">
            <text:p>05.IV.22</text:p>
          </table:table-cell>
          <table:table-cell table:style-name="ce65" office:value-type="float" office:value="4868.21" calcext:value-type="float">
            <text:p>4 868,21</text:p>
          </table:table-cell>
          <table:table-cell table:style-name="ce65" office:value-type="float" office:value="202.6" calcext:value-type="float">
            <text:p>202,60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450" calcext:value-type="float">
            <text:p>1 450,00</text:p>
          </table:table-cell>
          <table:table-cell table:style-name="ce65" table:formula="of:=-[$Kredyt_Pożyczka.D15]" office:value-type="float" office:value="-51795.24" calcext:value-type="float">
            <text:p>-51 795,24</text:p>
          </table:table-cell>
          <table:table-cell table:style-name="ce65" table:formula="of:=[.J90]" office:value-type="float" office:value="-6000" calcext:value-type="float">
            <text:p>-6 000,00</text:p>
          </table:table-cell>
          <table:table-cell table:style-name="ce65" table:formula="of:=[.K90]" office:value-type="float" office:value="-25000" calcext:value-type="float">
            <text:p>-25 000,00</text:p>
          </table:table-cell>
          <table:table-cell table:style-name="ce65" table:formula="of:=[.L90]" office:value-type="float" office:value="19000" calcext:value-type="float">
            <text:p>19 000,00</text:p>
          </table:table-cell>
          <table:table-cell table:style-name="ce10" table:formula="of:=SUM([.B91:.H91])" office:value-type="float" office:value="6543.58" calcext:value-type="float">
            <text:p>6 543,58</text:p>
          </table:table-cell>
          <table:table-cell table:style-name="ce14" table:formula="of:=SUM([.B91:.L91])" office:value-type="float" office:value="-57251.66" calcext:value-type="float">
            <text:p>-57 251,66</text:p>
          </table:table-cell>
          <table:table-cell table:style-name="ce65" table:formula="of:=[.M91]-[.M90]" office:value-type="float" office:value="233.17" calcext:value-type="float">
            <text:p>233,17</text:p>
          </table:table-cell>
          <table:table-cell table:style-name="ce66"/>
          <table:table-cell/>
          <table:table-cell table:style-name="ce74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4-08" calcext:value-type="date">
            <text:p>08.IV.22</text:p>
          </table:table-cell>
          <table:table-cell table:style-name="ce65" office:value-type="float" office:value="8450.56" calcext:value-type="float">
            <text:p>8 450,56</text:p>
          </table:table-cell>
          <table:table-cell table:style-name="ce65" office:value-type="float" office:value="2202.6" calcext:value-type="float">
            <text:p>2 202,60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7" calcext:value-type="float">
            <text:p>7,00</text:p>
          </table:table-cell>
          <table:table-cell table:style-name="ce65" office:value-type="float" office:value="1692.63" calcext:value-type="float">
            <text:p>1 692,63</text:p>
          </table:table-cell>
          <table:table-cell table:style-name="ce65" table:formula="of:=-[$Kredyt_Pożyczka.D15]" office:value-type="float" office:value="-51795.24" calcext:value-type="float">
            <text:p>-51 795,24</text:p>
          </table:table-cell>
          <table:table-cell table:style-name="ce65" office:value-type="float" office:value="-5000" calcext:value-type="float">
            <text:p>-5 000,00</text:p>
          </table:table-cell>
          <table:table-cell table:style-name="ce65" table:formula="of:=[.K91]" office:value-type="float" office:value="-25000" calcext:value-type="float">
            <text:p>-25 000,00</text:p>
          </table:table-cell>
          <table:table-cell table:style-name="ce65" table:formula="of:=[.L91]" office:value-type="float" office:value="19000" calcext:value-type="float">
            <text:p>19 000,00</text:p>
          </table:table-cell>
          <table:table-cell table:style-name="ce10" table:formula="of:=SUM([.B92:.H92])" office:value-type="float" office:value="12375.56" calcext:value-type="float">
            <text:p>12 375,56</text:p>
          </table:table-cell>
          <table:table-cell table:style-name="ce14" table:formula="of:=SUM([.B92:.L92])" office:value-type="float" office:value="-50419.68" calcext:value-type="float">
            <text:p>-50 419,68</text:p>
          </table:table-cell>
          <table:table-cell table:style-name="ce65" table:formula="of:=[.M92]-[.M91]" office:value-type="float" office:value="5831.98" calcext:value-type="float">
            <text:p>5 831,98</text:p>
          </table:table-cell>
          <table:table-cell table:style-name="ce66"/>
          <table:table-cell/>
          <table:table-cell table:style-name="ce74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4-09" calcext:value-type="date">
            <text:p>09.IV.22</text:p>
          </table:table-cell>
          <table:table-cell table:style-name="ce65" office:value-type="float" office:value="8380.56" calcext:value-type="float">
            <text:p>8 380,56</text:p>
          </table:table-cell>
          <table:table-cell table:style-name="ce65" table:formula="of:=[.C92]" office:value-type="float" office:value="2202.6" calcext:value-type="float">
            <text:p>2 202,60</text:p>
          </table:table-cell>
          <table:table-cell table:style-name="ce65" table:number-columns-repeated="2"/>
          <table:table-cell table:style-name="ce65" table:formula="of:=[.F92]" office:value-type="float" office:value="22.77" calcext:value-type="float">
            <text:p>22,77</text:p>
          </table:table-cell>
          <table:table-cell table:style-name="ce65" table:formula="of:=[.G92]" office:value-type="float" office:value="7" calcext:value-type="float">
            <text:p>7,00</text:p>
          </table:table-cell>
          <table:table-cell table:style-name="ce65" office:value-type="float" office:value="1542.09" calcext:value-type="float">
            <text:p>1 542,09</text:p>
          </table:table-cell>
          <table:table-cell table:style-name="ce65" table:formula="of:=-[$Kredyt_Pożyczka.D15]" office:value-type="float" office:value="-51795.24" calcext:value-type="float">
            <text:p>-51 795,24</text:p>
          </table:table-cell>
          <table:table-cell table:style-name="ce65" office:value-type="float" office:value="-5000" calcext:value-type="float">
            <text:p>-5 000,00</text:p>
          </table:table-cell>
          <table:table-cell table:style-name="ce65" table:formula="of:=[.K92]" office:value-type="float" office:value="-25000" calcext:value-type="float">
            <text:p>-25 000,00</text:p>
          </table:table-cell>
          <table:table-cell table:style-name="ce65" table:formula="of:=[.L92]" office:value-type="float" office:value="19000" calcext:value-type="float">
            <text:p>19 000,00</text:p>
          </table:table-cell>
          <table:table-cell table:style-name="ce10" table:formula="of:=SUM([.B93:.H93])" office:value-type="float" office:value="12155.02" calcext:value-type="float">
            <text:p>12 155,02</text:p>
          </table:table-cell>
          <table:table-cell table:style-name="ce14" table:formula="of:=SUM([.B93:.L93])" office:value-type="float" office:value="-50640.22" calcext:value-type="float">
            <text:p>-50 640,22</text:p>
          </table:table-cell>
          <table:table-cell table:style-name="ce65" table:formula="of:=[.M93]-[.M92]" office:value-type="float" office:value="-220.540000000001" calcext:value-type="float">
            <text:p>-220,54</text:p>
          </table:table-cell>
          <table:table-cell table:style-name="ce66"/>
          <table:table-cell/>
          <table:table-cell table:style-name="ce74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4-12" calcext:value-type="date">
            <text:p>12.IV.22</text:p>
          </table:table-cell>
          <table:table-cell table:style-name="ce65" table:formula="of:=6615.56" office:value-type="float" office:value="6615.56" calcext:value-type="float">
            <text:p>6 615,56</text:p>
          </table:table-cell>
          <table:table-cell table:style-name="ce65" office:value-type="float" office:value="1558.32" calcext:value-type="float">
            <text:p>1 558,32</text:p>
          </table:table-cell>
          <table:table-cell table:style-name="ce65" table:number-columns-repeated="2"/>
          <table:table-cell table:style-name="ce65" table:formula="of:=[.F93]" office:value-type="float" office:value="22.77" calcext:value-type="float">
            <text:p>22,77</text:p>
          </table:table-cell>
          <table:table-cell table:style-name="ce65" table:formula="of:=[.G93]" office:value-type="float" office:value="7" calcext:value-type="float">
            <text:p>7,00</text:p>
          </table:table-cell>
          <table:table-cell table:style-name="ce65" office:value-type="float" office:value="1351.81" calcext:value-type="float">
            <text:p>1 351,81</text:p>
          </table:table-cell>
          <table:table-cell table:style-name="ce65" table:formula="of:=-[$Kredyt_Pożyczka.D16]" office:value-type="float" office:value="-48875.5" calcext:value-type="float">
            <text:p>-48 875,50</text:p>
          </table:table-cell>
          <table:table-cell table:style-name="ce65" office:value-type="float" office:value="-5000" calcext:value-type="float">
            <text:p>-5 000,00</text:p>
          </table:table-cell>
          <table:table-cell table:style-name="ce65" table:formula="of:=[.K93]" office:value-type="float" office:value="-25000" calcext:value-type="float">
            <text:p>-25 000,00</text:p>
          </table:table-cell>
          <table:table-cell table:style-name="ce65" table:formula="of:=[.L93]" office:value-type="float" office:value="19000" calcext:value-type="float">
            <text:p>19 000,00</text:p>
          </table:table-cell>
          <table:table-cell table:style-name="ce10" table:formula="of:=SUM([.B94:.H94])" office:value-type="float" office:value="9555.46" calcext:value-type="float">
            <text:p>9 555,46</text:p>
          </table:table-cell>
          <table:table-cell table:style-name="ce14" table:formula="of:=SUM([.B94:.L94])" office:value-type="float" office:value="-50320.04" calcext:value-type="float">
            <text:p>-50 320,04</text:p>
          </table:table-cell>
          <table:table-cell table:style-name="ce65" table:formula="of:=[.M94]-[.M93]" office:value-type="float" office:value="-2599.56" calcext:value-type="float">
            <text:p>-2 599,56</text:p>
          </table:table-cell>
          <table:table-cell table:style-name="ce66"/>
          <table:table-cell/>
          <table:table-cell table:style-name="ce74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4-14" calcext:value-type="date">
            <text:p>14.IV.22</text:p>
          </table:table-cell>
          <table:table-cell table:style-name="ce65" office:value-type="float" office:value="5861.11" calcext:value-type="float">
            <text:p>5 861,11</text:p>
          </table:table-cell>
          <table:table-cell table:style-name="ce65" table:formula="of:=[.C94]" office:value-type="float" office:value="1558.32" calcext:value-type="float">
            <text:p>1 558,32</text:p>
          </table:table-cell>
          <table:table-cell table:style-name="ce65" table:number-columns-repeated="2"/>
          <table:table-cell table:style-name="ce65" table:formula="of:=[.F94]" office:value-type="float" office:value="22.77" calcext:value-type="float">
            <text:p>22,77</text:p>
          </table:table-cell>
          <table:table-cell table:style-name="ce65" office:value-type="float" office:value="51" calcext:value-type="float">
            <text:p>51,00</text:p>
          </table:table-cell>
          <table:table-cell table:style-name="ce65" office:value-type="float" office:value="1354.77" calcext:value-type="float">
            <text:p>1 354,77</text:p>
          </table:table-cell>
          <table:table-cell table:style-name="ce65" table:formula="of:=[.I94]" office:value-type="float" office:value="-48875.5" calcext:value-type="float">
            <text:p>-48 875,50</text:p>
          </table:table-cell>
          <table:table-cell table:style-name="ce65" table:formula="of:=[.J94]" office:value-type="float" office:value="-5000" calcext:value-type="float">
            <text:p>-5 000,00</text:p>
          </table:table-cell>
          <table:table-cell table:style-name="ce65" table:formula="of:=[.K94]" office:value-type="float" office:value="-25000" calcext:value-type="float">
            <text:p>-25 000,00</text:p>
          </table:table-cell>
          <table:table-cell table:style-name="ce65" table:formula="of:=[.L94]" office:value-type="float" office:value="19000" calcext:value-type="float">
            <text:p>19 000,00</text:p>
          </table:table-cell>
          <table:table-cell table:style-name="ce10" table:formula="of:=SUM([.B95:.H95])" office:value-type="float" office:value="8847.97" calcext:value-type="float">
            <text:p>8 847,97</text:p>
          </table:table-cell>
          <table:table-cell table:style-name="ce14" table:formula="of:=SUM([.B95:.L95])" office:value-type="float" office:value="-51027.53" calcext:value-type="float">
            <text:p>-51 027,53</text:p>
          </table:table-cell>
          <table:table-cell table:style-name="ce65" table:formula="of:=[.M95]-[.M94]" office:value-type="float" office:value="-707.490000000002" calcext:value-type="float">
            <text:p>-707,49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4-27" calcext:value-type="date">
            <text:p>27.IV.22</text:p>
          </table:table-cell>
          <table:table-cell table:style-name="ce65" office:value-type="float" office:value="3882.76" calcext:value-type="float">
            <text:p>3 882,76</text:p>
          </table:table-cell>
          <table:table-cell table:style-name="ce65" office:value-type="float" office:value="571.56" calcext:value-type="float">
            <text:p>571,56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525" calcext:value-type="float">
            <text:p>525,00</text:p>
          </table:table-cell>
          <table:table-cell table:style-name="ce65" office:value-type="float" office:value="1981.24" calcext:value-type="float">
            <text:p>1 981,24</text:p>
          </table:table-cell>
          <table:table-cell table:style-name="ce65" table:formula="of:=-[$Kredyt_Pożyczka.D17]" office:value-type="float" office:value="-48135.33" calcext:value-type="float">
            <text:p>-48 135,33</text:p>
          </table:table-cell>
          <table:table-cell table:style-name="ce65" table:formula="of:=[.J95]" office:value-type="float" office:value="-5000" calcext:value-type="float">
            <text:p>-5 000,00</text:p>
          </table:table-cell>
          <table:table-cell table:style-name="ce65" table:formula="of:=[.K95]" office:value-type="float" office:value="-25000" calcext:value-type="float">
            <text:p>-25 000,00</text:p>
          </table:table-cell>
          <table:table-cell table:style-name="ce65" table:formula="of:=[.L95]" office:value-type="float" office:value="19000" calcext:value-type="float">
            <text:p>19 000,00</text:p>
          </table:table-cell>
          <table:table-cell table:style-name="ce10" table:formula="of:=SUM([.B96:.H96])" office:value-type="float" office:value="6983.33" calcext:value-type="float">
            <text:p>6 983,33</text:p>
          </table:table-cell>
          <table:table-cell table:style-name="ce14" table:formula="of:=SUM([.B96:.L96])" office:value-type="float" office:value="-52152" calcext:value-type="float">
            <text:p>-52 152,00</text:p>
          </table:table-cell>
          <table:table-cell table:style-name="ce65" table:formula="of:=[.M96]-[.M95]" office:value-type="float" office:value="-1864.64" calcext:value-type="float">
            <text:p>-1 864,64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5-07" calcext:value-type="date">
            <text:p>07.V.22</text:p>
          </table:table-cell>
          <table:table-cell table:style-name="ce65" office:value-type="float" office:value="1986.24" calcext:value-type="float">
            <text:p>1 986,24</text:p>
          </table:table-cell>
          <table:table-cell table:style-name="ce65" office:value-type="float" office:value="446.27" calcext:value-type="float">
            <text:p>446,27</text:p>
          </table:table-cell>
          <table:table-cell table:style-name="ce65" table:number-columns-repeated="2"/>
          <table:table-cell table:style-name="ce65" table:formula="of:=[.F96]" office:value-type="float" office:value="22.77" calcext:value-type="float">
            <text:p>22,77</text:p>
          </table:table-cell>
          <table:table-cell table:style-name="ce65" office:value-type="float" office:value="504" calcext:value-type="float">
            <text:p>504,00</text:p>
          </table:table-cell>
          <table:table-cell table:style-name="ce65" office:value-type="float" office:value="1092.22" calcext:value-type="float">
            <text:p>1 092,22</text:p>
          </table:table-cell>
          <table:table-cell table:style-name="ce65" table:formula="of:=[.I96]" office:value-type="float" office:value="-48135.33" calcext:value-type="float">
            <text:p>-48 135,33</text:p>
          </table:table-cell>
          <table:table-cell table:style-name="ce65" table:formula="of:=[.J96]" office:value-type="float" office:value="-5000" calcext:value-type="float">
            <text:p>-5 000,00</text:p>
          </table:table-cell>
          <table:table-cell table:style-name="ce65" table:formula="of:=[.K96]" office:value-type="float" office:value="-25000" calcext:value-type="float">
            <text:p>-25 000,00</text:p>
          </table:table-cell>
          <table:table-cell table:style-name="ce65" table:formula="of:=[.L96]" office:value-type="float" office:value="19000" calcext:value-type="float">
            <text:p>19 000,00</text:p>
          </table:table-cell>
          <table:table-cell table:style-name="ce10" table:formula="of:=SUM([.B97:.H97])" office:value-type="float" office:value="4051.5" calcext:value-type="float">
            <text:p>4 051,50</text:p>
          </table:table-cell>
          <table:table-cell table:style-name="ce14" table:formula="of:=SUM([.B97:.L97])" office:value-type="float" office:value="-55083.83" calcext:value-type="float">
            <text:p>-55 083,83</text:p>
          </table:table-cell>
          <table:table-cell table:style-name="ce65" table:formula="of:=[.M97]-[.M96]" office:value-type="float" office:value="-2931.83" calcext:value-type="float">
            <text:p>-2 931,83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5-11" calcext:value-type="date">
            <text:p>11.V.22</text:p>
          </table:table-cell>
          <table:table-cell table:style-name="ce65" office:value-type="float" office:value="7021.43" calcext:value-type="float">
            <text:p>7 021,43</text:p>
          </table:table-cell>
          <table:table-cell table:style-name="ce65" office:value-type="float" office:value="2373.48" calcext:value-type="float">
            <text:p>2 373,48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504" calcext:value-type="float">
            <text:p>504,00</text:p>
          </table:table-cell>
          <table:table-cell table:style-name="ce65" office:value-type="float" office:value="311.66" calcext:value-type="float">
            <text:p>311,66</text:p>
          </table:table-cell>
          <table:table-cell table:style-name="ce65" table:formula="of:=[.I97]" office:value-type="float" office:value="-48135.33" calcext:value-type="float">
            <text:p>-48 135,33</text:p>
          </table:table-cell>
          <table:table-cell table:style-name="ce65" office:value-type="float" office:value="-4000" calcext:value-type="float">
            <text:p>-4 000,00</text:p>
          </table:table-cell>
          <table:table-cell table:style-name="ce65" table:formula="of:=[.K97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98:.H98])" office:value-type="float" office:value="10233.34" calcext:value-type="float">
            <text:p>10 233,34</text:p>
          </table:table-cell>
          <table:table-cell table:style-name="ce14" table:formula="of:=SUM([.B98:.L98])" office:value-type="float" office:value="-47901.99" calcext:value-type="float">
            <text:p>-47 901,99</text:p>
          </table:table-cell>
          <table:table-cell table:style-name="ce65" table:formula="of:=[.M98]-[.M97]" office:value-type="float" office:value="6181.84" calcext:value-type="float">
            <text:p>6 181,84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5-15" calcext:value-type="date">
            <text:p>15.V.22</text:p>
          </table:table-cell>
          <table:table-cell table:style-name="ce65" office:value-type="float" office:value="6954.75" calcext:value-type="float">
            <text:p>6 954,75</text:p>
          </table:table-cell>
          <table:table-cell table:style-name="ce65" office:value-type="float" office:value="1468.32" calcext:value-type="float">
            <text:p>1 468,32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1410" calcext:value-type="float">
            <text:p>1 410,00</text:p>
          </table:table-cell>
          <table:table-cell table:style-name="ce65" table:formula="of:=247.25*4.5" office:value-type="float" office:value="1112.625" calcext:value-type="float">
            <text:p>1 112,63</text:p>
          </table:table-cell>
          <table:table-cell table:style-name="ce65" table:formula="of:=[.I98]" office:value-type="float" office:value="-48135.33" calcext:value-type="float">
            <text:p>-48 135,33</text:p>
          </table:table-cell>
          <table:table-cell table:style-name="ce65" office:value-type="float" office:value="-3000" calcext:value-type="float">
            <text:p>-3 000,00</text:p>
          </table:table-cell>
          <table:table-cell table:style-name="ce65" table:formula="of:=[.K98]" office:value-type="float" office:value="-25000" calcext:value-type="float">
            <text:p>-25 000,00</text:p>
          </table:table-cell>
          <table:table-cell table:style-name="ce65" table:formula="of:=[.L98]" office:value-type="float" office:value="19000" calcext:value-type="float">
            <text:p>19 000,00</text:p>
          </table:table-cell>
          <table:table-cell table:style-name="ce10" table:formula="of:=SUM([.B99:.H99])" office:value-type="float" office:value="10968.465" calcext:value-type="float">
            <text:p>10 968,47</text:p>
          </table:table-cell>
          <table:table-cell table:style-name="ce14" table:formula="of:=SUM([.B99:.L99])" office:value-type="float" office:value="-46166.865" calcext:value-type="float">
            <text:p>-46 166,87</text:p>
          </table:table-cell>
          <table:table-cell table:style-name="ce65" table:formula="of:=[.M99]-[.M98]" office:value-type="float" office:value="735.125" calcext:value-type="float">
            <text:p>735,13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5-18" calcext:value-type="date">
            <text:p>18.V.22</text:p>
          </table:table-cell>
          <table:table-cell table:style-name="ce65" office:value-type="float" office:value="4369.2" calcext:value-type="float">
            <text:p>4 369,20</text:p>
          </table:table-cell>
          <table:table-cell table:style-name="ce65" office:value-type="float" office:value="463.29" calcext:value-type="float">
            <text:p>463,29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1210" calcext:value-type="float">
            <text:p>1 210,00</text:p>
          </table:table-cell>
          <table:table-cell table:style-name="ce65" office:value-type="float" office:value="997.95" calcext:value-type="float">
            <text:p>997,95</text:p>
          </table:table-cell>
          <table:table-cell table:style-name="ce65" table:formula="of:=-[$Kredyt_Pożyczka.D19]" office:value-type="float" office:value="-43499.49" calcext:value-type="float">
            <text:p>-43 499,49</text:p>
          </table:table-cell>
          <table:table-cell table:style-name="ce65" table:formula="of:=[.J99]" office:value-type="float" office:value="-3000" calcext:value-type="float">
            <text:p>-3 000,00</text:p>
          </table:table-cell>
          <table:table-cell table:style-name="ce65" table:formula="of:=[.K99]" office:value-type="float" office:value="-25000" calcext:value-type="float">
            <text:p>-25 000,00</text:p>
          </table:table-cell>
          <table:table-cell table:style-name="ce65" table:formula="of:=[.L99]" office:value-type="float" office:value="19000" calcext:value-type="float">
            <text:p>19 000,00</text:p>
          </table:table-cell>
          <table:table-cell table:style-name="ce10" table:formula="of:=SUM([.B100:.H100])" office:value-type="float" office:value="7063.21" calcext:value-type="float">
            <text:p>7 063,21</text:p>
          </table:table-cell>
          <table:table-cell table:style-name="ce14" table:formula="of:=SUM([.B100:.L100])" office:value-type="float" office:value="-45436.28" calcext:value-type="float">
            <text:p>-45 436,28</text:p>
          </table:table-cell>
          <table:table-cell table:style-name="ce65" table:formula="of:=[.M100]-[.M99]" office:value-type="float" office:value="-3905.255" calcext:value-type="float">
            <text:p>-3 905,26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5-29" calcext:value-type="date">
            <text:p>29.V.22</text:p>
          </table:table-cell>
          <table:table-cell table:style-name="ce65" office:value-type="float" office:value="3363.26" calcext:value-type="float">
            <text:p>3 363,26</text:p>
          </table:table-cell>
          <table:table-cell table:style-name="ce65" office:value-type="float" office:value="373.79" calcext:value-type="float">
            <text:p>373,79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794" calcext:value-type="float">
            <text:p>794,00</text:p>
          </table:table-cell>
          <table:table-cell table:style-name="ce65" table:formula="of:=263*4.26" office:value-type="float" office:value="1120.38" calcext:value-type="float">
            <text:p>1 120,38</text:p>
          </table:table-cell>
          <table:table-cell table:style-name="ce65" table:formula="of:=[.I100]" office:value-type="float" office:value="-43499.49" calcext:value-type="float">
            <text:p>-43 499,49</text:p>
          </table:table-cell>
          <table:table-cell table:style-name="ce65" table:formula="of:=[.J100]" office:value-type="float" office:value="-3000" calcext:value-type="float">
            <text:p>-3 000,00</text:p>
          </table:table-cell>
          <table:table-cell table:style-name="ce65" table:formula="of:=[.K100]" office:value-type="float" office:value="-25000" calcext:value-type="float">
            <text:p>-25 000,00</text:p>
          </table:table-cell>
          <table:table-cell table:style-name="ce65" table:formula="of:=[.L100]" office:value-type="float" office:value="19000" calcext:value-type="float">
            <text:p>19 000,00</text:p>
          </table:table-cell>
          <table:table-cell table:style-name="ce10" table:formula="of:=SUM([.B101:.H101])" office:value-type="float" office:value="5674.2" calcext:value-type="float">
            <text:p>5 674,20</text:p>
          </table:table-cell>
          <table:table-cell table:style-name="ce14" table:formula="of:=SUM([.B101:.L101])" office:value-type="float" office:value="-46825.29" calcext:value-type="float">
            <text:p>-46 825,29</text:p>
          </table:table-cell>
          <table:table-cell table:style-name="ce65" table:formula="of:=[.M101]-[.M100]" office:value-type="float" office:value="-1389.01" calcext:value-type="float">
            <text:p>-1 389,01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5-31" calcext:value-type="date">
            <text:p>31.V.22</text:p>
          </table:table-cell>
          <table:table-cell table:style-name="ce65" office:value-type="float" office:value="3524.28" calcext:value-type="float">
            <text:p>3 524,28</text:p>
          </table:table-cell>
          <table:table-cell table:style-name="ce65" office:value-type="float" office:value="2283.65" calcext:value-type="float">
            <text:p>2 283,65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425" calcext:value-type="float">
            <text:p>425,00</text:p>
          </table:table-cell>
          <table:table-cell table:style-name="ce65" table:formula="of:=247.07*4.27" office:value-type="float" office:value="1054.9889" calcext:value-type="float">
            <text:p>1 054,99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-39000" office:value-type="float" office:value="-39000" calcext:value-type="float">
            <text:p>-39 000,00</text:p>
          </table:table-cell>
          <table:table-cell table:style-name="ce65" table:formula="of:=[.K101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102:.H102])" office:value-type="float" office:value="7310.6889" calcext:value-type="float">
            <text:p>7 310,69</text:p>
          </table:table-cell>
          <table:table-cell table:style-name="ce14" table:formula="of:=SUM([.B102:.L102])" office:value-type="float" office:value="-37689.3111" calcext:value-type="float">
            <text:p>-37 689,31</text:p>
          </table:table-cell>
          <table:table-cell table:style-name="ce65" table:formula="of:=[.M102]-[.M101]" office:value-type="float" office:value="1636.4889" calcext:value-type="float">
            <text:p>1 636,49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6-13" calcext:value-type="date">
            <text:p>13.VI.22</text:p>
          </table:table-cell>
          <table:table-cell table:style-name="ce65" office:value-type="float" office:value="10155.44" calcext:value-type="float">
            <text:p>10 155,44</text:p>
          </table:table-cell>
          <table:table-cell table:style-name="ce65" office:value-type="float" office:value="157.65" calcext:value-type="float">
            <text:p>157,65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30" calcext:value-type="float">
            <text:p>30,00</text:p>
          </table:table-cell>
          <table:table-cell table:style-name="ce65" office:value-type="float" office:value="321.48" calcext:value-type="float">
            <text:p>321,48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-37000" calcext:value-type="float">
            <text:p>-37 000,00</text:p>
          </table:table-cell>
          <table:table-cell table:style-name="ce65" table:formula="of:=[.K102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103:.H103])" office:value-type="float" office:value="10687.34" calcext:value-type="float">
            <text:p>10 687,34</text:p>
          </table:table-cell>
          <table:table-cell table:style-name="ce14" table:formula="of:=SUM([.B103:.L103])" office:value-type="float" office:value="-32312.66" calcext:value-type="float">
            <text:p>-32 312,66</text:p>
          </table:table-cell>
          <table:table-cell table:style-name="ce65" table:formula="of:=[.M103]-[.M102]" office:value-type="float" office:value="3376.6511" calcext:value-type="float">
            <text:p>3 376,65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6-17" calcext:value-type="date">
            <text:p>17.VI.22</text:p>
          </table:table-cell>
          <table:table-cell table:style-name="ce65" office:value-type="float" office:value="9284.76" calcext:value-type="float">
            <text:p>9 284,76</text:p>
          </table:table-cell>
          <table:table-cell table:style-name="ce65" office:value-type="float" office:value="97.65" calcext:value-type="float">
            <text:p>97,65</text:p>
          </table:table-cell>
          <table:table-cell table:style-name="ce65" table:number-columns-repeated="2"/>
          <table:table-cell table:style-name="ce65" office:value-type="float" office:value="22.77" calcext:value-type="float">
            <text:p>22,77</text:p>
          </table:table-cell>
          <table:table-cell table:style-name="ce65" office:value-type="float" office:value="20" calcext:value-type="float">
            <text:p>20,00</text:p>
          </table:table-cell>
          <table:table-cell table:style-name="ce65" table:formula="of:=[.H103]" office:value-type="float" office:value="321.48" calcext:value-type="float">
            <text:p>321,48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[.J103]" office:value-type="float" office:value="-37000" calcext:value-type="float">
            <text:p>-37 000,00</text:p>
          </table:table-cell>
          <table:table-cell table:style-name="ce65" table:formula="of:=[.K103]" office:value-type="float" office:value="-25000" calcext:value-type="float">
            <text:p>-25 000,00</text:p>
          </table:table-cell>
          <table:table-cell table:style-name="ce65" table:formula="of:=[.L103]" office:value-type="float" office:value="19000" calcext:value-type="float">
            <text:p>19 000,00</text:p>
          </table:table-cell>
          <table:table-cell table:style-name="ce10" table:formula="of:=SUM([.B104:.H104])" office:value-type="float" office:value="9746.66" calcext:value-type="float">
            <text:p>9 746,66</text:p>
          </table:table-cell>
          <table:table-cell table:style-name="ce14" table:formula="of:=SUM([.B104:.L104])" office:value-type="float" office:value="-33253.34" calcext:value-type="float">
            <text:p>-33 253,34</text:p>
          </table:table-cell>
          <table:table-cell table:style-name="ce65" table:formula="of:=[.M104]-[.M103]" office:value-type="float" office:value="-940.68" calcext:value-type="float">
            <text:p>-940,68</text:p>
          </table:table-cell>
          <table:table-cell table:style-name="ce66" office:value-type="string" calcext:value-type="string">
            <text:p>samochód ubezpieczenie + serwis</text:p>
          </table:table-cell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7-26" calcext:value-type="date">
            <text:p>26.VII.22</text:p>
          </table:table-cell>
          <table:table-cell table:style-name="ce65" office:value-type="float" office:value="6388.12" calcext:value-type="float">
            <text:p>6 388,12</text:p>
          </table:table-cell>
          <table:table-cell table:style-name="ce65" office:value-type="float" office:value="1781.26" calcext:value-type="float">
            <text:p>1 781,26</text:p>
          </table:table-cell>
          <table:table-cell table:style-name="ce65" table:number-columns-repeated="2"/>
          <table:table-cell table:style-name="ce65" office:value-type="float" office:value="132.42" calcext:value-type="float">
            <text:p>132,42</text:p>
          </table:table-cell>
          <table:table-cell table:style-name="ce65" office:value-type="float" office:value="100" calcext:value-type="float">
            <text:p>100,00</text:p>
          </table:table-cell>
          <table:table-cell table:style-name="ce65" table:formula="of:=4.7*71" office:value-type="float" office:value="333.7" calcext:value-type="float">
            <text:p>333,7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-34000" calcext:value-type="float">
            <text:p>-34 000,00</text:p>
          </table:table-cell>
          <table:table-cell table:style-name="ce65" table:formula="of:=[.K104]" office:value-type="float" office:value="-25000" calcext:value-type="float">
            <text:p>-25 000,00</text:p>
          </table:table-cell>
          <table:table-cell table:style-name="ce65" office:value-type="float" office:value="19000" calcext:value-type="float">
            <text:p>19 000,00</text:p>
          </table:table-cell>
          <table:table-cell table:style-name="ce10" table:formula="of:=SUM([.B105:.H105])" office:value-type="float" office:value="8735.5" calcext:value-type="float">
            <text:p>8 735,50</text:p>
          </table:table-cell>
          <table:table-cell table:style-name="ce14" table:formula="of:=SUM([.B105:.L105])" office:value-type="float" office:value="-31264.5" calcext:value-type="float">
            <text:p>-31 264,50</text:p>
          </table:table-cell>
          <table:table-cell table:style-name="ce65" table:formula="of:=[.M105]-[.M104]" office:value-type="float" office:value="-1011.16" calcext:value-type="float">
            <text:p>-1 011,16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8-10" calcext:value-type="date">
            <text:p>10.VIII.22</text:p>
          </table:table-cell>
          <table:table-cell table:style-name="ce65" office:value-type="float" office:value="12048.99" calcext:value-type="float">
            <text:p>12 048,99</text:p>
          </table:table-cell>
          <table:table-cell table:style-name="ce65" office:value-type="float" office:value="849.77" calcext:value-type="float">
            <text:p>849,77</text:p>
          </table:table-cell>
          <table:table-cell table:style-name="ce65" table:number-columns-repeated="2"/>
          <table:table-cell table:style-name="ce65" office:value-type="float" office:value="97.43" calcext:value-type="float">
            <text:p>97,43</text:p>
          </table:table-cell>
          <table:table-cell table:style-name="ce65" office:value-type="float" office:value="3" calcext:value-type="float">
            <text:p>3,00</text:p>
          </table:table-cell>
          <table:table-cell table:style-name="ce65" table:formula="of:=42.48*4.59" office:value-type="float" office:value="194.9832" calcext:value-type="float">
            <text:p>194,98</text:p>
          </table:table-cell>
          <table:table-cell table:style-name="ce65" table:formula="of:=[.I105]" office:value-type="float" office:value="0" calcext:value-type="float">
            <text:p>0,00</text:p>
          </table:table-cell>
          <table:table-cell table:style-name="ce65" table:formula="of:=-24000" office:value-type="float" office:value="-24000" calcext:value-type="float">
            <text:p>-24 000,00</text:p>
          </table:table-cell>
          <table:table-cell table:style-name="ce65" table:formula="of:=[.K105]" office:value-type="float" office:value="-25000" calcext:value-type="float">
            <text:p>-25 000,00</text:p>
          </table:table-cell>
          <table:table-cell table:style-name="ce65" table:formula="of:=[.L105]" office:value-type="float" office:value="19000" calcext:value-type="float">
            <text:p>19 000,00</text:p>
          </table:table-cell>
          <table:table-cell table:style-name="ce10" table:formula="of:=SUM([.B106:.H106])" office:value-type="float" office:value="13194.1732" calcext:value-type="float">
            <text:p>13 194,17</text:p>
          </table:table-cell>
          <table:table-cell table:style-name="ce14" table:formula="of:=SUM([.B106:.L106])" office:value-type="float" office:value="-16805.8268" calcext:value-type="float">
            <text:p>-16 805,83</text:p>
          </table:table-cell>
          <table:table-cell table:style-name="ce65" table:formula="of:=[.M106]-[.M105]" office:value-type="float" office:value="4458.6732" calcext:value-type="float">
            <text:p>4 458,67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8-27" calcext:value-type="date">
            <text:p>27.VIII.22</text:p>
          </table:table-cell>
          <table:table-cell table:style-name="ce65" office:value-type="float" office:value="8637.64" calcext:value-type="float">
            <text:p>8 637,64</text:p>
          </table:table-cell>
          <table:table-cell table:style-name="ce65" office:value-type="float" office:value="684.39" calcext:value-type="float">
            <text:p>684,39</text:p>
          </table:table-cell>
          <table:table-cell table:style-name="ce65" table:number-columns-repeated="2"/>
          <table:table-cell table:style-name="ce65" office:value-type="float" office:value="97.43" calcext:value-type="float">
            <text:p>97,43</text:p>
          </table:table-cell>
          <table:table-cell table:style-name="ce65" office:value-type="float" office:value="92" calcext:value-type="float">
            <text:p>92,00</text:p>
          </table:table-cell>
          <table:table-cell table:style-name="ce65" table:formula="of:=25.76*4.75" office:value-type="float" office:value="122.36" calcext:value-type="float">
            <text:p>122,36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-[$Kredyt_Pożyczka.F34]" office:value-type="float" office:value="-22860.2907341352" calcext:value-type="float">
            <text:p>-22 860,29</text:p>
          </table:table-cell>
          <table:table-cell table:style-name="ce65" table:formula="of:=[.K106]" office:value-type="float" office:value="-25000" calcext:value-type="float">
            <text:p>-25 000,00</text:p>
          </table:table-cell>
          <table:table-cell table:style-name="ce65" table:formula="of:=[.L106]" office:value-type="float" office:value="19000" calcext:value-type="float">
            <text:p>19 000,00</text:p>
          </table:table-cell>
          <table:table-cell table:style-name="ce10" table:formula="of:=SUM([.B107:.H107])" office:value-type="float" office:value="9633.82" calcext:value-type="float">
            <text:p>9 633,82</text:p>
          </table:table-cell>
          <table:table-cell table:style-name="ce14" table:formula="of:=SUM([.B107:.L107])" office:value-type="float" office:value="-19226.4707341352" calcext:value-type="float">
            <text:p>-19 226,47</text:p>
          </table:table-cell>
          <table:table-cell table:style-name="ce65" table:formula="of:=[.M107]-[.M106]" office:value-type="float" office:value="-3560.3532" calcext:value-type="float">
            <text:p>-3 560,35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9-05" calcext:value-type="date">
            <text:p>05.IX.22</text:p>
          </table:table-cell>
          <table:table-cell table:style-name="ce65" office:value-type="float" office:value="7798.61" calcext:value-type="float">
            <text:p>7 798,61</text:p>
          </table:table-cell>
          <table:table-cell table:style-name="ce65" office:value-type="float" office:value="574.39" calcext:value-type="float">
            <text:p>574,39</text:p>
          </table:table-cell>
          <table:table-cell table:style-name="ce65" table:number-columns-repeated="2"/>
          <table:table-cell table:style-name="ce65" office:value-type="float" office:value="97.43" calcext:value-type="float">
            <text:p>97,43</text:p>
          </table:table-cell>
          <table:table-cell table:style-name="ce65" office:value-type="float" office:value="55" calcext:value-type="float">
            <text:p>55,00</text:p>
          </table:table-cell>
          <table:table-cell table:style-name="ce65" table:formula="of:=17*4.75" office:value-type="float" office:value="80.75" calcext:value-type="float">
            <text:p>80,75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[.J107]" office:value-type="float" office:value="-22860.2907341352" calcext:value-type="float">
            <text:p>-22 860,29</text:p>
          </table:table-cell>
          <table:table-cell table:style-name="ce65" table:formula="of:=[.K107]" office:value-type="float" office:value="-25000" calcext:value-type="float">
            <text:p>-25 000,00</text:p>
          </table:table-cell>
          <table:table-cell table:style-name="ce65" table:formula="of:=[.L107]" office:value-type="float" office:value="19000" calcext:value-type="float">
            <text:p>19 000,00</text:p>
          </table:table-cell>
          <table:table-cell table:style-name="ce10" table:formula="of:=SUM([.B108:.H108])" office:value-type="float" office:value="8606.18" calcext:value-type="float">
            <text:p>8 606,18</text:p>
          </table:table-cell>
          <table:table-cell table:style-name="ce14" table:formula="of:=SUM([.B108:.L108])" office:value-type="float" office:value="-20254.1107341352" calcext:value-type="float">
            <text:p>-20 254,11</text:p>
          </table:table-cell>
          <table:table-cell table:style-name="ce65" table:formula="of:=[.M108]-[.M107]" office:value-type="float" office:value="-1027.64" calcext:value-type="float">
            <text:p>-1 027,64</text:p>
          </table:table-cell>
          <table:table-cell table:style-name="ce66"/>
          <table:table-cell/>
          <table:table-cell table:style-name="ce74" table:number-columns-repeated="2"/>
          <table:table-cell table:style-name="ce76"/>
          <table:table-cell table:style-name="ce7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9-06" calcext:value-type="date">
            <text:p>06.IX.22</text:p>
          </table:table-cell>
          <table:table-cell table:style-name="ce65" table:formula="of:=[.B108]" office:value-type="float" office:value="7798.61" calcext:value-type="float">
            <text:p>7 798,61</text:p>
          </table:table-cell>
          <table:table-cell table:style-name="ce65" table:formula="of:=[.C108]" office:value-type="float" office:value="574.39" calcext:value-type="float">
            <text:p>574,39</text:p>
          </table:table-cell>
          <table:table-cell table:style-name="ce65" table:number-columns-repeated="2"/>
          <table:table-cell table:style-name="ce65" table:formula="of:=[.F108]" office:value-type="float" office:value="97.43" calcext:value-type="float">
            <text:p>97,43</text:p>
          </table:table-cell>
          <table:table-cell table:style-name="ce65" table:formula="of:=[.G108]+5000" office:value-type="float" office:value="5055" calcext:value-type="float">
            <text:p>5 055,00</text:p>
          </table:table-cell>
          <table:table-cell table:style-name="ce65" table:formula="of:=[.H108]" office:value-type="float" office:value="80.75" calcext:value-type="float">
            <text:p>80,75</text:p>
          </table:table-cell>
          <table:table-cell table:style-name="ce65" table:formula="of:=[.I108]" office:value-type="float" office:value="0" calcext:value-type="float">
            <text:p>0,00</text:p>
          </table:table-cell>
          <table:table-cell table:style-name="ce65" table:formula="of:=[.J108]" office:value-type="float" office:value="-22860.2907341352" calcext:value-type="float">
            <text:p>-22 860,29</text:p>
          </table:table-cell>
          <table:table-cell table:style-name="ce65" table:formula="of:=[.K108]" office:value-type="float" office:value="-25000" calcext:value-type="float">
            <text:p>-25 000,00</text:p>
          </table:table-cell>
          <table:table-cell table:style-name="ce65" table:formula="of:=14000" office:value-type="float" office:value="14000" calcext:value-type="float">
            <text:p>14 000,00</text:p>
          </table:table-cell>
          <table:table-cell table:style-name="ce10" table:formula="of:=SUM([.B109:.H109])" office:value-type="float" office:value="13606.18" calcext:value-type="float">
            <text:p>13 606,18</text:p>
          </table:table-cell>
          <table:table-cell table:style-name="ce14" table:formula="of:=SUM([.B109:.L109])" office:value-type="float" office:value="-20254.1107341352" calcext:value-type="float">
            <text:p>-20 254,11</text:p>
          </table:table-cell>
          <table:table-cell table:style-name="ce65" table:formula="of:=[.M109]-[.M108]" office:value-type="float" office:value="5000" calcext:value-type="float">
            <text:p>5 000,00</text:p>
          </table:table-cell>
          <table:table-cell table:style-name="ce66"/>
          <table:table-cell/>
          <table:table-cell table:style-name="ce74" table:number-columns-repeated="2"/>
          <table:table-cell table:style-name="ce15"/>
          <table:table-cell table:style-name="ce76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9-09" calcext:value-type="date">
            <text:p>09.IX.22</text:p>
          </table:table-cell>
          <table:table-cell table:style-name="ce65" office:value-type="float" office:value="10385.48" calcext:value-type="float">
            <text:p>10 385,48</text:p>
          </table:table-cell>
          <table:table-cell table:style-name="ce65" office:value-type="float" office:value="406.51" calcext:value-type="float">
            <text:p>406,51</text:p>
          </table:table-cell>
          <table:table-cell table:style-name="ce65" table:number-columns-repeated="2"/>
          <table:table-cell table:style-name="ce65" table:formula="of:=[.F109]" office:value-type="float" office:value="97.43" calcext:value-type="float">
            <text:p>97,43</text:p>
          </table:table-cell>
          <table:table-cell table:style-name="ce65" office:value-type="float" office:value="4990" calcext:value-type="float">
            <text:p>4 990,00</text:p>
          </table:table-cell>
          <table:table-cell table:style-name="ce65" table:formula="of:=[.H109]" office:value-type="float" office:value="80.75" calcext:value-type="float">
            <text:p>80,75</text:p>
          </table:table-cell>
          <table:table-cell table:style-name="ce65" table:formula="of:=[.I109]" office:value-type="float" office:value="0" calcext:value-type="float">
            <text:p>0,00</text:p>
          </table:table-cell>
          <table:table-cell table:style-name="ce65" office:value-type="float" office:value="-15000" calcext:value-type="float">
            <text:p>-15 000,00</text:p>
          </table:table-cell>
          <table:table-cell table:style-name="ce65" table:formula="of:=[.K109]" office:value-type="float" office:value="-25000" calcext:value-type="float">
            <text:p>-25 000,00</text:p>
          </table:table-cell>
          <table:table-cell table:style-name="ce65" table:formula="of:=[.L109]" office:value-type="float" office:value="14000" calcext:value-type="float">
            <text:p>14 000,00</text:p>
          </table:table-cell>
          <table:table-cell table:style-name="ce10" table:formula="of:=SUM([.B110:.H110])" office:value-type="float" office:value="15960.17" calcext:value-type="float">
            <text:p>15 960,17</text:p>
          </table:table-cell>
          <table:table-cell table:style-name="ce14" table:formula="of:=SUM([.B110:.L110])" office:value-type="float" office:value="-10039.83" calcext:value-type="float">
            <text:p>-10 039,83</text:p>
          </table:table-cell>
          <table:table-cell table:style-name="ce65" table:formula="of:=[.M110]-[.M109]" office:value-type="float" office:value="2353.99" calcext:value-type="float">
            <text:p>2 353,99</text:p>
          </table:table-cell>
          <table:table-cell table:style-name="ce66"/>
          <table:table-cell/>
          <table:table-cell table:style-name="ce74" table:number-columns-repeated="2"/>
          <table:table-cell table:style-name="ce15"/>
          <table:table-cell table:style-name="ce7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9-12" calcext:value-type="date">
            <text:p>12.IX.22</text:p>
          </table:table-cell>
          <table:table-cell table:style-name="ce65" office:value-type="float" office:value="9375.81" calcext:value-type="float">
            <text:p>9 375,81</text:p>
          </table:table-cell>
          <table:table-cell table:style-name="ce65" table:formula="of:=[.C110]" office:value-type="float" office:value="406.51" calcext:value-type="float">
            <text:p>406,51</text:p>
          </table:table-cell>
          <table:table-cell table:style-name="ce65" table:number-columns-repeated="2"/>
          <table:table-cell table:style-name="ce65" table:formula="of:=[.F110]" office:value-type="float" office:value="97.43" calcext:value-type="float">
            <text:p>97,43</text:p>
          </table:table-cell>
          <table:table-cell table:style-name="ce65" office:value-type="float" office:value="56" calcext:value-type="float">
            <text:p>56,00</text:p>
          </table:table-cell>
          <table:table-cell table:style-name="ce65" table:formula="of:=[.H110]" office:value-type="float" office:value="80.75" calcext:value-type="float">
            <text:p>80,75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-10000" calcext:value-type="float">
            <text:p>-10 000,00</text:p>
          </table:table-cell>
          <table:table-cell table:style-name="ce65" table:formula="of:=[.K110]" office:value-type="float" office:value="-25000" calcext:value-type="float">
            <text:p>-25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11:.H111])" office:value-type="float" office:value="10016.5" calcext:value-type="float">
            <text:p>10 016,50</text:p>
          </table:table-cell>
          <table:table-cell table:style-name="ce14" table:formula="of:=SUM([.B111:.L111])" office:value-type="float" office:value="-10983.5" calcext:value-type="float">
            <text:p>-10 983,50</text:p>
          </table:table-cell>
          <table:table-cell table:style-name="ce65" table:formula="of:=[.M111]-[.M110]" office:value-type="float" office:value="-5943.67" calcext:value-type="float">
            <text:p>-5 943,67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9-15" calcext:value-type="date">
            <text:p>15.IX.22</text:p>
          </table:table-cell>
          <table:table-cell table:style-name="ce65" office:value-type="float" office:value="9069.73" calcext:value-type="float">
            <text:p>9 069,73</text:p>
          </table:table-cell>
          <table:table-cell table:style-name="ce65" table:formula="of:=[.C111]" office:value-type="float" office:value="406.51" calcext:value-type="float">
            <text:p>406,51</text:p>
          </table:table-cell>
          <table:table-cell table:style-name="ce65" table:number-columns-repeated="2"/>
          <table:table-cell table:style-name="ce65" table:formula="of:=[.F111]" office:value-type="float" office:value="97.43" calcext:value-type="float">
            <text:p>97,43</text:p>
          </table:table-cell>
          <table:table-cell table:style-name="ce65" office:value-type="float" office:value="306" calcext:value-type="float">
            <text:p>306,00</text:p>
          </table:table-cell>
          <table:table-cell table:style-name="ce65" table:formula="of:=[.H111]" office:value-type="float" office:value="80.75" calcext:value-type="float">
            <text:p>80,75</text:p>
          </table:table-cell>
          <table:table-cell table:style-name="ce65" table:formula="of:=[.I111]" office:value-type="float" office:value="0" calcext:value-type="float">
            <text:p>0,00</text:p>
          </table:table-cell>
          <table:table-cell table:style-name="ce65" office:value-type="float" office:value="-4000" calcext:value-type="float">
            <text:p>-4 000,00</text:p>
          </table:table-cell>
          <table:table-cell table:style-name="ce65" table:formula="of:=[.K111]" office:value-type="float" office:value="-25000" calcext:value-type="float">
            <text:p>-25 000,00</text:p>
          </table:table-cell>
          <table:table-cell table:style-name="ce65" table:formula="of:=[.L111]" office:value-type="float" office:value="14000" calcext:value-type="float">
            <text:p>14 000,00</text:p>
          </table:table-cell>
          <table:table-cell table:style-name="ce10" table:formula="of:=SUM([.B112:.H112])" office:value-type="float" office:value="9960.42" calcext:value-type="float">
            <text:p>9 960,42</text:p>
          </table:table-cell>
          <table:table-cell table:style-name="ce14" table:formula="of:=SUM([.B112:.L112])" office:value-type="float" office:value="-5039.58" calcext:value-type="float">
            <text:p>-5 039,58</text:p>
          </table:table-cell>
          <table:table-cell table:style-name="ce65" table:formula="of:=[.M112]-[.M111]" office:value-type="float" office:value="-56.0799999999999" calcext:value-type="float">
            <text:p>-56,08</text:p>
          </table:table-cell>
          <table:table-cell table:style-name="ce66"/>
          <table:table-cell/>
          <table:table-cell table:style-name="ce74" table:number-columns-repeated="4"/>
          <table:table-cell table:style-name="ce86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9-23" calcext:value-type="date">
            <text:p>23.IX.22</text:p>
          </table:table-cell>
          <table:table-cell table:style-name="ce65" office:value-type="float" office:value="131.43" calcext:value-type="float">
            <text:p>131,43</text:p>
          </table:table-cell>
          <table:table-cell table:style-name="ce65" office:value-type="float" office:value="106.51" calcext:value-type="float">
            <text:p>106,51</text:p>
          </table:table-cell>
          <table:table-cell table:style-name="ce65"/>
          <table:table-cell table:style-name="ce65" office:value-type="float" office:value="8600" calcext:value-type="float">
            <text:p>8 600,00</text:p>
          </table:table-cell>
          <table:table-cell table:style-name="ce65" table:formula="of:=[.F112]" office:value-type="float" office:value="97.43" calcext:value-type="float">
            <text:p>97,43</text:p>
          </table:table-cell>
          <table:table-cell table:style-name="ce65" office:value-type="float" office:value="306" calcext:value-type="float">
            <text:p>306,00</text:p>
          </table:table-cell>
          <table:table-cell table:style-name="ce65" table:formula="of:=[.H112]" office:value-type="float" office:value="80.75" calcext:value-type="float">
            <text:p>80,75</text:p>
          </table:table-cell>
          <table:table-cell table:style-name="ce65" table:formula="of:=[.I112]" office:value-type="float" office:value="0" calcext:value-type="float">
            <text:p>0,00</text:p>
          </table:table-cell>
          <table:table-cell table:style-name="ce65" table:formula="of:=[.J112]" office:value-type="float" office:value="-4000" calcext:value-type="float">
            <text:p>-4 000,00</text:p>
          </table:table-cell>
          <table:table-cell table:style-name="ce65" table:formula="of:=[.K112]" office:value-type="float" office:value="-25000" calcext:value-type="float">
            <text:p>-25 000,00</text:p>
          </table:table-cell>
          <table:table-cell table:style-name="ce65" table:formula="of:=[.L112]" office:value-type="float" office:value="14000" calcext:value-type="float">
            <text:p>14 000,00</text:p>
          </table:table-cell>
          <table:table-cell table:style-name="ce10" table:formula="of:=SUM([.B113:.H113])" office:value-type="float" office:value="9322.12" calcext:value-type="float">
            <text:p>9 322,12</text:p>
          </table:table-cell>
          <table:table-cell table:style-name="ce14" table:formula="of:=SUM([.B113:.L113])" office:value-type="float" office:value="-5677.88" calcext:value-type="float">
            <text:p>-5 677,88</text:p>
          </table:table-cell>
          <table:table-cell table:style-name="ce65" table:formula="of:=[.M113]-[.M112]" office:value-type="float" office:value="-638.299999999999" calcext:value-type="float">
            <text:p>-638,30</text:p>
          </table:table-cell>
          <table:table-cell table:style-name="ce66"/>
          <table:table-cell/>
          <table:table-cell table:style-name="ce74" table:number-columns-repeated="2"/>
          <table:table-cell table:style-name="ce76" table:number-columns-repeated="2"/>
          <table:table-cell table:style-name="ce15"/>
          <table:table-cell table:style-name="ce74" table:number-columns-repeated="4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09-28" calcext:value-type="date">
            <text:p>28.IX.22</text:p>
          </table:table-cell>
          <table:table-cell table:style-name="ce65" office:value-type="float" office:value="34.66" calcext:value-type="float">
            <text:p>34,66</text:p>
          </table:table-cell>
          <table:table-cell table:style-name="ce65" office:value-type="float" office:value="6.51" calcext:value-type="float">
            <text:p>6,51</text:p>
          </table:table-cell>
          <table:table-cell table:style-name="ce65"/>
          <table:table-cell table:style-name="ce65" office:value-type="float" office:value="8700" calcext:value-type="float">
            <text:p>8 700,00</text:p>
          </table:table-cell>
          <table:table-cell table:style-name="ce65" table:formula="of:=[.F113]" office:value-type="float" office:value="97.43" calcext:value-type="float">
            <text:p>97,43</text:p>
          </table:table-cell>
          <table:table-cell table:style-name="ce65" office:value-type="float" office:value="550" calcext:value-type="float">
            <text:p>550,00</text:p>
          </table:table-cell>
          <table:table-cell table:style-name="ce65" table:formula="of:=[.H113]" office:value-type="float" office:value="80.75" calcext:value-type="float">
            <text:p>80,75</text:p>
          </table:table-cell>
          <table:table-cell table:style-name="ce65" table:formula="of:=[.I113]" office:value-type="float" office:value="0" calcext:value-type="float">
            <text:p>0,00</text:p>
          </table:table-cell>
          <table:table-cell table:style-name="ce65" table:formula="of:=[.J113]" office:value-type="float" office:value="-4000" calcext:value-type="float">
            <text:p>-4 000,00</text:p>
          </table:table-cell>
          <table:table-cell table:style-name="ce65" table:formula="of:=[.K113]" office:value-type="float" office:value="-25000" calcext:value-type="float">
            <text:p>-25 000,00</text:p>
          </table:table-cell>
          <table:table-cell table:style-name="ce65" table:formula="of:=[.L113]" office:value-type="float" office:value="14000" calcext:value-type="float">
            <text:p>14 000,00</text:p>
          </table:table-cell>
          <table:table-cell table:style-name="ce10" table:formula="of:=SUM([.B114:.H114])" office:value-type="float" office:value="9469.35" calcext:value-type="float">
            <text:p>9 469,35</text:p>
          </table:table-cell>
          <table:table-cell table:style-name="ce14" table:formula="of:=SUM([.B114:.L114])" office:value-type="float" office:value="-5530.65" calcext:value-type="float">
            <text:p>-5 530,65</text:p>
          </table:table-cell>
          <table:table-cell table:style-name="ce65" table:formula="of:=[.M114]-[.M113]" office:value-type="float" office:value="147.23" calcext:value-type="float">
            <text:p>147,23</text:p>
          </table:table-cell>
          <table:table-cell table:style-name="ce66"/>
          <table:table-cell/>
          <table:table-cell table:style-name="ce74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10-08" calcext:value-type="date">
            <text:p>08.X.22</text:p>
          </table:table-cell>
          <table:table-cell table:style-name="ce65" office:value-type="float" office:value="5900.32" calcext:value-type="float">
            <text:p>5 900,32</text:p>
          </table:table-cell>
          <table:table-cell table:style-name="ce65" office:value-type="float" office:value="6.41" calcext:value-type="float">
            <text:p>6,41</text:p>
          </table:table-cell>
          <table:table-cell table:style-name="ce65"/>
          <table:table-cell table:style-name="ce65" office:value-type="float" office:value="8283.02" calcext:value-type="float">
            <text:p>8 283,02</text:p>
          </table:table-cell>
          <table:table-cell table:style-name="ce65" office:value-type="float" office:value="20.48" calcext:value-type="float">
            <text:p>20,48</text:p>
          </table:table-cell>
          <table:table-cell table:style-name="ce65" office:value-type="float" office:value="160" calcext:value-type="float">
            <text:p>160,00</text:p>
          </table:table-cell>
          <table:table-cell table:style-name="ce65" table:formula="of:=26.64*4.99" office:value-type="float" office:value="132.9336" calcext:value-type="float">
            <text:p>132,93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-4000" calcext:value-type="float">
            <text:p>-4 000,00</text:p>
          </table:table-cell>
          <table:table-cell table:style-name="ce65" office:value-type="float" office:value="-25000" calcext:value-type="float">
            <text:p>-25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15:.H115])" office:value-type="float" office:value="14503.1636" calcext:value-type="float">
            <text:p>14 503,16</text:p>
          </table:table-cell>
          <table:table-cell table:style-name="ce14" table:formula="of:=SUM([.B115:.L115])" office:value-type="float" office:value="-496.8364" calcext:value-type="float">
            <text:p>-496,84</text:p>
          </table:table-cell>
          <table:table-cell table:style-name="ce65" table:formula="of:=[.M115]-[.M114]" office:value-type="float" office:value="5033.8136" calcext:value-type="float">
            <text:p>5 033,81</text:p>
          </table:table-cell>
          <table:table-cell table:style-name="ce66"/>
          <table:table-cell/>
          <table:table-cell table:style-name="ce74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10-14" calcext:value-type="date">
            <text:p>14.X.22</text:p>
          </table:table-cell>
          <table:table-cell table:style-name="ce65" office:value-type="float" office:value="203.82" calcext:value-type="float">
            <text:p>203,82</text:p>
          </table:table-cell>
          <table:table-cell table:style-name="ce65" table:formula="of:=[.C115]" office:value-type="float" office:value="6.41" calcext:value-type="float">
            <text:p>6,41</text:p>
          </table:table-cell>
          <table:table-cell table:style-name="ce65"/>
          <table:table-cell table:style-name="ce65" office:value-type="float" office:value="12812" calcext:value-type="float">
            <text:p>12 812,00</text:p>
          </table:table-cell>
          <table:table-cell table:style-name="ce65" table:formula="of:=[.F115]" office:value-type="float" office:value="20.48" calcext:value-type="float">
            <text:p>20,48</text:p>
          </table:table-cell>
          <table:table-cell table:style-name="ce65" office:value-type="float" office:value="68" calcext:value-type="float">
            <text:p>68,00</text:p>
          </table:table-cell>
          <table:table-cell table:style-name="ce65" table:formula="of:=[.H115]" office:value-type="float" office:value="132.9336" calcext:value-type="float">
            <text:p>132,93</text:p>
          </table:table-cell>
          <table:table-cell table:style-name="ce65" table:formula="of:=[.I115]" office:value-type="float" office:value="0" calcext:value-type="float">
            <text:p>0,00</text:p>
          </table:table-cell>
          <table:table-cell table:style-name="ce65" office:value-type="float" office:value="-3000" calcext:value-type="float">
            <text:p>-3 000,00</text:p>
          </table:table-cell>
          <table:table-cell table:style-name="ce65" office:value-type="float" office:value="-25000" calcext:value-type="float">
            <text:p>-25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16:.H116])" office:value-type="float" office:value="13243.6436" calcext:value-type="float">
            <text:p>13 243,64</text:p>
          </table:table-cell>
          <table:table-cell table:style-name="ce14" table:formula="of:=SUM([.B116:.L116])" office:value-type="float" office:value="-756.3564" calcext:value-type="float">
            <text:p>-756,36</text:p>
          </table:table-cell>
          <table:table-cell table:style-name="ce65" table:formula="of:=[.M116]-[.M115]" office:value-type="float" office:value="-1259.52" calcext:value-type="float">
            <text:p>-1 259,52</text:p>
          </table:table-cell>
          <table:table-cell table:style-name="ce66"/>
          <table:table-cell/>
          <table:table-cell table:style-name="ce74" table:number-columns-repeated="9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10-25" calcext:value-type="date">
            <text:p>25.X.22</text:p>
          </table:table-cell>
          <table:table-cell table:style-name="ce65" office:value-type="float" office:value="130.53" calcext:value-type="float">
            <text:p>130,53</text:p>
          </table:table-cell>
          <table:table-cell table:style-name="ce65" office:value-type="float" office:value="6.41" calcext:value-type="float">
            <text:p>6,41</text:p>
          </table:table-cell>
          <table:table-cell table:style-name="ce65"/>
          <table:table-cell table:style-name="ce65" office:value-type="float" office:value="12261.61" calcext:value-type="float">
            <text:p>12 261,61</text:p>
          </table:table-cell>
          <table:table-cell table:style-name="ce65" office:value-type="float" office:value="20.48" calcext:value-type="float">
            <text:p>20,48</text:p>
          </table:table-cell>
          <table:table-cell table:style-name="ce65" office:value-type="float" office:value="10" calcext:value-type="float">
            <text:p>10,00</text:p>
          </table:table-cell>
          <table:table-cell table:style-name="ce65" table:formula="of:=22.78*4.78" office:value-type="float" office:value="108.8884" calcext:value-type="float">
            <text:p>108,89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-3000" calcext:value-type="float">
            <text:p>-3 000,00</text:p>
          </table:table-cell>
          <table:table-cell table:style-name="ce65" office:value-type="float" office:value="-25000" calcext:value-type="float">
            <text:p>-25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17:.H117])" office:value-type="float" office:value="12537.9184" calcext:value-type="float">
            <text:p>12 537,92</text:p>
          </table:table-cell>
          <table:table-cell table:style-name="ce14" table:formula="of:=SUM([.B117:.L117])" office:value-type="float" office:value="-1462.0816" calcext:value-type="float">
            <text:p>-1 462,08</text:p>
          </table:table-cell>
          <table:table-cell table:style-name="ce65" table:formula="of:=[.M117]-[.M116]" office:value-type="float" office:value="-705.725199999999" calcext:value-type="float">
            <text:p>-705,73</text:p>
          </table:table-cell>
          <table:table-cell table:style-name="ce66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11-09" calcext:value-type="date">
            <text:p>09.XI.22</text:p>
          </table:table-cell>
          <table:table-cell table:style-name="ce65" office:value-type="float" office:value="6550.6" calcext:value-type="float">
            <text:p>6 550,60</text:p>
          </table:table-cell>
          <table:table-cell table:style-name="ce65" office:value-type="float" office:value="6.41" calcext:value-type="float">
            <text:p>6,41</text:p>
          </table:table-cell>
          <table:table-cell table:style-name="ce65"/>
          <table:table-cell table:style-name="ce65" table:formula="of:=707.39+9365.06" office:value-type="float" office:value="10072.45" calcext:value-type="float">
            <text:p>10 072,45</text:p>
          </table:table-cell>
          <table:table-cell table:style-name="ce65" office:value-type="float" office:value="20.48" calcext:value-type="float">
            <text:p>20,48</text:p>
          </table:table-cell>
          <table:table-cell table:style-name="ce65" office:value-type="float" office:value="127" calcext:value-type="float">
            <text:p>127,00</text:p>
          </table:table-cell>
          <table:table-cell table:style-name="ce65" table:formula="of:=22.27*4.68" office:value-type="float" office:value="104.2236" calcext:value-type="float">
            <text:p>104,22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-2000" calcext:value-type="float">
            <text:p>-2 000,00</text:p>
          </table:table-cell>
          <table:table-cell table:style-name="ce65" office:value-type="float" office:value="-25000" calcext:value-type="float">
            <text:p>-25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18:.H118])" office:value-type="float" office:value="16881.1636" calcext:value-type="float">
            <text:p>16 881,16</text:p>
          </table:table-cell>
          <table:table-cell table:style-name="ce14" table:formula="of:=SUM([.B118:.L118])" office:value-type="float" office:value="3881.1636" calcext:value-type="float">
            <text:p>3 881,16</text:p>
          </table:table-cell>
          <table:table-cell table:style-name="ce65" table:formula="of:=[.M118]-[.M117]" office:value-type="float" office:value="4343.2452" calcext:value-type="float">
            <text:p>4 343,25</text:p>
          </table:table-cell>
          <table:table-cell table:style-name="ce66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11-18" calcext:value-type="date">
            <text:p>18.XI.22</text:p>
          </table:table-cell>
          <table:table-cell table:style-name="ce65" office:value-type="float" office:value="255.37" calcext:value-type="float">
            <text:p>255,37</text:p>
          </table:table-cell>
          <table:table-cell table:style-name="ce65" office:value-type="float" office:value="6.41" calcext:value-type="float">
            <text:p>6,41</text:p>
          </table:table-cell>
          <table:table-cell table:style-name="ce65"/>
          <table:table-cell table:style-name="ce65" table:formula="of:=1683.46+14065.06" office:value-type="float" office:value="15748.52" calcext:value-type="float">
            <text:p>15 748,52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27" calcext:value-type="float">
            <text:p>27,00</text:p>
          </table:table-cell>
          <table:table-cell table:style-name="ce65" table:formula="of:=[.H118]" office:value-type="float" office:value="104.2236" calcext:value-type="float">
            <text:p>104,22</text:p>
          </table:table-cell>
          <table:table-cell table:style-name="ce65" table:formula="of:=[.I118]" office:value-type="float" office:value="0" calcext:value-type="float">
            <text:p>0,00</text:p>
          </table:table-cell>
          <table:table-cell table:style-name="ce65" table:formula="of:=[.J118]" office:value-type="float" office:value="-2000" calcext:value-type="float">
            <text:p>-2 000,00</text:p>
          </table:table-cell>
          <table:table-cell table:style-name="ce65" table:formula="of:=[.K118]" office:value-type="float" office:value="-25000" calcext:value-type="float">
            <text:p>-25 000,00</text:p>
          </table:table-cell>
          <table:table-cell table:style-name="ce65" table:formula="of:=[.L118]" office:value-type="float" office:value="14000" calcext:value-type="float">
            <text:p>14 000,00</text:p>
          </table:table-cell>
          <table:table-cell table:style-name="ce10" table:formula="of:=SUM([.B119:.H119])" office:value-type="float" office:value="16142.4236" calcext:value-type="float">
            <text:p>16 142,42</text:p>
          </table:table-cell>
          <table:table-cell table:style-name="ce14" table:formula="of:=SUM([.B119:.L119])" office:value-type="float" office:value="3142.4236" calcext:value-type="float">
            <text:p>3 142,42</text:p>
          </table:table-cell>
          <table:table-cell table:style-name="ce65" table:formula="of:=[.M119]-[.M118]" office:value-type="float" office:value="-738.74" calcext:value-type="float">
            <text:p>-738,74</text:p>
          </table:table-cell>
          <table:table-cell table:style-name="ce66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11-26" calcext:value-type="date">
            <text:p>26.XI.22</text:p>
          </table:table-cell>
          <table:table-cell table:style-name="ce65" office:value-type="float" office:value="251.87" calcext:value-type="float">
            <text:p>251,87</text:p>
          </table:table-cell>
          <table:table-cell table:style-name="ce65" office:value-type="float" office:value="6.41" calcext:value-type="float">
            <text:p>6,41</text:p>
          </table:table-cell>
          <table:table-cell table:style-name="ce65"/>
          <table:table-cell table:style-name="ce65" table:formula="of:=13056.06+745.83" office:value-type="float" office:value="13801.89" calcext:value-type="float">
            <text:p>13 801,89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table:formula="of:=[.G119]" office:value-type="float" office:value="27" calcext:value-type="float">
            <text:p>27,00</text:p>
          </table:table-cell>
          <table:table-cell table:style-name="ce65" table:formula="of:=[.H119]" office:value-type="float" office:value="104.2236" calcext:value-type="float">
            <text:p>104,22</text:p>
          </table:table-cell>
          <table:table-cell table:style-name="ce65" table:formula="of:=[.I119]" office:value-type="float" office:value="0" calcext:value-type="float">
            <text:p>0,00</text:p>
          </table:table-cell>
          <table:table-cell table:style-name="ce65" table:formula="of:=[.J119]" office:value-type="float" office:value="-2000" calcext:value-type="float">
            <text:p>-2 000,00</text:p>
          </table:table-cell>
          <table:table-cell table:style-name="ce65" table:formula="of:=-24000" office:value-type="float" office:value="-24000" calcext:value-type="float">
            <text:p>-24 000,00</text:p>
          </table:table-cell>
          <table:table-cell table:style-name="ce65" table:formula="of:=[.L119]" office:value-type="float" office:value="14000" calcext:value-type="float">
            <text:p>14 000,00</text:p>
          </table:table-cell>
          <table:table-cell table:style-name="ce10" table:formula="of:=SUM([.B120:.H120])" office:value-type="float" office:value="14192.2936" calcext:value-type="float">
            <text:p>14 192,29</text:p>
          </table:table-cell>
          <table:table-cell table:style-name="ce14" table:formula="of:=SUM([.B120:.L120])" office:value-type="float" office:value="2192.2936" calcext:value-type="float">
            <text:p>2 192,29</text:p>
          </table:table-cell>
          <table:table-cell table:style-name="ce65" table:formula="of:=[.M120]-[.M119]" office:value-type="float" office:value="-1950.13" calcext:value-type="float">
            <text:p>-1 950,13</text:p>
          </table:table-cell>
          <table:table-cell table:style-name="ce9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12-07" calcext:value-type="date">
            <text:p>07.XII.22</text:p>
          </table:table-cell>
          <table:table-cell table:style-name="ce65" office:value-type="float" office:value="19" calcext:value-type="float">
            <text:p>19,00</text:p>
          </table:table-cell>
          <table:table-cell table:style-name="ce65" office:value-type="float" office:value="6.41" calcext:value-type="float">
            <text:p>6,41</text:p>
          </table:table-cell>
          <table:table-cell table:style-name="ce65"/>
          <table:table-cell table:style-name="ce65" table:formula="of:=334.51+13120.07" office:value-type="float" office:value="13454.58" calcext:value-type="float">
            <text:p>13 454,58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table:formula="of:=20" office:value-type="float" office:value="20" calcext:value-type="float">
            <text:p>20,00</text:p>
          </table:table-cell>
          <table:table-cell table:style-name="ce65" table:formula="of:=31.11*4.49" office:value-type="float" office:value="139.6839" calcext:value-type="float">
            <text:p>139,68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-2000" calcext:value-type="float">
            <text:p>-2 000,00</text:p>
          </table:table-cell>
          <table:table-cell table:style-name="ce65" office:value-type="float" office:value="-24000" calcext:value-type="float">
            <text:p>-24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21:.H121])" office:value-type="float" office:value="13640.5739" calcext:value-type="float">
            <text:p>13 640,57</text:p>
          </table:table-cell>
          <table:table-cell table:style-name="ce14" table:formula="of:=SUM([.B121:.L121])" office:value-type="float" office:value="1640.5739" calcext:value-type="float">
            <text:p>1 640,57</text:p>
          </table:table-cell>
          <table:table-cell table:style-name="ce65" table:formula="of:=[.M121]-[.M120]" office:value-type="float" office:value="-551.7197" calcext:value-type="float">
            <text:p>-551,72</text:p>
          </table:table-cell>
          <table:table-cell table:style-name="ce9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12-08" calcext:value-type="date">
            <text:p>08.XII.22</text:p>
          </table:table-cell>
          <table:table-cell table:style-name="ce65" office:value-type="float" office:value="7667.13" calcext:value-type="float">
            <text:p>7 667,13</text:p>
          </table:table-cell>
          <table:table-cell table:style-name="ce65" office:value-type="float" office:value="6.41" calcext:value-type="float">
            <text:p>6,41</text:p>
          </table:table-cell>
          <table:table-cell table:style-name="ce65"/>
          <table:table-cell table:style-name="ce65" table:formula="of:=226.72+13120.07" office:value-type="float" office:value="13346.79" calcext:value-type="float">
            <text:p>13 346,79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20" calcext:value-type="float">
            <text:p>20,00</text:p>
          </table:table-cell>
          <table:table-cell table:style-name="ce65" table:formula="of:=[.H121]" office:value-type="float" office:value="139.6839" calcext:value-type="float">
            <text:p>139,68</text:p>
          </table:table-cell>
          <table:table-cell table:style-name="ce65" table:formula="of:=[.I121]" office:value-type="float" office:value="0" calcext:value-type="float">
            <text:p>0,00</text:p>
          </table:table-cell>
          <table:table-cell table:style-name="ce65" table:formula="of:=[.J121]" office:value-type="float" office:value="-2000" calcext:value-type="float">
            <text:p>-2 000,00</text:p>
          </table:table-cell>
          <table:table-cell table:style-name="ce65" table:formula="of:=[.K121]" office:value-type="float" office:value="-24000" calcext:value-type="float">
            <text:p>-24 000,00</text:p>
          </table:table-cell>
          <table:table-cell table:style-name="ce65" table:formula="of:=[.L121]" office:value-type="float" office:value="14000" calcext:value-type="float">
            <text:p>14 000,00</text:p>
          </table:table-cell>
          <table:table-cell table:style-name="ce10" table:formula="of:=SUM([.B122:.H122])" office:value-type="float" office:value="21180.9139" calcext:value-type="float">
            <text:p>21 180,91</text:p>
          </table:table-cell>
          <table:table-cell table:style-name="ce14" table:formula="of:=SUM([.B122:.L122])" office:value-type="float" office:value="9180.9139" calcext:value-type="float">
            <text:p>9 180,91</text:p>
          </table:table-cell>
          <table:table-cell table:style-name="ce65" table:formula="of:=[.M122]-[.M121]" office:value-type="float" office:value="7540.34" calcext:value-type="float">
            <text:p>7 540,34</text:p>
          </table:table-cell>
          <table:table-cell table:style-name="ce9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12-13" calcext:value-type="date">
            <text:p>13.XII.22</text:p>
          </table:table-cell>
          <table:table-cell table:style-name="ce65" office:value-type="float" office:value="6677.94" calcext:value-type="float">
            <text:p>6 677,94</text:p>
          </table:table-cell>
          <table:table-cell table:style-name="ce65" office:value-type="float" office:value="6.41" calcext:value-type="float">
            <text:p>6,41</text:p>
          </table:table-cell>
          <table:table-cell table:style-name="ce65"/>
          <table:table-cell table:style-name="ce65" table:formula="of:=224.22+13120.07" office:value-type="float" office:value="13344.29" calcext:value-type="float">
            <text:p>13 344,29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20" calcext:value-type="float">
            <text:p>20,00</text:p>
          </table:table-cell>
          <table:table-cell table:style-name="ce65" table:formula="of:=[.H122]" office:value-type="float" office:value="139.6839" calcext:value-type="float">
            <text:p>139,68</text:p>
          </table:table-cell>
          <table:table-cell table:style-name="ce65" table:formula="of:=[.I122]" office:value-type="float" office:value="0" calcext:value-type="float">
            <text:p>0,00</text:p>
          </table:table-cell>
          <table:table-cell table:style-name="ce65" table:formula="of:=[.J122]" office:value-type="float" office:value="-2000" calcext:value-type="float">
            <text:p>-2 000,00</text:p>
          </table:table-cell>
          <table:table-cell table:style-name="ce65" table:formula="of:=[.K122]" office:value-type="float" office:value="-24000" calcext:value-type="float">
            <text:p>-24 000,00</text:p>
          </table:table-cell>
          <table:table-cell table:style-name="ce65" table:formula="of:=[.L122]" office:value-type="float" office:value="14000" calcext:value-type="float">
            <text:p>14 000,00</text:p>
          </table:table-cell>
          <table:table-cell table:style-name="ce10" table:formula="of:=SUM([.B123:.H123])" office:value-type="float" office:value="20189.2239" calcext:value-type="float">
            <text:p>20 189,22</text:p>
          </table:table-cell>
          <table:table-cell table:style-name="ce14" table:formula="of:=SUM([.B123:.L123])" office:value-type="float" office:value="8189.2239" calcext:value-type="float">
            <text:p>8 189,22</text:p>
          </table:table-cell>
          <table:table-cell table:style-name="ce65" table:formula="of:=[.M123]-[.M122]" office:value-type="float" office:value="-991.690000000002" calcext:value-type="float">
            <text:p>-991,69</text:p>
          </table:table-cell>
          <table:table-cell table:style-name="ce9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2-12-18" calcext:value-type="date">
            <text:p>18.XII.22</text:p>
          </table:table-cell>
          <table:table-cell table:style-name="ce65" office:value-type="float" office:value="559.01" calcext:value-type="float">
            <text:p>559,01</text:p>
          </table:table-cell>
          <table:table-cell table:style-name="ce65" office:value-type="float" office:value="2506.41" calcext:value-type="float">
            <text:p>2 506,41</text:p>
          </table:table-cell>
          <table:table-cell table:style-name="ce65"/>
          <table:table-cell table:style-name="ce65" table:formula="of:=1088.49+13120.07" office:value-type="float" office:value="14208.56" calcext:value-type="float">
            <text:p>14 208,56</text:p>
          </table:table-cell>
          <table:table-cell table:style-name="ce65" table:formula="of:=[.F123]" office:value-type="float" office:value="0.9" calcext:value-type="float">
            <text:p>0,90</text:p>
          </table:table-cell>
          <table:table-cell table:style-name="ce65" office:value-type="float" office:value="100" calcext:value-type="float">
            <text:p>100,00</text:p>
          </table:table-cell>
          <table:table-cell table:style-name="ce65" table:formula="of:=[.H123]" office:value-type="float" office:value="139.6839" calcext:value-type="float">
            <text:p>139,68</text:p>
          </table:table-cell>
          <table:table-cell table:style-name="ce65" table:formula="of:=[.I123]" office:value-type="float" office:value="0" calcext:value-type="float">
            <text:p>0,00</text:p>
          </table:table-cell>
          <table:table-cell table:style-name="ce65" office:value-type="float" office:value="-1000" calcext:value-type="float">
            <text:p>-1 000,00</text:p>
          </table:table-cell>
          <table:table-cell table:style-name="ce65" office:value-type="float" office:value="-23000" calcext:value-type="float">
            <text:p>-23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24:.H124])" office:value-type="float" office:value="17514.5639" calcext:value-type="float">
            <text:p>17 514,56</text:p>
          </table:table-cell>
          <table:table-cell table:style-name="ce14" table:formula="of:=SUM([.B124:.L124])" office:value-type="float" office:value="7514.5639" calcext:value-type="float">
            <text:p>7 514,56</text:p>
          </table:table-cell>
          <table:table-cell table:style-name="ce65" table:formula="of:=[.M124]-[.M123]" office:value-type="float" office:value="-2674.66" calcext:value-type="float">
            <text:p>-2 674,66</text:p>
          </table:table-cell>
          <table:table-cell table:style-name="ce9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3-01-01" calcext:value-type="date">
            <text:p>01.I.23</text:p>
          </table:table-cell>
          <table:table-cell table:style-name="ce65" office:value-type="float" office:value="415.61" calcext:value-type="float">
            <text:p>415,61</text:p>
          </table:table-cell>
          <table:table-cell table:style-name="ce65" table:formula="of:=6.41+2507.8" office:value-type="float" office:value="2514.21" calcext:value-type="float">
            <text:p>2 514,21</text:p>
          </table:table-cell>
          <table:table-cell table:style-name="ce65"/>
          <table:table-cell table:style-name="ce65" table:formula="of:=166.23+13170.45" office:value-type="float" office:value="13336.68" calcext:value-type="float">
            <text:p>13 336,68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684" calcext:value-type="float">
            <text:p>684,00</text:p>
          </table:table-cell>
          <table:table-cell table:style-name="ce65" table:formula="of:=22.42*4.38" office:value-type="float" office:value="98.1996" calcext:value-type="float">
            <text:p>98,2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-1000" calcext:value-type="float">
            <text:p>-1 000,00</text:p>
          </table:table-cell>
          <table:table-cell table:style-name="ce65" office:value-type="float" office:value="-23000" calcext:value-type="float">
            <text:p>-23 000,00</text:p>
          </table:table-cell>
          <table:table-cell table:style-name="ce65" table:formula="of:=[.L124]" office:value-type="float" office:value="14000" calcext:value-type="float">
            <text:p>14 000,00</text:p>
          </table:table-cell>
          <table:table-cell table:style-name="ce10" table:formula="of:=SUM([.B125:.H125])" office:value-type="float" office:value="17049.5996" calcext:value-type="float">
            <text:p>17 049,60</text:p>
          </table:table-cell>
          <table:table-cell table:style-name="ce14" table:formula="of:=SUM([.B125:.L125])" office:value-type="float" office:value="7049.5996" calcext:value-type="float">
            <text:p>7 049,60</text:p>
          </table:table-cell>
          <table:table-cell table:style-name="ce65" table:formula="of:=[.M125]-[.M124]" office:value-type="float" office:value="-464.9643" calcext:value-type="float">
            <text:p>-464,96</text:p>
          </table:table-cell>
          <table:table-cell table:style-name="ce9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3-01-06" calcext:value-type="date">
            <text:p>06.I.23</text:p>
          </table:table-cell>
          <table:table-cell table:style-name="ce65" office:value-type="float" office:value="194.52" calcext:value-type="float">
            <text:p>194,52</text:p>
          </table:table-cell>
          <table:table-cell table:style-name="ce65" table:formula="of:=[.C125]" office:value-type="float" office:value="2514.21" calcext:value-type="float">
            <text:p>2 514,21</text:p>
          </table:table-cell>
          <table:table-cell table:style-name="ce65"/>
          <table:table-cell table:style-name="ce65" table:formula="of:=140.43+13170.45" office:value-type="float" office:value="13310.88" calcext:value-type="float">
            <text:p>13 310,88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table:formula="of:=628" office:value-type="float" office:value="628" calcext:value-type="float">
            <text:p>628,00</text:p>
          </table:table-cell>
          <table:table-cell table:style-name="ce65" table:formula="of:=[.H125]" office:value-type="float" office:value="98.1996" calcext:value-type="float">
            <text:p>98,20</text:p>
          </table:table-cell>
          <table:table-cell table:style-name="ce65" table:formula="of:=[.I125]" office:value-type="float" office:value="0" calcext:value-type="float">
            <text:p>0,00</text:p>
          </table:table-cell>
          <table:table-cell table:style-name="ce65" table:formula="of:=[.J125]" office:value-type="float" office:value="-1000" calcext:value-type="float">
            <text:p>-1 000,00</text:p>
          </table:table-cell>
          <table:table-cell table:style-name="ce65" table:formula="of:=[.K125]" office:value-type="float" office:value="-23000" calcext:value-type="float">
            <text:p>-23 000,00</text:p>
          </table:table-cell>
          <table:table-cell table:style-name="ce65" table:formula="of:=[.L125]" office:value-type="float" office:value="14000" calcext:value-type="float">
            <text:p>14 000,00</text:p>
          </table:table-cell>
          <table:table-cell table:style-name="ce10" table:formula="of:=SUM([.B126:.H126])" office:value-type="float" office:value="16746.7096" calcext:value-type="float">
            <text:p>16 746,71</text:p>
          </table:table-cell>
          <table:table-cell table:style-name="ce14" table:formula="of:=SUM([.B126:.L126])" office:value-type="float" office:value="6746.7096" calcext:value-type="float">
            <text:p>6 746,71</text:p>
          </table:table-cell>
          <table:table-cell table:style-name="ce65" table:formula="of:=[.M126]-[.M125]" office:value-type="float" office:value="-302.889999999999" calcext:value-type="float">
            <text:p>-302,89</text:p>
          </table:table-cell>
          <table:table-cell table:style-name="ce9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3-01-11" calcext:value-type="date">
            <text:p>11.I.23</text:p>
          </table:table-cell>
          <table:table-cell table:style-name="ce65" office:value-type="float" office:value="17913.7" calcext:value-type="float">
            <text:p>17 913,70</text:p>
          </table:table-cell>
          <table:table-cell table:style-name="ce65" table:formula="of:=[.C126]" office:value-type="float" office:value="2514.21" calcext:value-type="float">
            <text:p>2 514,21</text:p>
          </table:table-cell>
          <table:table-cell table:style-name="ce65"/>
          <table:table-cell table:style-name="ce65" office:value-type="float" office:value="2000" calcext:value-type="float">
            <text:p>2 000,00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373" calcext:value-type="float">
            <text:p>373,00</text:p>
          </table:table-cell>
          <table:table-cell table:style-name="ce65" table:formula="of:=[.H126]" office:value-type="float" office:value="98.1996" calcext:value-type="float">
            <text:p>98,20</text:p>
          </table:table-cell>
          <table:table-cell table:style-name="ce65" table:formula="of:=[.I126]" office:value-type="float" office:value="0" calcext:value-type="float">
            <text:p>0,00</text:p>
          </table:table-cell>
          <table:table-cell table:style-name="ce65" table:formula="of:=[.J126]" office:value-type="float" office:value="-1000" calcext:value-type="float">
            <text:p>-1 000,00</text:p>
          </table:table-cell>
          <table:table-cell table:style-name="ce65" table:formula="of:=[.K126]" office:value-type="float" office:value="-23000" calcext:value-type="float">
            <text:p>-23 000,00</text:p>
          </table:table-cell>
          <table:table-cell table:style-name="ce65" table:formula="of:=[.L126]" office:value-type="float" office:value="14000" calcext:value-type="float">
            <text:p>14 000,00</text:p>
          </table:table-cell>
          <table:table-cell table:style-name="ce10" table:formula="of:=SUM([.B127:.H127])" office:value-type="float" office:value="22900.0096" calcext:value-type="float">
            <text:p>22 900,01</text:p>
          </table:table-cell>
          <table:table-cell table:style-name="ce14" table:formula="of:=SUM([.B127:.L127])" office:value-type="float" office:value="12900.0096" calcext:value-type="float">
            <text:p>12 900,01</text:p>
          </table:table-cell>
          <table:table-cell table:style-name="ce65" table:formula="of:=[.M127]-[.M126]" office:value-type="float" office:value="6153.3" calcext:value-type="float">
            <text:p>6 153,30</text:p>
          </table:table-cell>
          <table:table-cell table:style-name="ce9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3-01-16" calcext:value-type="date">
            <text:p>16.I.23</text:p>
          </table:table-cell>
          <table:table-cell table:style-name="ce65" office:value-type="float" office:value="405" calcext:value-type="float">
            <text:p>405,00</text:p>
          </table:table-cell>
          <table:table-cell table:style-name="ce65" table:formula="of:=1774.43+3507.8" office:value-type="float" office:value="5282.23" calcext:value-type="float">
            <text:p>5 282,23</text:p>
          </table:table-cell>
          <table:table-cell table:style-name="ce65" table:formula="of:=985+11000" office:value-type="float" office:value="11985" calcext:value-type="float">
            <text:p>11 985,0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54" calcext:value-type="float">
            <text:p>54,00</text:p>
          </table:table-cell>
          <table:table-cell table:style-name="ce65" table:formula="of:=[.H127]" office:value-type="float" office:value="98.1996" calcext:value-type="float">
            <text:p>98,20</text:p>
          </table:table-cell>
          <table:table-cell table:style-name="ce65" table:formula="of:=[.I127]" office:value-type="float" office:value="0" calcext:value-type="float">
            <text:p>0,00</text:p>
          </table:table-cell>
          <table:table-cell table:style-name="ce65" table:formula="of:=0" office:value-type="float" office:value="0" calcext:value-type="float">
            <text:p>0,00</text:p>
          </table:table-cell>
          <table:table-cell table:style-name="ce65" office:value-type="float" office:value="-21000" calcext:value-type="float">
            <text:p>-21 000,00</text:p>
          </table:table-cell>
          <table:table-cell table:style-name="ce65" table:formula="of:=[.L127]" office:value-type="float" office:value="14000" calcext:value-type="float">
            <text:p>14 000,00</text:p>
          </table:table-cell>
          <table:table-cell table:style-name="ce10" table:formula="of:=SUM([.B128:.H128])" office:value-type="float" office:value="17825.3296" calcext:value-type="float">
            <text:p>17 825,33</text:p>
          </table:table-cell>
          <table:table-cell table:style-name="ce14" table:formula="of:=SUM([.B128:.L128])" office:value-type="float" office:value="10825.3296" calcext:value-type="float">
            <text:p>10 825,33</text:p>
          </table:table-cell>
          <table:table-cell table:style-name="ce65" table:formula="of:=[.M128]-[.M127]" office:value-type="float" office:value="-5074.68" calcext:value-type="float">
            <text:p>-5 074,68</text:p>
          </table:table-cell>
          <table:table-cell table:style-name="ce9"/>
          <table:table-cell table:number-columns-repeated="10"/>
          <table:table-cell table:style-name="Default" table:number-columns-repeated="7"/>
          <table:table-cell table:number-columns-repeated="991"/>
        </table:table-row>
        <table:table-row table:style-name="ro1">
          <table:table-cell table:style-name="ce62" office:value-type="date" office:date-value="2023-01-27" calcext:value-type="date">
            <text:p>27.I.23</text:p>
          </table:table-cell>
          <table:table-cell table:style-name="ce65" office:value-type="float" office:value="11.01" calcext:value-type="float">
            <text:p>11,01</text:p>
          </table:table-cell>
          <table:table-cell table:style-name="ce65" table:formula="of:=825.77+5267.8" office:value-type="float" office:value="6093.57" calcext:value-type="float">
            <text:p>6 093,57</text:p>
          </table:table-cell>
          <table:table-cell table:style-name="ce65" office:value-type="float" office:value="11100" calcext:value-type="float">
            <text:p>11 100,00</text:p>
          </table:table-cell>
          <table:table-cell table:style-name="ce65" table:formula="of:=[.E128]" office:value-type="float" office:value="0" calcext:value-type="float">
            <text:p>0,00</text:p>
          </table:table-cell>
          <table:table-cell table:style-name="ce65" table:formula="of:=[.F128]" office:value-type="float" office:value="0.9" calcext:value-type="float">
            <text:p>0,9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[.H128]" office:value-type="float" office:value="98.1996" calcext:value-type="float">
            <text:p>98,20</text:p>
          </table:table-cell>
          <table:table-cell table:style-name="ce65" table:formula="of:=[.I128]" office:value-type="float" office:value="0" calcext:value-type="float">
            <text:p>0,00</text:p>
          </table:table-cell>
          <table:table-cell table:style-name="ce65" table:formula="of:=[.J128]" office:value-type="float" office:value="0" calcext:value-type="float">
            <text:p>0,00</text:p>
          </table:table-cell>
          <table:table-cell table:style-name="ce65" table:formula="of:=[.K128]" office:value-type="float" office:value="-21000" calcext:value-type="float">
            <text:p>-21 000,00</text:p>
          </table:table-cell>
          <table:table-cell table:style-name="ce65" table:formula="of:=[.L128]" office:value-type="float" office:value="14000" calcext:value-type="float">
            <text:p>14 000,00</text:p>
          </table:table-cell>
          <table:table-cell table:style-name="ce10" table:formula="of:=SUM([.B129:.H129])" office:value-type="float" office:value="17303.6796" calcext:value-type="float">
            <text:p>17 303,68</text:p>
          </table:table-cell>
          <table:table-cell table:style-name="ce14" table:formula="of:=SUM([.B129:.L129])" office:value-type="float" office:value="10303.6796" calcext:value-type="float">
            <text:p>10 303,68</text:p>
          </table:table-cell>
          <table:table-cell table:style-name="ce65" table:formula="of:=[.M129]-[.M128]" office:value-type="float" office:value="-521.650000000001" calcext:value-type="float">
            <text:p>-521,65</text:p>
          </table:table-cell>
          <table:table-cell table:style-name="ce9"/>
          <table:table-cell table:number-columns-repeated="10"/>
          <table:table-cell table:style-name="ce74"/>
          <table:table-cell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2-09" calcext:value-type="date">
            <text:p>09.II.23</text:p>
          </table:table-cell>
          <table:table-cell table:style-name="ce65" office:value-type="float" office:value="6137.46" calcext:value-type="float">
            <text:p>6 137,46</text:p>
          </table:table-cell>
          <table:table-cell table:style-name="ce65" table:formula="of:=936.17+4289.62" office:value-type="float" office:value="5225.79" calcext:value-type="float">
            <text:p>5 225,79</text:p>
          </table:table-cell>
          <table:table-cell table:style-name="ce65" office:value-type="float" office:value="11071" calcext:value-type="float">
            <text:p>11 071,0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5" calcext:value-type="float">
            <text:p>5,00</text:p>
          </table:table-cell>
          <table:table-cell table:style-name="ce65" table:formula="of:=[.H129]" office:value-type="float" office:value="98.1996" calcext:value-type="float">
            <text:p>98,2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-21000" calcext:value-type="float">
            <text:p>-21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30:.H130])" office:value-type="float" office:value="22538.3496" calcext:value-type="float">
            <text:p>22 538,35</text:p>
          </table:table-cell>
          <table:table-cell table:style-name="ce14" table:formula="of:=SUM([.B130:.L130])" office:value-type="float" office:value="15538.3496" calcext:value-type="float">
            <text:p>15 538,35</text:p>
          </table:table-cell>
          <table:table-cell table:style-name="ce65" table:formula="of:=[.M130]-[.M129]" office:value-type="float" office:value="5234.67" calcext:value-type="float">
            <text:p>5 234,67</text:p>
          </table:table-cell>
          <table:table-cell table:style-name="ce9"/>
          <table:table-cell table:number-columns-repeated="10"/>
          <table:table-cell table:style-name="ce74"/>
          <table:table-cell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2-15" calcext:value-type="date">
            <text:p>15.II.23</text:p>
          </table:table-cell>
          <table:table-cell table:style-name="ce65" office:value-type="float" office:value="4039.92" calcext:value-type="float">
            <text:p>4 039,92</text:p>
          </table:table-cell>
          <table:table-cell table:style-name="ce65" office:value-type="float" office:value="5019.94" calcext:value-type="float">
            <text:p>5 019,94</text:p>
          </table:table-cell>
          <table:table-cell table:style-name="ce65" table:formula="of:=[.D130]" office:value-type="float" office:value="11071" calcext:value-type="float">
            <text:p>11 071,0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509" calcext:value-type="float">
            <text:p>509,00</text:p>
          </table:table-cell>
          <table:table-cell table:style-name="ce65" table:formula="of:=[.H130]" office:value-type="float" office:value="98.1996" calcext:value-type="float">
            <text:p>98,20</text:p>
          </table:table-cell>
          <table:table-cell table:style-name="ce65" table:formula="of:=[.I130]" office:value-type="float" office:value="0" calcext:value-type="float">
            <text:p>0,00</text:p>
          </table:table-cell>
          <table:table-cell table:style-name="ce65" table:formula="of:=[.J130]" office:value-type="float" office:value="0" calcext:value-type="float">
            <text:p>0,00</text:p>
          </table:table-cell>
          <table:table-cell table:style-name="ce65" office:value-type="float" office:value="-20000" calcext:value-type="float">
            <text:p>-20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31:.H131])" office:value-type="float" office:value="20738.9596" calcext:value-type="float">
            <text:p>20 738,96</text:p>
          </table:table-cell>
          <table:table-cell table:style-name="ce14" table:formula="of:=SUM([.B131:.L131])" office:value-type="float" office:value="14738.9596" calcext:value-type="float">
            <text:p>14 738,96</text:p>
          </table:table-cell>
          <table:table-cell table:style-name="ce65" table:formula="of:=[.M131]-[.M130]" office:value-type="float" office:value="-1799.39" calcext:value-type="float">
            <text:p>-1 799,39</text:p>
          </table:table-cell>
          <table:table-cell table:style-name="ce9"/>
          <table:table-cell table:number-columns-repeated="12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2-19" calcext:value-type="date">
            <text:p>19.II.23</text:p>
          </table:table-cell>
          <table:table-cell table:style-name="ce65" office:value-type="float" office:value="139.92" calcext:value-type="float">
            <text:p>139,92</text:p>
          </table:table-cell>
          <table:table-cell table:style-name="ce65" table:formula="of:=1693.86+6919.94" office:value-type="float" office:value="8613.8" calcext:value-type="float">
            <text:p>8 613,80</text:p>
          </table:table-cell>
          <table:table-cell table:style-name="ce65" table:formula="of:=[.D131]" office:value-type="float" office:value="11071" calcext:value-type="float">
            <text:p>11 071,0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264" calcext:value-type="float">
            <text:p>264,00</text:p>
          </table:table-cell>
          <table:table-cell table:style-name="ce65" table:formula="of:=[.H131]" office:value-type="float" office:value="98.1996" calcext:value-type="float">
            <text:p>98,20</text:p>
          </table:table-cell>
          <table:table-cell table:style-name="ce65" table:formula="of:=[.I131]" office:value-type="float" office:value="0" calcext:value-type="float">
            <text:p>0,00</text:p>
          </table:table-cell>
          <table:table-cell table:style-name="ce65" table:formula="of:=[.J131]" office:value-type="float" office:value="0" calcext:value-type="float">
            <text:p>0,00</text:p>
          </table:table-cell>
          <table:table-cell table:style-name="ce65" table:formula="of:=[.K131]" office:value-type="float" office:value="-20000" calcext:value-type="float">
            <text:p>-20 000,00</text:p>
          </table:table-cell>
          <table:table-cell table:style-name="ce65" table:formula="of:=[.L131]" office:value-type="float" office:value="14000" calcext:value-type="float">
            <text:p>14 000,00</text:p>
          </table:table-cell>
          <table:table-cell table:style-name="ce10" table:formula="of:=SUM([.B132:.H132])" office:value-type="float" office:value="20187.8196" calcext:value-type="float">
            <text:p>20 187,82</text:p>
          </table:table-cell>
          <table:table-cell table:style-name="ce14" table:formula="of:=SUM([.B132:.L132])" office:value-type="float" office:value="14187.8196" calcext:value-type="float">
            <text:p>14 187,82</text:p>
          </table:table-cell>
          <table:table-cell table:style-name="ce65" table:formula="of:=[.M132]-[.M131]" office:value-type="float" office:value="-551.139999999999" calcext:value-type="float">
            <text:p>-551,14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2-25" calcext:value-type="date">
            <text:p>25.II.23</text:p>
          </table:table-cell>
          <table:table-cell table:style-name="ce65" office:value-type="float" office:value="139.92" calcext:value-type="float">
            <text:p>139,92</text:p>
          </table:table-cell>
          <table:table-cell table:style-name="ce65" table:formula="of:=1445.17+6919.94" office:value-type="float" office:value="8365.11" calcext:value-type="float">
            <text:p>8 365,11</text:p>
          </table:table-cell>
          <table:table-cell table:style-name="ce65" office:value-type="float" office:value="11071" calcext:value-type="float">
            <text:p>11 071,0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266" calcext:value-type="float">
            <text:p>266,00</text:p>
          </table:table-cell>
          <table:table-cell table:style-name="ce65" table:formula="of:=[.H132]" office:value-type="float" office:value="98.1996" calcext:value-type="float">
            <text:p>98,20</text:p>
          </table:table-cell>
          <table:table-cell table:style-name="ce65" table:formula="of:=[.I132]" office:value-type="float" office:value="0" calcext:value-type="float">
            <text:p>0,00</text:p>
          </table:table-cell>
          <table:table-cell table:style-name="ce65" table:formula="of:=[.J132]" office:value-type="float" office:value="0" calcext:value-type="float">
            <text:p>0,00</text:p>
          </table:table-cell>
          <table:table-cell table:style-name="ce65" table:formula="of:=[.K132]" office:value-type="float" office:value="-20000" calcext:value-type="float">
            <text:p>-20 000,00</text:p>
          </table:table-cell>
          <table:table-cell table:style-name="ce65" table:formula="of:=[.L132]" office:value-type="float" office:value="14000" calcext:value-type="float">
            <text:p>14 000,00</text:p>
          </table:table-cell>
          <table:table-cell table:style-name="ce10" table:formula="of:=SUM([.B133:.H133])" office:value-type="float" office:value="19941.1296" calcext:value-type="float">
            <text:p>19 941,13</text:p>
          </table:table-cell>
          <table:table-cell table:style-name="ce14" table:formula="of:=SUM([.B133:.L133])" office:value-type="float" office:value="13941.1296" calcext:value-type="float">
            <text:p>13 941,13</text:p>
          </table:table-cell>
          <table:table-cell table:style-name="ce65" table:formula="of:=[.M133]-[.M132]" office:value-type="float" office:value="-246.689999999999" calcext:value-type="float">
            <text:p>-246,69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3-03" calcext:value-type="date">
            <text:p>03.III.23</text:p>
          </table:table-cell>
          <table:table-cell table:style-name="ce65" office:value-type="float" office:value="75.59" calcext:value-type="float">
            <text:p>75,59</text:p>
          </table:table-cell>
          <table:table-cell table:style-name="ce65" table:formula="of:=1442.17+6947.99" office:value-type="float" office:value="8390.16" calcext:value-type="float">
            <text:p>8 390,16</text:p>
          </table:table-cell>
          <table:table-cell table:style-name="ce65" office:value-type="float" office:value="11042" calcext:value-type="float">
            <text:p>11 042,0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6" calcext:value-type="float">
            <text:p>6,00</text:p>
          </table:table-cell>
          <table:table-cell table:style-name="ce65" office:value-type="float" office:value="98.2" calcext:value-type="float">
            <text:p>98,2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-20000" calcext:value-type="float">
            <text:p>-20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34:.H134])" office:value-type="float" office:value="19612.85" calcext:value-type="float">
            <text:p>19 612,85</text:p>
          </table:table-cell>
          <table:table-cell table:style-name="ce14" table:formula="of:=SUM([.B134:.L134])" office:value-type="float" office:value="13612.85" calcext:value-type="float">
            <text:p>13 612,85</text:p>
          </table:table-cell>
          <table:table-cell table:style-name="ce65" table:formula="of:=[.M134]-[.M133]" office:value-type="float" office:value="-328.279600000002" calcext:value-type="float">
            <text:p>-328,28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3-09" calcext:value-type="date">
            <text:p>09.III.23</text:p>
          </table:table-cell>
          <table:table-cell table:style-name="ce65" office:value-type="float" office:value="13602.87" calcext:value-type="float">
            <text:p>13 602,87</text:p>
          </table:table-cell>
          <table:table-cell table:style-name="ce65" table:formula="of:=1319.96+6947.99" office:value-type="float" office:value="8267.95" calcext:value-type="float">
            <text:p>8 267,95</text:p>
          </table:table-cell>
          <table:table-cell table:style-name="ce65" office:value-type="float" office:value="11042" calcext:value-type="float">
            <text:p>11 042,0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6" calcext:value-type="float">
            <text:p>6,00</text:p>
          </table:table-cell>
          <table:table-cell table:style-name="ce65" office:value-type="float" office:value="98.2" calcext:value-type="float">
            <text:p>98,2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-20000" calcext:value-type="float">
            <text:p>-20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35:.H135])" office:value-type="float" office:value="33017.92" calcext:value-type="float">
            <text:p>33 017,92</text:p>
          </table:table-cell>
          <table:table-cell table:style-name="ce14" table:formula="of:=SUM([.B135:.L135])" office:value-type="float" office:value="27017.92" calcext:value-type="float">
            <text:p>27 017,92</text:p>
          </table:table-cell>
          <table:table-cell table:style-name="ce65" table:formula="of:=[.M135]-[.M134]" office:value-type="float" office:value="13405.07" calcext:value-type="float">
            <text:p>13 405,07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3-18" calcext:value-type="date">
            <text:p>18.III.23</text:p>
          </table:table-cell>
          <table:table-cell table:style-name="ce65" office:value-type="float" office:value="11978.64" calcext:value-type="float">
            <text:p>11 978,64</text:p>
          </table:table-cell>
          <table:table-cell table:style-name="ce65" table:formula="of:=295.56+7947.99" office:value-type="float" office:value="8243.55" calcext:value-type="float">
            <text:p>8 243,55</text:p>
          </table:table-cell>
          <table:table-cell table:style-name="ce65" office:value-type="float" office:value="11024" calcext:value-type="float">
            <text:p>11 024,0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9" calcext:value-type="float">
            <text:p>9,00</text:p>
          </table:table-cell>
          <table:table-cell table:style-name="ce65" office:value-type="float" office:value="98.2" calcext:value-type="float">
            <text:p>98,2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-20000" calcext:value-type="float">
            <text:p>-20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36:.H136])" office:value-type="float" office:value="31354.29" calcext:value-type="float">
            <text:p>31 354,29</text:p>
          </table:table-cell>
          <table:table-cell table:style-name="ce14" table:formula="of:=SUM([.B136:.L136])" office:value-type="float" office:value="25354.29" calcext:value-type="float">
            <text:p>25 354,29</text:p>
          </table:table-cell>
          <table:table-cell table:style-name="ce65" table:formula="of:=[.M136]-[.M135]" office:value-type="float" office:value="-1663.63" calcext:value-type="float">
            <text:p>-1 663,63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3-26" calcext:value-type="date">
            <text:p>26.III.23</text:p>
          </table:table-cell>
          <table:table-cell table:style-name="ce65" office:value-type="float" office:value="11302.54" calcext:value-type="float">
            <text:p>11 302,54</text:p>
          </table:table-cell>
          <table:table-cell table:style-name="ce65" office:value-type="float" office:value="8244.89" calcext:value-type="float">
            <text:p>8 244,89</text:p>
          </table:table-cell>
          <table:table-cell table:style-name="ce65" table:formula="of:=[.D136]" office:value-type="float" office:value="11024" calcext:value-type="float">
            <text:p>11 024,0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[.F136]" office:value-type="float" office:value="0.9" calcext:value-type="float">
            <text:p>0,90</text:p>
          </table:table-cell>
          <table:table-cell table:style-name="ce65" office:value-type="float" office:value="50" calcext:value-type="float">
            <text:p>50,00</text:p>
          </table:table-cell>
          <table:table-cell table:style-name="ce65" table:formula="of:=[.H136]" office:value-type="float" office:value="98.2" calcext:value-type="float">
            <text:p>98,20</text:p>
          </table:table-cell>
          <table:table-cell table:style-name="ce65" table:formula="of:=[.I136]" office:value-type="float" office:value="0" calcext:value-type="float">
            <text:p>0,00</text:p>
          </table:table-cell>
          <table:table-cell table:style-name="ce65" table:formula="of:=[.J136]" office:value-type="float" office:value="0" calcext:value-type="float">
            <text:p>0,00</text:p>
          </table:table-cell>
          <table:table-cell table:style-name="ce65" table:formula="of:=[.K136]" office:value-type="float" office:value="-20000" calcext:value-type="float">
            <text:p>-20 000,00</text:p>
          </table:table-cell>
          <table:table-cell table:style-name="ce65" table:formula="of:=[.L136]" office:value-type="float" office:value="14000" calcext:value-type="float">
            <text:p>14 000,00</text:p>
          </table:table-cell>
          <table:table-cell table:style-name="ce10" table:formula="of:=SUM([.B137:.H137])" office:value-type="float" office:value="30720.53" calcext:value-type="float">
            <text:p>30 720,53</text:p>
          </table:table-cell>
          <table:table-cell table:style-name="ce14" table:formula="of:=SUM([.B137:.L137])" office:value-type="float" office:value="24720.53" calcext:value-type="float">
            <text:p>24 720,53</text:p>
          </table:table-cell>
          <table:table-cell table:style-name="ce65" table:formula="of:=[.M137]-[.M136]" office:value-type="float" office:value="-633.759999999998" calcext:value-type="float">
            <text:p>-633,76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3-31" calcext:value-type="date">
            <text:p>31.III.23</text:p>
          </table:table-cell>
          <table:table-cell table:style-name="ce65" table:formula="of:=10890.59" office:value-type="float" office:value="10890.59" calcext:value-type="float">
            <text:p>10 890,59</text:p>
          </table:table-cell>
          <table:table-cell table:style-name="ce65" table:formula="of:=[.C137]" office:value-type="float" office:value="8244.89" calcext:value-type="float">
            <text:p>8 244,89</text:p>
          </table:table-cell>
          <table:table-cell table:style-name="ce65" table:formula="of:=[.D137]" office:value-type="float" office:value="11024" calcext:value-type="float">
            <text:p>11 024,0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[.F137]" office:value-type="float" office:value="0.9" calcext:value-type="float">
            <text:p>0,90</text:p>
          </table:table-cell>
          <table:table-cell table:style-name="ce65" office:value-type="float" office:value="50" calcext:value-type="float">
            <text:p>50,00</text:p>
          </table:table-cell>
          <table:table-cell table:style-name="ce65" table:formula="of:=[.H137]" office:value-type="float" office:value="98.2" calcext:value-type="float">
            <text:p>98,20</text:p>
          </table:table-cell>
          <table:table-cell table:style-name="ce65" table:formula="of:=[.I137]" office:value-type="float" office:value="0" calcext:value-type="float">
            <text:p>0,00</text:p>
          </table:table-cell>
          <table:table-cell table:style-name="ce65" table:formula="of:=[.J137]" office:value-type="float" office:value="0" calcext:value-type="float">
            <text:p>0,00</text:p>
          </table:table-cell>
          <table:table-cell table:style-name="ce65" table:formula="of:=[.K137]" office:value-type="float" office:value="-20000" calcext:value-type="float">
            <text:p>-20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38:.H138])" office:value-type="float" office:value="30308.58" calcext:value-type="float">
            <text:p>30 308,58</text:p>
          </table:table-cell>
          <table:table-cell table:style-name="ce14" table:formula="of:=SUM([.B138:.L138])" office:value-type="float" office:value="24308.58" calcext:value-type="float">
            <text:p>24 308,58</text:p>
          </table:table-cell>
          <table:table-cell table:style-name="ce65" table:formula="of:=[.M138]-[.M137]" office:value-type="float" office:value="-411.950000000001" calcext:value-type="float">
            <text:p>-411,95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4-06" calcext:value-type="date">
            <text:p>06.IV.23</text:p>
          </table:table-cell>
          <table:table-cell table:style-name="ce65" office:value-type="float" office:value="15740.85" calcext:value-type="float">
            <text:p>15 740,85</text:p>
          </table:table-cell>
          <table:table-cell table:style-name="ce65" office:value-type="float" office:value="21" calcext:value-type="float">
            <text:p>21,00</text:p>
          </table:table-cell>
          <table:table-cell table:style-name="ce65" office:value-type="float" office:value="11024" calcext:value-type="float">
            <text:p>11 024,00</text:p>
          </table:table-cell>
          <table:table-cell table:style-name="ce65" office:value-type="float" office:value="10000" calcext:value-type="float">
            <text:p>10 000,00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50" calcext:value-type="float">
            <text:p>50,00</text:p>
          </table:table-cell>
          <table:table-cell table:style-name="ce65" table:formula="of:=[.H138]" office:value-type="float" office:value="98.2" calcext:value-type="float">
            <text:p>98,2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-20000" calcext:value-type="float">
            <text:p>-20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39:.H139])" office:value-type="float" office:value="36934.95" calcext:value-type="float">
            <text:p>36 934,95</text:p>
          </table:table-cell>
          <table:table-cell table:style-name="ce14" table:formula="of:=SUM([.B139:.L139])" office:value-type="float" office:value="30934.95" calcext:value-type="float">
            <text:p>30 934,95</text:p>
          </table:table-cell>
          <table:table-cell table:style-name="ce65" table:formula="of:=[.M139]-[.M138]" office:value-type="float" office:value="6626.37" calcext:value-type="float">
            <text:p>6 626,37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4-14" calcext:value-type="date">
            <text:p>14.IV.23</text:p>
          </table:table-cell>
          <table:table-cell table:style-name="ce65" office:value-type="float" office:value="2339.84" calcext:value-type="float">
            <text:p>2 339,84</text:p>
          </table:table-cell>
          <table:table-cell table:style-name="ce65" office:value-type="float" office:value="334.8" calcext:value-type="float">
            <text:p>334,80</text:p>
          </table:table-cell>
          <table:table-cell table:style-name="ce65" office:value-type="float" office:value="12006" calcext:value-type="float">
            <text:p>12 006,00</text:p>
          </table:table-cell>
          <table:table-cell table:style-name="ce65" office:value-type="float" office:value="15240" calcext:value-type="float">
            <text:p>15 240,00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45" calcext:value-type="float">
            <text:p>45,00</text:p>
          </table:table-cell>
          <table:table-cell table:style-name="ce65" table:formula="of:=[.H139]" office:value-type="float" office:value="98.2" calcext:value-type="float">
            <text:p>98,20</text:p>
          </table:table-cell>
          <table:table-cell table:style-name="ce65" table:formula="of:=[.I139]" office:value-type="float" office:value="0" calcext:value-type="float">
            <text:p>0,00</text:p>
          </table:table-cell>
          <table:table-cell table:style-name="ce65" table:formula="of:=[.J139]" office:value-type="float" office:value="0" calcext:value-type="float">
            <text:p>0,00</text:p>
          </table:table-cell>
          <table:table-cell table:style-name="ce65" office:value-type="float" office:value="-16000" calcext:value-type="float">
            <text:p>-16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40:.H140])" office:value-type="float" office:value="30064.74" calcext:value-type="float">
            <text:p>30 064,74</text:p>
          </table:table-cell>
          <table:table-cell table:style-name="ce14" table:formula="of:=SUM([.B140:.L140])" office:value-type="float" office:value="28064.74" calcext:value-type="float">
            <text:p>28 064,74</text:p>
          </table:table-cell>
          <table:table-cell table:style-name="ce65" table:formula="of:=[.M140]-[.M139]" office:value-type="float" office:value="-6870.21" calcext:value-type="float">
            <text:p>-6 870,21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4-25" calcext:value-type="date">
            <text:p>25.IV.23</text:p>
          </table:table-cell>
          <table:table-cell table:style-name="ce65" office:value-type="float" office:value="591.67" calcext:value-type="float">
            <text:p>591,67</text:p>
          </table:table-cell>
          <table:table-cell table:style-name="ce65" office:value-type="float" office:value="34.11" calcext:value-type="float">
            <text:p>34,11</text:p>
          </table:table-cell>
          <table:table-cell table:style-name="ce65" office:value-type="float" office:value="14049.52" calcext:value-type="float">
            <text:p>14 049,52</text:p>
          </table:table-cell>
          <table:table-cell table:style-name="ce65" office:value-type="float" office:value="12231" calcext:value-type="float">
            <text:p>12 231,00</text:p>
          </table:table-cell>
          <table:table-cell table:style-name="ce65" table:formula="of:=[.F140]" office:value-type="float" office:value="0.9" calcext:value-type="float">
            <text:p>0,90</text:p>
          </table:table-cell>
          <table:table-cell table:style-name="ce65" office:value-type="float" office:value="167" calcext:value-type="float">
            <text:p>167,00</text:p>
          </table:table-cell>
          <table:table-cell table:style-name="ce65" table:formula="of:=[.H140]" office:value-type="float" office:value="98.2" calcext:value-type="float">
            <text:p>98,20</text:p>
          </table:table-cell>
          <table:table-cell table:style-name="ce65" table:formula="of:=[.I140]" office:value-type="float" office:value="0" calcext:value-type="float">
            <text:p>0,00</text:p>
          </table:table-cell>
          <table:table-cell table:style-name="ce65" table:formula="of:=[.J140]" office:value-type="float" office:value="0" calcext:value-type="float">
            <text:p>0,00</text:p>
          </table:table-cell>
          <table:table-cell table:style-name="ce65" table:formula="of:=[.K140]" office:value-type="float" office:value="-16000" calcext:value-type="float">
            <text:p>-16 000,00</text:p>
          </table:table-cell>
          <table:table-cell table:style-name="ce65" table:formula="of:=[.L140]" office:value-type="float" office:value="14000" calcext:value-type="float">
            <text:p>14 000,00</text:p>
          </table:table-cell>
          <table:table-cell table:style-name="ce10" table:formula="of:=SUM([.B141:.H141])" office:value-type="float" office:value="27172.4" calcext:value-type="float">
            <text:p>27 172,40</text:p>
          </table:table-cell>
          <table:table-cell table:style-name="ce14" table:formula="of:=SUM([.B141:.L141])" office:value-type="float" office:value="25172.4" calcext:value-type="float">
            <text:p>25 172,40</text:p>
          </table:table-cell>
          <table:table-cell table:style-name="ce65" table:formula="of:=[.M141]-[.M140]" office:value-type="float" office:value="-2892.34" calcext:value-type="float">
            <text:p>-2 892,34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5-09" calcext:value-type="date">
            <text:p>09.V.23</text:p>
          </table:table-cell>
          <table:table-cell table:style-name="ce65" office:value-type="float" office:value="9228.57" calcext:value-type="float">
            <text:p>9 228,57</text:p>
          </table:table-cell>
          <table:table-cell table:style-name="ce65" office:value-type="float" office:value="1135.63" calcext:value-type="float">
            <text:p>1 135,63</text:p>
          </table:table-cell>
          <table:table-cell table:style-name="ce65" office:value-type="float" office:value="11020.51" calcext:value-type="float">
            <text:p>11 020,51</text:p>
          </table:table-cell>
          <table:table-cell table:style-name="ce65" office:value-type="float" office:value="12301.93" calcext:value-type="float">
            <text:p>12 301,93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11" calcext:value-type="float">
            <text:p>11,00</text:p>
          </table:table-cell>
          <table:table-cell table:style-name="ce65" table:formula="of:=[.H141]" office:value-type="float" office:value="98.2" calcext:value-type="float">
            <text:p>98,20</text:p>
          </table:table-cell>
          <table:table-cell table:style-name="ce65" table:formula="of:=[.I141]" office:value-type="float" office:value="0" calcext:value-type="float">
            <text:p>0,00</text:p>
          </table:table-cell>
          <table:table-cell table:style-name="ce65" table:formula="of:=[.J141]" office:value-type="float" office:value="0" calcext:value-type="float">
            <text:p>0,00</text:p>
          </table:table-cell>
          <table:table-cell table:style-name="ce65" table:formula="of:=[.K141]" office:value-type="float" office:value="-16000" calcext:value-type="float">
            <text:p>-16 000,00</text:p>
          </table:table-cell>
          <table:table-cell table:style-name="ce65" table:formula="of:=[.L141]" office:value-type="float" office:value="14000" calcext:value-type="float">
            <text:p>14 000,00</text:p>
          </table:table-cell>
          <table:table-cell table:style-name="ce10" table:formula="of:=SUM([.B142:.H142])" office:value-type="float" office:value="33796.74" calcext:value-type="float">
            <text:p>33 796,74</text:p>
          </table:table-cell>
          <table:table-cell table:style-name="ce14" table:formula="of:=SUM([.B142:.L142])" office:value-type="float" office:value="31796.74" calcext:value-type="float">
            <text:p>31 796,74</text:p>
          </table:table-cell>
          <table:table-cell table:style-name="ce65" table:formula="of:=[.M142]-[.M141]" office:value-type="float" office:value="6624.34" calcext:value-type="float">
            <text:p>6 624,34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5-10" calcext:value-type="date">
            <text:p>10.V.23</text:p>
          </table:table-cell>
          <table:table-cell table:style-name="ce65" office:value-type="float" office:value="13169.25" calcext:value-type="float">
            <text:p>13 169,25</text:p>
          </table:table-cell>
          <table:table-cell table:style-name="ce65" office:value-type="float" office:value="64.14" calcext:value-type="float">
            <text:p>64,14</text:p>
          </table:table-cell>
          <table:table-cell table:style-name="ce65" table:formula="of:=[.D142]" office:value-type="float" office:value="11020.51" calcext:value-type="float">
            <text:p>11 020,51</text:p>
          </table:table-cell>
          <table:table-cell table:style-name="ce65" table:formula="of:=[.E142]" office:value-type="float" office:value="12301.93" calcext:value-type="float">
            <text:p>12 301,93</text:p>
          </table:table-cell>
          <table:table-cell table:style-name="ce65" table:formula="of:=[.F142]" office:value-type="float" office:value="0.9" calcext:value-type="float">
            <text:p>0,90</text:p>
          </table:table-cell>
          <table:table-cell table:style-name="ce65" table:formula="of:=[.G142]" office:value-type="float" office:value="11" calcext:value-type="float">
            <text:p>11,00</text:p>
          </table:table-cell>
          <table:table-cell table:style-name="ce65" table:formula="of:=[.H142]" office:value-type="float" office:value="98.2" calcext:value-type="float">
            <text:p>98,20</text:p>
          </table:table-cell>
          <table:table-cell table:style-name="ce65" table:formula="of:=[.I142]" office:value-type="float" office:value="0" calcext:value-type="float">
            <text:p>0,00</text:p>
          </table:table-cell>
          <table:table-cell table:style-name="ce65" table:formula="of:=[.J142]" office:value-type="float" office:value="0" calcext:value-type="float">
            <text:p>0,00</text:p>
          </table:table-cell>
          <table:table-cell table:style-name="ce65" table:formula="of:=[.K142]" office:value-type="float" office:value="-16000" calcext:value-type="float">
            <text:p>-16 000,00</text:p>
          </table:table-cell>
          <table:table-cell table:style-name="ce65" table:formula="of:=[.L142]" office:value-type="float" office:value="14000" calcext:value-type="float">
            <text:p>14 000,00</text:p>
          </table:table-cell>
          <table:table-cell table:style-name="ce10" table:formula="of:=SUM([.B143:.H143])" office:value-type="float" office:value="36665.93" calcext:value-type="float">
            <text:p>36 665,93</text:p>
          </table:table-cell>
          <table:table-cell table:style-name="ce14" table:formula="of:=SUM([.B143:.L143])" office:value-type="float" office:value="34665.93" calcext:value-type="float">
            <text:p>34 665,93</text:p>
          </table:table-cell>
          <table:table-cell table:style-name="ce65" table:formula="of:=[.M143]-[.M142]" office:value-type="float" office:value="2869.19" calcext:value-type="float">
            <text:p>2 869,19</text:p>
          </table:table-cell>
          <table:table-cell table:style-name="ce9"/>
          <table:table-cell table:number-columns-repeated="3"/>
          <table:table-cell table:style-name="Default" table:number-columns-repeated="6"/>
          <table:table-cell table:number-columns-repeated="3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5-21" calcext:value-type="date">
            <text:p>21.V.23</text:p>
          </table:table-cell>
          <table:table-cell table:style-name="ce65" office:value-type="float" office:value="4411.31" calcext:value-type="float">
            <text:p>4 411,31</text:p>
          </table:table-cell>
          <table:table-cell table:style-name="ce65" office:value-type="float" office:value="261.4" calcext:value-type="float">
            <text:p>261,40</text:p>
          </table:table-cell>
          <table:table-cell table:style-name="ce65" table:formula="of:=[.D143]" office:value-type="float" office:value="11020.51" calcext:value-type="float">
            <text:p>11 020,51</text:p>
          </table:table-cell>
          <table:table-cell table:style-name="ce65" office:value-type="float" office:value="19301.93" calcext:value-type="float">
            <text:p>19 301,93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1" calcext:value-type="float">
            <text:p>1,00</text:p>
          </table:table-cell>
          <table:table-cell table:style-name="ce65" table:formula="of:=[.H143]" office:value-type="float" office:value="98.2" calcext:value-type="float">
            <text:p>98,20</text:p>
          </table:table-cell>
          <table:table-cell table:style-name="ce65" table:formula="of:=[.I143]" office:value-type="float" office:value="0" calcext:value-type="float">
            <text:p>0,00</text:p>
          </table:table-cell>
          <table:table-cell table:style-name="ce65" table:formula="of:=[.J143]" office:value-type="float" office:value="0" calcext:value-type="float">
            <text:p>0,00</text:p>
          </table:table-cell>
          <table:table-cell table:style-name="ce65" table:formula="of:=[.K143]" office:value-type="float" office:value="-16000" calcext:value-type="float">
            <text:p>-16 000,00</text:p>
          </table:table-cell>
          <table:table-cell table:style-name="ce65" table:formula="of:=[.L143]" office:value-type="float" office:value="14000" calcext:value-type="float">
            <text:p>14 000,00</text:p>
          </table:table-cell>
          <table:table-cell table:style-name="ce10" table:formula="of:=SUM([.B144:.H144])" office:value-type="float" office:value="35095.25" calcext:value-type="float">
            <text:p>35 095,25</text:p>
          </table:table-cell>
          <table:table-cell table:style-name="ce14" table:formula="of:=SUM([.B144:.L144])" office:value-type="float" office:value="33095.25" calcext:value-type="float">
            <text:p>33 095,25</text:p>
          </table:table-cell>
          <table:table-cell table:style-name="ce65" table:formula="of:=[.M144]-[.M143]" office:value-type="float" office:value="-1570.68" calcext:value-type="float">
            <text:p>-1 570,68</text:p>
          </table:table-cell>
          <table:table-cell table:style-name="ce9"/>
          <table:table-cell table:number-columns-repeated="12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6-06" calcext:value-type="date">
            <text:p>06.VI.23</text:p>
          </table:table-cell>
          <table:table-cell table:style-name="ce65" office:value-type="float" office:value="2952.48" calcext:value-type="float">
            <text:p>2 952,48</text:p>
          </table:table-cell>
          <table:table-cell table:style-name="ce65" office:value-type="float" office:value="236.12" calcext:value-type="float">
            <text:p>236,12</text:p>
          </table:table-cell>
          <table:table-cell table:style-name="ce65" office:value-type="float" office:value="11020.51" calcext:value-type="float">
            <text:p>11 020,51</text:p>
          </table:table-cell>
          <table:table-cell table:style-name="ce65" office:value-type="float" office:value="19385.41" calcext:value-type="float">
            <text:p>19 385,41</text:p>
          </table:table-cell>
          <table:table-cell table:style-name="ce65" office:value-type="float" office:value="0.9" calcext:value-type="float">
            <text:p>0,90</text:p>
          </table:table-cell>
          <table:table-cell table:style-name="ce65" office:value-type="float" office:value="1" calcext:value-type="float">
            <text:p>1,00</text:p>
          </table:table-cell>
          <table:table-cell table:style-name="ce65" office:value-type="float" office:value="50" calcext:value-type="float">
            <text:p>50,00</text:p>
          </table:table-cell>
          <table:table-cell table:style-name="ce65" table:formula="of:=[.I144]" office:value-type="float" office:value="0" calcext:value-type="float">
            <text:p>0,00</text:p>
          </table:table-cell>
          <table:table-cell table:style-name="ce65" table:formula="of:=[.J144]" office:value-type="float" office:value="0" calcext:value-type="float">
            <text:p>0,00</text:p>
          </table:table-cell>
          <table:table-cell table:style-name="ce65" table:formula="of:=[.K144]" office:value-type="float" office:value="-16000" calcext:value-type="float">
            <text:p>-16 000,00</text:p>
          </table:table-cell>
          <table:table-cell table:style-name="ce65" table:formula="of:=[.L144]" office:value-type="float" office:value="14000" calcext:value-type="float">
            <text:p>14 000,00</text:p>
          </table:table-cell>
          <table:table-cell table:style-name="ce10" table:formula="of:=SUM([.B145:.H145])" office:value-type="float" office:value="33646.42" calcext:value-type="float">
            <text:p>33 646,42</text:p>
          </table:table-cell>
          <table:table-cell table:style-name="ce14" table:formula="of:=SUM([.B145:.L145])" office:value-type="float" office:value="31646.42" calcext:value-type="float">
            <text:p>31 646,42</text:p>
          </table:table-cell>
          <table:table-cell table:style-name="ce65" table:formula="of:=[.M145]-[.M144]" office:value-type="float" office:value="-1448.83" calcext:value-type="float">
            <text:p>-1 448,83</text:p>
          </table:table-cell>
          <table:table-cell table:style-name="ce9"/>
          <table:table-cell table:number-columns-repeated="12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6-12" calcext:value-type="date">
            <text:p>12.VI.23</text:p>
          </table:table-cell>
          <table:table-cell table:style-name="ce65" office:value-type="float" office:value="1079.77" calcext:value-type="float">
            <text:p>1 079,77</text:p>
          </table:table-cell>
          <table:table-cell table:style-name="ce65" office:value-type="float" office:value="145.09" calcext:value-type="float">
            <text:p>145,09</text:p>
          </table:table-cell>
          <table:table-cell table:style-name="ce65" office:value-type="float" office:value="11813.42" calcext:value-type="float">
            <text:p>11 813,42</text:p>
          </table:table-cell>
          <table:table-cell table:style-name="ce65" table:formula="of:=[.E145]+5000" office:value-type="float" office:value="24385.41" calcext:value-type="float">
            <text:p>24 385,41</text:p>
          </table:table-cell>
          <table:table-cell table:style-name="ce65" office:value-type="float" office:value="1500.9" calcext:value-type="float">
            <text:p>1 500,90</text:p>
          </table:table-cell>
          <table:table-cell table:style-name="ce65" office:value-type="float" office:value="1" calcext:value-type="float">
            <text:p>1,00</text:p>
          </table:table-cell>
          <table:table-cell table:style-name="ce65" table:formula="of:=[.H145]" office:value-type="float" office:value="50" calcext:value-type="float">
            <text:p>50,0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table:formula="of:=[.K145]" office:value-type="float" office:value="-16000" calcext:value-type="float">
            <text:p>-16 000,00</text:p>
          </table:table-cell>
          <table:table-cell table:style-name="ce65" table:formula="of:=[.L145]" office:value-type="float" office:value="14000" calcext:value-type="float">
            <text:p>14 000,00</text:p>
          </table:table-cell>
          <table:table-cell table:style-name="ce10" table:formula="of:=SUM([.B146:.H146])" office:value-type="float" office:value="38975.59" calcext:value-type="float">
            <text:p>38 975,59</text:p>
          </table:table-cell>
          <table:table-cell table:style-name="ce14" table:formula="of:=SUM([.B146:.L146])" office:value-type="float" office:value="36975.59" calcext:value-type="float">
            <text:p>36 975,59</text:p>
          </table:table-cell>
          <table:table-cell table:style-name="ce65" table:formula="of:=[.M146]-[.M145]" office:value-type="float" office:value="5329.17" calcext:value-type="float">
            <text:p>5 329,17</text:p>
          </table:table-cell>
          <table:table-cell table:style-name="ce9"/>
          <table:table-cell table:number-columns-repeated="12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7-30" calcext:value-type="date">
            <text:p>30.VII.23</text:p>
          </table:table-cell>
          <table:table-cell table:style-name="ce65" office:value-type="float" office:value="33996.74" calcext:value-type="float">
            <text:p>33 996,74</text:p>
          </table:table-cell>
          <table:table-cell table:style-name="ce65" office:value-type="float" office:value="191.93" calcext:value-type="float">
            <text:p>191,93</text:p>
          </table:table-cell>
          <table:table-cell table:style-name="ce65" office:value-type="float" office:value="2732.44" calcext:value-type="float">
            <text:p>2 732,44</text:p>
          </table:table-cell>
          <table:table-cell table:style-name="ce65" office:value-type="float" office:value="9.76" calcext:value-type="float">
            <text:p>9,76</text:p>
          </table:table-cell>
          <table:table-cell table:style-name="ce65" office:value-type="float" office:value="432.15" calcext:value-type="float">
            <text:p>432,15</text:p>
          </table:table-cell>
          <table:table-cell table:style-name="ce65" office:value-type="float" office:value="4201" calcext:value-type="float">
            <text:p>4 201,00</text:p>
          </table:table-cell>
          <table:table-cell table:style-name="ce65" office:value-type="float" office:value="50" calcext:value-type="float">
            <text:p>50,0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-16000" calcext:value-type="float">
            <text:p>-16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47:.H147])" office:value-type="float" office:value="41614.02" calcext:value-type="float">
            <text:p>41 614,02</text:p>
          </table:table-cell>
          <table:table-cell table:style-name="ce14" table:formula="of:=SUM([.B147:.L147])" office:value-type="float" office:value="39614.02" calcext:value-type="float">
            <text:p>39 614,02</text:p>
          </table:table-cell>
          <table:table-cell table:style-name="ce65" table:formula="of:=[.M147]-[.M146]" office:value-type="float" office:value="2638.43" calcext:value-type="float">
            <text:p>2 638,43</text:p>
          </table:table-cell>
          <table:table-cell table:style-name="ce9"/>
          <table:table-cell table:number-columns-repeated="12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8-14" calcext:value-type="date">
            <text:p>14.VIII.23</text:p>
          </table:table-cell>
          <table:table-cell table:style-name="ce65" office:value-type="float" office:value="43864.31" calcext:value-type="float">
            <text:p>43 864,31</text:p>
          </table:table-cell>
          <table:table-cell table:style-name="ce65" office:value-type="float" office:value="171.94" calcext:value-type="float">
            <text:p>171,94</text:p>
          </table:table-cell>
          <table:table-cell table:style-name="ce65" office:value-type="float" office:value="942.21" calcext:value-type="float">
            <text:p>942,21</text:p>
          </table:table-cell>
          <table:table-cell table:style-name="ce65" office:value-type="float" office:value="27.87" calcext:value-type="float">
            <text:p>27,87</text:p>
          </table:table-cell>
          <table:table-cell table:style-name="ce65" office:value-type="float" office:value="191.27" calcext:value-type="float">
            <text:p>191,27</text:p>
          </table:table-cell>
          <table:table-cell table:style-name="ce65" office:value-type="float" office:value="4142" calcext:value-type="float">
            <text:p>4 142,00</text:p>
          </table:table-cell>
          <table:table-cell table:style-name="ce65" office:value-type="float" office:value="50" calcext:value-type="float">
            <text:p>50,0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table:formula="of:=[.K147]" office:value-type="float" office:value="-16000" calcext:value-type="float">
            <text:p>-16 000,00</text:p>
          </table:table-cell>
          <table:table-cell table:style-name="ce65" table:formula="of:=[.L147]" office:value-type="float" office:value="14000" calcext:value-type="float">
            <text:p>14 000,00</text:p>
          </table:table-cell>
          <table:table-cell table:style-name="ce10" table:formula="of:=SUM([.B148:.H148])" office:value-type="float" office:value="49389.6" calcext:value-type="float">
            <text:p>49 389,60</text:p>
          </table:table-cell>
          <table:table-cell table:style-name="ce14" table:formula="of:=SUM([.B148:.L148])" office:value-type="float" office:value="47389.6" calcext:value-type="float">
            <text:p>47 389,60</text:p>
          </table:table-cell>
          <table:table-cell table:style-name="ce65" table:formula="of:=[.M148]-[.M147]" office:value-type="float" office:value="7775.58" calcext:value-type="float">
            <text:p>7 775,58</text:p>
          </table:table-cell>
          <table:table-cell table:style-name="ce9"/>
          <table:table-cell table:number-columns-repeated="12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8-19" calcext:value-type="date">
            <text:p>19.VIII.23</text:p>
          </table:table-cell>
          <table:table-cell table:style-name="ce65" office:value-type="float" office:value="43991.54" calcext:value-type="float">
            <text:p>43 991,54</text:p>
          </table:table-cell>
          <table:table-cell table:style-name="ce65" office:value-type="float" office:value="91.96" calcext:value-type="float">
            <text:p>91,96</text:p>
          </table:table-cell>
          <table:table-cell table:style-name="ce65" office:value-type="float" office:value="21.85" calcext:value-type="float">
            <text:p>21,85</text:p>
          </table:table-cell>
          <table:table-cell table:style-name="ce65" office:value-type="float" office:value="27.87" calcext:value-type="float">
            <text:p>27,87</text:p>
          </table:table-cell>
          <table:table-cell table:style-name="ce65" office:value-type="float" office:value="191.27" calcext:value-type="float">
            <text:p>191,27</text:p>
          </table:table-cell>
          <table:table-cell table:style-name="ce65" office:value-type="float" office:value="4111" calcext:value-type="float">
            <text:p>4 111,00</text:p>
          </table:table-cell>
          <table:table-cell table:style-name="ce65" office:value-type="float" office:value="50" calcext:value-type="float">
            <text:p>50,0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-16000" calcext:value-type="float">
            <text:p>-16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49:.H149])" office:value-type="float" office:value="48485.49" calcext:value-type="float">
            <text:p>48 485,49</text:p>
          </table:table-cell>
          <table:table-cell table:style-name="ce14" table:formula="of:=SUM([.B149:.L149])" office:value-type="float" office:value="46485.49" calcext:value-type="float">
            <text:p>46 485,49</text:p>
          </table:table-cell>
          <table:table-cell table:style-name="ce65" table:formula="of:=[.M149]-[.M148]" office:value-type="float" office:value="-904.110000000001" calcext:value-type="float">
            <text:p>-904,11</text:p>
          </table:table-cell>
          <table:table-cell table:style-name="ce9"/>
          <table:table-cell table:number-columns-repeated="12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9-05" calcext:value-type="date">
            <text:p>05.IX.23</text:p>
          </table:table-cell>
          <table:table-cell table:style-name="ce65" office:value-type="float" office:value="11171.52" calcext:value-type="float">
            <text:p>11 171,52</text:p>
          </table:table-cell>
          <table:table-cell table:style-name="ce65" office:value-type="float" office:value="931.02" calcext:value-type="float">
            <text:p>931,02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40027" calcext:value-type="float">
            <text:p>40 027,00</text:p>
          </table:table-cell>
          <table:table-cell table:style-name="ce65" office:value-type="float" office:value="72.31" calcext:value-type="float">
            <text:p>72,31</text:p>
          </table:table-cell>
          <table:table-cell table:style-name="ce65" office:value-type="float" office:value="1" calcext:value-type="float">
            <text:p>1,00</text:p>
          </table:table-cell>
          <table:table-cell table:style-name="ce65" office:value-type="float" office:value="50" calcext:value-type="float">
            <text:p>50,0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-12000" calcext:value-type="float">
            <text:p>-12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50:.H150])" office:value-type="float" office:value="52252.85" calcext:value-type="float">
            <text:p>52 252,85</text:p>
          </table:table-cell>
          <table:table-cell table:style-name="ce14" table:formula="of:=SUM([.B150:.L150])" office:value-type="float" office:value="54252.85" calcext:value-type="float">
            <text:p>54 252,85</text:p>
          </table:table-cell>
          <table:table-cell table:style-name="ce65" table:formula="of:=[.M150]-[.M149]" office:value-type="float" office:value="3767.36" calcext:value-type="float">
            <text:p>3 767,36</text:p>
          </table:table-cell>
          <table:table-cell table:style-name="ce9"/>
          <table:table-cell table:number-columns-repeated="12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9-07" calcext:value-type="date">
            <text:p>07.IX.23</text:p>
          </table:table-cell>
          <table:table-cell table:style-name="ce65" office:value-type="float" office:value="7081.93" calcext:value-type="float">
            <text:p>7 081,93</text:p>
          </table:table-cell>
          <table:table-cell table:style-name="ce65" office:value-type="float" office:value="715.09" calcext:value-type="float">
            <text:p>715,09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[.E150]+15300" office:value-type="float" office:value="55327" calcext:value-type="float">
            <text:p>55 327,00</text:p>
          </table:table-cell>
          <table:table-cell table:style-name="ce65" table:formula="of:=[.F150]" office:value-type="float" office:value="72.31" calcext:value-type="float">
            <text:p>72,31</text:p>
          </table:table-cell>
          <table:table-cell table:style-name="ce65" table:formula="of:=[.G150]" office:value-type="float" office:value="1" calcext:value-type="float">
            <text:p>1,00</text:p>
          </table:table-cell>
          <table:table-cell table:style-name="ce65" table:formula="of:=[.H150]" office:value-type="float" office:value="50" calcext:value-type="float">
            <text:p>50,00</text:p>
          </table:table-cell>
          <table:table-cell table:style-name="ce65" table:formula="of:=[.I150]" office:value-type="float" office:value="0" calcext:value-type="float">
            <text:p>0,00</text:p>
          </table:table-cell>
          <table:table-cell table:style-name="ce65" table:formula="of:=[.J150]" office:value-type="float" office:value="0" calcext:value-type="float">
            <text:p>0,00</text:p>
          </table:table-cell>
          <table:table-cell table:style-name="ce65" table:formula="of:=[.K150]" office:value-type="float" office:value="-12000" calcext:value-type="float">
            <text:p>-12 000,00</text:p>
          </table:table-cell>
          <table:table-cell table:style-name="ce65" table:formula="of:=[.L150]" office:value-type="float" office:value="14000" calcext:value-type="float">
            <text:p>14 000,00</text:p>
          </table:table-cell>
          <table:table-cell table:style-name="ce10" table:formula="of:=SUM([.B151:.H151])" office:value-type="float" office:value="63247.33" calcext:value-type="float">
            <text:p>63 247,33</text:p>
          </table:table-cell>
          <table:table-cell table:style-name="ce14" table:formula="of:=SUM([.B151:.L151])" office:value-type="float" office:value="65247.33" calcext:value-type="float">
            <text:p>65 247,33</text:p>
          </table:table-cell>
          <table:table-cell table:style-name="ce65" table:formula="of:=[.M151]-[.M150]" office:value-type="float" office:value="10994.48" calcext:value-type="float">
            <text:p>10 994,48</text:p>
          </table:table-cell>
          <table:table-cell table:style-name="ce9"/>
          <table:table-cell table:number-columns-repeated="12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09-26" calcext:value-type="date">
            <text:p>26.IX.23</text:p>
          </table:table-cell>
          <table:table-cell table:style-name="ce65" office:value-type="float" office:value="4949.93" calcext:value-type="float">
            <text:p>4 949,93</text:p>
          </table:table-cell>
          <table:table-cell table:style-name="ce65" office:value-type="float" office:value="567.5" calcext:value-type="float">
            <text:p>567,50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55327.9" calcext:value-type="float">
            <text:p>55 327,90</text:p>
          </table:table-cell>
          <table:table-cell table:style-name="ce65" table:formula="of:=[.F151]" office:value-type="float" office:value="72.31" calcext:value-type="float">
            <text:p>72,31</text:p>
          </table:table-cell>
          <table:table-cell table:style-name="ce65" office:value-type="float" office:value="41" calcext:value-type="float">
            <text:p>41,00</text:p>
          </table:table-cell>
          <table:table-cell table:style-name="ce65" office:value-type="float" office:value="50" calcext:value-type="float">
            <text:p>50,0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-11000" calcext:value-type="float">
            <text:p>-11 000,00</text:p>
          </table:table-cell>
          <table:table-cell table:style-name="ce65" table:formula="of:=[.L151]" office:value-type="float" office:value="14000" calcext:value-type="float">
            <text:p>14 000,00</text:p>
          </table:table-cell>
          <table:table-cell table:style-name="ce10" table:formula="of:=SUM([.B152:.H152])" office:value-type="float" office:value="61008.64" calcext:value-type="float">
            <text:p>61 008,64</text:p>
          </table:table-cell>
          <table:table-cell table:style-name="ce14" table:formula="of:=SUM([.B152:.L152])" office:value-type="float" office:value="64008.64" calcext:value-type="float">
            <text:p>64 008,64</text:p>
          </table:table-cell>
          <table:table-cell table:style-name="ce65" table:formula="of:=[.M152]-[.M151]" office:value-type="float" office:value="-2238.69" calcext:value-type="float">
            <text:p>-2 238,69</text:p>
          </table:table-cell>
          <table:table-cell table:style-name="ce9"/>
          <table:table-cell table:number-columns-repeated="12"/>
          <table:table-cell table:style-name="ce86"/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2" office:value-type="date" office:date-value="2023-10-08" calcext:value-type="date">
            <text:p>08.X.23</text:p>
          </table:table-cell>
          <table:table-cell table:style-name="ce65" office:value-type="float" office:value="4129.58" calcext:value-type="float">
            <text:p>4 129,58</text:p>
          </table:table-cell>
          <table:table-cell table:style-name="ce65" office:value-type="float" office:value="147.32" calcext:value-type="float">
            <text:p>147,32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55559.6" calcext:value-type="float">
            <text:p>55 559,60</text:p>
          </table:table-cell>
          <table:table-cell table:style-name="ce65" office:value-type="float" office:value="43.31" calcext:value-type="float">
            <text:p>43,31</text:p>
          </table:table-cell>
          <table:table-cell table:style-name="ce65" office:value-type="float" office:value="3" calcext:value-type="float">
            <text:p>3,00</text:p>
          </table:table-cell>
          <table:table-cell table:style-name="ce65" office:value-type="float" office:value="50" calcext:value-type="float">
            <text:p>50,0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-11000" calcext:value-type="float">
            <text:p>-11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53:.H153])" office:value-type="float" office:value="59932.81" calcext:value-type="float">
            <text:p>59 932,81</text:p>
          </table:table-cell>
          <table:table-cell table:style-name="ce14" table:formula="of:=SUM([.B153:.L153])" office:value-type="float" office:value="62932.81" calcext:value-type="float">
            <text:p>62 932,81</text:p>
          </table:table-cell>
          <table:table-cell table:style-name="ce65" table:formula="of:=[.M153]-[.M152]" office:value-type="float" office:value="-1075.83" calcext:value-type="float">
            <text:p>-1 075,83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3-10-09" calcext:value-type="date">
            <text:p>09.X.23</text:p>
          </table:table-cell>
          <table:table-cell table:style-name="ce65" office:value-type="float" office:value="10725.91" calcext:value-type="float">
            <text:p>10 725,91</text:p>
          </table:table-cell>
          <table:table-cell table:style-name="ce65" table:formula="of:=[.C153]" office:value-type="float" office:value="147.32" calcext:value-type="float">
            <text:p>147,32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[.E153]" office:value-type="float" office:value="55559.6" calcext:value-type="float">
            <text:p>55 559,60</text:p>
          </table:table-cell>
          <table:table-cell table:style-name="ce65" table:formula="of:=[.F153]" office:value-type="float" office:value="43.31" calcext:value-type="float">
            <text:p>43,31</text:p>
          </table:table-cell>
          <table:table-cell table:style-name="ce65" table:formula="of:=[.G153]" office:value-type="float" office:value="3" calcext:value-type="float">
            <text:p>3,00</text:p>
          </table:table-cell>
          <table:table-cell table:number-columns-repeated="3" table:style-name="ce65" office:value-type="float" office:value="0" calcext:value-type="float">
            <text:p>0,00</text:p>
          </table:table-cell>
          <table:table-cell table:style-name="ce65" table:formula="of:=[.K153]" office:value-type="float" office:value="-11000" calcext:value-type="float">
            <text:p>-11 000,00</text:p>
          </table:table-cell>
          <table:table-cell table:style-name="ce65" table:formula="of:=[.L153]" office:value-type="float" office:value="14000" calcext:value-type="float">
            <text:p>14 000,00</text:p>
          </table:table-cell>
          <table:table-cell table:style-name="ce10" table:formula="of:=SUM([.B154:.H154])" office:value-type="float" office:value="66479.14" calcext:value-type="float">
            <text:p>66 479,14</text:p>
          </table:table-cell>
          <table:table-cell table:style-name="ce14" table:formula="of:=SUM([.B154:.L154])" office:value-type="float" office:value="69479.14" calcext:value-type="float">
            <text:p>69 479,14</text:p>
          </table:table-cell>
          <table:table-cell table:style-name="ce65" table:formula="of:=[.M154]-[.M153]" office:value-type="float" office:value="6546.33" calcext:value-type="float">
            <text:p>6 546,33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3-10-19" calcext:value-type="date">
            <text:p>19.X.23</text:p>
          </table:table-cell>
          <table:table-cell table:style-name="ce65" office:value-type="float" office:value="4076.91" calcext:value-type="float">
            <text:p>4 076,91</text:p>
          </table:table-cell>
          <table:table-cell table:style-name="ce65" office:value-type="float" office:value="109.24" calcext:value-type="float">
            <text:p>109,24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[.E154]+4500" office:value-type="float" office:value="60059.6" calcext:value-type="float">
            <text:p>60 059,60</text:p>
          </table:table-cell>
          <table:table-cell table:style-name="ce65" table:formula="of:=[.F154]" office:value-type="float" office:value="43.31" calcext:value-type="float">
            <text:p>43,31</text:p>
          </table:table-cell>
          <table:table-cell table:style-name="ce65" office:value-type="float" office:value="674" calcext:value-type="float">
            <text:p>674,00</text:p>
          </table:table-cell>
          <table:table-cell table:style-name="ce65" table:formula="of:=0" office:value-type="float" office:value="0" calcext:value-type="float">
            <text:p>0,0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-10000" calcext:value-type="float">
            <text:p>-10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55:.H155])" office:value-type="float" office:value="64963.06" calcext:value-type="float">
            <text:p>64 963,06</text:p>
          </table:table-cell>
          <table:table-cell table:style-name="ce14" table:formula="of:=SUM([.B155:.L155])" office:value-type="float" office:value="68963.06" calcext:value-type="float">
            <text:p>68 963,06</text:p>
          </table:table-cell>
          <table:table-cell table:style-name="ce65" table:formula="of:=[.M155]-[.M154]" office:value-type="float" office:value="-1516.08" calcext:value-type="float">
            <text:p>-1 516,08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3-10-29" calcext:value-type="date">
            <text:p>29.X.23</text:p>
          </table:table-cell>
          <table:table-cell table:style-name="ce65" office:value-type="float" office:value="3372.47" calcext:value-type="float">
            <text:p>3 372,47</text:p>
          </table:table-cell>
          <table:table-cell table:style-name="ce65" office:value-type="float" office:value="77.14" calcext:value-type="float">
            <text:p>77,14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60059.6" calcext:value-type="float">
            <text:p>60 059,60</text:p>
          </table:table-cell>
          <table:table-cell table:style-name="ce65" office:value-type="float" office:value="43.31" calcext:value-type="float">
            <text:p>43,31</text:p>
          </table:table-cell>
          <table:table-cell table:style-name="ce65" office:value-type="float" office:value="649" calcext:value-type="float">
            <text:p>649,00</text:p>
          </table:table-cell>
          <table:table-cell table:number-columns-repeated="3" table:style-name="ce65" office:value-type="float" office:value="0" calcext:value-type="float">
            <text:p>0,00</text:p>
          </table:table-cell>
          <table:table-cell table:style-name="ce65" office:value-type="float" office:value="-10000" calcext:value-type="float">
            <text:p>-10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56:.H156])" office:value-type="float" office:value="64201.52" calcext:value-type="float">
            <text:p>64 201,52</text:p>
          </table:table-cell>
          <table:table-cell table:style-name="ce14" table:formula="of:=SUM([.B156:.L156])" office:value-type="float" office:value="68201.52" calcext:value-type="float">
            <text:p>68 201,52</text:p>
          </table:table-cell>
          <table:table-cell table:style-name="ce65" table:formula="of:=[.M156]-[.M155]" office:value-type="float" office:value="-761.540000000001" calcext:value-type="float">
            <text:p>-761,54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3-11-09" calcext:value-type="date">
            <text:p>09.XI.23</text:p>
          </table:table-cell>
          <table:table-cell table:style-name="ce65" office:value-type="float" office:value="7997.55" calcext:value-type="float">
            <text:p>7 997,55</text:p>
          </table:table-cell>
          <table:table-cell table:style-name="ce65" table:formula="of:=[.C156]" office:value-type="float" office:value="77.14" calcext:value-type="float">
            <text:p>77,14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56889.02" calcext:value-type="float">
            <text:p>56 889,02</text:p>
          </table:table-cell>
          <table:table-cell table:style-name="ce65" office:value-type="float" office:value="14.31" calcext:value-type="float">
            <text:p>14,31</text:p>
          </table:table-cell>
          <table:table-cell table:style-name="ce65" office:value-type="float" office:value="695" calcext:value-type="float">
            <text:p>695,00</text:p>
          </table:table-cell>
          <table:table-cell table:number-columns-repeated="3" table:style-name="ce65" office:value-type="float" office:value="0" calcext:value-type="float">
            <text:p>0,00</text:p>
          </table:table-cell>
          <table:table-cell table:style-name="ce65" office:value-type="float" office:value="-7000" calcext:value-type="float">
            <text:p>-7 000,00</text:p>
          </table:table-cell>
          <table:table-cell table:style-name="ce65" table:formula="of:=[.L156]" office:value-type="float" office:value="14000" calcext:value-type="float">
            <text:p>14 000,00</text:p>
          </table:table-cell>
          <table:table-cell table:style-name="ce10" table:formula="of:=SUM([.B157:.H157])" office:value-type="float" office:value="65673.02" calcext:value-type="float">
            <text:p>65 673,02</text:p>
          </table:table-cell>
          <table:table-cell table:style-name="ce14" table:formula="of:=SUM([.B157:.L157])" office:value-type="float" office:value="72673.02" calcext:value-type="float">
            <text:p>72 673,02</text:p>
          </table:table-cell>
          <table:table-cell table:style-name="ce65" table:formula="of:=[.M157]-[.M156]" office:value-type="float" office:value="1471.50000000001" calcext:value-type="float">
            <text:p>1 471,50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3-11-15" calcext:value-type="date">
            <text:p>15.XI.23</text:p>
          </table:table-cell>
          <table:table-cell table:style-name="ce65" office:value-type="float" office:value="6052.19" calcext:value-type="float">
            <text:p>6 052,19</text:p>
          </table:table-cell>
          <table:table-cell table:style-name="ce65" table:formula="of:=[.C157]" office:value-type="float" office:value="77.14" calcext:value-type="float">
            <text:p>77,14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56889.02" calcext:value-type="float">
            <text:p>56 889,02</text:p>
          </table:table-cell>
          <table:table-cell table:style-name="ce65" office:value-type="float" office:value="14.31" calcext:value-type="float">
            <text:p>14,31</text:p>
          </table:table-cell>
          <table:table-cell table:style-name="ce65" table:formula="of:=[.G157]" office:value-type="float" office:value="695" calcext:value-type="float">
            <text:p>695,00</text:p>
          </table:table-cell>
          <table:table-cell table:number-columns-repeated="3" table:style-name="ce65" office:value-type="float" office:value="0" calcext:value-type="float">
            <text:p>0,00</text:p>
          </table:table-cell>
          <table:table-cell table:style-name="ce65" table:formula="of:=[.K157]" office:value-type="float" office:value="-7000" calcext:value-type="float">
            <text:p>-7 000,00</text:p>
          </table:table-cell>
          <table:table-cell table:style-name="ce65" office:value-type="float" office:value="14000" calcext:value-type="float">
            <text:p>14 000,00</text:p>
          </table:table-cell>
          <table:table-cell table:style-name="ce10" table:formula="of:=SUM([.B158:.H158])" office:value-type="float" office:value="63727.66" calcext:value-type="float">
            <text:p>63 727,66</text:p>
          </table:table-cell>
          <table:table-cell table:style-name="ce14" table:formula="of:=SUM([.B158:.L158])" office:value-type="float" office:value="70727.66" calcext:value-type="float">
            <text:p>70 727,66</text:p>
          </table:table-cell>
          <table:table-cell table:style-name="ce65" table:formula="of:=[.M158]-[.M157]" office:value-type="float" office:value="-1945.36000000001" calcext:value-type="float">
            <text:p>-1 945,36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3-12-19" calcext:value-type="date">
            <text:p>19.XII.23</text:p>
          </table:table-cell>
          <table:table-cell table:style-name="ce65" table:formula="of:=6541.25+61085.4" office:value-type="float" office:value="67626.65" calcext:value-type="float">
            <text:p>67 626,65</text:p>
          </table:table-cell>
          <table:table-cell table:style-name="ce65" office:value-type="float" office:value="29.62" calcext:value-type="float">
            <text:p>29,62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4.03" calcext:value-type="float">
            <text:p>4,03</text:p>
          </table:table-cell>
          <table:table-cell table:style-name="ce65" office:value-type="float" office:value="97.08" calcext:value-type="float">
            <text:p>97,08</text:p>
          </table:table-cell>
          <table:table-cell table:style-name="ce65" table:formula="of:=5200+72" office:value-type="float" office:value="5272" calcext:value-type="float">
            <text:p>5 272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59:.H159])" office:value-type="float" office:value="73029.38" calcext:value-type="float">
            <text:p>73 029,38</text:p>
          </table:table-cell>
          <table:table-cell table:style-name="ce14" table:formula="of:=SUM([.B159:.L159])" office:value-type="float" office:value="73029.38" calcext:value-type="float">
            <text:p>73 029,38</text:p>
          </table:table-cell>
          <table:table-cell table:style-name="ce65" table:formula="of:=[.M159]-[.M158]" office:value-type="float" office:value="9301.71999999999" calcext:value-type="float">
            <text:p>9 301,72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3-12-30" calcext:value-type="date">
            <text:p>30.XII.23</text:p>
          </table:table-cell>
          <table:table-cell table:style-name="ce65" table:formula="of:=4739.02+67215.8" office:value-type="float" office:value="71954.82" calcext:value-type="float">
            <text:p>71 954,82</text:p>
          </table:table-cell>
          <table:table-cell table:style-name="ce65" office:value-type="float" office:value="109.62" calcext:value-type="float">
            <text:p>109,62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4.03" calcext:value-type="float">
            <text:p>4,03</text:p>
          </table:table-cell>
          <table:table-cell table:style-name="ce65" office:value-type="float" office:value="97.08" calcext:value-type="float">
            <text:p>97,08</text:p>
          </table:table-cell>
          <table:table-cell table:style-name="ce65" office:value-type="float" office:value="607" calcext:value-type="float">
            <text:p>607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60:.H160])" office:value-type="float" office:value="72772.55" calcext:value-type="float">
            <text:p>72 772,55</text:p>
          </table:table-cell>
          <table:table-cell table:style-name="ce14" table:formula="of:=SUM([.B160:.L160])" office:value-type="float" office:value="72772.55" calcext:value-type="float">
            <text:p>72 772,55</text:p>
          </table:table-cell>
          <table:table-cell table:style-name="ce65" table:formula="of:=[.M160]-[.M159]" office:value-type="float" office:value="-256.829999999987" calcext:value-type="float">
            <text:p>-256,83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4-01-10" calcext:value-type="date">
            <text:p>10.I.24</text:p>
          </table:table-cell>
          <table:table-cell table:style-name="ce65" table:formula="of:=9057.11+24.34+67349.8" office:value-type="float" office:value="76431.25" calcext:value-type="float">
            <text:p>76 431,25</text:p>
          </table:table-cell>
          <table:table-cell table:style-name="ce65" office:value-type="float" office:value="53.23" calcext:value-type="float">
            <text:p>53,23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56.09" calcext:value-type="float">
            <text:p>56,09</text:p>
          </table:table-cell>
          <table:table-cell table:style-name="ce65" office:value-type="float" office:value="471.5" calcext:value-type="float">
            <text:p>471,50</text:p>
          </table:table-cell>
          <table:table-cell table:style-name="ce65" office:value-type="float" office:value="290" calcext:value-type="float">
            <text:p>290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61:.H161])" office:value-type="float" office:value="77302.07" calcext:value-type="float">
            <text:p>77 302,07</text:p>
          </table:table-cell>
          <table:table-cell table:style-name="ce14" table:formula="of:=SUM([.B161:.L161])" office:value-type="float" office:value="77302.07" calcext:value-type="float">
            <text:p>77 302,07</text:p>
          </table:table-cell>
          <table:table-cell table:style-name="ce65" table:formula="of:=[.M161]-[.M160]" office:value-type="float" office:value="4529.52" calcext:value-type="float">
            <text:p>4 529,52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4-02-14" calcext:value-type="date">
            <text:p>14.II.24</text:p>
          </table:table-cell>
          <table:table-cell table:style-name="ce65" table:formula="of:=14256.64+5080.82+67771.9" office:value-type="float" office:value="87109.36" calcext:value-type="float">
            <text:p>87 109,36</text:p>
          </table:table-cell>
          <table:table-cell table:style-name="ce65" office:value-type="float" office:value="43.23" calcext:value-type="float">
            <text:p>43,23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56.14" calcext:value-type="float">
            <text:p>56,14</text:p>
          </table:table-cell>
          <table:table-cell table:style-name="ce65" office:value-type="float" office:value="269.32" calcext:value-type="float">
            <text:p>269,32</text:p>
          </table:table-cell>
          <table:table-cell table:style-name="ce65" office:value-type="float" office:value="250" calcext:value-type="float">
            <text:p>250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62:.H162])" office:value-type="float" office:value="87728.05" calcext:value-type="float">
            <text:p>87 728,05</text:p>
          </table:table-cell>
          <table:table-cell table:style-name="ce14" table:formula="of:=SUM([.B162:.L162])" office:value-type="float" office:value="87728.05" calcext:value-type="float">
            <text:p>87 728,05</text:p>
          </table:table-cell>
          <table:table-cell table:style-name="ce65" table:formula="of:=[.M162]-[.M161]" office:value-type="float" office:value="10425.98" calcext:value-type="float">
            <text:p>10 425,98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4-02-16" calcext:value-type="date">
            <text:p>16.II.24</text:p>
          </table:table-cell>
          <table:table-cell table:style-name="ce65" table:formula="of:=7158.83+20+85798.7" office:value-type="float" office:value="92977.53" calcext:value-type="float">
            <text:p>92 977,53</text:p>
          </table:table-cell>
          <table:table-cell table:style-name="ce65" table:formula="of:=[.C162]" office:value-type="float" office:value="43.23" calcext:value-type="float">
            <text:p>43,23</text:p>
          </table:table-cell>
          <table:table-cell table:style-name="ce65" table:formula="of:=[.D162]" office:value-type="float" office:value="0" calcext:value-type="float">
            <text:p>0,00</text:p>
          </table:table-cell>
          <table:table-cell table:style-name="ce65" table:formula="of:=[.E162]" office:value-type="float" office:value="56.14" calcext:value-type="float">
            <text:p>56,14</text:p>
          </table:table-cell>
          <table:table-cell table:style-name="ce65" office:value-type="float" office:value="1197.24" calcext:value-type="float">
            <text:p>1 197,24</text:p>
          </table:table-cell>
          <table:table-cell table:style-name="ce65" table:formula="of:=[.G162]" office:value-type="float" office:value="250" calcext:value-type="float">
            <text:p>250,00</text:p>
          </table:table-cell>
          <table:table-cell table:style-name="ce65" table:formula="of:=[.H162]" office:value-type="float" office:value="0" calcext:value-type="float">
            <text:p>0,00</text:p>
          </table:table-cell>
          <table:table-cell table:style-name="ce65" table:formula="of:=[.I162]" office:value-type="float" office:value="0" calcext:value-type="float">
            <text:p>0,00</text:p>
          </table:table-cell>
          <table:table-cell table:style-name="ce65" table:formula="of:=[.J162]" office:value-type="float" office:value="0" calcext:value-type="float">
            <text:p>0,00</text:p>
          </table:table-cell>
          <table:table-cell table:style-name="ce65" table:formula="of:=[.K162]" office:value-type="float" office:value="0" calcext:value-type="float">
            <text:p>0,00</text:p>
          </table:table-cell>
          <table:table-cell table:style-name="ce65" table:formula="of:=[.L162]" office:value-type="float" office:value="0" calcext:value-type="float">
            <text:p>0,00</text:p>
          </table:table-cell>
          <table:table-cell table:style-name="ce10" table:formula="of:=SUM([.B163:.H163])" office:value-type="float" office:value="94524.14" calcext:value-type="float">
            <text:p>94 524,14</text:p>
          </table:table-cell>
          <table:table-cell table:style-name="ce14" table:formula="of:=SUM([.B163:.L163])" office:value-type="float" office:value="94524.14" calcext:value-type="float">
            <text:p>94 524,14</text:p>
          </table:table-cell>
          <table:table-cell table:style-name="ce65" table:formula="of:=[.M163]-[.M162]" office:value-type="float" office:value="6796.09000000001" calcext:value-type="float">
            <text:p>6 796,09</text:p>
          </table:table-cell>
          <table:table-cell table:style-name="ce103" table:formula="of:=[.N163]/[$Wydatki.$H$4]" office:value-type="float" office:value="23.1520246267447" calcext:value-type="float">
            <text:p>23,15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4-03-03" calcext:value-type="date">
            <text:p>03.III.24</text:p>
          </table:table-cell>
          <table:table-cell table:style-name="ce65" table:formula="of:=5016.93+86043.4+747.27" office:value-type="float" office:value="91807.6" calcext:value-type="float">
            <text:p>91 807,60</text:p>
          </table:table-cell>
          <table:table-cell table:style-name="ce65" office:value-type="float" office:value="33.23" calcext:value-type="float">
            <text:p>33,23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56.19" calcext:value-type="float">
            <text:p>56,19</text:p>
          </table:table-cell>
          <table:table-cell table:style-name="ce65" office:value-type="float" office:value="998.14" calcext:value-type="float">
            <text:p>998,14</text:p>
          </table:table-cell>
          <table:table-cell table:style-name="ce65" table:formula="of:=160+10*4.33" office:value-type="float" office:value="203.3" calcext:value-type="float">
            <text:p>203,3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64:.H164])" office:value-type="float" office:value="93098.46" calcext:value-type="float">
            <text:p>93 098,46</text:p>
          </table:table-cell>
          <table:table-cell table:style-name="ce14" table:formula="of:=SUM([.B164:.L164])" office:value-type="float" office:value="93098.46" calcext:value-type="float">
            <text:p>93 098,46</text:p>
          </table:table-cell>
          <table:table-cell table:style-name="ce65" table:formula="of:=[.M164]-[.M163]" office:value-type="float" office:value="-1425.68000000001" calcext:value-type="float">
            <text:p>-1 425,68</text:p>
          </table:table-cell>
          <table:table-cell table:style-name="ce103" table:formula="of:=[.N164]/[$Wydatki.$H$4]" office:value-type="float" office:value="22.8028294003204" calcext:value-type="float">
            <text:p>22,80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4-03-14" calcext:value-type="date">
            <text:p>14.III.24</text:p>
          </table:table-cell>
          <table:table-cell table:style-name="ce65" table:formula="of:=16318.56+86211.6+8347.04" office:value-type="float" office:value="110877.2" calcext:value-type="float">
            <text:p>110 877,20</text:p>
          </table:table-cell>
          <table:table-cell table:style-name="ce65" table:formula="of:=[.C164]" office:value-type="float" office:value="33.23" calcext:value-type="float">
            <text:p>33,23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[.E164]" office:value-type="float" office:value="56.19" calcext:value-type="float">
            <text:p>56,19</text:p>
          </table:table-cell>
          <table:table-cell table:style-name="ce65" office:value-type="float" office:value="412.74" calcext:value-type="float">
            <text:p>412,74</text:p>
          </table:table-cell>
          <table:table-cell table:style-name="ce65" office:value-type="float" office:value="203.3" calcext:value-type="float">
            <text:p>203,3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65:.H165])" office:value-type="float" office:value="111582.66" calcext:value-type="float">
            <text:p>111 582,66</text:p>
          </table:table-cell>
          <table:table-cell table:style-name="ce14" table:formula="of:=SUM([.B165:.L165])" office:value-type="float" office:value="111582.66" calcext:value-type="float">
            <text:p>111 582,66</text:p>
          </table:table-cell>
          <table:table-cell table:style-name="ce65" table:formula="of:=[.M165]-[.M164]" office:value-type="float" office:value="18484.2" calcext:value-type="float">
            <text:p>18 484,20</text:p>
          </table:table-cell>
          <table:table-cell table:style-name="ce103" table:formula="of:=[.N165]/[$Wydatki.$H$4]" office:value-type="float" office:value="27.3302088994163" calcext:value-type="float">
            <text:p>27,33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4-04-16" calcext:value-type="date">
            <text:p>16.IV.24</text:p>
          </table:table-cell>
          <table:table-cell table:style-name="ce65" table:formula="of:=19525.08+20+103789.5" office:value-type="float" office:value="123334.58" calcext:value-type="float">
            <text:p>123 334,58</text:p>
          </table:table-cell>
          <table:table-cell table:style-name="ce65" office:value-type="float" office:value="23.23" calcext:value-type="float">
            <text:p>23,23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56.24" calcext:value-type="float">
            <text:p>56,24</text:p>
          </table:table-cell>
          <table:table-cell table:style-name="ce65" office:value-type="float" office:value="1165.83" calcext:value-type="float">
            <text:p>1 165,83</text:p>
          </table:table-cell>
          <table:table-cell table:style-name="ce65" office:value-type="float" office:value="120" calcext:value-type="float">
            <text:p>120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66:.H166])" office:value-type="float" office:value="124699.88" calcext:value-type="float">
            <text:p>124 699,88</text:p>
          </table:table-cell>
          <table:table-cell table:style-name="ce14" table:formula="of:=SUM([.B166:.L166])" office:value-type="float" office:value="124699.88" calcext:value-type="float">
            <text:p>124 699,88</text:p>
          </table:table-cell>
          <table:table-cell table:style-name="ce65" table:formula="of:=[.M166]-[.M165]" office:value-type="float" office:value="13117.22" calcext:value-type="float">
            <text:p>13 117,22</text:p>
          </table:table-cell>
          <table:table-cell table:style-name="ce103" table:formula="of:=[.N166]/[$Wydatki.$H$4]" office:value-type="float" office:value="30.5430410973546" calcext:value-type="float">
            <text:p>30,54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4-05-01" calcext:value-type="date">
            <text:p>01.V.24</text:p>
          </table:table-cell>
          <table:table-cell table:style-name="ce65" table:formula="of:=3977.18+104061.4+809.22" office:value-type="float" office:value="108847.8" calcext:value-type="float">
            <text:p>108 847,80</text:p>
          </table:table-cell>
          <table:table-cell table:style-name="ce65" office:value-type="float" office:value="13.23" calcext:value-type="float">
            <text:p>13,23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4583.52" calcext:value-type="float">
            <text:p>14 583,52</text:p>
          </table:table-cell>
          <table:table-cell table:style-name="ce65" office:value-type="float" office:value="946.15" calcext:value-type="float">
            <text:p>946,15</text:p>
          </table:table-cell>
          <table:table-cell table:style-name="ce65" table:formula="of:=140+69*4.31" office:value-type="float" office:value="437.39" calcext:value-type="float">
            <text:p>437,39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67:.H167])" office:value-type="float" office:value="124828.09" calcext:value-type="float">
            <text:p>124 828,09</text:p>
          </table:table-cell>
          <table:table-cell table:style-name="ce14" table:formula="of:=SUM([.B167:.L167])" office:value-type="float" office:value="124828.09" calcext:value-type="float">
            <text:p>124 828,09</text:p>
          </table:table-cell>
          <table:table-cell table:style-name="ce65" table:formula="of:=[.M167]-[.M166]" office:value-type="float" office:value="128.209999999977" calcext:value-type="float">
            <text:p>128,21</text:p>
          </table:table-cell>
          <table:table-cell table:style-name="ce103" table:formula="of:=[.N167]/[$Wydatki.$H$4]" office:value-type="float" office:value="30.5744438805738" calcext:value-type="float">
            <text:p>30,57</text:p>
          </table:table-cell>
          <table:table-cell table:number-columns-repeated="1008"/>
        </table:table-row>
        <table:table-row table:style-name="ro1">
          <table:table-cell table:style-name="ce62" office:value-type="date" office:date-value="2024-05-20" calcext:value-type="date">
            <text:p>20.V.24</text:p>
          </table:table-cell>
          <table:table-cell table:style-name="ce65" table:formula="of:=11136.26+20+104404.7" office:value-type="float" office:value="115560.96" calcext:value-type="float">
            <text:p>115 560,96</text:p>
          </table:table-cell>
          <table:table-cell table:style-name="ce65" office:value-type="float" office:value="13.23" calcext:value-type="float">
            <text:p>13,23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8583.52" calcext:value-type="float">
            <text:p>8 583,52</text:p>
          </table:table-cell>
          <table:table-cell table:style-name="ce65" office:value-type="float" office:value="849.55" calcext:value-type="float">
            <text:p>849,55</text:p>
          </table:table-cell>
          <table:table-cell table:style-name="ce65" table:formula="of:=120+35*4.25" office:value-type="float" office:value="268.75" calcext:value-type="float">
            <text:p>268,75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68:.H168])" office:value-type="float" office:value="125276.01" calcext:value-type="float">
            <text:p>125 276,01</text:p>
          </table:table-cell>
          <table:table-cell table:style-name="ce14" table:formula="of:=SUM([.B168:.L168])" office:value-type="float" office:value="125276.01" calcext:value-type="float">
            <text:p>125 276,01</text:p>
          </table:table-cell>
          <table:table-cell table:style-name="ce65" table:formula="of:=[.M168]-[.M167]" office:value-type="float" office:value="447.920000000013" calcext:value-type="float">
            <text:p>447,92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4-06-05" calcext:value-type="date">
            <text:p>05.VI.24</text:p>
          </table:table-cell>
          <table:table-cell table:style-name="ce65" table:formula="of:=7391.06+104697+20" office:value-type="float" office:value="112108.06" calcext:value-type="float">
            <text:p>112 108,06</text:p>
          </table:table-cell>
          <table:table-cell table:style-name="ce65" office:value-type="float" office:value="3.23" calcext:value-type="float">
            <text:p>3,23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9129.31" calcext:value-type="float">
            <text:p>19 129,31</text:p>
          </table:table-cell>
          <table:table-cell table:style-name="ce65" office:value-type="float" office:value="2120.95" calcext:value-type="float">
            <text:p>2 120,95</text:p>
          </table:table-cell>
          <table:table-cell table:style-name="ce65" office:value-type="float" office:value="120" calcext:value-type="float">
            <text:p>120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69:.H169])" office:value-type="float" office:value="133481.55" calcext:value-type="float">
            <text:p>133 481,55</text:p>
          </table:table-cell>
          <table:table-cell table:style-name="ce14" table:formula="of:=SUM([.B169:.L169])" office:value-type="float" office:value="133481.55" calcext:value-type="float">
            <text:p>133 481,55</text:p>
          </table:table-cell>
          <table:table-cell table:style-name="ce65" table:formula="of:=[.M169]-[.M168]" office:value-type="float" office:value="8205.53999999999" calcext:value-type="float">
            <text:p>8 205,54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4-07-10" calcext:value-type="date">
            <text:p>10.VII.24</text:p>
          </table:table-cell>
          <table:table-cell table:style-name="ce65" table:formula="of:=3074.03+13823.87+105336.1" office:value-type="float" office:value="122234" calcext:value-type="float">
            <text:p>122 234,00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office:value-type="float" office:value="19211.78" calcext:value-type="float">
            <text:p>19 211,78</text:p>
          </table:table-cell>
          <table:table-cell table:style-name="ce65" office:value-type="float" office:value="221.94" calcext:value-type="float">
            <text:p>221,94</text:p>
          </table:table-cell>
          <table:table-cell table:style-name="ce65" office:value-type="float" office:value="370" calcext:value-type="float">
            <text:p>370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70:.H170])" office:value-type="float" office:value="142037.72" calcext:value-type="float">
            <text:p>142 037,72</text:p>
          </table:table-cell>
          <table:table-cell table:style-name="ce14" table:formula="of:=SUM([.B170:.L170])" office:value-type="float" office:value="142037.72" calcext:value-type="float">
            <text:p>142 037,72</text:p>
          </table:table-cell>
          <table:table-cell table:style-name="ce65" table:formula="of:=[.M170]-[.M169]" office:value-type="float" office:value="8556.17000000001" calcext:value-type="float">
            <text:p>8 556,17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4-07-18" calcext:value-type="date">
            <text:p>18.VII.24</text:p>
          </table:table-cell>
          <table:table-cell table:style-name="ce65" table:formula="of:=14620.24+20+105485.6" office:value-type="float" office:value="120125.84" calcext:value-type="float">
            <text:p>120 125,84</text:p>
          </table:table-cell>
          <table:table-cell table:number-columns-repeated="2" table:style-name="ce65" office:value-type="float" office:value="0" calcext:value-type="float">
            <text:p>0,00</text:p>
          </table:table-cell>
          <table:table-cell table:style-name="ce65" table:formula="of:=[.E170]" office:value-type="float" office:value="19211.78" calcext:value-type="float">
            <text:p>19 211,78</text:p>
          </table:table-cell>
          <table:table-cell table:style-name="ce65" table:formula="of:=[.F170]" office:value-type="float" office:value="221.94" calcext:value-type="float">
            <text:p>221,94</text:p>
          </table:table-cell>
          <table:table-cell table:style-name="ce65" office:value-type="float" office:value="203" calcext:value-type="float">
            <text:p>203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71:.H171])" office:value-type="float" office:value="139762.56" calcext:value-type="float">
            <text:p>139 762,56</text:p>
          </table:table-cell>
          <table:table-cell table:style-name="ce14" table:formula="of:=SUM([.B171:.L171])" office:value-type="float" office:value="139762.56" calcext:value-type="float">
            <text:p>139 762,56</text:p>
          </table:table-cell>
          <table:table-cell table:style-name="ce65" table:formula="of:=[.M171]-[.M170]" office:value-type="float" office:value="-2275.16" calcext:value-type="float">
            <text:p>-2 275,16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4-08-05" calcext:value-type="date">
            <text:p>05.VIII.24</text:p>
          </table:table-cell>
          <table:table-cell table:style-name="ce65" table:formula="of:=10588.36+12+105808.5" office:value-type="float" office:value="116408.86" calcext:value-type="float">
            <text:p>116 408,86</text:p>
          </table:table-cell>
          <table:table-cell table:style-name="ce65" table:formula="of:=1492.06/2" office:value-type="float" office:value="746.03" calcext:value-type="float">
            <text:p>746,03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9267.13" calcext:value-type="float">
            <text:p>19 267,13</text:p>
          </table:table-cell>
          <table:table-cell table:style-name="ce65" office:value-type="float" office:value="192.94" calcext:value-type="float">
            <text:p>192,94</text:p>
          </table:table-cell>
          <table:table-cell table:style-name="ce65" office:value-type="float" office:value="137" calcext:value-type="float">
            <text:p>137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72:.H172])" office:value-type="float" office:value="136751.96" calcext:value-type="float">
            <text:p>136 751,96</text:p>
          </table:table-cell>
          <table:table-cell table:style-name="ce14" table:formula="of:=SUM([.B172:.L172])" office:value-type="float" office:value="136751.96" calcext:value-type="float">
            <text:p>136 751,96</text:p>
          </table:table-cell>
          <table:table-cell table:style-name="ce65" table:formula="of:=[.M172]-[.M171]" office:value-type="float" office:value="-3010.60000000001" calcext:value-type="float">
            <text:p>-3 010,60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4-08-25" calcext:value-type="date">
            <text:p>25.VIII.24</text:p>
          </table:table-cell>
          <table:table-cell table:style-name="ce65" table:formula="of:=28657.49+4+106172.2" office:value-type="float" office:value="134833.69" calcext:value-type="float">
            <text:p>134 833,69</text:p>
          </table:table-cell>
          <table:table-cell table:style-name="ce65" table:formula="of:=1612.38/2" office:value-type="float" office:value="806.19" calcext:value-type="float">
            <text:p>806,19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0.13" calcext:value-type="float">
            <text:p>0,13</text:p>
          </table:table-cell>
          <table:table-cell table:style-name="ce65" table:formula="of:=[.F172]" office:value-type="float" office:value="192.94" calcext:value-type="float">
            <text:p>192,94</text:p>
          </table:table-cell>
          <table:table-cell table:style-name="ce65" office:value-type="float" office:value="23" calcext:value-type="float">
            <text:p>23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73:.H173])" office:value-type="float" office:value="135855.95" calcext:value-type="float">
            <text:p>135 855,95</text:p>
          </table:table-cell>
          <table:table-cell table:style-name="ce14" table:formula="of:=SUM([.B173:.L173])" office:value-type="float" office:value="135855.95" calcext:value-type="float">
            <text:p>135 855,95</text:p>
          </table:table-cell>
          <table:table-cell table:style-name="ce65" table:formula="of:=[.M173]-[.M172]" office:value-type="float" office:value="-896.00999999998" calcext:value-type="float">
            <text:p>-896,01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4-09-10" calcext:value-type="date">
            <text:p>10.IX.24</text:p>
          </table:table-cell>
          <table:table-cell table:style-name="ce65" table:formula="of:=30360.62+4+106464.5" office:value-type="float" office:value="136829.12" calcext:value-type="float">
            <text:p>136 829,12</text:p>
          </table:table-cell>
          <table:table-cell table:style-name="ce65" table:formula="of:=3638.76/2" office:value-type="float" office:value="1819.38" calcext:value-type="float">
            <text:p>1 819,38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1.83" calcext:value-type="float">
            <text:p>1,83</text:p>
          </table:table-cell>
          <table:table-cell table:style-name="ce65" office:value-type="float" office:value="163.94" calcext:value-type="float">
            <text:p>163,94</text:p>
          </table:table-cell>
          <table:table-cell table:style-name="ce65" office:value-type="float" office:value="95" calcext:value-type="float">
            <text:p>95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74:.H174])" office:value-type="float" office:value="138909.27" calcext:value-type="float">
            <text:p>138 909,27</text:p>
          </table:table-cell>
          <table:table-cell table:style-name="ce14" table:formula="of:=SUM([.B174:.L174])" office:value-type="float" office:value="138909.27" calcext:value-type="float">
            <text:p>138 909,27</text:p>
          </table:table-cell>
          <table:table-cell table:style-name="ce65" table:formula="of:=[.M174]-[.M173]" office:value-type="float" office:value="3053.31999999998" calcext:value-type="float">
            <text:p>3 053,32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4-10-01" calcext:value-type="date">
            <text:p>01.X.24</text:p>
          </table:table-cell>
          <table:table-cell table:style-name="ce65" table:formula="of:=6677.16+106848.6" office:value-type="float" office:value="113525.76" calcext:value-type="float">
            <text:p>113 525,76</text:p>
          </table:table-cell>
          <table:table-cell table:style-name="ce65" table:formula="of:=768.97/2" office:value-type="float" office:value="384.485" calcext:value-type="float">
            <text:p>384,49</text:p>
          </table:table-cell>
          <table:table-cell table:style-name="ce65" office:value-type="float" office:value="0" calcext:value-type="float">
            <text:p>0,00</text:p>
          </table:table-cell>
          <table:table-cell table:style-name="ce65" office:value-type="float" office:value="20012.64" calcext:value-type="float">
            <text:p>20 012,64</text:p>
          </table:table-cell>
          <table:table-cell table:style-name="ce65" office:value-type="float" office:value="42.71" calcext:value-type="float">
            <text:p>42,71</text:p>
          </table:table-cell>
          <table:table-cell table:style-name="ce65" office:value-type="float" office:value="100" calcext:value-type="float">
            <text:p>100,0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75:.H175])" office:value-type="float" office:value="134065.595" calcext:value-type="float">
            <text:p>134 065,60</text:p>
          </table:table-cell>
          <table:table-cell table:style-name="ce14" table:formula="of:=SUM([.B175:.L175])" office:value-type="float" office:value="134065.595" calcext:value-type="float">
            <text:p>134 065,60</text:p>
          </table:table-cell>
          <table:table-cell table:style-name="ce65" table:formula="of:=[.M175]-[.M174]" office:value-type="float" office:value="-4843.67499999999" calcext:value-type="float">
            <text:p>-4 843,67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62" office:value-type="date" office:date-value="2024-10-08" calcext:value-type="date">
            <text:p>08.X.24</text:p>
          </table:table-cell>
          <table:table-cell table:style-name="ce65" table:formula="of:=9533.43+106977.7-4" office:value-type="float" office:value="116507.13" calcext:value-type="float">
            <text:p>116 507,13</text:p>
          </table:table-cell>
          <table:table-cell table:style-name="ce65" table:formula="of:=1104.67/2" office:value-type="float" office:value="552.335" calcext:value-type="float">
            <text:p>552,34</text:p>
          </table:table-cell>
          <table:table-cell table:style-name="ce65" office:value-type="float" office:value="0" calcext:value-type="float">
            <text:p>0,00</text:p>
          </table:table-cell>
          <table:table-cell table:style-name="ce65" table:formula="of:=[.E175]" office:value-type="float" office:value="20012.64" calcext:value-type="float">
            <text:p>20 012,64</text:p>
          </table:table-cell>
          <table:table-cell table:style-name="ce65" office:value-type="float" office:value="9.71" calcext:value-type="float">
            <text:p>9,71</text:p>
          </table:table-cell>
          <table:table-cell table:style-name="ce65" table:formula="of:=105/2" office:value-type="float" office:value="52.5" calcext:value-type="float">
            <text:p>52,50</text:p>
          </table:table-cell>
          <table:table-cell table:number-columns-repeated="5" table:style-name="ce65" office:value-type="float" office:value="0" calcext:value-type="float">
            <text:p>0,00</text:p>
          </table:table-cell>
          <table:table-cell table:style-name="ce10" table:formula="of:=SUM([.B176:.H176])" office:value-type="float" office:value="137134.315" calcext:value-type="float">
            <text:p>137 134,32</text:p>
          </table:table-cell>
          <table:table-cell table:style-name="ce14" table:formula="of:=SUM([.B176:.L176])" office:value-type="float" office:value="137134.315" calcext:value-type="float">
            <text:p>137 134,32</text:p>
          </table:table-cell>
          <table:table-cell table:style-name="ce65" table:formula="of:=[.M176]-[.M175]" office:value-type="float" office:value="3068.72" calcext:value-type="float">
            <text:p>3 068,72</text:p>
          </table:table-cell>
          <table:table-cell table:style-name="ce9"/>
          <table:table-cell table:number-columns-repeated="1008"/>
        </table:table-row>
        <table:table-row table:style-name="ro1" table:number-rows-repeated="12">
          <table:table-cell table:style-name="ce62"/>
          <table:table-cell table:style-name="ce65" table:number-columns-repeated="11"/>
          <table:table-cell table:style-name="ce10"/>
          <table:table-cell table:style-name="ce14"/>
          <table:table-cell table:style-name="ce65"/>
          <table:table-cell table:style-name="ce9"/>
          <table:table-cell table:number-columns-repeated="1008"/>
        </table:table-row>
        <table:table-row table:style-name="ro1" table:number-rows-repeated="30">
          <table:table-cell table:style-name="ce62"/>
          <table:table-cell table:style-name="ce66" table:number-columns-repeated="11"/>
          <table:table-cell table:style-name="ce10"/>
          <table:table-cell table:style-name="ce14"/>
          <table:table-cell table:style-name="ce65"/>
          <table:table-cell table:style-name="ce9"/>
          <table:table-cell table:number-columns-repeated="1008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datki" table:style-name="ta2"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88" office:value-type="string" calcext:value-type="string">
            <text:p>Miesiąc</text:p>
          </table:table-cell>
          <table:table-cell table:style-name="ce88" office:value-type="string" calcext:value-type="string">
            <text:p>Wydatki</text:p>
          </table:table-cell>
          <table:table-cell table:style-name="ce88" office:value-type="string" calcext:value-type="string">
            <text:p>Średnia</text:p>
          </table:table-cell>
          <table:table-cell/>
          <table:table-cell table:style-name="ce88" office:value-type="string" calcext:value-type="string">
            <text:p>Opis</text:p>
          </table:table-cell>
          <table:table-cell table:style-name="ce88" office:value-type="string" calcext:value-type="string">
            <text:p>Ilość</text:p>
          </table:table-cell>
          <table:table-cell table:style-name="ce88" office:value-type="string" calcext:value-type="string">
            <text:p>Wydatki</text:p>
          </table:table-cell>
          <table:table-cell table:style-name="ce88" office:value-type="string" calcext:value-type="string">
            <text:p>Wydatki na miesiąc</text:p>
          </table:table-cell>
          <table:table-cell table:style-name="ce88" office:value-type="string" calcext:value-type="string">
            <text:p>Zarobek na miesiąc</text:p>
          </table:table-cell>
        </table:table-row>
        <table:table-row table:style-name="ro1">
          <table:table-cell table:style-name="ce89" office:value-type="date" office:date-value="2022-10-01" calcext:value-type="date">
            <text:p>1.10.2022</text:p>
          </table:table-cell>
          <table:table-cell table:style-name="ce90" table:formula="of:=[$Główny.N115]-([$Główny.N118]-[$'Wpłaty Faurecia'.B20])" office:value-type="float" office:value="2593.15" calcext:value-type="float">
            <text:p>2593,15</text:p>
          </table:table-cell>
          <table:table-cell table:style-name="ce90" table:formula="of:=SUM([.B2:.B29])/COUNTIF([.B2:.B29];&quot;&gt; 0&quot;)" office:value-type="float" office:value="4395.783544" calcext:value-type="float">
            <text:p>4395,78</text:p>
          </table:table-cell>
          <table:table-cell/>
          <table:table-cell table:style-name="ce93" office:value-type="string" calcext:value-type="string">
            <text:p>Zarobione 2022</text:p>
          </table:table-cell>
          <table:table-cell table:style-name="ce71" table:formula="of:=SUM([$'Wpłaty Faurecia'.B19:$'Wpłaty Faurecia'.B33])" office:value-type="float" office:value="100256.15" calcext:value-type="float">
            <text:p>100 256,15</text:p>
          </table:table-cell>
          <table:table-cell table:style-name="ce71" table:formula="of:=[.F2]-[.F3]" office:value-type="float" office:value="27449.9304" calcext:value-type="float">
            <text:p>27 449,93</text:p>
          </table:table-cell>
          <table:table-cell table:style-name="ce71" table:formula="of:=[.G2]/12" office:value-type="float" office:value="2287.4942" calcext:value-type="float">
            <text:p>2 287,49</text:p>
          </table:table-cell>
          <table:table-cell table:style-name="ce71" table:formula="of:=[.F2]/12" office:value-type="float" office:value="8354.67916666667" calcext:value-type="float">
            <text:p>8 354,68</text:p>
          </table:table-cell>
        </table:table-row>
        <table:table-row table:style-name="ro1">
          <table:table-cell table:style-name="ce89" office:value-type="date" office:date-value="2022-11-01" calcext:value-type="date">
            <text:p>1.11.2022</text:p>
          </table:table-cell>
          <table:table-cell table:style-name="ce90" table:formula="of:=[$Główny.N118]-[$Główny.N122]+[$'Wpłaty Faurecia'.B19]" office:value-type="float" office:value="2351.3797" calcext:value-type="float">
            <text:p>2351,38</text:p>
          </table:table-cell>
          <table:table-cell table:style-name="ce91"/>
          <table:table-cell/>
          <table:table-cell table:style-name="ce93" office:value-type="string" calcext:value-type="string">
            <text:p>Zaoszczędzone 2022</text:p>
          </table:table-cell>
          <table:table-cell table:style-name="ce71" table:formula="of:=[$Główny.N125]-[$Główny.N81]" office:value-type="float" office:value="72806.2196" calcext:value-type="float">
            <text:p>72 806,22</text:p>
          </table:table-cell>
          <table:table-cell table:style-name="ce71" table:number-columns-repeated="3"/>
        </table:table-row>
        <table:table-row table:style-name="ro1">
          <table:table-cell table:style-name="ce89" office:value-type="date" office:date-value="2022-12-01" calcext:value-type="date">
            <text:p>1.12.2022</text:p>
          </table:table-cell>
          <table:table-cell table:style-name="ce90" table:formula="of:=[$Główny.N122]+[$'Wpłaty Faurecia'.B18]-[$Główny.N127]" office:value-type="float" office:value="2593.2043" calcext:value-type="float">
            <text:p>2593,20</text:p>
          </table:table-cell>
          <table:table-cell table:style-name="ce91"/>
          <table:table-cell/>
          <table:table-cell table:style-name="ce93" office:value-type="string" calcext:value-type="string">
            <text:p>Zarobione 2023</text:p>
          </table:table-cell>
          <table:table-cell table:style-name="ce71" table:formula="of:=SUM([$'Wpłaty Faurecia'.B6:$'Wpłaty Faurecia'.B18])" office:value-type="float" office:value="114716.06" calcext:value-type="float">
            <text:p>114 716,06</text:p>
          </table:table-cell>
          <table:table-cell table:style-name="ce71" table:formula="of:=[.F4]-[.F5]" office:value-type="float" office:value="48993.1096" calcext:value-type="float">
            <text:p>48 993,11</text:p>
          </table:table-cell>
          <table:table-cell table:style-name="ce71" table:formula="of:=[.G4]/12" office:value-type="float" office:value="4082.75913333333" calcext:value-type="float">
            <text:p>4 082,76</text:p>
          </table:table-cell>
          <table:table-cell table:style-name="ce71" table:formula="of:=[.F4]/12" office:value-type="float" office:value="9559.67166666667" calcext:value-type="float">
            <text:p>9 559,67</text:p>
          </table:table-cell>
        </table:table-row>
        <table:table-row table:style-name="ro1">
          <table:table-cell table:style-name="ce89" office:value-type="date" office:date-value="2023-01-01" calcext:value-type="date">
            <text:p>1.01.2023</text:p>
          </table:table-cell>
          <table:table-cell table:style-name="ce90" table:formula="of:=[$Główny.N127]+[$'Wpłaty Faurecia'.B17]-[$Główny.N130]" office:value-type="float" office:value="3488.1" calcext:value-type="float">
            <text:p>3488,10</text:p>
          </table:table-cell>
          <table:table-cell table:style-name="ce91"/>
          <table:table-cell/>
          <table:table-cell table:style-name="ce93" office:value-type="string" calcext:value-type="string">
            <text:p>Zaoszczędzone 2023</text:p>
          </table:table-cell>
          <table:table-cell table:style-name="ce71" table:formula="of:=[$Główny.N160]-[$Główny.N125]" office:value-type="float" office:value="65722.9504" calcext:value-type="float">
            <text:p>65 722,95</text:p>
          </table:table-cell>
          <table:table-cell table:style-name="ce71" table:number-columns-repeated="3"/>
        </table:table-row>
        <table:table-row table:style-name="ro1">
          <table:table-cell table:style-name="ce89" office:value-type="date" office:date-value="2023-02-01" calcext:value-type="date">
            <text:p>1.02.2023</text:p>
          </table:table-cell>
          <table:table-cell table:style-name="ce90" table:formula="of:=[$Główny.N130]-[$Główny.N135]+[$'Wpłaty Faurecia'.B16]" office:value-type="float" office:value="2380.4796" calcext:value-type="float">
            <text:p>2380,48</text:p>
          </table:table-cell>
          <table:table-cell table:style-name="ce91"/>
          <table:table-cell/>
          <table:table-cell table:style-name="ce93" office:value-type="string" calcext:value-type="string">
            <text:p>Zarobione 2024</text:p>
          </table:table-cell>
          <table:table-cell table:style-name="ce71" table:formula="of:=SUM([$'Good Code'.B6:.B42])+[$'Wpłaty Faurecia'.B5]" office:value-type="float" office:value="103787.14" calcext:value-type="float">
            <text:p>103 787,14</text:p>
          </table:table-cell>
          <table:table-cell table:style-name="ce71" table:formula="of:=[.F6]-[.F7]" office:value-type="float" office:value="37650.42" calcext:value-type="float">
            <text:p>37 650,42</text:p>
          </table:table-cell>
          <table:table-cell table:style-name="ce71" table:formula="of:=[.G6]/8" office:value-type="float" office:value="4706.3025" calcext:value-type="float">
            <text:p>4 706,30</text:p>
          </table:table-cell>
          <table:table-cell table:style-name="ce71" table:formula="of:=[.F6]/8" office:value-type="float" office:value="12973.3925" calcext:value-type="float">
            <text:p>12 973,39</text:p>
          </table:table-cell>
        </table:table-row>
        <table:table-row table:style-name="ro1">
          <table:table-cell table:style-name="ce89" office:value-type="date" office:date-value="2023-03-01" calcext:value-type="date">
            <text:p>1.03.2023</text:p>
          </table:table-cell>
          <table:table-cell table:style-name="ce90" table:formula="of:=[$Główny.N135]-[$Główny.N139]+[$'Wpłaty Faurecia'.B15]" office:value-type="float" office:value="4446.38" calcext:value-type="float">
            <text:p>4446,38</text:p>
          </table:table-cell>
          <table:table-cell table:style-name="ce91"/>
          <table:table-cell/>
          <table:table-cell table:style-name="ce93" office:value-type="string" calcext:value-type="string">
            <text:p>Zaoszczędzone 2024</text:p>
          </table:table-cell>
          <table:table-cell table:style-name="ce71" table:formula="of:=[$Główny.N174]-[$Główny.N160]" office:value-type="float" office:value="66136.72" calcext:value-type="float">
            <text:p>66 136,72</text:p>
          </table:table-cell>
          <table:table-cell table:style-name="ce71" table:number-columns-repeated="3"/>
        </table:table-row>
        <table:table-row table:style-name="ro1">
          <table:table-cell table:style-name="ce89" office:value-type="date" office:date-value="2023-04-01" calcext:value-type="date">
            <text:p>1.04.2023</text:p>
          </table:table-cell>
          <table:table-cell table:style-name="ce90" table:formula="of:=[$Główny.N139]-[$Główny.N142]+[$'Wpłaty Faurecia'.B14]" office:value-type="float" office:value="8083.57" calcext:value-type="float">
            <text:p>8083,57</text:p>
          </table:table-cell>
          <table:table-cell table:style-name="ce91"/>
          <table:table-cell/>
          <table:table-cell table:style-name="ce93"/>
          <table:table-cell table:style-name="ce71" table:number-columns-repeated="4"/>
        </table:table-row>
        <table:table-row table:style-name="ro1">
          <table:table-cell table:style-name="ce89" office:value-type="date" office:date-value="2023-05-01" calcext:value-type="date">
            <text:p>1.05.2023</text:p>
          </table:table-cell>
          <table:table-cell table:style-name="ce90" table:formula="of:=[$Główny.N143]-[$Główny.N146]+[$'Wpłaty Faurecia'.B13]" office:value-type="float" office:value="4446.87" calcext:value-type="float">
            <text:p>4446,87</text:p>
          </table:table-cell>
          <table:table-cell table:style-name="ce91"/>
          <table:table-cell/>
          <table:table-cell table:style-name="ce93"/>
          <table:table-cell table:style-name="ce71" table:number-columns-repeated="4"/>
        </table:table-row>
        <table:table-row table:style-name="ro1">
          <table:table-cell table:style-name="ce89" office:value-type="date" office:date-value="2023-06-01" calcext:value-type="date">
            <text:p>1.06.2023</text:p>
          </table:table-cell>
          <table:table-cell table:style-name="ce90" table:formula="of:=[$Główny.N146]-[$Główny.N147]+[$'Wpłaty Faurecia'.B12]" office:value-type="float" office:value="5576.23" calcext:value-type="float">
            <text:p>5576,23</text:p>
          </table:table-cell>
          <table:table-cell table:style-name="ce91"/>
          <table:table-cell/>
          <table:table-cell table:style-name="ce93"/>
          <table:table-cell table:style-name="ce71" table:number-columns-repeated="4"/>
        </table:table-row>
        <table:table-row table:style-name="ro1">
          <table:table-cell table:style-name="ce89" office:value-type="date" office:date-value="2023-07-01" calcext:value-type="date">
            <text:p>1.07.2023</text:p>
          </table:table-cell>
          <table:table-cell table:style-name="ce90" office:value-type="float" office:value="0.01" calcext:value-type="float">
            <text:p>0,01</text:p>
          </table:table-cell>
          <table:table-cell table:style-name="ce91"/>
          <table:table-cell/>
          <table:table-cell table:style-name="ce93"/>
          <table:table-cell table:style-name="ce71" table:number-columns-repeated="4"/>
        </table:table-row>
        <table:table-row table:style-name="ro1">
          <table:table-cell table:style-name="ce89" office:value-type="date" office:date-value="2023-08-01" calcext:value-type="date">
            <text:p>1.08.2023</text:p>
          </table:table-cell>
          <table:table-cell table:style-name="ce90" table:formula="of:=[$Główny.N147]-[$Główny.N151]+[$'Wpłaty Faurecia'.B11]+[$'Wpłaty Faurecia'.B10]+[$'Wpłaty Faurecia'.B9]" office:value-type="float" office:value="7511.33" calcext:value-type="float">
            <text:p>7511,33</text:p>
          </table:table-cell>
          <table:table-cell table:style-name="ce91"/>
          <table:table-cell/>
          <table:table-cell table:style-name="ce93"/>
          <table:table-cell table:style-name="ce71" table:number-columns-repeated="4"/>
        </table:table-row>
        <table:table-row table:style-name="ro1">
          <table:table-cell table:style-name="ce89" office:value-type="date" office:date-value="2023-09-01" calcext:value-type="date">
            <text:p>1.09.2023</text:p>
          </table:table-cell>
          <table:table-cell table:style-name="ce90" table:formula="of:=[$Główny.N151]-[$Główny.N152]" office:value-type="float" office:value="1238.69" calcext:value-type="float">
            <text:p>1238,69</text:p>
          </table:table-cell>
          <table:table-cell table:style-name="ce91"/>
          <table:table-cell/>
          <table:table-cell table:style-name="ce93"/>
          <table:table-cell table:style-name="ce71" table:number-columns-repeated="4"/>
        </table:table-row>
        <table:table-row table:style-name="ro1">
          <table:table-cell table:style-name="ce89" office:value-type="date" office:date-value="2023-10-01" calcext:value-type="date">
            <text:p>1.10.2023</text:p>
          </table:table-cell>
          <table:table-cell table:style-name="ce90" table:formula="of:=[$Główny.N151]-[$Główny.N154]+[$'Wpłaty Faurecia'.B8]" office:value-type="float" office:value="2851.79" calcext:value-type="float">
            <text:p>2851,79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3-11-01" calcext:value-type="date">
            <text:p>1.11.2023</text:p>
          </table:table-cell>
          <table:table-cell table:style-name="ce90" table:formula="of:=[$Główny.N154]-[$Główny.N157]+[$'Wpłaty Faurecia'.B7]" office:value-type="float" office:value="4048.55" calcext:value-type="float">
            <text:p>4048,55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3-12-01" calcext:value-type="date">
            <text:p>1.12.2023</text:p>
          </table:table-cell>
          <table:table-cell table:style-name="ce90" table:formula="of:=([$Główny.N157]-[$Główny.N161]+[$'Wpłaty Faurecia'.B6]+[$'Good Code'.C38])/2" office:value-type="float" office:value="5270.965" calcext:value-type="float">
            <text:p>5270,97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4-01-01" calcext:value-type="date">
            <text:p>1.01.2024</text:p>
          </table:table-cell>
          <table:table-cell table:style-name="ce90" table:formula="of:=[.B16]" office:value-type="float" office:value="5270.965" calcext:value-type="float">
            <text:p>5270,97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4-02-01" calcext:value-type="date">
            <text:p>1.02.2024</text:p>
          </table:table-cell>
          <table:table-cell table:style-name="ce90" table:formula="of:=[$Główny.M161]-[$Główny.M162]+SUM([$'Good Code'.B34:$'Good Code'.B37])" office:value-type="float" office:value="4305.52000000002" calcext:value-type="float">
            <text:p>4305,52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4-03-01" calcext:value-type="date">
            <text:p>1.03.2024</text:p>
          </table:table-cell>
          <table:table-cell table:style-name="ce90" table:formula="of:=[$Główny.M162]-[$Główny.M164]+SUM([$'Good Code'.B32:$'Good Code'.B33])" office:value-type="float" office:value="2206.23" calcext:value-type="float">
            <text:p>2206,23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4-04-01" calcext:value-type="date">
            <text:p>1.04.2024</text:p>
          </table:table-cell>
          <table:table-cell table:style-name="ce90" table:formula="of:=[$Główny.M164]-[$Główny.M166]+SUM([$'Good Code'.B22:$'Good Code'.B31])" office:value-type="float" office:value="3676.86999999999" calcext:value-type="float">
            <text:p>3676,87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4-05-01" calcext:value-type="date">
            <text:p>1.05.2024</text:p>
          </table:table-cell>
          <table:table-cell table:style-name="ce90" table:formula="of:=[$Główny.M166]-[$Główny.M167]+SUM([$'Good Code'.B21])" office:value-type="float" office:value="661.010000000023" calcext:value-type="float">
            <text:p>661,01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4-06-01" calcext:value-type="date">
            <text:p>1.06.2024</text:p>
          </table:table-cell>
          <table:table-cell table:style-name="ce90" table:formula="of:=[$Główny.M167]-[$Główny.M169]+SUM([$'Good Code'.B16:.B20])" office:value-type="float" office:value="7202.27999999999" calcext:value-type="float">
            <text:p>7202,28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4-07-01" calcext:value-type="date">
            <text:p>1.07.2024</text:p>
          </table:table-cell>
          <table:table-cell table:style-name="ce90" table:formula="of:=[$Główny.M169]-[$Główny.M170]+SUM([$'Good Code'.B10:.B15])" office:value-type="float" office:value="11806.53" calcext:value-type="float">
            <text:p>11806,53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4-08-01" calcext:value-type="date">
            <text:p>1.08.2024</text:p>
          </table:table-cell>
          <table:table-cell table:style-name="ce90" table:formula="of:=[$Główny.M170]-[$Główny.M172]+SUM([$'Good Code'.B6:.B9])" office:value-type="float" office:value="4601.33000000001" calcext:value-type="float">
            <text:p>4601,33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4-09-01" calcext:value-type="date">
            <text:p>1.09.2024</text:p>
          </table:table-cell>
          <table:table-cell table:style-name="ce90" table:formula="of:=[$Główny.M172]-[$Główny.M174]+SUM([$'Najem Taśmowa'.B7:.B12])" office:value-type="float" office:value="8439.48" calcext:value-type="float">
            <text:p>8439,48</text:p>
          </table:table-cell>
          <table:table-cell table:style-name="ce91"/>
          <table:table-cell table:number-columns-repeated="6"/>
        </table:table-row>
        <table:table-row table:style-name="ro1">
          <table:table-cell table:style-name="ce89" office:value-type="date" office:date-value="2024-10-01" calcext:value-type="date">
            <text:p>1.10.2024</text:p>
          </table:table-cell>
          <table:table-cell table:style-name="ce90" table:formula="of:=[$Główny.M174]-[$Główny.M175]" office:value-type="float" office:value="4843.67499999999" calcext:value-type="float">
            <text:p>4843,67</text:p>
          </table:table-cell>
          <table:table-cell table:style-name="ce91"/>
          <table:table-cell table:number-columns-repeated="6"/>
        </table:table-row>
        <table:table-row table:style-name="ro1" table:number-rows-repeated="3">
          <table:table-cell table:style-name="ce89"/>
          <table:table-cell table:style-name="ce90"/>
          <table:table-cell table:style-name="ce91"/>
          <table:table-cell table:number-columns-repeated="6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ajem Taśmowa" table:style-name="ta2">
        <table:table-column table:style-name="co23" table:default-cell-style-name="ce62"/>
        <table:table-column table:style-name="co23" table:number-columns-repeated="2" table:default-cell-style-name="ce95"/>
        <table:table-column table:style-name="co23" table:number-columns-repeated="4" table:default-cell-style-name="ce96"/>
        <table:table-row table:style-name="ro1">
          <table:table-cell table:style-name="Default" table:number-columns-repeated="7"/>
        </table:table-row>
        <table:table-row table:style-name="ro1">
          <table:table-cell table:style-name="ce94" office:value-type="string" calcext:value-type="string" table:number-columns-spanned="7" table:number-rows-spanned="1">
            <text:p>Najem</text:p>
          </table:table-cell>
          <table:covered-table-cell table:number-columns-repeated="6" table:style-name="ce61"/>
        </table:table-row>
        <table:table-row table:style-name="ro1">
          <table:table-cell table:style-name="ce61" office:value-type="string" calcext:value-type="string">
            <text:p>Data</text:p>
          </table:table-cell>
          <table:table-cell table:style-name="ce61" office:value-type="string" calcext:value-type="string">
            <text:p>Wpłata</text:p>
          </table:table-cell>
          <table:table-cell table:style-name="ce61" office:value-type="string" calcext:value-type="string">
            <text:p>Suma oper.</text:p>
          </table:table-cell>
          <table:table-cell table:style-name="ce61" office:value-type="string" calcext:value-type="string">
            <text:p>Suma</text:p>
          </table:table-cell>
          <table:table-cell table:style-name="ce61" office:value-type="string" calcext:value-type="string">
            <text:p>Wypłata/dzień</text:p>
          </table:table-cell>
          <table:table-cell table:style-name="ce61" office:value-type="string" calcext:value-type="string">
            <text:p>Brutto</text:p>
          </table:table-cell>
          <table:table-cell table:style-name="ce61" office:value-type="string" calcext:value-type="string">
            <text:p>Wypłata/miesiąc</text:p>
          </table:table-cell>
        </table:table-row>
        <table:table-row table:style-name="ro1">
          <table:table-cell table:number-columns-repeated="3"/>
          <table:table-cell table:style-name="ce95" table:formula="of:=SUM([.B5:.B41])" office:value-type="float" office:value="10596.79" calcext:value-type="float">
            <text:p>10 596,79</text:p>
          </table:table-cell>
          <table:table-cell table:style-name="ce95" table:formula="of:=[.D4]/([.A7]-[.A12])" office:value-type="float" office:value="588.710555555556" calcext:value-type="float">
            <text:p>588,71</text:p>
          </table:table-cell>
          <table:table-cell table:style-name="ce95"/>
          <table:table-cell table:style-name="ce95" table:formula="of:=[.E4]*30" office:value-type="float" office:value="17661.3166666667" calcext:value-type="float">
            <text:p>17 661,3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date" office:date-value="2024-09-10" calcext:value-type="date">
            <text:p>10.IX.24</text:p>
          </table:table-cell>
          <table:table-cell office:value-type="float" office:value="50" calcext:value-type="float">
            <text:p>50,00</text:p>
          </table:table-cell>
          <table:table-cell table:number-columns-repeated="5"/>
        </table:table-row>
        <table:table-row table:style-name="ro1">
          <table:table-cell office:value-type="date" office:date-value="2024-09-09" calcext:value-type="date">
            <text:p>09.IX.24</text:p>
          </table:table-cell>
          <table:table-cell office:value-type="float" office:value="508.66" calcext:value-type="float">
            <text:p>508,66</text:p>
          </table:table-cell>
          <table:table-cell table:number-columns-repeated="5"/>
        </table:table-row>
        <table:table-row table:style-name="ro1">
          <table:table-cell office:value-type="date" office:date-value="2024-09-09" calcext:value-type="date">
            <text:p>09.IX.24</text:p>
          </table:table-cell>
          <table:table-cell office:value-type="float" office:value="3600" calcext:value-type="float">
            <text:p>3 600,00</text:p>
          </table:table-cell>
          <table:table-cell table:number-columns-repeated="5"/>
        </table:table-row>
        <table:table-row table:style-name="ro1">
          <table:table-cell office:value-type="date" office:date-value="2024-09-04" calcext:value-type="date">
            <text:p>04.IX.24</text:p>
          </table:table-cell>
          <table:table-cell office:value-type="float" office:value="-89" calcext:value-type="float">
            <text:p>-89,00</text:p>
          </table:table-cell>
          <table:table-cell table:number-columns-repeated="5"/>
        </table:table-row>
        <table:table-row table:style-name="ro1">
          <table:table-cell office:value-type="date" office:date-value="2024-08-24" calcext:value-type="date">
            <text:p>24.VIII.24</text:p>
          </table:table-cell>
          <table:table-cell office:value-type="float" office:value="1227.13" calcext:value-type="float">
            <text:p>1 227,13</text:p>
          </table:table-cell>
          <table:table-cell table:number-columns-repeated="5"/>
        </table:table-row>
        <table:table-row table:style-name="ro1">
          <table:table-cell office:value-type="date" office:date-value="2024-08-23" calcext:value-type="date">
            <text:p>23.VIII.24</text:p>
          </table:table-cell>
          <table:table-cell office:value-type="float" office:value="5300" calcext:value-type="float">
            <text:p>5 300,00</text:p>
          </table:table-cell>
          <table:table-cell table:number-columns-repeated="5"/>
        </table:table-row>
      </table:table>
      <table:table table:name="Good Code" table:style-name="ta2">
        <table:table-column table:style-name="co23" table:number-columns-repeated="2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3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94" office:value-type="string" calcext:value-type="string" table:number-columns-spanned="7" table:number-rows-spanned="1">
            <text:p>Good Code</text:p>
          </table:table-cell>
          <table:covered-table-cell table:number-columns-repeated="6" table:style-name="ce61"/>
          <table:table-cell table:number-columns-repeated="2"/>
        </table:table-row>
        <table:table-row table:style-name="ro1">
          <table:table-cell table:style-name="ce61" office:value-type="string" calcext:value-type="string">
            <text:p>Data</text:p>
          </table:table-cell>
          <table:table-cell table:style-name="ce61" office:value-type="string" calcext:value-type="string">
            <text:p>Wpłata</text:p>
          </table:table-cell>
          <table:table-cell table:style-name="ce61" office:value-type="string" calcext:value-type="string">
            <text:p>Suma oper.</text:p>
          </table:table-cell>
          <table:table-cell table:style-name="ce61" office:value-type="string" calcext:value-type="string">
            <text:p>Suma</text:p>
          </table:table-cell>
          <table:table-cell table:style-name="ce61" office:value-type="string" calcext:value-type="string">
            <text:p>Wypłata/dzień</text:p>
          </table:table-cell>
          <table:table-cell table:style-name="ce61" office:value-type="string" calcext:value-type="string">
            <text:p>Brutto</text:p>
          </table:table-cell>
          <table:table-cell table:style-name="ce61" office:value-type="string" calcext:value-type="string">
            <text:p>Wypłata/miesiąc</text:p>
          </table:table-cell>
          <table:table-cell table:style-name="ce61" office:value-type="string" calcext:value-type="string">
            <text:p>Faurecia</text:p>
          </table:table-cell>
          <table:table-cell table:style-name="ce61" office:value-type="string" calcext:value-type="string">
            <text:p>Stosunek</text:p>
          </table:table-cell>
        </table:table-row>
        <table:table-row table:style-name="ro1">
          <table:table-cell table:style-name="ce62"/>
          <table:table-cell table:style-name="ce95" table:number-columns-repeated="2"/>
          <table:table-cell table:style-name="ce95" table:formula="of:=SUM([.B6:.B42])" office:value-type="float" office:value="100414" calcext:value-type="float">
            <text:p>100 414,00</text:p>
          </table:table-cell>
          <table:table-cell table:style-name="ce95" table:formula="of:=[.D4]/([.A6]-[.A42])" office:value-type="float" office:value="436.582608695652" calcext:value-type="float">
            <text:p>436,58</text:p>
          </table:table-cell>
          <table:table-cell table:style-name="ce95"/>
          <table:table-cell table:style-name="ce95" table:formula="of:=[.E4]*30" office:value-type="float" office:value="13097.4782608696" calcext:value-type="float">
            <text:p>13 097,48</text:p>
          </table:table-cell>
          <table:table-cell table:style-name="ce95" table:formula="of:=[$'Wpłaty Faurecia'.F4]" office:value-type="float" office:value="8759.26583113457" calcext:value-type="float">
            <text:p>8 759,27</text:p>
          </table:table-cell>
          <table:table-cell table:style-name="ce101" table:formula="of:=[.G4]/[.H4]" office:value-type="float" office:value="1.49527123772348" calcext:value-type="float">
            <text:p>1,4953</text:p>
          </table:table-cell>
        </table:table-row>
        <table:table-row table:style-name="ro1">
          <table:table-cell table:style-name="ce62"/>
          <table:table-cell table:style-name="ce95" table:number-columns-repeated="2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7-18" calcext:value-type="date">
            <text:p>18.VII.24</text:p>
          </table:table-cell>
          <table:table-cell table:style-name="ce95" office:value-type="float" office:value="-1070.58" calcext:value-type="float">
            <text:p>-1 070,58</text:p>
          </table:table-cell>
          <table:table-cell table:style-name="ce95" table:formula="of:=SUM([.B6:.B11])" office:value-type="float" office:value="13127.44" calcext:value-type="float">
            <text:p>13 127,44</text:p>
          </table:table-cell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7-17" calcext:value-type="date">
            <text:p>17.VII.24</text:p>
          </table:table-cell>
          <table:table-cell table:style-name="ce95" office:value-type="float" office:value="-3577" calcext:value-type="float">
            <text:p>-3 577,00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7-17" calcext:value-type="date">
            <text:p>17.VII.24</text:p>
          </table:table-cell>
          <table:table-cell table:style-name="ce95" office:value-type="float" office:value="-1353" calcext:value-type="float">
            <text:p>-1 353,00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7-12" calcext:value-type="date">
            <text:p>12.VII.24</text:p>
          </table:table-cell>
          <table:table-cell table:style-name="ce95" office:value-type="float" office:value="5316.15" calcext:value-type="float">
            <text:p>5 316,15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6-28" calcext:value-type="date">
            <text:p>28.VI.24</text:p>
          </table:table-cell>
          <table:table-cell table:style-name="ce95" office:value-type="float" office:value="13082.59" calcext:value-type="float">
            <text:p>13 082,59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6-24" calcext:value-type="date">
            <text:p>24.VI.24</text:p>
          </table:table-cell>
          <table:table-cell table:style-name="ce95" office:value-type="float" office:value="729.28" calcext:value-type="float">
            <text:p>729,28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6-17" calcext:value-type="date">
            <text:p>17.VI.24</text:p>
          </table:table-cell>
          <table:table-cell table:style-name="ce95" office:value-type="float" office:value="-1109" calcext:value-type="float">
            <text:p>-1 109,00</text:p>
          </table:table-cell>
          <table:table-cell table:style-name="ce95" table:formula="of:=SUM([.B12:.B15])" office:value-type="float" office:value="6550.83" calcext:value-type="float">
            <text:p>6 550,83</text:p>
          </table:table-cell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6-17" calcext:value-type="date">
            <text:p>17.VI.24</text:p>
          </table:table-cell>
          <table:table-cell table:style-name="ce95" office:value-type="float" office:value="-3436" calcext:value-type="float">
            <text:p>-3 436,00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6-17" calcext:value-type="date">
            <text:p>17.VI.24</text:p>
          </table:table-cell>
          <table:table-cell table:style-name="ce95" office:value-type="float" office:value="-699.11" calcext:value-type="float">
            <text:p>-699,11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6-10" calcext:value-type="date">
            <text:p>10.VI.24</text:p>
          </table:table-cell>
          <table:table-cell table:style-name="ce95" office:value-type="float" office:value="11794.94" calcext:value-type="float">
            <text:p>11 794,94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5-30" calcext:value-type="date">
            <text:p>30.V.24</text:p>
          </table:table-cell>
          <table:table-cell table:style-name="ce95" office:value-type="float" office:value="6580.16" calcext:value-type="float">
            <text:p>6 580,16</text:p>
          </table:table-cell>
          <table:table-cell table:style-name="ce95" table:formula="of:=SUM([.B16:.B20])" office:value-type="float" office:value="15855.74" calcext:value-type="float">
            <text:p>15 855,74</text:p>
          </table:table-cell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5-20" calcext:value-type="date">
            <text:p>20.V.24</text:p>
          </table:table-cell>
          <table:table-cell table:style-name="ce95" office:value-type="float" office:value="-2600" calcext:value-type="float">
            <text:p>-2 600,00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5-20" calcext:value-type="date">
            <text:p>20.V.24</text:p>
          </table:table-cell>
          <table:table-cell table:style-name="ce95" office:value-type="float" office:value="-1332" calcext:value-type="float">
            <text:p>-1 332,00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5-20" calcext:value-type="date">
            <text:p>20.V.24</text:p>
          </table:table-cell>
          <table:table-cell table:style-name="ce95" office:value-type="float" office:value="-699.11" calcext:value-type="float">
            <text:p>-699,11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5-13" calcext:value-type="date">
            <text:p>13.V.24</text:p>
          </table:table-cell>
          <table:table-cell table:style-name="ce95" office:value-type="float" office:value="13906.69" calcext:value-type="float">
            <text:p>13 906,69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4-22" calcext:value-type="date">
            <text:p>22.IV.24</text:p>
          </table:table-cell>
          <table:table-cell table:style-name="ce95" office:value-type="float" office:value="789.22" calcext:value-type="float">
            <text:p>789,22</text:p>
          </table:table-cell>
          <table:table-cell table:style-name="ce95" table:formula="of:=SUM([.B21:.B26])" office:value-type="float" office:value="18467.74" calcext:value-type="float">
            <text:p>18 467,74</text:p>
          </table:table-cell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4-16" calcext:value-type="date">
            <text:p>16.IV.24</text:p>
          </table:table-cell>
          <table:table-cell table:style-name="ce95" office:value-type="float" office:value="-4714" calcext:value-type="float">
            <text:p>-4 714,00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4-16" calcext:value-type="date">
            <text:p>16.IV.24</text:p>
          </table:table-cell>
          <table:table-cell table:style-name="ce95" office:value-type="float" office:value="-1798" calcext:value-type="float">
            <text:p>-1 798,00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4-16" calcext:value-type="date">
            <text:p>16.IV.24</text:p>
          </table:table-cell>
          <table:table-cell table:style-name="ce95" office:value-type="float" office:value="-419.46" calcext:value-type="float">
            <text:p>-419,46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4-10" calcext:value-type="date">
            <text:p>10.IV.24</text:p>
          </table:table-cell>
          <table:table-cell table:style-name="ce95" office:value-type="float" office:value="24419.33" calcext:value-type="float">
            <text:p>24 419,33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3-25" calcext:value-type="date">
            <text:p>25.III.24</text:p>
          </table:table-cell>
          <table:table-cell table:style-name="ce95" office:value-type="float" office:value="190.65" calcext:value-type="float">
            <text:p>190,65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3-14" calcext:value-type="date">
            <text:p>14.III.24</text:p>
          </table:table-cell>
          <table:table-cell table:style-name="ce95" office:value-type="float" office:value="-419.46" calcext:value-type="float">
            <text:p>-419,46</text:p>
          </table:table-cell>
          <table:table-cell table:style-name="ce95" table:formula="of:=SUM([.B27:.B31])" office:value-type="float" office:value="17599.77" calcext:value-type="float">
            <text:p>17 599,77</text:p>
          </table:table-cell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3-14" calcext:value-type="date">
            <text:p>14.III.24</text:p>
          </table:table-cell>
          <table:table-cell table:style-name="ce95" office:value-type="float" office:value="-4738" calcext:value-type="float">
            <text:p>-4 738,00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3-14" calcext:value-type="date">
            <text:p>14.III.24</text:p>
          </table:table-cell>
          <table:table-cell table:style-name="ce95" office:value-type="float" office:value="-1944" calcext:value-type="float">
            <text:p>-1 944,00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3-14" calcext:value-type="date">
            <text:p>14.III.24</text:p>
          </table:table-cell>
          <table:table-cell table:style-name="ce95" office:value-type="float" office:value="19541.63" calcext:value-type="float">
            <text:p>19 541,63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3-11" calcext:value-type="date">
            <text:p>11.III.24</text:p>
          </table:table-cell>
          <table:table-cell table:style-name="ce95" office:value-type="float" office:value="5159.6" calcext:value-type="float">
            <text:p>5 159,60</text:p>
          </table:table-cell>
          <table:table-cell table:style-name="ce95"/>
          <table:table-cell table:style-name="ce96" table:number-columns-repeated="4"/>
          <table:table-cell table:number-columns-repeated="2"/>
        </table:table-row>
        <table:table-row table:style-name="ro1">
          <table:table-cell table:style-name="ce62" office:value-type="date" office:date-value="2024-02-28" calcext:value-type="date">
            <text:p>28.II.24</text:p>
          </table:table-cell>
          <table:table-cell table:style-name="ce95" office:value-type="float" office:value="727.27" calcext:value-type="float">
            <text:p>727,27</text:p>
          </table:table-cell>
          <table:table-cell table:style-name="ce95" table:formula="of:=SUM([.B32:.B37])" office:value-type="float" office:value="22308.14" calcext:value-type="float">
            <text:p>22 308,14</text:p>
          </table:table-cell>
          <table:table-cell table:style-name="ce96" table:number-columns-repeated="3"/>
          <table:table-cell table:style-name="ce100"/>
          <table:table-cell table:number-columns-repeated="2"/>
        </table:table-row>
        <table:table-row table:style-name="ro1">
          <table:table-cell table:style-name="ce62" office:value-type="date" office:date-value="2024-02-15" calcext:value-type="date">
            <text:p>15.II.24</text:p>
          </table:table-cell>
          <table:table-cell table:style-name="ce95" office:value-type="float" office:value="6849.37" calcext:value-type="float">
            <text:p>6 849,37</text:p>
          </table:table-cell>
          <table:table-cell table:style-name="ce95"/>
          <table:table-cell table:style-name="ce96" table:number-columns-repeated="3"/>
          <table:table-cell table:style-name="ce98"/>
          <table:table-cell table:number-columns-repeated="2"/>
        </table:table-row>
        <table:table-row table:style-name="ro1">
          <table:table-cell table:style-name="ce62" office:value-type="date" office:date-value="2024-02-14" calcext:value-type="date">
            <text:p>14.II.24</text:p>
          </table:table-cell>
          <table:table-cell table:style-name="ce95" office:value-type="float" office:value="-5844.67" calcext:value-type="float">
            <text:p>-5 844,67</text:p>
          </table:table-cell>
          <table:table-cell table:style-name="ce95"/>
          <table:table-cell table:style-name="ce96" table:number-columns-repeated="3"/>
          <table:table-cell table:style-name="ce98"/>
          <table:table-cell table:number-columns-repeated="2"/>
        </table:table-row>
        <table:table-row table:style-name="ro1">
          <table:table-cell table:style-name="ce62" office:value-type="date" office:date-value="2024-02-14" calcext:value-type="date">
            <text:p>14.II.24</text:p>
          </table:table-cell>
          <table:table-cell table:style-name="ce95" office:value-type="float" office:value="-419.46" calcext:value-type="float">
            <text:p>-419,46</text:p>
          </table:table-cell>
          <table:table-cell table:style-name="ce95"/>
          <table:table-cell table:style-name="ce96" table:number-columns-repeated="3"/>
          <table:table-cell table:style-name="ce98"/>
          <table:table-cell table:number-columns-repeated="2"/>
        </table:table-row>
        <table:table-row table:style-name="ro1">
          <table:table-cell table:style-name="ce62" office:value-type="date" office:date-value="2024-02-14" calcext:value-type="date">
            <text:p>14.II.24</text:p>
          </table:table-cell>
          <table:table-cell table:style-name="ce95" office:value-type="float" office:value="-2359" calcext:value-type="float">
            <text:p>-2 359,00</text:p>
          </table:table-cell>
          <table:table-cell table:style-name="ce95"/>
          <table:table-cell table:style-name="ce96" table:number-columns-repeated="3"/>
          <table:table-cell table:style-name="ce98"/>
          <table:table-cell table:number-columns-repeated="2"/>
        </table:table-row>
        <table:table-row table:style-name="ro1">
          <table:table-cell table:style-name="ce62" office:value-type="date" office:date-value="2024-02-14" calcext:value-type="date">
            <text:p>14.II.24</text:p>
          </table:table-cell>
          <table:table-cell table:style-name="ce95" office:value-type="float" office:value="23354.63" calcext:value-type="float">
            <text:p>23 354,63</text:p>
          </table:table-cell>
          <table:table-cell table:style-name="ce95"/>
          <table:table-cell table:style-name="ce96" table:number-columns-repeated="3"/>
          <table:table-cell table:style-name="ce98"/>
          <table:table-cell table:number-columns-repeated="2"/>
        </table:table-row>
        <table:table-row table:style-name="ro1">
          <table:table-cell table:style-name="ce62" office:value-type="date" office:date-value="2023-01-10" calcext:value-type="date">
            <text:p>10.I.23</text:p>
          </table:table-cell>
          <table:table-cell table:style-name="ce95" office:value-type="float" office:value="-376.16" calcext:value-type="float">
            <text:p>-376,16</text:p>
          </table:table-cell>
          <table:table-cell table:style-name="ce95" table:formula="of:=SUM([.B38:.B42])" office:value-type="float" office:value="6504.34" calcext:value-type="float">
            <text:p>6 504,34</text:p>
          </table:table-cell>
          <table:table-cell table:style-name="ce96" table:number-columns-repeated="3"/>
          <table:table-cell table:style-name="ce98"/>
          <table:table-cell table:number-columns-repeated="2"/>
        </table:table-row>
        <table:table-row table:style-name="ro1">
          <table:table-cell table:style-name="ce62" office:value-type="date" office:date-value="2024-01-10" calcext:value-type="date">
            <text:p>10.I.24</text:p>
          </table:table-cell>
          <table:table-cell table:style-name="ce95" office:value-type="float" office:value="-1722" calcext:value-type="float">
            <text:p>-1 722,00</text:p>
          </table:table-cell>
          <table:table-cell table:style-name="ce95"/>
          <table:table-cell table:style-name="ce96" table:number-columns-repeated="3"/>
          <table:table-cell table:style-name="ce98"/>
          <table:table-cell table:number-columns-repeated="2"/>
        </table:table-row>
        <table:table-row table:style-name="ro1">
          <table:table-cell table:style-name="ce62" office:value-type="date" office:date-value="2024-01-10" calcext:value-type="date">
            <text:p>10.I.24</text:p>
          </table:table-cell>
          <table:table-cell table:style-name="ce95" office:value-type="float" office:value="-930" calcext:value-type="float">
            <text:p>-930,00</text:p>
          </table:table-cell>
          <table:table-cell table:style-name="ce95"/>
          <table:table-cell table:style-name="ce96" table:number-columns-repeated="3"/>
          <table:table-cell table:style-name="ce98"/>
          <table:table-cell table:number-columns-repeated="2"/>
        </table:table-row>
        <table:table-row table:style-name="ro1">
          <table:table-cell table:style-name="ce62" office:value-type="date" office:date-value="2024-01-10" calcext:value-type="date">
            <text:p>10.I.24</text:p>
          </table:table-cell>
          <table:table-cell table:style-name="ce95" office:value-type="float" office:value="9532.5" calcext:value-type="float">
            <text:p>9 532,50</text:p>
          </table:table-cell>
          <table:table-cell table:style-name="ce95"/>
          <table:table-cell table:style-name="ce96" table:number-columns-repeated="3"/>
          <table:table-cell table:style-name="ce98"/>
          <table:table-cell table:number-columns-repeated="2"/>
        </table:table-row>
        <table:table-row table:style-name="ro1">
          <table:table-cell table:style-name="ce62" office:value-type="date" office:date-value="2023-12-01" calcext:value-type="date">
            <text:p>01.XII.23</text:p>
          </table:table-cell>
          <table:table-cell table:style-name="ce95" office:value-type="float" office:value="0" calcext:value-type="float">
            <text:p>0,00</text:p>
          </table:table-cell>
          <table:table-cell table:style-name="ce95"/>
          <table:table-cell table:style-name="ce98" table:number-columns-repeated="4"/>
          <table:table-cell table:number-columns-repeated="2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płaty Faurecia" table:style-name="ta3">
        <table:table-column table:style-name="co33" table:default-cell-style-name="ce63"/>
        <table:table-column table:style-name="co34" table:default-cell-style-name="ce63"/>
        <table:table-column table:style-name="co26" table:default-cell-style-name="ce63"/>
        <table:table-column table:style-name="co35" table:default-cell-style-name="ce63"/>
        <table:table-column table:style-name="co36" table:default-cell-style-name="ce63"/>
        <table:table-column table:style-name="co37" table:default-cell-style-name="ce63"/>
        <table:table-column table:style-name="co38" table:default-cell-style-name="ce63"/>
        <table:table-column table:style-name="co17" table:default-cell-style-name="ce63"/>
        <table:table-column table:style-name="co5" table:default-cell-style-name="ce63"/>
        <table:table-column table:style-name="co15" table:default-cell-style-name="ce63"/>
        <table:table-column table:style-name="co39" table:default-cell-style-name="ce63"/>
        <table:table-column table:style-name="co40" table:default-cell-style-name="ce63"/>
        <table:table-column table:style-name="co15" table:number-columns-repeated="1012" table:default-cell-style-name="ce63"/>
        <table:table-row table:style-name="ro1">
          <table:table-cell table:style-name="ce94" office:value-type="string" calcext:value-type="string" table:number-columns-spanned="6" table:number-rows-spanned="1">
            <text:p>Faurecia</text:p>
          </table:table-cell>
          <table:covered-table-cell table:number-columns-repeated="5" table:style-name="ce61"/>
          <table:table-cell table:number-columns-repeated="1018"/>
        </table:table-row>
        <table:table-row table:style-name="ro1">
          <table:table-cell table:style-name="ce61" office:value-type="string" calcext:value-type="string">
            <text:p>Data</text:p>
          </table:table-cell>
          <table:table-cell table:style-name="ce61" office:value-type="string" calcext:value-type="string">
            <text:p>Wpłata</text:p>
          </table:table-cell>
          <table:table-cell table:style-name="ce61" office:value-type="string" calcext:value-type="string">
            <text:p>Suma</text:p>
          </table:table-cell>
          <table:table-cell table:style-name="ce61" office:value-type="string" calcext:value-type="string">
            <text:p>Wypłata/dzień</text:p>
          </table:table-cell>
          <table:table-cell table:style-name="ce61" office:value-type="string" calcext:value-type="string">
            <text:p>Brutto</text:p>
          </table:table-cell>
          <table:table-cell table:style-name="ce61" office:value-type="string" calcext:value-type="string">
            <text:p>Wypłata/miesiąc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65"/>
          <table:table-cell table:style-name="ce65" table:formula="of:=SUM([.B37:.B85])" office:value-type="float" office:value="210200.92" calcext:value-type="float">
            <text:p>210 200,92</text:p>
          </table:table-cell>
          <table:table-cell table:style-name="ce65" table:formula="of:=[.C3]/([.A38]-[.A85])" office:value-type="float" office:value="191.614329990884" calcext:value-type="float">
            <text:p>191,61</text:p>
          </table:table-cell>
          <table:table-cell table:style-name="ce65" table:formula="of:=[.D3]/0.76" office:value-type="float" office:value="252.124118409058" calcext:value-type="float">
            <text:p>252,12</text:p>
          </table:table-cell>
          <table:table-cell table:style-name="ce65" table:formula="of:=[.D3]*30" office:value-type="float" office:value="5748.42989972653" calcext:value-type="float">
            <text:p>5 748,43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65"/>
          <table:table-cell table:style-name="ce65" table:formula="of:=SUM([.B6:.B35])" office:value-type="float" office:value="221317.45" calcext:value-type="float">
            <text:p>221 317,45</text:p>
          </table:table-cell>
          <table:table-cell table:style-name="ce65" table:formula="of:=[.C4]/([.A6]-[.A35])" office:value-type="float" office:value="291.975527704485" calcext:value-type="float">
            <text:p>291,98</text:p>
          </table:table-cell>
          <table:table-cell table:style-name="ce65"/>
          <table:table-cell table:style-name="ce65" table:formula="of:=[.D4]*30" office:value-type="float" office:value="8759.26583113457" calcext:value-type="float">
            <text:p>8 759,27</text:p>
          </table:table-cell>
          <table:table-cell table:number-columns-repeated="1018"/>
        </table:table-row>
        <table:table-row table:style-name="ro1">
          <table:table-cell table:style-name="ce62" office:value-type="date" office:date-value="2024-03-07" calcext:value-type="date">
            <text:p>07.III.24</text:p>
          </table:table-cell>
          <table:table-cell table:style-name="ce65" office:value-type="float" office:value="3373.14" calcext:value-type="float">
            <text:p>3 373,14</text:p>
          </table:table-cell>
          <table:table-cell table:style-name="ce104" table:number-columns-repeated="3"/>
          <table:table-cell table:style-name="ce105"/>
          <table:table-cell table:number-columns-repeated="1018"/>
        </table:table-row>
        <table:table-row table:style-name="ro1">
          <table:table-cell table:style-name="ce62" office:value-type="date" office:date-value="2023-12-07" calcext:value-type="date">
            <text:p>07.XII.23</text:p>
          </table:table-cell>
          <table:table-cell table:style-name="ce65" office:value-type="float" office:value="8666.64" calcext:value-type="float">
            <text:p>8 666,64</text:p>
          </table:table-cell>
          <table:table-cell table:style-name="ce104" table:number-columns-repeated="3"/>
          <table:table-cell table:style-name="ce105"/>
          <table:table-cell table:number-columns-repeated="1018"/>
        </table:table-row>
        <table:table-row table:style-name="ro1">
          <table:table-cell table:style-name="ce62" office:value-type="date" office:date-value="2023-11-09" calcext:value-type="date">
            <text:p>09.XI.23</text:p>
          </table:table-cell>
          <table:table-cell table:style-name="ce65" office:value-type="float" office:value="7242.43" calcext:value-type="float">
            <text:p>7 242,43</text:p>
          </table:table-cell>
          <table:table-cell table:style-name="ce104" table:number-columns-repeated="3"/>
          <table:table-cell table:style-name="ce105"/>
          <table:table-cell table:number-columns-repeated="1018"/>
        </table:table-row>
        <table:table-row table:style-name="ro1">
          <table:table-cell table:style-name="ce62" office:value-type="date" office:date-value="2023-10-09" calcext:value-type="date">
            <text:p>09.X.23</text:p>
          </table:table-cell>
          <table:table-cell table:style-name="ce65" office:value-type="float" office:value="7083.6" calcext:value-type="float">
            <text:p>7 083,60</text:p>
          </table:table-cell>
          <table:table-cell table:style-name="ce104" table:number-columns-repeated="3"/>
          <table:table-cell table:style-name="ce105"/>
          <table:table-cell table:number-columns-repeated="1018"/>
        </table:table-row>
        <table:table-row table:style-name="ro1">
          <table:table-cell table:style-name="ce62" office:value-type="date" office:date-value="2023-09-07" calcext:value-type="date">
            <text:p>07.IX.23</text:p>
          </table:table-cell>
          <table:table-cell table:style-name="ce65" office:value-type="float" office:value="11751.1" calcext:value-type="float">
            <text:p>11 751,10</text:p>
          </table:table-cell>
          <table:table-cell table:style-name="ce104" table:number-columns-repeated="3"/>
          <table:table-cell table:style-name="ce105"/>
          <table:table-cell table:number-columns-repeated="1018"/>
        </table:table-row>
        <table:table-row table:style-name="ro1">
          <table:table-cell table:style-name="ce62" office:value-type="date" office:date-value="2023-08-28" calcext:value-type="date">
            <text:p>28.VIII.23</text:p>
          </table:table-cell>
          <table:table-cell table:style-name="ce65" office:value-type="float" office:value="8741.52" calcext:value-type="float">
            <text:p>8 741,52</text:p>
          </table:table-cell>
          <table:table-cell table:style-name="ce104" table:number-columns-repeated="3"/>
          <table:table-cell table:style-name="ce105"/>
          <table:table-cell table:number-columns-repeated="1018"/>
        </table:table-row>
        <table:table-row table:style-name="ro1">
          <table:table-cell table:style-name="ce62" office:value-type="date" office:date-value="2023-08-09" calcext:value-type="date">
            <text:p>09.VIII.23</text:p>
          </table:table-cell>
          <table:table-cell table:style-name="ce65" office:value-type="float" office:value="12652.02" calcext:value-type="float">
            <text:p>12 652,02</text:p>
          </table:table-cell>
          <table:table-cell table:style-name="ce104" table:number-columns-repeated="3"/>
          <table:table-cell table:style-name="ce105"/>
          <table:table-cell table:number-columns-repeated="1018"/>
        </table:table-row>
        <table:table-row table:style-name="ro1">
          <table:table-cell table:style-name="ce62" office:value-type="date" office:date-value="2023-07-07" calcext:value-type="date">
            <text:p>07.VII.23</text:p>
          </table:table-cell>
          <table:table-cell table:style-name="ce65" office:value-type="float" office:value="8214.66" calcext:value-type="float">
            <text:p>8 214,66</text:p>
          </table:table-cell>
          <table:table-cell table:style-name="ce104" table:number-columns-repeated="3"/>
          <table:table-cell table:style-name="ce105"/>
          <table:table-cell table:number-columns-repeated="1018"/>
        </table:table-row>
        <table:table-row table:style-name="ro1">
          <table:table-cell table:style-name="ce62" office:value-type="date" office:date-value="2023-06-07" calcext:value-type="date">
            <text:p>07.VI.23</text:p>
          </table:table-cell>
          <table:table-cell table:style-name="ce65" office:value-type="float" office:value="6756.53" calcext:value-type="float">
            <text:p>6 756,53</text:p>
          </table:table-cell>
          <table:table-cell table:style-name="ce104" table:number-columns-repeated="3"/>
          <table:table-cell table:style-name="ce105"/>
          <table:table-cell table:number-columns-repeated="1018"/>
        </table:table-row>
        <table:table-row table:style-name="ro1">
          <table:table-cell table:style-name="ce62" office:value-type="date" office:date-value="2023-05-09" calcext:value-type="date">
            <text:p>09.V.23</text:p>
          </table:table-cell>
          <table:table-cell table:style-name="ce65" office:value-type="float" office:value="8945.36" calcext:value-type="float">
            <text:p>8 945,36</text:p>
          </table:table-cell>
          <table:table-cell table:style-name="ce104" table:number-columns-repeated="3"/>
          <table:table-cell table:style-name="ce105"/>
          <table:table-cell table:number-columns-repeated="1018"/>
        </table:table-row>
        <table:table-row table:style-name="ro1">
          <table:table-cell table:style-name="ce62" office:value-type="date" office:date-value="2023-04-06" calcext:value-type="date">
            <text:p>06.IV.23</text:p>
          </table:table-cell>
          <table:table-cell table:style-name="ce65" office:value-type="float" office:value="8363.41" calcext:value-type="float">
            <text:p>8 363,41</text:p>
          </table:table-cell>
          <table:table-cell table:style-name="ce104" table:number-columns-repeated="3"/>
          <table:table-cell table:style-name="ce105"/>
          <table:table-cell table:number-columns-repeated="1018"/>
        </table:table-row>
        <table:table-row table:style-name="ro1">
          <table:table-cell table:style-name="ce62" office:value-type="date" office:date-value="2023-03-09" calcext:value-type="date">
            <text:p>09.III.23</text:p>
          </table:table-cell>
          <table:table-cell table:style-name="ce65" office:value-type="float" office:value="13860.05" calcext:value-type="float">
            <text:p>13 860,05</text:p>
          </table:table-cell>
          <table:table-cell table:style-name="ce104" table:number-columns-repeated="3"/>
          <table:table-cell table:style-name="ce70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3-02-09" calcext:value-type="date">
            <text:p>09.II.23</text:p>
          </table:table-cell>
          <table:table-cell table:style-name="ce65" office:value-type="float" office:value="6126.44" calcext:value-type="float">
            <text:p>6 126,44</text:p>
          </table:table-cell>
          <table:table-cell table:style-name="ce104" table:number-columns-repeated="3"/>
          <table:table-cell table:style-name="ce70"/>
          <table:table-cell table:style-name="ce106"/>
          <table:table-cell/>
          <table:table-cell table:style-name="ce107"/>
          <table:table-cell/>
          <table:table-cell table:style-name="ce106"/>
          <table:table-cell table:number-columns-repeated="1013"/>
        </table:table-row>
        <table:table-row table:style-name="ro1">
          <table:table-cell table:style-name="ce62" office:value-type="date" office:date-value="2023-01-10" calcext:value-type="date">
            <text:p>10.I.23</text:p>
          </table:table-cell>
          <table:table-cell table:style-name="ce65" office:value-type="float" office:value="6312.3" calcext:value-type="float">
            <text:p>6 312,30</text:p>
          </table:table-cell>
          <table:table-cell table:style-name="ce104" table:number-columns-repeated="3"/>
          <table:table-cell table:style-name="ce70"/>
          <table:table-cell table:style-name="ce106"/>
          <table:table-cell/>
          <table:table-cell table:style-name="ce107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62" office:value-type="date" office:date-value="2022-12-08" calcext:value-type="date">
            <text:p>08.XII.22</text:p>
          </table:table-cell>
          <table:table-cell table:style-name="ce65" office:value-type="float" office:value="7651.13" calcext:value-type="float">
            <text:p>7 651,13</text:p>
          </table:table-cell>
          <table:table-cell table:style-name="ce104" table:number-columns-repeated="3"/>
          <table:table-cell table:style-name="ce70"/>
          <table:table-cell table:style-name="ce10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2" office:value-type="date" office:date-value="2022-11-09" calcext:value-type="date">
            <text:p>09.XI.22</text:p>
          </table:table-cell>
          <table:table-cell table:style-name="ce65" office:value-type="float" office:value="6971.15" calcext:value-type="float">
            <text:p>6 971,15</text:p>
          </table:table-cell>
          <table:table-cell table:style-name="ce104" table:number-columns-repeated="3"/>
          <table:table-cell table:style-name="ce70"/>
          <table:table-cell table:style-name="ce10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2" office:value-type="date" office:date-value="2022-10-07" calcext:value-type="date">
            <text:p>07.X.22</text:p>
          </table:table-cell>
          <table:table-cell table:style-name="ce65" office:value-type="float" office:value="6078.73" calcext:value-type="float">
            <text:p>6 078,73</text:p>
          </table:table-cell>
          <table:table-cell table:style-name="ce104" table:number-columns-repeated="3"/>
          <table:table-cell table:style-name="ce70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2-09-08" calcext:value-type="date">
            <text:p>08.IX.22</text:p>
          </table:table-cell>
          <table:table-cell table:style-name="ce65" office:value-type="float" office:value="11439.77" calcext:value-type="float">
            <text:p>11 439,77</text:p>
          </table:table-cell>
          <table:table-cell table:style-name="ce104" table:number-columns-repeated="3"/>
          <table:table-cell table:style-name="ce70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2-08-09" calcext:value-type="date">
            <text:p>09.VIII.22</text:p>
          </table:table-cell>
          <table:table-cell table:style-name="ce65" office:value-type="float" office:value="11685.26" calcext:value-type="float">
            <text:p>11 685,26</text:p>
          </table:table-cell>
          <table:table-cell table:style-name="ce104" table:number-columns-repeated="3"/>
          <table:table-cell table:style-name="ce70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2-08-08" calcext:value-type="date">
            <text:p>08.VIII.22</text:p>
          </table:table-cell>
          <table:table-cell table:style-name="ce65" office:value-type="float" office:value="5996.85" calcext:value-type="float">
            <text:p>5 996,85</text:p>
          </table:table-cell>
          <table:table-cell table:style-name="ce104" table:number-columns-repeated="3"/>
          <table:table-cell table:style-name="ce70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2-07-07" calcext:value-type="date">
            <text:p>07.VII.22</text:p>
          </table:table-cell>
          <table:table-cell table:style-name="ce65" office:value-type="float" office:value="6491.64" calcext:value-type="float">
            <text:p>6 491,64</text:p>
          </table:table-cell>
          <table:table-cell table:style-name="ce104" table:number-columns-repeated="3"/>
          <table:table-cell table:style-name="ce70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2-06-09" calcext:value-type="date">
            <text:p>09.VI.22</text:p>
          </table:table-cell>
          <table:table-cell table:style-name="ce65" office:value-type="float" office:value="6958.55" calcext:value-type="float">
            <text:p>6 958,55</text:p>
          </table:table-cell>
          <table:table-cell table:style-name="ce104" table:number-columns-repeated="3"/>
          <table:table-cell table:style-name="ce70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2-05-09" calcext:value-type="date">
            <text:p>09.V.22</text:p>
          </table:table-cell>
          <table:table-cell table:style-name="ce65" office:value-type="float" office:value="8728.61" calcext:value-type="float">
            <text:p>8 728,61</text:p>
          </table:table-cell>
          <table:table-cell table:style-name="ce104" table:number-columns-repeated="3"/>
          <table:table-cell table:style-name="ce70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2-04-07" calcext:value-type="date">
            <text:p>07.IV.22</text:p>
          </table:table-cell>
          <table:table-cell table:style-name="ce65" office:value-type="float" office:value="7582.15" calcext:value-type="float">
            <text:p>7 582,15</text:p>
          </table:table-cell>
          <table:table-cell table:style-name="ce104" table:number-columns-repeated="3"/>
          <table:table-cell table:style-name="ce70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2-03-09" calcext:value-type="date">
            <text:p>09.III.22</text:p>
          </table:table-cell>
          <table:table-cell table:style-name="ce65" office:value-type="float" office:value="1684.34" calcext:value-type="float">
            <text:p>1 684,34</text:p>
          </table:table-cell>
          <table:table-cell table:style-name="ce104" table:number-columns-repeated="3"/>
          <table:table-cell table:style-name="ce70"/>
          <table:table-cell table:style-name="ce106"/>
          <table:table-cell table:number-columns-repeated="1017"/>
        </table:table-row>
        <table:table-row table:style-name="ro1">
          <table:table-cell table:style-name="ce62"/>
          <table:table-cell table:style-name="ce65"/>
          <table:table-cell table:style-name="ce104" table:number-columns-repeated="3"/>
          <table:table-cell table:style-name="ce70"/>
          <table:table-cell table:number-columns-repeated="1018"/>
        </table:table-row>
        <table:table-row table:style-name="ro1">
          <table:table-cell table:style-name="ce62" office:value-type="date" office:date-value="2022-03-09" calcext:value-type="date">
            <text:p>09.III.22</text:p>
          </table:table-cell>
          <table:table-cell table:style-name="ce65" office:value-type="float" office:value="6640.88" calcext:value-type="float">
            <text:p>6 640,88</text:p>
          </table:table-cell>
          <table:table-cell table:style-name="ce104" table:number-columns-repeated="3"/>
          <table:table-cell table:style-name="ce70"/>
          <table:table-cell table:number-columns-repeated="1018"/>
        </table:table-row>
        <table:table-row table:style-name="ro1">
          <table:table-cell table:style-name="ce62" office:value-type="date" office:date-value="2022-02-09" calcext:value-type="date">
            <text:p>09.II.22</text:p>
          </table:table-cell>
          <table:table-cell table:style-name="ce65" office:value-type="float" office:value="6537.32" calcext:value-type="float">
            <text:p>6 537,32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2-01-10" calcext:value-type="date">
            <text:p>10.I.22</text:p>
          </table:table-cell>
          <table:table-cell table:style-name="ce65" office:value-type="float" office:value="5809.77" calcext:value-type="float">
            <text:p>5 809,77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1-12-09" calcext:value-type="date">
            <text:p>09.XII.21</text:p>
          </table:table-cell>
          <table:table-cell table:style-name="ce65" office:value-type="float" office:value="5180.78" calcext:value-type="float">
            <text:p>5 180,78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1-11-09" calcext:value-type="date">
            <text:p>09.XI.21</text:p>
          </table:table-cell>
          <table:table-cell table:style-name="ce65" office:value-type="float" office:value="1164.46" calcext:value-type="float">
            <text:p>1 164,46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/>
          <table:table-cell table:style-name="ce65"/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1-09-09" calcext:value-type="date">
            <text:p>09.IX.21</text:p>
          </table:table-cell>
          <table:table-cell table:style-name="ce65" office:value-type="float" office:value="2423.5" calcext:value-type="float">
            <text:p>2 423,50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1-06-09" calcext:value-type="date">
            <text:p>09.VI.21</text:p>
          </table:table-cell>
          <table:table-cell table:style-name="ce65" office:value-type="float" office:value="3957.22" calcext:value-type="float">
            <text:p>3 957,22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1-05-07" calcext:value-type="date">
            <text:p>07.V.21</text:p>
          </table:table-cell>
          <table:table-cell table:style-name="ce65" office:value-type="float" office:value="4550.41" calcext:value-type="float">
            <text:p>4 550,41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1-04-08" calcext:value-type="date">
            <text:p>08.IV.21</text:p>
          </table:table-cell>
          <table:table-cell table:style-name="ce65" office:value-type="float" office:value="4767.71" calcext:value-type="float">
            <text:p>4 767,71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1-03-09" calcext:value-type="date">
            <text:p>09.III.21</text:p>
          </table:table-cell>
          <table:table-cell table:style-name="ce65" office:value-type="float" office:value="7960.95" calcext:value-type="float">
            <text:p>7 960,95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1-02-09" calcext:value-type="date">
            <text:p>09.II.21</text:p>
          </table:table-cell>
          <table:table-cell table:style-name="ce65" office:value-type="float" office:value="4501.01" calcext:value-type="float">
            <text:p>4 501,01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1-01-07" calcext:value-type="date">
            <text:p>07.I.21</text:p>
          </table:table-cell>
          <table:table-cell table:style-name="ce65" office:value-type="float" office:value="4719.24" calcext:value-type="float">
            <text:p>4 719,24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12-09" calcext:value-type="date">
            <text:p>09.XII.20</text:p>
          </table:table-cell>
          <table:table-cell table:style-name="ce65" office:value-type="float" office:value="5462.74" calcext:value-type="float">
            <text:p>5 462,74</text:p>
          </table:table-cell>
          <table:table-cell table:style-name="ce104" table:number-columns-repeated="2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11-09" calcext:value-type="date">
            <text:p>09.XI.20</text:p>
          </table:table-cell>
          <table:table-cell table:style-name="ce65" office:value-type="float" office:value="5237.7" calcext:value-type="float">
            <text:p>5 237,70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10-08" calcext:value-type="date">
            <text:p>08.X.20</text:p>
          </table:table-cell>
          <table:table-cell table:style-name="ce65" office:value-type="float" office:value="5796.86" calcext:value-type="float">
            <text:p>5 796,86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10-08" calcext:value-type="date">
            <text:p>08.X.20</text:p>
          </table:table-cell>
          <table:table-cell table:style-name="ce65" office:value-type="float" office:value="3345.57" calcext:value-type="float">
            <text:p>3 345,57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9-16" calcext:value-type="date">
            <text:p>16.IX.20</text:p>
          </table:table-cell>
          <table:table-cell table:style-name="ce65" office:value-type="float" office:value="1428.15" calcext:value-type="float">
            <text:p>1 428,15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9-09" calcext:value-type="date">
            <text:p>09.IX.20</text:p>
          </table:table-cell>
          <table:table-cell table:style-name="ce65" office:value-type="float" office:value="6932.12" calcext:value-type="float">
            <text:p>6 932,12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8-08" calcext:value-type="date">
            <text:p>08.VIII.20</text:p>
          </table:table-cell>
          <table:table-cell table:style-name="ce65" office:value-type="float" office:value="4440.01" calcext:value-type="float">
            <text:p>4 440,01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7-09" calcext:value-type="date">
            <text:p>09.VII.20</text:p>
          </table:table-cell>
          <table:table-cell table:style-name="ce65" office:value-type="float" office:value="4502.09" calcext:value-type="float">
            <text:p>4 502,09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6-09" calcext:value-type="date">
            <text:p>09.VI.20</text:p>
          </table:table-cell>
          <table:table-cell table:style-name="ce65" office:value-type="float" office:value="4528.29" calcext:value-type="float">
            <text:p>4 528,29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5-07" calcext:value-type="date">
            <text:p>07.V.20</text:p>
          </table:table-cell>
          <table:table-cell table:style-name="ce65" office:value-type="float" office:value="4576.5" calcext:value-type="float">
            <text:p>4 576,50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4-09" calcext:value-type="date">
            <text:p>09.IV.20</text:p>
          </table:table-cell>
          <table:table-cell table:style-name="ce65" office:value-type="float" office:value="4407.9" calcext:value-type="float">
            <text:p>4 407,90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3-27" calcext:value-type="date">
            <text:p>27.III.20</text:p>
          </table:table-cell>
          <table:table-cell table:style-name="ce65" office:value-type="float" office:value="977.99" calcext:value-type="float">
            <text:p>977,99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3-10" calcext:value-type="date">
            <text:p>10.III.20</text:p>
          </table:table-cell>
          <table:table-cell table:style-name="ce65" office:value-type="float" office:value="7720.66" calcext:value-type="float">
            <text:p>7 720,66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2-19" calcext:value-type="date">
            <text:p>19.II.20</text:p>
          </table:table-cell>
          <table:table-cell table:style-name="ce65" office:value-type="float" office:value="2630.16" calcext:value-type="float">
            <text:p>2 630,16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2-10" calcext:value-type="date">
            <text:p>10.II.20</text:p>
          </table:table-cell>
          <table:table-cell table:style-name="ce65" office:value-type="float" office:value="4705.93" calcext:value-type="float">
            <text:p>4 705,93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20-01-09" calcext:value-type="date">
            <text:p>09.I.20</text:p>
          </table:table-cell>
          <table:table-cell table:style-name="ce65" office:value-type="float" office:value="4318.25" calcext:value-type="float">
            <text:p>4 318,25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12-09" calcext:value-type="date">
            <text:p>09.XII.19</text:p>
          </table:table-cell>
          <table:table-cell table:style-name="ce65" office:value-type="float" office:value="4793.31" calcext:value-type="float">
            <text:p>4 793,31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11-07" calcext:value-type="date">
            <text:p>07.XI.19</text:p>
          </table:table-cell>
          <table:table-cell table:style-name="ce65" office:value-type="float" office:value="4261" calcext:value-type="float">
            <text:p>4 261,00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10-10" calcext:value-type="date">
            <text:p>10.X.19</text:p>
          </table:table-cell>
          <table:table-cell table:style-name="ce65" office:value-type="float" office:value="4722.2" calcext:value-type="float">
            <text:p>4 722,20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10-07" calcext:value-type="date">
            <text:p>07.X.19</text:p>
          </table:table-cell>
          <table:table-cell table:style-name="ce65" office:value-type="float" office:value="852" calcext:value-type="float">
            <text:p>852,00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9-18" calcext:value-type="date">
            <text:p>18.IX.19</text:p>
          </table:table-cell>
          <table:table-cell table:style-name="ce65" office:value-type="float" office:value="435" calcext:value-type="float">
            <text:p>435,00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9-09" calcext:value-type="date">
            <text:p>09.IX.19</text:p>
          </table:table-cell>
          <table:table-cell table:style-name="ce65" office:value-type="float" office:value="5986.72" calcext:value-type="float">
            <text:p>5 986,72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8-09" calcext:value-type="date">
            <text:p>09.VIII.19</text:p>
          </table:table-cell>
          <table:table-cell table:style-name="ce65" office:value-type="float" office:value="4428.83" calcext:value-type="float">
            <text:p>4 428,83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7-09" calcext:value-type="date">
            <text:p>09.VII.19</text:p>
          </table:table-cell>
          <table:table-cell table:style-name="ce65" office:value-type="float" office:value="4611.84" calcext:value-type="float">
            <text:p>4 611,84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6-19" calcext:value-type="date">
            <text:p>19.VI.19</text:p>
          </table:table-cell>
          <table:table-cell table:style-name="ce65" office:value-type="float" office:value="2105.56" calcext:value-type="float">
            <text:p>2 105,56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6-10" calcext:value-type="date">
            <text:p>10.VI.19</text:p>
          </table:table-cell>
          <table:table-cell table:style-name="ce65" office:value-type="float" office:value="4569.12" calcext:value-type="float">
            <text:p>4 569,12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6-07" calcext:value-type="date">
            <text:p>07.VI.19</text:p>
          </table:table-cell>
          <table:table-cell table:style-name="ce65" office:value-type="float" office:value="246.9" calcext:value-type="float">
            <text:p>246,90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5-15" calcext:value-type="date">
            <text:p>15.V.19</text:p>
          </table:table-cell>
          <table:table-cell table:style-name="ce65" office:value-type="float" office:value="1036.76" calcext:value-type="float">
            <text:p>1 036,76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5-09" calcext:value-type="date">
            <text:p>09.V.19</text:p>
          </table:table-cell>
          <table:table-cell table:style-name="ce65" office:value-type="float" office:value="5255.99" calcext:value-type="float">
            <text:p>5 255,99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4-10" calcext:value-type="date">
            <text:p>10.IV.19</text:p>
          </table:table-cell>
          <table:table-cell table:style-name="ce65" office:value-type="float" office:value="3927.78" calcext:value-type="float">
            <text:p>3 927,78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3-20" calcext:value-type="date">
            <text:p>20.III.19</text:p>
          </table:table-cell>
          <table:table-cell table:style-name="ce65" office:value-type="float" office:value="5552.57" calcext:value-type="float">
            <text:p>5 552,57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3-07" calcext:value-type="date">
            <text:p>07.III.19</text:p>
          </table:table-cell>
          <table:table-cell table:style-name="ce65" office:value-type="float" office:value="6912.57" calcext:value-type="float">
            <text:p>6 912,57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2-07" calcext:value-type="date">
            <text:p>07.II.19</text:p>
          </table:table-cell>
          <table:table-cell table:style-name="ce65" office:value-type="float" office:value="6020.48" calcext:value-type="float">
            <text:p>6 020,48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9-01-09" calcext:value-type="date">
            <text:p>09.I.19</text:p>
          </table:table-cell>
          <table:table-cell table:style-name="ce65" office:value-type="float" office:value="4344.83" calcext:value-type="float">
            <text:p>4 344,83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8-12-20" calcext:value-type="date">
            <text:p>20.XII.18</text:p>
          </table:table-cell>
          <table:table-cell table:style-name="ce65" office:value-type="float" office:value="6127.6" calcext:value-type="float">
            <text:p>6 127,60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8-12-07" calcext:value-type="date">
            <text:p>07.XII.18</text:p>
          </table:table-cell>
          <table:table-cell table:style-name="ce65" office:value-type="float" office:value="8168.14" calcext:value-type="float">
            <text:p>8 168,14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8-11-09" calcext:value-type="date">
            <text:p>09.XI.18</text:p>
          </table:table-cell>
          <table:table-cell table:style-name="ce65" office:value-type="float" office:value="4093.57" calcext:value-type="float">
            <text:p>4 093,57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8-10-10" calcext:value-type="date">
            <text:p>10.X.18</text:p>
          </table:table-cell>
          <table:table-cell table:style-name="ce65" office:value-type="float" office:value="3678.64" calcext:value-type="float">
            <text:p>3 678,64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8-09-10" calcext:value-type="date">
            <text:p>10.IX.18</text:p>
          </table:table-cell>
          <table:table-cell table:style-name="ce65" office:value-type="float" office:value="4707.51" calcext:value-type="float">
            <text:p>4 707,51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8-08-10" calcext:value-type="date">
            <text:p>10.VIII.18</text:p>
          </table:table-cell>
          <table:table-cell table:style-name="ce65" office:value-type="float" office:value="3975.58" calcext:value-type="float">
            <text:p>3 975,58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8-07-10" calcext:value-type="date">
            <text:p>10.VII.18</text:p>
          </table:table-cell>
          <table:table-cell table:style-name="ce65" office:value-type="float" office:value="3261.64" calcext:value-type="float">
            <text:p>3 261,64</text:p>
          </table:table-cell>
          <table:table-cell table:style-name="ce70"/>
          <table:table-cell table:style-name="ce104"/>
          <table:table-cell table:style-name="ce70" table:number-columns-repeated="2"/>
          <table:table-cell table:style-name="ce106"/>
          <table:table-cell table:number-columns-repeated="1017"/>
        </table:table-row>
        <table:table-row table:style-name="ro1">
          <table:table-cell table:style-name="ce62" office:value-type="date" office:date-value="2018-06-08" calcext:value-type="date">
            <text:p>08.VI.18</text:p>
          </table:table-cell>
          <table:table-cell table:style-name="ce65" office:value-type="float" office:value="2233.82" calcext:value-type="float">
            <text:p>2 233,82</text:p>
          </table:table-cell>
          <table:table-cell table:style-name="ce70"/>
          <table:table-cell table:style-name="ce104"/>
          <table:table-cell table:style-name="ce70" table:number-columns-repeated="2"/>
          <table:table-cell table:number-columns-repeated="1018"/>
        </table:table-row>
        <table:table-row table:style-name="ro1" table:number-rows-repeated="3">
          <table:table-cell table:style-name="ce62"/>
          <table:table-cell table:style-name="ce65"/>
          <table:table-cell table:style-name="ce70" table:number-columns-repeated="4"/>
          <table:table-cell table:number-columns-repeated="101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płaty CRP" table:style-name="ta3">
        <table:table-column table:style-name="co33" table:default-cell-style-name="ce63"/>
        <table:table-column table:style-name="co41" table:default-cell-style-name="ce63"/>
        <table:table-column table:style-name="co42" table:default-cell-style-name="ce63"/>
        <table:table-column table:style-name="co31" table:default-cell-style-name="ce63"/>
        <table:table-column table:style-name="co43" table:default-cell-style-name="ce63"/>
        <table:table-column table:style-name="co15" table:number-columns-repeated="1019" table:default-cell-style-name="ce63"/>
        <table:table-row table:style-name="ro1">
          <table:table-cell table:style-name="ce94" office:value-type="string" calcext:value-type="string" table:number-columns-spanned="4" table:number-rows-spanned="1">
            <text:p>CRP</text:p>
          </table:table-cell>
          <table:covered-table-cell table:number-columns-repeated="3" table:style-name="ce61"/>
          <table:table-cell table:style-name="ce61"/>
          <table:table-cell table:number-columns-repeated="1019"/>
        </table:table-row>
        <table:table-row table:style-name="ro1">
          <table:table-cell table:style-name="ce61" office:value-type="string" calcext:value-type="string">
            <text:p>Data</text:p>
          </table:table-cell>
          <table:table-cell table:style-name="ce61" office:value-type="string" calcext:value-type="string">
            <text:p>Wpłata</text:p>
          </table:table-cell>
          <table:table-cell table:style-name="ce61" office:value-type="string" calcext:value-type="string">
            <text:p>Suma</text:p>
          </table:table-cell>
          <table:table-cell table:style-name="ce61" office:value-type="string" calcext:value-type="string">
            <text:p>Wypłata/dzień</text:p>
          </table:table-cell>
          <table:table-cell table:style-name="ce61" office:value-type="string" calcext:value-type="string">
            <text:p>Brutto</text:p>
          </table:table-cell>
          <table:table-cell table:number-columns-repeated="1019"/>
        </table:table-row>
        <table:table-row table:style-name="ro1">
          <table:table-cell table:style-name="ce62" office:value-type="date" office:date-value="2018-05-11" calcext:value-type="date">
            <text:p>11.V.18</text:p>
          </table:table-cell>
          <table:table-cell table:style-name="ce108" office:value-type="float" office:value="2436.96" calcext:value-type="float">
            <text:p>2436,96</text:p>
          </table:table-cell>
          <table:table-cell table:style-name="ce108" table:formula="of:=SUM([.B3:.B25])" office:value-type="float" office:value="75790.75" calcext:value-type="float">
            <text:p>75790,75</text:p>
          </table:table-cell>
          <table:table-cell table:style-name="ce109" table:formula="of:=[.C3]/([.A3]-[.A25])" office:value-type="float" office:value="225.567708333333" calcext:value-type="float">
            <text:p>225,57</text:p>
          </table:table-cell>
          <table:table-cell table:style-name="ce109" table:formula="of:=[.D3]/0.76" office:value-type="float" office:value="296.79961622807" calcext:value-type="float">
            <text:p>296,80</text:p>
          </table:table-cell>
          <table:table-cell table:number-columns-repeated="1019"/>
        </table:table-row>
        <table:table-row table:style-name="ro1">
          <table:table-cell table:style-name="ce62" office:value-type="date" office:date-value="2018-04-12" calcext:value-type="date">
            <text:p>12.IV.18</text:p>
          </table:table-cell>
          <table:table-cell table:style-name="ce108" office:value-type="float" office:value="3890.29" calcext:value-type="float">
            <text:p>3890,29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8-04-12" calcext:value-type="date">
            <text:p>12.IV.18</text:p>
          </table:table-cell>
          <table:table-cell table:style-name="ce108" office:value-type="float" office:value="2475.57" calcext:value-type="float">
            <text:p>2475,57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8-03-16" calcext:value-type="date">
            <text:p>16.III.18</text:p>
          </table:table-cell>
          <table:table-cell table:style-name="ce108" office:value-type="float" office:value="7038.36" calcext:value-type="float">
            <text:p>7038,36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8-03-12" calcext:value-type="date">
            <text:p>12.III.18</text:p>
          </table:table-cell>
          <table:table-cell table:style-name="ce108" office:value-type="float" office:value="2496.59" calcext:value-type="float">
            <text:p>2496,59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8-02-09" calcext:value-type="date">
            <text:p>09.II.18</text:p>
          </table:table-cell>
          <table:table-cell table:style-name="ce108" office:value-type="float" office:value="2499.67" calcext:value-type="float">
            <text:p>2499,67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8-02-05" calcext:value-type="date">
            <text:p>05.II.18</text:p>
          </table:table-cell>
          <table:table-cell table:style-name="ce108" office:value-type="float" office:value="6394.28" calcext:value-type="float">
            <text:p>6394,28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8-01-09" calcext:value-type="date">
            <text:p>09.I.18</text:p>
          </table:table-cell>
          <table:table-cell table:style-name="ce108" office:value-type="float" office:value="1905.71" calcext:value-type="float">
            <text:p>1905,71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8-01-02" calcext:value-type="date">
            <text:p>02.I.18</text:p>
          </table:table-cell>
          <table:table-cell table:style-name="ce108" office:value-type="float" office:value="3280.91" calcext:value-type="float">
            <text:p>3280,91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12-18" calcext:value-type="date">
            <text:p>18.XII.17</text:p>
          </table:table-cell>
          <table:table-cell table:style-name="ce108" office:value-type="float" office:value="6994.45" calcext:value-type="float">
            <text:p>6994,45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12-08" calcext:value-type="date">
            <text:p>08.XII.17</text:p>
          </table:table-cell>
          <table:table-cell table:style-name="ce108" office:value-type="float" office:value="1937.99" calcext:value-type="float">
            <text:p>1937,99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11-13" calcext:value-type="date">
            <text:p>13.XI.17</text:p>
          </table:table-cell>
          <table:table-cell table:style-name="ce108" office:value-type="float" office:value="1922.84" calcext:value-type="float">
            <text:p>1922,84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11-10" calcext:value-type="date">
            <text:p>10.XI.17</text:p>
          </table:table-cell>
          <table:table-cell table:style-name="ce108" office:value-type="float" office:value="5257.21" calcext:value-type="float">
            <text:p>5257,21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10-12" calcext:value-type="date">
            <text:p>12.X.17</text:p>
          </table:table-cell>
          <table:table-cell table:style-name="ce108" office:value-type="float" office:value="3345.99" calcext:value-type="float">
            <text:p>3345,99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10-12" calcext:value-type="date">
            <text:p>12.X.17</text:p>
          </table:table-cell>
          <table:table-cell table:style-name="ce108" office:value-type="float" office:value="3341.62" calcext:value-type="float">
            <text:p>3341,62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09-25" calcext:value-type="date">
            <text:p>25.IX.17</text:p>
          </table:table-cell>
          <table:table-cell table:style-name="ce108" office:value-type="float" office:value="6083.47" calcext:value-type="float">
            <text:p>6083,47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09-11" calcext:value-type="date">
            <text:p>11.IX.17</text:p>
          </table:table-cell>
          <table:table-cell table:style-name="ce108" office:value-type="float" office:value="1833.86" calcext:value-type="float">
            <text:p>1833,86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09-04" calcext:value-type="date">
            <text:p>04.IX.17</text:p>
          </table:table-cell>
          <table:table-cell table:style-name="ce108" office:value-type="float" office:value="4376.65" calcext:value-type="float">
            <text:p>4376,65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08-16" calcext:value-type="date">
            <text:p>16.VIII.17</text:p>
          </table:table-cell>
          <table:table-cell table:style-name="ce108" office:value-type="float" office:value="2906.99" calcext:value-type="float">
            <text:p>2906,99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08-09" calcext:value-type="date">
            <text:p>09.VIII.17</text:p>
          </table:table-cell>
          <table:table-cell table:style-name="ce108" office:value-type="float" office:value="1808.1" calcext:value-type="float">
            <text:p>1808,10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07-13" calcext:value-type="date">
            <text:p>13.VII.17</text:p>
          </table:table-cell>
          <table:table-cell table:style-name="ce108" office:value-type="float" office:value="1446.84" calcext:value-type="float">
            <text:p>1446,84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07-11" calcext:value-type="date">
            <text:p>11.VII.17</text:p>
          </table:table-cell>
          <table:table-cell table:style-name="ce108" office:value-type="float" office:value="1808.1" calcext:value-type="float">
            <text:p>1808,10</text:p>
          </table:table-cell>
          <table:table-cell table:style-name="ce91" table:number-columns-repeated="3"/>
          <table:table-cell table:number-columns-repeated="1019"/>
        </table:table-row>
        <table:table-row table:style-name="ro1">
          <table:table-cell table:style-name="ce62" office:value-type="date" office:date-value="2017-06-09" calcext:value-type="date">
            <text:p>09.VI.17</text:p>
          </table:table-cell>
          <table:table-cell table:style-name="ce108" office:value-type="float" office:value="308.3" calcext:value-type="float">
            <text:p>308,30</text:p>
          </table:table-cell>
          <table:table-cell table:style-name="ce91" table:number-columns-repeated="3"/>
          <table:table-cell table:number-columns-repeated="1019"/>
        </table:table-row>
        <table:table-row table:style-name="ro1" table:number-rows-repeated="23">
          <table:table-cell table:style-name="ce62"/>
          <table:table-cell table:style-name="ce66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pływy ADT Group" table:style-name="ta2">
        <table:table-column table:style-name="co23" table:default-cell-style-name="ce62"/>
        <table:table-column table:style-name="co23" table:default-cell-style-name="ce66"/>
        <table:table-column table:style-name="co23" table:default-cell-style-name="ce63"/>
        <table:table-column table:style-name="co44" table:default-cell-style-name="ce63"/>
        <table:table-column table:style-name="co23" table:number-columns-repeated="8" table:default-cell-style-name="Default"/>
        <table:table-row table:style-name="ro1">
          <table:table-cell table:style-name="ce94" office:value-type="string" calcext:value-type="string" table:number-columns-spanned="4" table:number-rows-spanned="1">
            <text:p>ADT Group</text:p>
          </table:table-cell>
          <table:covered-table-cell table:number-columns-repeated="3" table:style-name="ce61"/>
          <table:table-cell table:style-name="ce61"/>
          <table:table-cell table:number-columns-repeated="7"/>
        </table:table-row>
        <table:table-row table:style-name="ro1">
          <table:table-cell table:style-name="ce61" office:value-type="string" calcext:value-type="string">
            <text:p>Data</text:p>
          </table:table-cell>
          <table:table-cell table:style-name="ce61" office:value-type="string" calcext:value-type="string">
            <text:p>Wpłata</text:p>
          </table:table-cell>
          <table:table-cell table:style-name="ce61" office:value-type="string" calcext:value-type="string">
            <text:p>Suma</text:p>
          </table:table-cell>
          <table:table-cell table:style-name="ce61" office:value-type="string" calcext:value-type="string">
            <text:p>Wypłata/dzień</text:p>
          </table:table-cell>
          <table:table-cell table:style-name="ce61" office:value-type="string" calcext:value-type="string">
            <text:p>Brutto</text:p>
          </table:table-cell>
          <table:table-cell table:number-columns-repeated="7"/>
        </table:table-row>
        <table:table-row table:style-name="ro1">
          <table:table-cell office:value-type="date" office:date-value="2021-08-27" calcext:value-type="date">
            <text:p>27.VIII.21</text:p>
          </table:table-cell>
          <table:table-cell office:value-type="float" office:value="1368.71" calcext:value-type="float">
            <text:p>1368,71</text:p>
          </table:table-cell>
          <table:table-cell table:style-name="ce66" table:formula="of:=SUM([.B3:.B25])" office:value-type="float" office:value="6915.47" calcext:value-type="float">
            <text:p>6915,47</text:p>
          </table:table-cell>
          <table:table-cell table:style-name="ce110" table:formula="of:=[.C3]/([.A5]-[.A3])" office:value-type="float" office:value="75.168152173913" calcext:value-type="float">
            <text:p>75,168152173913</text:p>
          </table:table-cell>
          <table:table-cell table:style-name="ce110" table:formula="of:=[.D3]/0.76" office:value-type="float" office:value="98.9054633867277" calcext:value-type="float">
            <text:p>98,9054633867277</text:p>
          </table:table-cell>
          <table:table-cell table:number-columns-repeated="7"/>
        </table:table-row>
        <table:table-row table:style-name="ro1">
          <table:table-cell office:value-type="date" office:date-value="2021-09-27" calcext:value-type="date">
            <text:p>27.IX.21</text:p>
          </table:table-cell>
          <table:table-cell office:value-type="float" office:value="3613.19" calcext:value-type="float">
            <text:p>3613,19</text:p>
          </table:table-cell>
          <table:table-cell table:number-columns-repeated="10"/>
        </table:table-row>
        <table:table-row table:style-name="ro1">
          <table:table-cell office:value-type="date" office:date-value="2021-11-27" calcext:value-type="date">
            <text:p>27.XI.21</text:p>
          </table:table-cell>
          <table:table-cell office:value-type="float" office:value="1933.57" calcext:value-type="float">
            <text:p>1933,57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style-name="ce106"/>
          <table:table-cell table:number-columns-repeated="2"/>
          <table:table-cell table:style-name="ce106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8"/>
          <table:table-cell table:style-name="ce106"/>
          <table:table-cell table:number-columns-repeated="3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redyt_Pożyczka" table:style-name="ta2">
        <table:table-column table:style-name="co23" table:default-cell-style-name="Default"/>
        <table:table-column table:style-name="co23" table:default-cell-style-name="ce36"/>
        <table:table-column table:style-name="co23" table:default-cell-style-name="ce93"/>
        <table:table-column table:style-name="co45" table:default-cell-style-name="ce93"/>
        <table:table-column table:style-name="co46" table:default-cell-style-name="Default"/>
        <table:table-column table:style-name="co23" table:number-columns-repeated="5" table:default-cell-style-name="Default"/>
        <table:table-column table:style-name="co18" table:default-cell-style-name="Default"/>
        <table:table-column table:style-name="co21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Kwota raty łącznie</text:p>
          </table:table-cell>
          <table:table-cell table:number-columns-repeated="5"/>
        </table:table-row>
        <table:table-row table:style-name="ro1">
          <table:table-cell/>
          <table:table-cell table:style-name="ce33" office:value-type="string" calcext:value-type="string">
            <text:p>SUMA</text:p>
          </table:table-cell>
          <table:table-cell table:style-name="ce33" table:formula="of:=SUM([.C5:.C25])" office:value-type="float" office:value="54707.1" calcext:value-type="float">
            <text:p>54707,1</text:p>
          </table:table-cell>
          <table:table-cell table:style-name="Default"/>
          <table:table-cell/>
          <table:table-cell office:value-type="string" calcext:value-type="string">
            <text:p>czerwiec</text:p>
          </table:table-cell>
          <table:table-cell office:value-type="float" office:value="57047.34" calcext:value-type="float">
            <text:p>57047,34</text:p>
          </table:table-cell>
          <table:table-cell table:number-columns-repeated="5"/>
        </table:table-row>
        <table:table-row table:style-name="ro1">
          <table:table-cell/>
          <table:table-cell table:style-name="ce34" office:value-type="string" calcext:value-type="string">
            <text:p>Dzień</text:p>
          </table:table-cell>
          <table:table-cell table:style-name="ce34" office:value-type="string" calcext:value-type="string">
            <text:p>Kwota</text:p>
          </table:table-cell>
          <table:table-cell table:style-name="ce34" office:value-type="string" calcext:value-type="string">
            <text:p>Pozostało</text:p>
          </table:table-cell>
          <table:table-cell/>
          <table:table-cell office:value-type="string" calcext:value-type="string">
            <text:p>sierpień</text:p>
          </table:table-cell>
          <table:table-cell office:value-type="float" office:value="55111.17" calcext:value-type="float">
            <text:p>55111,17</text:p>
          </table:table-cell>
          <table:table-cell table:formula="of:=[.G3]+SUM([.C5:.C7])" office:value-type="float" office:value="62465.88" calcext:value-type="float">
            <text:p>62465,88</text:p>
          </table:table-cell>
          <table:table-cell table:formula="of:=[.H3]-[.G2]" office:value-type="float" office:value="5418.54" calcext:value-type="float">
            <text:p>5418,54</text:p>
          </table:table-cell>
          <table:table-cell table:number-columns-repeated="3"/>
        </table:table-row>
        <table:table-row table:style-name="ro1">
          <table:table-cell/>
          <table:table-cell table:style-name="ce93"/>
          <table:table-cell/>
          <table:table-cell table:formula="of:=[.D5]+[.C5]" office:value-type="float" office:value="66029.15" calcext:value-type="float">
            <text:p>66029,15</text:p>
          </table:table-cell>
          <table:table-cell/>
          <table:table-cell office:value-type="string" calcext:value-type="string">
            <text:p>październik</text:p>
          </table:table-cell>
          <table:table-cell office:value-type="float" office:value="54156.04" calcext:value-type="float">
            <text:p>54156,04</text:p>
          </table:table-cell>
          <table:table-cell table:formula="of:=[.G4]+SUM([.C5:.C8])" office:value-type="float" office:value="62477.61" calcext:value-type="float">
            <text:p>62477,61</text:p>
          </table:table-cell>
          <table:table-cell table:formula="of:=[.H4]-[.H3]" office:value-type="float" office:value="11.7300000000032" calcext:value-type="float">
            <text:p>11,7300000000032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06-15" calcext:value-type="date">
            <text:p>15.06.2021</text:p>
          </table:table-cell>
          <table:table-cell office:value-type="float" office:value="2622.09" calcext:value-type="float">
            <text:p>2622,09</text:p>
          </table:table-cell>
          <table:table-cell table:formula="of:=[.D6]+[.C6]" office:value-type="float" office:value="63407.06" calcext:value-type="float">
            <text:p>63407,06</text:p>
          </table:table-cell>
          <table:table-cell/>
          <table:table-cell office:value-type="string" calcext:value-type="string">
            <text:p>grudzień</text:p>
          </table:table-cell>
          <table:table-cell office:value-type="float" office:value="53200.8" calcext:value-type="float">
            <text:p>53200,8</text:p>
          </table:table-cell>
          <table:table-cell table:formula="of:=[.G5]+SUM([.C5:.C12])" office:value-type="float" office:value="64423.34" calcext:value-type="float">
            <text:p>64423,34</text:p>
          </table:table-cell>
          <table:table-cell table:formula="of:=[.H5]-[.H4]" office:value-type="float" office:value="1945.73" calcext:value-type="float">
            <text:p>1945,73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07-15" calcext:value-type="date">
            <text:p>15.07.2021</text:p>
          </table:table-cell>
          <table:table-cell office:value-type="float" office:value="2366.31" calcext:value-type="float">
            <text:p>2366,31</text:p>
          </table:table-cell>
          <table:table-cell table:formula="of:=[.D7]+[.C7]" office:value-type="float" office:value="61040.75" calcext:value-type="float">
            <text:p>61040,75</text:p>
          </table:table-cell>
          <table:table-cell/>
          <table:table-cell office:value-type="string" calcext:value-type="string">
            <text:p>marzec</text:p>
          </table:table-cell>
          <table:table-cell office:value-type="float" office:value="51795.24" calcext:value-type="float">
            <text:p>51795,24</text:p>
          </table:table-cell>
          <table:table-cell table:formula="of:=[.G6]+SUM([.C5:.C15])" office:value-type="float" office:value="66029.15" calcext:value-type="float">
            <text:p>66029,15</text:p>
          </table:table-cell>
          <table:table-cell table:formula="of:=[.H6]-[.H5]" office:value-type="float" office:value="1605.80999999999" calcext:value-type="float">
            <text:p>1605,80999999999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08-15" calcext:value-type="date">
            <text:p>15.08.2021</text:p>
          </table:table-cell>
          <table:table-cell office:value-type="float" office:value="2366.31" calcext:value-type="float">
            <text:p>2366,31</text:p>
          </table:table-cell>
          <table:table-cell table:formula="of:=[.D8]+[.C8]" office:value-type="float" office:value="58674.44" calcext:value-type="float">
            <text:p>58674,44</text:p>
          </table:table-cell>
          <table:table-cell/>
          <table:table-cell office:value-type="string" calcext:value-type="string">
            <text:p>kwiecień</text:p>
          </table:table-cell>
          <table:table-cell office:value-type="float" office:value="48875.5" calcext:value-type="float">
            <text:p>48875,5</text:p>
          </table:table-cell>
          <table:table-cell table:formula="of:=[.G7]+SUM([.C5:.C16])" office:value-type="float" office:value="65206.19" calcext:value-type="float">
            <text:p>65206,19</text:p>
          </table:table-cell>
          <table:table-cell table:formula="of:=[.H7]-[.H6]" office:value-type="float" office:value="-822.959999999992" calcext:value-type="float">
            <text:p>-822,959999999992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966.86" calcext:value-type="float">
            <text:p>966,86</text:p>
          </table:table-cell>
          <table:table-cell table:formula="of:=[.D9]+[.C9]" office:value-type="float" office:value="57707.58" calcext:value-type="float">
            <text:p>57707,58</text:p>
          </table:table-cell>
          <table:table-cell/>
          <table:table-cell office:value-type="string" calcext:value-type="string">
            <text:p>maj</text:p>
          </table:table-cell>
          <table:table-cell office:value-type="float" office:value="43499.49" calcext:value-type="float">
            <text:p>43499,49</text:p>
          </table:table-cell>
          <table:table-cell table:formula="of:=[.G8]+SUM([.C5:.C19])" office:value-type="float" office:value="64116.45" calcext:value-type="float">
            <text:p>64116,45</text:p>
          </table:table-cell>
          <table:table-cell table:formula="of:=[.H8]-[.H7]" office:value-type="float" office:value="-1089.74000000001" calcext:value-type="float">
            <text:p>-1089,74000000001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0-15" calcext:value-type="date">
            <text:p>15.10.2021</text:p>
          </table:table-cell>
          <table:table-cell office:value-type="float" office:value="966.81" calcext:value-type="float">
            <text:p>966,81</text:p>
          </table:table-cell>
          <table:table-cell table:formula="of:=[.D10]+[.C10]" office:value-type="float" office:value="56740.77" calcext:value-type="float">
            <text:p>56740,77</text:p>
          </table:table-cell>
          <table:table-cell table:number-columns-repeated="3"/>
          <table:table-cell table:formula="of:=[.H8]-[.C2]" office:value-type="float" office:value="9409.35" calcext:value-type="float">
            <text:p>9409,35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15" calcext:value-type="date">
            <text:p>15.11.2021</text:p>
          </table:table-cell>
          <table:table-cell office:value-type="float" office:value="967.08" calcext:value-type="float">
            <text:p>967,08</text:p>
          </table:table-cell>
          <table:table-cell table:formula="of:=[.D11]+[.C11]" office:value-type="float" office:value="55773.69" calcext:value-type="float">
            <text:p>55773,69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21-12-15" calcext:value-type="date">
            <text:p>15.12.2021</text:p>
          </table:table-cell>
          <table:table-cell office:value-type="float" office:value="74.06" calcext:value-type="float">
            <text:p>74,06</text:p>
          </table:table-cell>
          <table:table-cell table:formula="of:=[.D12]+[.C12]" office:value-type="float" office:value="55699.63" calcext:value-type="float">
            <text:p>55699,63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21-12-16" calcext:value-type="date">
            <text:p>16.12.2021</text:p>
          </table:table-cell>
          <table:table-cell office:value-type="float" office:value="893.02" calcext:value-type="float">
            <text:p>893,02</text:p>
          </table:table-cell>
          <table:table-cell table:formula="of:=[.D13]+[.C13]" office:value-type="float" office:value="54806.61" calcext:value-type="float">
            <text:p>54806,61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22-01-17" calcext:value-type="date">
            <text:p>17.01.2022</text:p>
          </table:table-cell>
          <table:table-cell office:value-type="float" office:value="1003.79" calcext:value-type="float">
            <text:p>1003,79</text:p>
          </table:table-cell>
          <table:table-cell table:formula="of:=[.D14]+[.C14]" office:value-type="float" office:value="53802.82" calcext:value-type="float">
            <text:p>53802,82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22-02-15" calcext:value-type="date">
            <text:p>15.02.2022</text:p>
          </table:table-cell>
          <table:table-cell office:value-type="float" office:value="1003.79" calcext:value-type="float">
            <text:p>1003,79</text:p>
          </table:table-cell>
          <table:table-cell table:formula="of:=[.D15]+[.C15]" office:value-type="float" office:value="52799.03" calcext:value-type="float">
            <text:p>52799,03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22-03-15" calcext:value-type="date">
            <text:p>15.03.2022</text:p>
          </table:table-cell>
          <table:table-cell office:value-type="float" office:value="1003.79" calcext:value-type="float">
            <text:p>1003,79</text:p>
          </table:table-cell>
          <table:table-cell office:value-type="float" office:value="51795.24" calcext:value-type="float">
            <text:p>51795,24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22-04-09" calcext:value-type="date">
            <text:p>9.04.2022</text:p>
          </table:table-cell>
          <table:table-cell office:value-type="float" office:value="2096.78" calcext:value-type="float">
            <text:p>2096,78</text:p>
          </table:table-cell>
          <table:table-cell office:value-type="float" office:value="48875.5" calcext:value-type="float">
            <text:p>48875,5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22-04-15" calcext:value-type="date">
            <text:p>15.04.2022</text:p>
          </table:table-cell>
          <table:table-cell office:value-type="float" office:value="740.17" calcext:value-type="float">
            <text:p>740,17</text:p>
          </table:table-cell>
          <table:table-cell table:formula="of:=[.D16]-[.C17]" office:value-type="float" office:value="48135.33" calcext:value-type="float">
            <text:p>48135,33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22-05-16" calcext:value-type="date">
            <text:p>16.05.2022</text:p>
          </table:table-cell>
          <table:table-cell office:value-type="float" office:value="1024.15" calcext:value-type="float">
            <text:p>1024,15</text:p>
          </table:table-cell>
          <table:table-cell table:formula="of:=[.D17]-[.C18]" office:value-type="float" office:value="47111.18" calcext:value-type="float">
            <text:p>47111,18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22-05-17" calcext:value-type="date">
            <text:p>17.05.2022</text:p>
          </table:table-cell>
          <table:table-cell office:value-type="float" office:value="2521.95" calcext:value-type="float">
            <text:p>2521,95</text:p>
          </table:table-cell>
          <table:table-cell office:value-type="float" office:value="43499.49" calcext:value-type="float">
            <text:p>43499,49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22-05-31" calcext:value-type="date">
            <text:p>31.05.2022</text:p>
          </table:table-cell>
          <table:table-cell office:value-type="float" office:value="36234.21" calcext:value-type="float">
            <text:p>36234,21</text:p>
          </table:table-cell>
          <table:table-cell table:formula="of:=-2144.07" office:value-type="float" office:value="-2144.07" calcext:value-type="float">
            <text:p>-2144,07</text:p>
          </table:table-cell>
          <table:table-cell table:number-columns-repeated="8"/>
        </table:table-row>
        <table:table-row table:style-name="ro1">
          <table:table-cell/>
          <table:table-cell office:value-type="date" office:date-value="2022-05-03" calcext:value-type="date">
            <text:p>3.05.2022</text:p>
          </table:table-cell>
          <table:table-cell office:value-type="float" office:value="-2144.07" calcext:value-type="float">
            <text:p>-2144,0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ce93"/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Wojtek</text:p>
          </table:table-cell>
          <table:table-cell table:style-name="ce64"/>
          <table:table-cell table:style-name="Default"/>
          <table:table-cell table:number-columns-repeated="3"/>
          <table:table-cell table:style-name="ce33" office:value-type="string" calcext:value-type="string">
            <text:p>Kwaśnik</text:p>
          </table:table-cell>
          <table:table-cell table:style-name="ce64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Dzień </text:p>
          </table:table-cell>
          <table:table-cell table:style-name="ce34" office:value-type="string" calcext:value-type="string">
            <text:p>Kwota</text:p>
          </table:table-cell>
          <table:table-cell table:style-name="ce34" office:value-type="string" calcext:value-type="string">
            <text:p>Odsetki</text:p>
          </table:table-cell>
          <table:table-cell table:style-name="ce34" office:value-type="string" calcext:value-type="string">
            <text:p>Kwota +odsetki</text:p>
          </table:table-cell>
          <table:table-cell table:style-name="ce34" office:value-type="string" calcext:value-type="string">
            <text:p>Pozostało</text:p>
          </table:table-cell>
          <table:table-cell/>
          <table:table-cell table:style-name="ce34" office:value-type="string" calcext:value-type="string">
            <text:p>Dzień </text:p>
          </table:table-cell>
          <table:table-cell table:style-name="ce34" office:value-type="string" calcext:value-type="string">
            <text:p>Kwota</text:p>
          </table:table-cell>
          <table:table-cell table:style-name="ce34" office:value-type="string" calcext:value-type="string">
            <text:p>Odsetki</text:p>
          </table:table-cell>
          <table:table-cell table:style-name="ce34" office:value-type="string" calcext:value-type="string">
            <text:p>Pozostało</text:p>
          </table:table-cell>
          <table:table-cell table:style-name="ce34" office:value-type="string" calcext:value-type="string">
            <text:p>Kwota +odsetki</text:p>
          </table:table-cell>
        </table:table-row>
        <table:table-row table:style-name="ro1">
          <table:table-cell table:number-columns-repeated="2"/>
          <table:table-cell table:style-name="ce103" table:number-columns-repeated="3"/>
          <table:table-cell table:style-name="ce103" office:value-type="float" office:value="39000" calcext:value-type="float">
            <text:p>39000,00</text:p>
          </table:table-cell>
          <table:table-cell/>
          <table:table-cell table:style-name="ce36"/>
          <table:table-cell table:style-name="ce93" table:number-columns-repeated="4"/>
        </table:table-row>
        <table:table-row table:style-name="ro1">
          <table:table-cell/>
          <table:table-cell office:value-type="date" office:date-value="2022-06-07" calcext:value-type="date">
            <text:p>7.06.2022</text:p>
          </table:table-cell>
          <table:table-cell table:style-name="ce103" office:value-type="float" office:value="2000" calcext:value-type="float">
            <text:p>2000,00</text:p>
          </table:table-cell>
          <table:table-cell table:style-name="ce103" office:value-type="float" office:value="1.02" calcext:value-type="float">
            <text:p>1,02</text:p>
          </table:table-cell>
          <table:table-cell table:style-name="ce103" table:formula="of:=[.C31]*[.D31]" office:value-type="float" office:value="2040" calcext:value-type="float">
            <text:p>2040,00</text:p>
          </table:table-cell>
          <table:table-cell table:style-name="ce103" table:formula="of:=[.F30]-2000" office:value-type="float" office:value="37000" calcext:value-type="float">
            <text:p>37000,00</text:p>
          </table:table-cell>
          <table:table-cell/>
          <table:table-cell table:style-name="ce36" office:value-type="date" office:date-value="2020-09-28" calcext:value-type="date">
            <text:p>28.09.2020</text:p>
          </table:table-cell>
          <table:table-cell table:style-name="ce103" office:value-type="float" office:value="20000" calcext:value-type="float">
            <text:p>20000,00</text:p>
          </table:table-cell>
          <table:table-cell table:style-name="ce103"/>
          <table:table-cell table:number-columns-repeated="2" table:style-name="ce103" office:value-type="float" office:value="20000" calcext:value-type="float">
            <text:p>20000,00</text:p>
          </table:table-cell>
        </table:table-row>
        <table:table-row table:style-name="ro1">
          <table:table-cell/>
          <table:table-cell office:value-type="date" office:date-value="2022-07-01" calcext:value-type="date">
            <text:p>1.07.2022</text:p>
          </table:table-cell>
          <table:table-cell table:style-name="ce103" office:value-type="float" office:value="3000" calcext:value-type="float">
            <text:p>3000,00</text:p>
          </table:table-cell>
          <table:table-cell table:style-name="ce103" table:formula="of:=[.D31]*1.017" office:value-type="float" office:value="1.03734" calcext:value-type="float">
            <text:p>1,04</text:p>
          </table:table-cell>
          <table:table-cell table:style-name="ce103" table:formula="of:=[.C32]*[.D32]" office:value-type="float" office:value="3112.02" calcext:value-type="float">
            <text:p>3112,02</text:p>
          </table:table-cell>
          <table:table-cell table:style-name="ce103" table:formula="of:=[.F31]-3000" office:value-type="float" office:value="34000" calcext:value-type="float">
            <text:p>34000,00</text:p>
          </table:table-cell>
          <table:table-cell/>
          <table:table-cell table:style-name="ce36" office:value-type="date" office:date-value="2021-10-11" calcext:value-type="date">
            <text:p>11.10.2021</text:p>
          </table:table-cell>
          <table:table-cell table:style-name="ce103" office:value-type="float" office:value="500" calcext:value-type="float">
            <text:p>500,00</text:p>
          </table:table-cell>
          <table:table-cell table:style-name="ce103" table:formula="of:=1.001*1.001*1.001*1.013*1.005*1.01*1.008*1.003*1.001*1.004*1.003*1.007" office:value-type="float" office:value="1.05842179030866" calcext:value-type="float">
            <text:p>1,06</text:p>
          </table:table-cell>
          <table:table-cell table:style-name="ce103" table:formula="of:=[.K31]-[.I32]" office:value-type="float" office:value="19500" calcext:value-type="float">
            <text:p>19500,00</text:p>
          </table:table-cell>
          <table:table-cell table:style-name="ce103" table:formula="of:=[.L31]*[.J32]-[.I32]" office:value-type="float" office:value="20668.4358061732" calcext:value-type="float">
            <text:p>20668,44</text:p>
          </table:table-cell>
        </table:table-row>
        <table:table-row table:style-name="ro1">
          <table:table-cell/>
          <table:table-cell office:value-type="date" office:date-value="2022-08-01" calcext:value-type="date">
            <text:p>1.08.2022</text:p>
          </table:table-cell>
          <table:table-cell table:style-name="ce103" office:value-type="float" office:value="10000" calcext:value-type="float">
            <text:p>10000,00</text:p>
          </table:table-cell>
          <table:table-cell table:style-name="ce103" table:formula="of:=[.D32]*1.015" office:value-type="float" office:value="1.0529001" calcext:value-type="float">
            <text:p>1,05</text:p>
          </table:table-cell>
          <table:table-cell table:style-name="ce103" table:formula="of:=[.C33]*[.D33]" office:value-type="float" office:value="10529.001" calcext:value-type="float">
            <text:p>10529,00</text:p>
          </table:table-cell>
          <table:table-cell table:style-name="ce103" table:formula="of:=[.F32]-[.C33]" office:value-type="float" office:value="24000" calcext:value-type="float">
            <text:p>24000,00</text:p>
          </table:table-cell>
          <table:table-cell/>
          <table:table-cell table:style-name="ce36" office:value-type="date" office:date-value="2021-11-23" calcext:value-type="date">
            <text:p>23.11.2021</text:p>
          </table:table-cell>
          <table:table-cell table:style-name="ce103" office:value-type="float" office:value="500" calcext:value-type="float">
            <text:p>500,00</text:p>
          </table:table-cell>
          <table:table-cell table:style-name="ce103" table:formula="of:=1.011" office:value-type="float" office:value="1.011" calcext:value-type="float">
            <text:p>1,01</text:p>
          </table:table-cell>
          <table:table-cell table:style-name="ce103" table:formula="of:=[.K32]-[.I33]" office:value-type="float" office:value="19000" calcext:value-type="float">
            <text:p>19000,00</text:p>
          </table:table-cell>
          <table:table-cell table:style-name="ce103" table:formula="of:=[.L32]*[.J33]-[.I33]" office:value-type="float" office:value="20395.7886000411" calcext:value-type="float">
            <text:p>20395,79</text:p>
          </table:table-cell>
        </table:table-row>
        <table:table-row table:style-name="ro1">
          <table:table-cell/>
          <table:table-cell office:value-type="date" office:date-value="2022-08-17" calcext:value-type="date">
            <text:p>17.08.2022</text:p>
          </table:table-cell>
          <table:table-cell table:style-name="ce103" table:formula="of:=[.E34]/[.D34]" office:value-type="float" office:value="1139.70926586482" calcext:value-type="float">
            <text:p>1139,71</text:p>
          </table:table-cell>
          <table:table-cell table:style-name="ce103" table:formula="of:=[.D33]" office:value-type="float" office:value="1.0529001" calcext:value-type="float">
            <text:p>1,05</text:p>
          </table:table-cell>
          <table:table-cell table:style-name="ce103" office:value-type="float" office:value="1200" calcext:value-type="float">
            <text:p>1200,00</text:p>
          </table:table-cell>
          <table:table-cell table:style-name="ce103" table:formula="of:=[.F33]-[.C34]" office:value-type="float" office:value="22860.2907341352" calcext:value-type="float">
            <text:p>22860,29</text:p>
          </table:table-cell>
          <table:table-cell/>
          <table:table-cell table:style-name="ce36" office:value-type="date" office:date-value="2022-09-06" calcext:value-type="date">
            <text:p>6.09.2022</text:p>
          </table:table-cell>
          <table:table-cell table:style-name="ce103" office:value-type="float" office:value="5000" calcext:value-type="float">
            <text:p>5000,00</text:p>
          </table:table-cell>
          <table:table-cell table:style-name="ce103" table:formula="of:=1.01*1.009*1.019*0.997*1.033*1.02*1.017*1.015*1.005" office:value-type="float" office:value="1.13171072738995" calcext:value-type="float">
            <text:p>1,13</text:p>
          </table:table-cell>
          <table:table-cell table:style-name="ce103" table:formula="of:=[.K33]-[.I34]" office:value-type="float" office:value="14000" calcext:value-type="float">
            <text:p>14000,00</text:p>
          </table:table-cell>
          <table:table-cell table:style-name="ce103" table:formula="of:=[.L33]*[.J34]-[.I34]" office:value-type="float" office:value="18082.1327522441" calcext:value-type="float">
            <text:p>18082,13</text:p>
          </table:table-cell>
        </table:table-row>
        <table:table-row table:style-name="ro1">
          <table:table-cell/>
          <table:table-cell office:value-type="date" office:date-value="2022-09-09" calcext:value-type="date">
            <text:p>9.09.2022</text:p>
          </table:table-cell>
          <table:table-cell office:value-type="float" office:value="7860.29" calcext:value-type="float">
            <text:p>7860,29</text:p>
          </table:table-cell>
          <table:table-cell table:style-name="ce103" table:formula="of:=[.D34]*1.005" office:value-type="float" office:value="1.0581646005" calcext:value-type="float">
            <text:p>1,06</text:p>
          </table:table-cell>
          <table:table-cell table:style-name="ce103" table:formula="of:=[.C35]*[.D35]" office:value-type="float" office:value="8317.48062766414" calcext:value-type="float">
            <text:p>8317,48</text:p>
          </table:table-cell>
          <table:table-cell table:style-name="ce103" table:formula="of:=[.F34]-[.C35]" office:value-type="float" office:value="15000.0007341352" calcext:value-type="float">
            <text:p>15000,00</text:p>
          </table:table-cell>
          <table:table-cell/>
          <table:table-cell table:style-name="ce36"/>
          <table:table-cell table:style-name="ce93" table:number-columns-repeated="4"/>
        </table:table-row>
        <table:table-row table:style-name="ro1">
          <table:table-cell/>
          <table:table-cell office:value-type="date" office:date-value="2022-09-12" calcext:value-type="date">
            <text:p>12.09.2022</text:p>
          </table:table-cell>
          <table:table-cell office:value-type="float" office:value="15000" calcext:value-type="float">
            <text:p>15000</text:p>
          </table:table-cell>
          <table:table-cell table:style-name="ce103" table:formula="of:=[.D35]" office:value-type="float" office:value="1.0581646005" calcext:value-type="float">
            <text:p>1,06</text:p>
          </table:table-cell>
          <table:table-cell table:style-name="ce103" table:formula="of:=[.C36]*[.D36]" office:value-type="float" office:value="15872.4690075" calcext:value-type="float">
            <text:p>15872,47</text:p>
          </table:table-cell>
          <table:table-cell table:style-name="ce103" table:formula="of:=[.F35]-[.C36]" office:value-type="float" office:value="0.000734135173843242" calcext:value-type="float">
            <text:p>0,00</text:p>
          </table:table-cell>
          <table:table-cell/>
          <table:table-cell table:style-name="ce36"/>
          <table:table-cell table:style-name="ce93" table:number-columns-repeated="4"/>
        </table:table-row>
        <table:table-row table:style-name="ro1" table:number-rows-repeated="2">
          <table:table-cell table:number-columns-repeated="4"/>
          <table:table-cell table:style-name="ce93" table:number-columns-repeated="2"/>
          <table:table-cell/>
          <table:table-cell table:style-name="ce36"/>
          <table:table-cell table:style-name="ce93" table:number-columns-repeated="4"/>
        </table:table-row>
        <table:table-row table:style-name="ro1" table:number-rows-repeated="9">
          <table:table-cell table:style-name="ce76"/>
          <table:table-cell table:style-name="ce67"/>
          <table:table-cell table:style-name="ce42" table:number-columns-repeated="4"/>
          <table:table-cell table:style-name="ce76"/>
          <table:table-cell table:style-name="ce67"/>
          <table:table-cell table:style-name="ce42" table:number-columns-repeated="4"/>
        </table:table-row>
        <table:table-row table:style-name="ro1" table:number-rows-repeated="3">
          <table:table-cell table:style-name="ce76"/>
          <table:table-cell table:style-name="ce42" table:number-columns-repeated="5"/>
          <table:table-cell table:style-name="ce76"/>
          <table:table-cell table:style-name="ce42" table:number-columns-repeated="5"/>
        </table:table-row>
        <table:table-row table:style-name="ro1">
          <table:table-cell table:style-name="ce76"/>
          <table:table-cell table:style-name="ce42" table:number-columns-repeated="5"/>
          <table:table-cell table:style-name="ce76"/>
          <table:table-cell table:style-name="ce42" table:number-columns-repeated="5"/>
        </table:table-row>
      </table:table>
      <table:table table:name="Symulacja zarobków" table:style-name="ta2">
        <table:table-column table:style-name="co23" table:number-columns-repeated="4" table:default-cell-style-name="Default"/>
        <table:table-column table:style-name="co47" table:default-cell-style-name="Default"/>
        <table:table-column table:style-name="co2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50" table:default-cell-style-name="Default"/>
        <table:table-column table:style-name="co23" table:default-cell-style-name="Default"/>
        <table:table-column table:style-name="co51" table:default-cell-style-name="Default"/>
        <table:table-column table:style-name="co23" table:number-columns-repeated="6" table:default-cell-style-name="Default"/>
        <table:table-column table:style-name="co26" table:default-cell-style-name="Default"/>
        <table:table-column table:style-name="co23" table:number-columns-repeated="3" table:default-cell-style-name="Default"/>
        <table:table-row table:style-name="ro1">
          <table:table-cell table:number-columns-repeated="5"/>
          <table:table-cell table:style-name="ce63" table:number-columns-repeated="2"/>
          <table:table-cell table:number-columns-repeated="16"/>
        </table:table-row>
        <table:table-row table:style-name="ro1" table:number-rows-repeated="2">
          <table:table-cell/>
          <table:table-cell table:style-name="ce74" table:number-columns-repeated="2"/>
          <table:table-cell/>
          <table:table-cell table:style-name="ce63" table:number-columns-repeated="5"/>
          <table:table-cell table:number-columns-repeated="14"/>
        </table:table-row>
        <table:table-row table:style-name="ro1">
          <table:table-cell/>
          <table:table-cell table:style-name="ce74" table:number-columns-repeated="2"/>
          <table:table-cell table:style-name="ce74" office:value-type="string" calcext:value-type="string">
            <text:p>Wariant 1</text:p>
          </table:table-cell>
          <table:table-cell table:style-name="ce63" table:formula="of:=[.F4]-3000" office:value-type="float" office:value="2695" calcext:value-type="float">
            <text:p>2695</text:p>
          </table:table-cell>
          <table:table-cell table:style-name="ce63" table:formula="of:=[.G4]*0.67" office:value-type="float" office:value="5695" calcext:value-type="float">
            <text:p>5695</text:p>
          </table:table-cell>
          <table:table-cell table:style-name="ce63" office:value-type="float" office:value="8500" calcext:value-type="float">
            <text:p>8500</text:p>
          </table:table-cell>
          <table:table-cell table:style-name="ce63" office:value-type="string" calcext:value-type="string">
            <text:p>Obecna płaca</text:p>
          </table:table-cell>
          <table:table-cell table:style-name="ce63"/>
          <table:table-cell table:number-columns-repeated="14"/>
        </table:table-row>
        <table:table-row table:style-name="ro1">
          <table:table-cell/>
          <table:table-cell table:style-name="ce74" table:number-columns-repeated="2"/>
          <table:table-cell table:style-name="ce74" office:value-type="string" calcext:value-type="string">
            <text:p>Wariant 2</text:p>
          </table:table-cell>
          <table:table-cell table:style-name="ce63" table:formula="of:=[.F5]-3000" office:value-type="float" office:value="3700" calcext:value-type="float">
            <text:p>3700</text:p>
          </table:table-cell>
          <table:table-cell table:style-name="ce63" table:formula="of:=[.G5]*0.67" office:value-type="float" office:value="6700" calcext:value-type="float">
            <text:p>6700</text:p>
          </table:table-cell>
          <table:table-cell table:style-name="ce63" office:value-type="float" office:value="10000" calcext:value-type="float">
            <text:p>10000</text:p>
          </table:table-cell>
          <table:table-cell table:style-name="ce63" office:value-type="string" calcext:value-type="string">
            <text:p>Podwyżka </text:p>
          </table:table-cell>
          <table:table-cell table:style-name="ce63"/>
          <table:table-cell table:number-columns-repeated="14"/>
        </table:table-row>
        <table:table-row table:style-name="ro1">
          <table:table-cell/>
          <table:table-cell table:style-name="ce74" table:number-columns-repeated="2"/>
          <table:table-cell table:style-name="ce74" office:value-type="string" calcext:value-type="string">
            <text:p>Wariant 3</text:p>
          </table:table-cell>
          <table:table-cell table:style-name="ce63" table:formula="of:=[.F6]-3000" office:value-type="float" office:value="685" calcext:value-type="float">
            <text:p>685</text:p>
          </table:table-cell>
          <table:table-cell table:style-name="ce63" table:formula="of:=[.G6]*0.67" office:value-type="float" office:value="3685" calcext:value-type="float">
            <text:p>3685</text:p>
          </table:table-cell>
          <table:table-cell table:style-name="ce63" office:value-type="float" office:value="5500" calcext:value-type="float">
            <text:p>5500</text:p>
          </table:table-cell>
          <table:table-cell table:style-name="ce63" office:value-type="string" calcext:value-type="string">
            <text:p>Płaca juniora prog.</text:p>
          </table:table-cell>
          <table:table-cell table:style-name="ce63"/>
          <table:table-cell table:number-columns-repeated="10"/>
          <table:table-cell office:value-type="string" calcext:value-type="string">
            <text:p>10.2022</text:p>
          </table:table-cell>
          <table:table-cell office:value-type="float" office:value="100.8" calcext:value-type="float">
            <text:p>100,8</text:p>
          </table:table-cell>
          <table:table-cell table:formula="of:=[.U6]/100" office:value-type="float" office:value="1.008" calcext:value-type="float">
            <text:p>1,008</text:p>
          </table:table-cell>
          <table:table-cell table:formula="of:=[.W10]*[.V6]" office:value-type="float" office:value="9374.71711138423" calcext:value-type="float">
            <text:p>9374,71711138423</text:p>
          </table:table-cell>
        </table:table-row>
        <table:table-row table:style-name="ro1">
          <table:table-cell/>
          <table:table-cell table:style-name="ce74" table:number-columns-repeated="2"/>
          <table:table-cell table:style-name="ce74" office:value-type="string" calcext:value-type="string">
            <text:p>Wariant 4</text:p>
          </table:table-cell>
          <table:table-cell table:style-name="ce63" table:formula="of:=[.F7]-3000" office:value-type="float" office:value="3700" calcext:value-type="float">
            <text:p>3700</text:p>
          </table:table-cell>
          <table:table-cell table:style-name="ce63" table:formula="of:=[.G7]*0.67" office:value-type="float" office:value="6700" calcext:value-type="float">
            <text:p>6700</text:p>
          </table:table-cell>
          <table:table-cell table:style-name="ce63" office:value-type="float" office:value="10000" calcext:value-type="float">
            <text:p>10000</text:p>
          </table:table-cell>
          <table:table-cell table:style-name="ce63" office:value-type="string" calcext:value-type="string">
            <text:p>Płaca mida prog</text:p>
          </table:table-cell>
          <table:table-cell table:style-name="ce63"/>
          <table:table-cell table:number-columns-repeated="14"/>
        </table:table-row>
        <table:table-row table:style-name="ro1">
          <table:table-cell/>
          <table:table-cell table:style-name="ce74" table:number-columns-repeated="2"/>
          <table:table-cell table:style-name="ce74" office:value-type="string" calcext:value-type="string">
            <text:p>Wariant 5</text:p>
          </table:table-cell>
          <table:table-cell table:style-name="ce63" table:formula="of:=[.F8]-3000" office:value-type="float" office:value="10400" calcext:value-type="float">
            <text:p>10400</text:p>
          </table:table-cell>
          <table:table-cell table:style-name="ce63" table:formula="of:=[.G8]*0.67" office:value-type="float" office:value="13400" calcext:value-type="float">
            <text:p>13400</text:p>
          </table:table-cell>
          <table:table-cell table:style-name="ce63" office:value-type="float" office:value="20000" calcext:value-type="float">
            <text:p>20000</text:p>
          </table:table-cell>
          <table:table-cell table:style-name="ce63" office:value-type="string" calcext:value-type="string">
            <text:p>Płaca seniora prog.</text:p>
          </table:table-cell>
          <table:table-cell table:style-name="ce63"/>
          <table:table-cell table:number-columns-repeated="14"/>
        </table:table-row>
        <table:table-row table:style-name="ro1">
          <table:table-cell/>
          <table:table-cell table:style-name="ce74" table:number-columns-repeated="2"/>
          <table:table-cell office:value-type="string" calcext:value-type="string">
            <text:p>Wariant 6</text:p>
          </table:table-cell>
          <table:table-cell table:style-name="ce63" table:number-columns-repeated="5"/>
          <table:table-cell table:number-columns-repeated="14"/>
        </table:table-row>
        <table:table-row table:style-name="ro1">
          <table:table-cell/>
          <table:table-cell table:style-name="ce74" table:number-columns-repeated="3"/>
          <table:table-cell table:style-name="ce63" table:number-columns-repeated="5"/>
          <table:table-cell table:number-columns-repeated="10"/>
          <table:table-cell office:value-type="string" calcext:value-type="string">
            <text:p>09.2022</text:p>
          </table:table-cell>
          <table:table-cell office:value-type="float" office:value="100.8" calcext:value-type="float">
            <text:p>100,8</text:p>
          </table:table-cell>
          <table:table-cell table:formula="of:=[.U10]/100" office:value-type="float" office:value="1.008" calcext:value-type="float">
            <text:p>1,008</text:p>
          </table:table-cell>
          <table:table-cell table:formula="of:=[.W11]*[.V10]" office:value-type="float" office:value="9300.31459462721" calcext:value-type="float">
            <text:p>9300,31459462721</text:p>
          </table:table-cell>
        </table:table-row>
        <table:table-row table:style-name="ro1">
          <table:table-cell/>
          <table:table-cell table:style-name="ce74" office:value-type="string" calcext:value-type="string">
            <text:p>Wiek</text:p>
          </table:table-cell>
          <table:table-cell table:style-name="ce74" office:value-type="string" calcext:value-type="string">
            <text:p>Ilość lat</text:p>
          </table:table-cell>
          <table:table-cell table:style-name="ce74" office:value-type="string" calcext:value-type="string">
            <text:p>Data</text:p>
          </table:table-cell>
          <table:table-cell table:style-name="ce63" office:value-type="string" calcext:value-type="string">
            <text:p>Wariant 1</text:p>
          </table:table-cell>
          <table:table-cell table:style-name="ce63" office:value-type="string" calcext:value-type="string">
            <text:p>Wariant 2</text:p>
          </table:table-cell>
          <table:table-cell table:style-name="ce63" office:value-type="string" calcext:value-type="string">
            <text:p>Wariant 3+4+5</text:p>
          </table:table-cell>
          <table:table-cell table:style-name="ce63" office:value-type="string" calcext:value-type="string">
            <text:p>Wariant obsuwa</text:p>
          </table:table-cell>
          <table:table-cell table:style-name="ce63" office:value-type="string" calcext:value-type="string">
            <text:p>Stan obecny</text:p>
          </table:table-cell>
          <table:table-cell table:number-columns-repeated="3" office:value-type="string" calcext:value-type="string">
            <text:p>Wiek dzieci</text:p>
          </table:table-cell>
          <table:table-cell table:style-name="ce118" office:value-type="string" calcext:value-type="string">
            <text:p>Dom</text:p>
          </table:table-cell>
          <table:table-cell table:number-columns-repeated="6"/>
          <table:table-cell office:value-type="string" calcext:value-type="string">
            <text:p>08.2022</text:p>
          </table:table-cell>
          <table:table-cell office:value-type="float" office:value="100.8" calcext:value-type="float">
            <text:p>100,8</text:p>
          </table:table-cell>
          <table:table-cell table:formula="of:=[.U11]/100" office:value-type="float" office:value="1.008" calcext:value-type="float">
            <text:p>1,008</text:p>
          </table:table-cell>
          <table:table-cell table:formula="of:=[.W12]*[.V11]" office:value-type="float" office:value="9226.50257403493" calcext:value-type="float">
            <text:p>9226,50257403493</text:p>
          </table:table-cell>
        </table:table-row>
        <table:table-row table:style-name="ro1">
          <table:table-cell/>
          <table:table-cell table:style-name="ce74" office:value-type="float" office:value="31" calcext:value-type="float">
            <text:p>31</text:p>
          </table:table-cell>
          <table:table-cell table:style-name="ce74"/>
          <table:table-cell table:style-name="ce86" office:value-type="date" office:date-value="2022-06-01" calcext:value-type="date">
            <text:p>01.VI.22</text:p>
          </table:table-cell>
          <table:table-cell table:style-name="ce70" table:formula="of:=[Główny.N101]" office:value-type="float" office:value="-46825.29" calcext:value-type="float">
            <text:p>-46 825,29</text:p>
          </table:table-cell>
          <table:table-cell table:style-name="ce70" table:formula="of:=[.E12]" office:value-type="float" office:value="-46825.29" calcext:value-type="float">
            <text:p>-46 825,29</text:p>
          </table:table-cell>
          <table:table-cell table:style-name="ce70" table:formula="of:=[.E12]" office:value-type="float" office:value="-46825.29" calcext:value-type="float">
            <text:p>-46 825,29</text:p>
          </table:table-cell>
          <table:table-cell table:style-name="ce70" table:formula="of:=[.G12]" office:value-type="float" office:value="-46825.29" calcext:value-type="float">
            <text:p>-46 825,29</text:p>
          </table:table-cell>
          <table:table-cell table:style-name="ce70" table:formula="of:=[.H12]" office:value-type="float" office:value="-46825.29" calcext:value-type="float">
            <text:p>-46 825,29</text:p>
          </table:table-cell>
          <table:table-cell table:number-columns-repeated="3"/>
          <table:table-cell table:style-name="ce124" office:value-type="string" calcext:value-type="string">
            <text:p>Mieszkanie 1</text:p>
          </table:table-cell>
          <table:table-cell table:number-columns-repeated="6"/>
          <table:table-cell office:value-type="string" calcext:value-type="string">
            <text:p>07.2022</text:p>
          </table:table-cell>
          <table:table-cell office:value-type="float" office:value="100.5" calcext:value-type="float">
            <text:p>100,5</text:p>
          </table:table-cell>
          <table:table-cell table:formula="of:=[.U12]/100" office:value-type="float" office:value="1.005" calcext:value-type="float">
            <text:p>1,005</text:p>
          </table:table-cell>
          <table:table-cell table:formula="of:=[.W13]*[.V12]" office:value-type="float" office:value="9153.27636312989" calcext:value-type="float">
            <text:p>9153,27636312989</text:p>
          </table:table-cell>
        </table:table-row>
        <table:table-row table:style-name="ro1">
          <table:table-cell/>
          <table:table-cell table:style-name="ce74" office:value-type="float" office:value="32" calcext:value-type="float">
            <text:p>32</text:p>
          </table:table-cell>
          <table:table-cell table:style-name="ce74" office:value-type="string" calcext:value-type="string">
            <text:p>1 rok</text:p>
          </table:table-cell>
          <table:table-cell table:style-name="ce86" office:value-type="date" office:date-value="2023-06-01" calcext:value-type="date">
            <text:p>01.VI.23</text:p>
          </table:table-cell>
          <table:table-cell table:formula="of:=[.E12]+[.$E$4]*12" office:value-type="float" office:value="-14485.29" calcext:value-type="float">
            <text:p>-14485,29</text:p>
          </table:table-cell>
          <table:table-cell table:formula="of:=[.F12]+[.$E$5]*12" office:value-type="float" office:value="-2425.29" calcext:value-type="float">
            <text:p>-2425,29</text:p>
          </table:table-cell>
          <table:table-cell table:formula="of:=[.G12]+[.$E$6]*12" office:value-type="float" office:value="-38605.29" calcext:value-type="float">
            <text:p>-38605,29</text:p>
          </table:table-cell>
          <table:table-cell table:formula="of:=42000" office:value-type="float" office:value="42000" calcext:value-type="float">
            <text:p>42000</text:p>
          </table:table-cell>
          <table:table-cell table:style-name="ce70" table:formula="of:=[$Główny.N147]" office:value-type="float" office:value="39614.02" calcext:value-type="float">
            <text:p>39 614,02</text:p>
          </table:table-cell>
          <table:table-cell table:number-columns-repeated="3"/>
          <table:table-cell table:style-name="ce129" office:value-type="string" calcext:value-type="string">
            <text:p>Mieszkanie 2</text:p>
          </table:table-cell>
          <table:table-cell table:number-columns-repeated="6"/>
          <table:table-cell office:value-type="string" calcext:value-type="string">
            <text:p>06.2022</text:p>
          </table:table-cell>
          <table:table-cell office:value-type="float" office:value="101.5" calcext:value-type="float">
            <text:p>101,5</text:p>
          </table:table-cell>
          <table:table-cell table:formula="of:=[.U13]/100" office:value-type="float" office:value="1.015" calcext:value-type="float">
            <text:p>1,015</text:p>
          </table:table-cell>
          <table:table-cell table:formula="of:=[.W14]*[.V13]" office:value-type="float" office:value="9107.73767475611" calcext:value-type="float">
            <text:p>9107,73767475611</text:p>
          </table:table-cell>
        </table:table-row>
        <table:table-row table:style-name="ro1">
          <table:table-cell/>
          <table:table-cell table:style-name="ce74" office:value-type="float" office:value="33" calcext:value-type="float">
            <text:p>33</text:p>
          </table:table-cell>
          <table:table-cell table:style-name="ce63" office:value-type="string" calcext:value-type="string">
            <text:p>2 lata</text:p>
          </table:table-cell>
          <table:table-cell table:style-name="ce86" office:value-type="date" office:date-value="2024-06-01" calcext:value-type="date">
            <text:p>01.VI.24</text:p>
          </table:table-cell>
          <table:table-cell table:formula="of:=[.E13]+[.$E$4]*12" office:value-type="float" office:value="17854.71" calcext:value-type="float">
            <text:p>17854,71</text:p>
          </table:table-cell>
          <table:table-cell table:formula="of:=[.F13]+[.$E$5]*12" office:value-type="float" office:value="41974.71" calcext:value-type="float">
            <text:p>41974,71</text:p>
          </table:table-cell>
          <table:table-cell table:formula="of:=[.G13]+[.$E$6]*12" office:value-type="float" office:value="-30385.29" calcext:value-type="float">
            <text:p>-30385,29</text:p>
          </table:table-cell>
          <table:table-cell table:formula="of:=[.H13]+[.$E$6]*12" office:value-type="float" office:value="50220" calcext:value-type="float">
            <text:p>50220</text:p>
          </table:table-cell>
          <table:table-cell table:number-columns-repeated="4"/>
          <table:table-cell table:style-name="ce130" office:value-type="string" calcext:value-type="string">
            <text:p>Mieszkanie 3</text:p>
          </table:table-cell>
          <table:table-cell table:number-columns-repeated="6"/>
          <table:table-cell office:value-type="string" calcext:value-type="string">
            <text:p>05.2022</text:p>
          </table:table-cell>
          <table:table-cell office:value-type="float" office:value="101.7" calcext:value-type="float">
            <text:p>101,7</text:p>
          </table:table-cell>
          <table:table-cell table:formula="of:=[.U14]/100" office:value-type="float" office:value="1.017" calcext:value-type="float">
            <text:p>1,017</text:p>
          </table:table-cell>
          <table:table-cell table:formula="of:=[.W15]*[.V14]" office:value-type="float" office:value="8973.14056626218" calcext:value-type="float">
            <text:p>8973,14056626218</text:p>
          </table:table-cell>
        </table:table-row>
        <table:table-row table:style-name="ro1">
          <table:table-cell/>
          <table:table-cell table:style-name="ce74" office:value-type="float" office:value="34" calcext:value-type="float">
            <text:p>34</text:p>
          </table:table-cell>
          <table:table-cell table:style-name="ce63" office:value-type="string" calcext:value-type="string">
            <text:p>3 lata</text:p>
          </table:table-cell>
          <table:table-cell table:style-name="ce86" office:value-type="date" office:date-value="2025-06-01" calcext:value-type="date">
            <text:p>01.VI.25</text:p>
          </table:table-cell>
          <table:table-cell table:formula="of:=[.E14]+[.$E$4]*12" office:value-type="float" office:value="50194.71" calcext:value-type="float">
            <text:p>50194,71</text:p>
          </table:table-cell>
          <table:table-cell table:formula="of:=[.F14]+[.$E$5]*12" office:value-type="float" office:value="86374.71" calcext:value-type="float">
            <text:p>86374,71</text:p>
          </table:table-cell>
          <table:table-cell table:formula="of:=[.G14]+[.$E$7]*12" office:value-type="float" office:value="14014.71" calcext:value-type="float">
            <text:p>14014,71</text:p>
          </table:table-cell>
          <table:table-cell table:formula="of:=[.H14]+[.$E$6]*12" office:value-type="float" office:value="58440" calcext:value-type="float">
            <text:p>58440</text:p>
          </table:table-cell>
          <table:table-cell table:number-columns-repeated="11"/>
          <table:table-cell office:value-type="string" calcext:value-type="string">
            <text:p>04.2022</text:p>
          </table:table-cell>
          <table:table-cell office:value-type="float" office:value="102" calcext:value-type="float">
            <text:p>102</text:p>
          </table:table-cell>
          <table:table-cell table:formula="of:=[.U15]/100" office:value-type="float" office:value="1.02" calcext:value-type="float">
            <text:p>1,02</text:p>
          </table:table-cell>
          <table:table-cell table:formula="of:=[.W16]*[.V15]" office:value-type="float" office:value="8823.14706613783" calcext:value-type="float">
            <text:p>8823,14706613783</text:p>
          </table:table-cell>
        </table:table-row>
        <table:table-row table:style-name="ro1">
          <table:table-cell/>
          <table:table-cell table:style-name="ce74" office:value-type="float" office:value="35" calcext:value-type="float">
            <text:p>35</text:p>
          </table:table-cell>
          <table:table-cell table:style-name="ce63" office:value-type="string" calcext:value-type="string">
            <text:p>4 lata</text:p>
          </table:table-cell>
          <table:table-cell table:style-name="ce86" office:value-type="date" office:date-value="2026-06-01" calcext:value-type="date">
            <text:p>01.VI.26</text:p>
          </table:table-cell>
          <table:table-cell table:formula="of:=[.E15]+[.$E$4]*12" office:value-type="float" office:value="82534.71" calcext:value-type="float">
            <text:p>82534,71</text:p>
          </table:table-cell>
          <table:table-cell table:formula="of:=[.F15]+[.$E$5]*12" office:value-type="float" office:value="130774.71" calcext:value-type="float">
            <text:p>130774,71</text:p>
          </table:table-cell>
          <table:table-cell table:formula="of:=[.G15]+[.$E$7]*12" office:value-type="float" office:value="58414.71" calcext:value-type="float">
            <text:p>58414,71</text:p>
          </table:table-cell>
          <table:table-cell table:formula="of:=[.H15]+[.$E$7]*12" office:value-type="float" office:value="102840" calcext:value-type="float">
            <text:p>102840</text:p>
          </table:table-cell>
          <table:table-cell table:number-columns-repeated="11"/>
          <table:table-cell office:value-type="string" calcext:value-type="string">
            <text:p>03.2022</text:p>
          </table:table-cell>
          <table:table-cell office:value-type="float" office:value="103.3" calcext:value-type="float">
            <text:p>103,3</text:p>
          </table:table-cell>
          <table:table-cell table:formula="of:=[.U16]/100" office:value-type="float" office:value="1.033" calcext:value-type="float">
            <text:p>1,033</text:p>
          </table:table-cell>
          <table:table-cell table:formula="of:=[.W17]*[.V16]" office:value-type="float" office:value="8650.14418248807" calcext:value-type="float">
            <text:p>8650,14418248807</text:p>
          </table:table-cell>
        </table:table-row>
        <table:table-row table:style-name="ro1">
          <table:table-cell/>
          <table:table-cell table:style-name="ce74" office:value-type="float" office:value="36" calcext:value-type="float">
            <text:p>36</text:p>
          </table:table-cell>
          <table:table-cell table:style-name="ce63" office:value-type="string" calcext:value-type="string">
            <text:p>5 lata</text:p>
          </table:table-cell>
          <table:table-cell table:style-name="ce86" office:value-type="date" office:date-value="2027-06-01" calcext:value-type="date">
            <text:p>01.VI.27</text:p>
          </table:table-cell>
          <table:table-cell table:formula="of:=[.E16]+[.$E$4]*12" office:value-type="float" office:value="114874.71" calcext:value-type="float">
            <text:p>114874,71</text:p>
          </table:table-cell>
          <table:table-cell table:formula="of:=[.F16]+[.$E$5]*12" office:value-type="float" office:value="175174.71" calcext:value-type="float">
            <text:p>175174,71</text:p>
          </table:table-cell>
          <table:table-cell table:formula="of:=[.G16]+[.$E$8]*12" office:value-type="float" office:value="183214.71" calcext:value-type="float">
            <text:p>183214,71</text:p>
          </table:table-cell>
          <table:table-cell table:formula="of:=[.H16]+[.$E$7]*12" office:value-type="float" office:value="147240" calcext:value-type="float">
            <text:p>147240</text:p>
          </table:table-cell>
          <table:table-cell table:number-columns-repeated="11"/>
          <table:table-cell office:value-type="string" calcext:value-type="string">
            <text:p>02.2022</text:p>
          </table:table-cell>
          <table:table-cell office:value-type="float" office:value="99.7" calcext:value-type="float">
            <text:p>99,7</text:p>
          </table:table-cell>
          <table:table-cell table:formula="of:=[.U17]/100" office:value-type="float" office:value="0.997" calcext:value-type="float">
            <text:p>0,997</text:p>
          </table:table-cell>
          <table:table-cell table:formula="of:=[.W18]*[.V17]" office:value-type="float" office:value="8373.80850192456" calcext:value-type="float">
            <text:p>8373,80850192456</text:p>
          </table:table-cell>
        </table:table-row>
        <table:table-row table:style-name="ro1">
          <table:table-cell/>
          <table:table-cell table:style-name="ce74" office:value-type="float" office:value="37" calcext:value-type="float">
            <text:p>37</text:p>
          </table:table-cell>
          <table:table-cell table:style-name="ce63" office:value-type="string" calcext:value-type="string">
            <text:p>6 lata</text:p>
          </table:table-cell>
          <table:table-cell table:style-name="ce86" office:value-type="date" office:date-value="2028-06-01" calcext:value-type="date">
            <text:p>01.VI.28</text:p>
          </table:table-cell>
          <table:table-cell table:formula="of:=[.E17]+[.$E$4]*12" office:value-type="float" office:value="147214.71" calcext:value-type="float">
            <text:p>147214,71</text:p>
          </table:table-cell>
          <table:table-cell table:formula="of:=[.F17]+[.$E$5]*12" office:value-type="float" office:value="219574.71" calcext:value-type="float">
            <text:p>219574,71</text:p>
          </table:table-cell>
          <table:table-cell table:formula="of:=[.G17]+[.$E$8]*12" office:value-type="float" office:value="308014.71" calcext:value-type="float">
            <text:p>308014,71</text:p>
          </table:table-cell>
          <table:table-cell table:style-name="ce106" table:formula="of:=[.H17]+[.$E$7]*12" office:value-type="currency" office:currency="PLN" office:value="191640" calcext:value-type="currency">
            <text:p>191 640,00 zł</text:p>
          </table:table-cell>
          <table:table-cell table:style-name="ce106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01.2022</text:p>
          </table:table-cell>
          <table:table-cell office:value-type="float" office:value="101.9" calcext:value-type="float">
            <text:p>101,9</text:p>
          </table:table-cell>
          <table:table-cell table:formula="of:=[.U18]/100" office:value-type="float" office:value="1.019" calcext:value-type="float">
            <text:p>1,019</text:p>
          </table:table-cell>
          <table:table-cell table:formula="of:=[.W19]*[.V18]" office:value-type="float" office:value="8399.00551848" calcext:value-type="float">
            <text:p>8399,00551848</text:p>
          </table:table-cell>
        </table:table-row>
        <table:table-row table:style-name="ro1">
          <table:table-cell/>
          <table:table-cell table:style-name="ce74" office:value-type="float" office:value="38" calcext:value-type="float">
            <text:p>38</text:p>
          </table:table-cell>
          <table:table-cell table:style-name="ce63" office:value-type="string" calcext:value-type="string">
            <text:p>7 lata</text:p>
          </table:table-cell>
          <table:table-cell table:style-name="ce86" office:value-type="date" office:date-value="2029-06-01" calcext:value-type="date">
            <text:p>01.VI.29</text:p>
          </table:table-cell>
          <table:table-cell table:formula="of:=[.E18]+[.$E$4]*12" office:value-type="float" office:value="179554.71" calcext:value-type="float">
            <text:p>179554,71</text:p>
          </table:table-cell>
          <table:table-cell table:formula="of:=[.F18]+[.$E$5]*12" office:value-type="float" office:value="263974.71" calcext:value-type="float">
            <text:p>263974,71</text:p>
          </table:table-cell>
          <table:table-cell table:formula="of:=[.G18]+[.$E$8]*12" office:value-type="float" office:value="432814.71" calcext:value-type="float">
            <text:p>432814,71</text:p>
          </table:table-cell>
          <table:table-cell table:style-name="ce106" table:formula="of:=[.H18]+[.$E$8]*12" office:value-type="currency" office:currency="PLN" office:value="316440" calcext:value-type="currency">
            <text:p>316 440,00 zł</text:p>
          </table:table-cell>
          <table:table-cell table:style-name="ce106"/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12.2021</text:p>
          </table:table-cell>
          <table:table-cell office:value-type="float" office:value="100.9" calcext:value-type="float">
            <text:p>100,9</text:p>
          </table:table-cell>
          <table:table-cell table:formula="of:=[.U19]/100" office:value-type="float" office:value="1.009" calcext:value-type="float">
            <text:p>1,009</text:p>
          </table:table-cell>
          <table:table-cell table:formula="of:=[.W20]*[.V19]" office:value-type="float" office:value="8242.39992" calcext:value-type="float">
            <text:p>8242,39992</text:p>
          </table:table-cell>
        </table:table-row>
        <table:table-row table:style-name="ro1">
          <table:table-cell/>
          <table:table-cell table:style-name="ce74" office:value-type="float" office:value="39" calcext:value-type="float">
            <text:p>39</text:p>
          </table:table-cell>
          <table:table-cell table:style-name="ce63" office:value-type="string" calcext:value-type="string">
            <text:p>8 lata</text:p>
          </table:table-cell>
          <table:table-cell table:style-name="ce86" office:value-type="date" office:date-value="2030-06-01" calcext:value-type="date">
            <text:p>01.VI.30</text:p>
          </table:table-cell>
          <table:table-cell table:formula="of:=[.E19]+[.$E$4]*12" office:value-type="float" office:value="211894.71" calcext:value-type="float">
            <text:p>211894,71</text:p>
          </table:table-cell>
          <table:table-cell table:formula="of:=[.F19]+[.$E$5]*12" office:value-type="float" office:value="308374.71" calcext:value-type="float">
            <text:p>308374,71</text:p>
          </table:table-cell>
          <table:table-cell table:formula="of:=[.G19]+[.$E$8]*12" office:value-type="float" office:value="557614.71" calcext:value-type="float">
            <text:p>557614,71</text:p>
          </table:table-cell>
          <table:table-cell table:style-name="ce106" table:formula="of:=[.H19]+[.$E$8]*12" office:value-type="currency" office:currency="PLN" office:value="441240" calcext:value-type="currency">
            <text:p>441 240,00 zł</text:p>
          </table:table-cell>
          <table:table-cell table:style-name="ce10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11.2021</text:p>
          </table:table-cell>
          <table:table-cell office:value-type="float" office:value="101" calcext:value-type="float">
            <text:p>101</text:p>
          </table:table-cell>
          <table:table-cell table:formula="of:=[.U20]/100" office:value-type="float" office:value="1.01" calcext:value-type="float">
            <text:p>1,01</text:p>
          </table:table-cell>
          <table:table-cell table:formula="of:=[.W21]*[.V20]" office:value-type="float" office:value="8168.88" calcext:value-type="float">
            <text:p>8168,88</text:p>
          </table:table-cell>
        </table:table-row>
        <table:table-row table:style-name="ro1">
          <table:table-cell/>
          <table:table-cell table:style-name="ce74" office:value-type="float" office:value="40" calcext:value-type="float">
            <text:p>40</text:p>
          </table:table-cell>
          <table:table-cell table:style-name="ce63" office:value-type="string" calcext:value-type="string">
            <text:p>9 lata</text:p>
          </table:table-cell>
          <table:table-cell table:style-name="ce86" office:value-type="date" office:date-value="2031-06-01" calcext:value-type="date">
            <text:p>01.VI.31</text:p>
          </table:table-cell>
          <table:table-cell table:formula="of:=[.E20]+[.$E$4]*12" office:value-type="float" office:value="244234.71" calcext:value-type="float">
            <text:p>244234,71</text:p>
          </table:table-cell>
          <table:table-cell table:formula="of:=[.F20]+[.$E$5]*12" office:value-type="float" office:value="352774.71" calcext:value-type="float">
            <text:p>352774,71</text:p>
          </table:table-cell>
          <table:table-cell table:formula="of:=[.G20]+[.$E$8]*12" office:value-type="float" office:value="682414.71" calcext:value-type="float">
            <text:p>682414,71</text:p>
          </table:table-cell>
          <table:table-cell table:style-name="ce106" table:formula="of:=[.H20]+[.$E$8]*12" office:value-type="currency" office:currency="PLN" office:value="566040" calcext:value-type="currency">
            <text:p>566 040,00 zł</text:p>
          </table:table-cell>
          <table:table-cell table:style-name="ce10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10.2021</text:p>
          </table:table-cell>
          <table:table-cell office:value-type="float" office:value="101.1" calcext:value-type="float">
            <text:p>101,1</text:p>
          </table:table-cell>
          <table:table-cell table:formula="of:=[.U21]/100" office:value-type="float" office:value="1.011" calcext:value-type="float">
            <text:p>1,011</text:p>
          </table:table-cell>
          <table:table-cell table:formula="of:=[.W22]*[.V21]" office:value-type="float" office:value="8088" calcext:value-type="float">
            <text:p>8088</text:p>
          </table:table-cell>
        </table:table-row>
        <table:table-row table:style-name="ro1">
          <table:table-cell/>
          <table:table-cell table:style-name="ce74" office:value-type="float" office:value="41" calcext:value-type="float">
            <text:p>41</text:p>
          </table:table-cell>
          <table:table-cell table:style-name="ce63" office:value-type="string" calcext:value-type="string">
            <text:p>10 lata</text:p>
          </table:table-cell>
          <table:table-cell table:style-name="ce86" office:value-type="date" office:date-value="2032-06-01" calcext:value-type="date">
            <text:p>01.VI.32</text:p>
          </table:table-cell>
          <table:table-cell table:formula="of:=[.E21]+[.$E$4]*12" office:value-type="float" office:value="276574.71" calcext:value-type="float">
            <text:p>276574,71</text:p>
          </table:table-cell>
          <table:table-cell table:formula="of:=[.F21]+[.$E$5]*12" office:value-type="float" office:value="397174.71" calcext:value-type="float">
            <text:p>397174,71</text:p>
          </table:table-cell>
          <table:table-cell table:formula="of:=[.G21]+[.$E$8]*12" office:value-type="float" office:value="807214.71" calcext:value-type="float">
            <text:p>807214,71</text:p>
          </table:table-cell>
          <table:table-cell table:style-name="ce106" table:formula="of:=[.H21]+[.$E$8]*12" office:value-type="currency" office:currency="PLN" office:value="690840" calcext:value-type="currency">
            <text:p>690 840,00 zł</text:p>
          </table:table-cell>
          <table:table-cell table:style-name="ce106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table:style-name="ce74" office:value-type="float" office:value="42" calcext:value-type="float">
            <text:p>42</text:p>
          </table:table-cell>
          <table:table-cell table:style-name="ce63" office:value-type="string" calcext:value-type="string">
            <text:p>11 lata</text:p>
          </table:table-cell>
          <table:table-cell table:style-name="ce86" office:value-type="date" office:date-value="2033-06-01" calcext:value-type="date">
            <text:p>01.VI.33</text:p>
          </table:table-cell>
          <table:table-cell table:formula="of:=[.E22]+[.$E$4]*12" office:value-type="float" office:value="308914.71" calcext:value-type="float">
            <text:p>308914,71</text:p>
          </table:table-cell>
          <table:table-cell table:formula="of:=[.F22]+[.$E$5]*12" office:value-type="float" office:value="441574.71" calcext:value-type="float">
            <text:p>441574,71</text:p>
          </table:table-cell>
          <table:table-cell table:formula="of:=[.G22]+[.$E$8]*12" office:value-type="float" office:value="932014.71" calcext:value-type="float">
            <text:p>932014,71</text:p>
          </table:table-cell>
          <table:table-cell table:style-name="ce106" table:formula="of:=[.H22]+[.$E$8]*12" office:value-type="currency" office:currency="PLN" office:value="815640" calcext:value-type="currency">
            <text:p>815 640,00 zł</text:p>
          </table:table-cell>
          <table:table-cell table:style-name="ce7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43" calcext:value-type="float">
            <text:p>43</text:p>
          </table:table-cell>
          <table:table-cell table:style-name="ce63" office:value-type="string" calcext:value-type="string">
            <text:p>12 lata</text:p>
          </table:table-cell>
          <table:table-cell table:style-name="ce86" office:value-type="date" office:date-value="2034-06-01" calcext:value-type="date">
            <text:p>01.VI.34</text:p>
          </table:table-cell>
          <table:table-cell table:formula="of:=[.E23]+[.$E$4]*12" office:value-type="float" office:value="341254.71" calcext:value-type="float">
            <text:p>341254,71</text:p>
          </table:table-cell>
          <table:table-cell table:formula="of:=[.F23]+[.$E$5]*12" office:value-type="float" office:value="485974.71" calcext:value-type="float">
            <text:p>485974,71</text:p>
          </table:table-cell>
          <table:table-cell table:style-name="ce118" table:formula="of:=[.G23]+[.$E$8]*12" office:value-type="float" office:value="1056814.71" calcext:value-type="float">
            <text:p>1056814,71</text:p>
          </table:table-cell>
          <table:table-cell table:style-name="ce106" table:formula="of:=[.H23]+[.$E$8]*12" office:value-type="currency" office:currency="PLN" office:value="940440" calcext:value-type="currency">
            <text:p>940 440,00 zł</text:p>
          </table:table-cell>
          <table:table-cell table:style-name="ce120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44" calcext:value-type="float">
            <text:p>44</text:p>
          </table:table-cell>
          <table:table-cell table:style-name="ce63" office:value-type="string" calcext:value-type="string">
            <text:p>13 lata</text:p>
          </table:table-cell>
          <table:table-cell table:style-name="ce86" office:value-type="date" office:date-value="2035-06-01" calcext:value-type="date">
            <text:p>01.VI.35</text:p>
          </table:table-cell>
          <table:table-cell table:formula="of:=[.E24]+[.$E$4]*12" office:value-type="float" office:value="373594.71" calcext:value-type="float">
            <text:p>373594,71</text:p>
          </table:table-cell>
          <table:table-cell table:formula="of:=[.F24]+[.$E$5]*12" office:value-type="float" office:value="530374.71" calcext:value-type="float">
            <text:p>530374,71</text:p>
          </table:table-cell>
          <table:table-cell table:formula="of:=[.G24]+[.$E$8]*12" office:value-type="float" office:value="1181614.71" calcext:value-type="float">
            <text:p>1181614,71</text:p>
          </table:table-cell>
          <table:table-cell table:style-name="ce118" table:formula="of:=[.H24]+[.$E$8]*12" office:value-type="float" office:value="1065240" calcext:value-type="float">
            <text:p>1065240</text:p>
          </table:table-cell>
          <table:table-cell table:style-name="ce120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45" calcext:value-type="float">
            <text:p>45</text:p>
          </table:table-cell>
          <table:table-cell table:style-name="ce63" office:value-type="string" calcext:value-type="string">
            <text:p>14 lata</text:p>
          </table:table-cell>
          <table:table-cell table:style-name="ce86" office:value-type="date" office:date-value="2036-06-01" calcext:value-type="date">
            <text:p>01.VI.36</text:p>
          </table:table-cell>
          <table:table-cell table:formula="of:=[.E25]+[.$E$4]*12" office:value-type="float" office:value="405934.71" calcext:value-type="float">
            <text:p>405934,71</text:p>
          </table:table-cell>
          <table:table-cell table:formula="of:=[.F25]+[.$E$5]*12" office:value-type="float" office:value="574774.71" calcext:value-type="float">
            <text:p>574774,71</text:p>
          </table:table-cell>
          <table:table-cell table:formula="of:=[.G25]+[.$E$8]*12" office:value-type="float" office:value="1306414.71" calcext:value-type="float">
            <text:p>1306414,71</text:p>
          </table:table-cell>
          <table:table-cell table:style-name="ce106" table:formula="of:=[.H25]+[.$E$8]*12" office:value-type="currency" office:currency="PLN" office:value="1190040" calcext:value-type="currency">
            <text:p>1 190 040,00 zł</text:p>
          </table:table-cell>
          <table:table-cell table:style-name="ce120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46" calcext:value-type="float">
            <text:p>46</text:p>
          </table:table-cell>
          <table:table-cell table:style-name="ce63" office:value-type="string" calcext:value-type="string">
            <text:p>15 lata</text:p>
          </table:table-cell>
          <table:table-cell table:style-name="ce86" office:value-type="date" office:date-value="2037-06-01" calcext:value-type="date">
            <text:p>01.VI.37</text:p>
          </table:table-cell>
          <table:table-cell table:formula="of:=[.E26]+[.$E$4]*12" office:value-type="float" office:value="438274.71" calcext:value-type="float">
            <text:p>438274,71</text:p>
          </table:table-cell>
          <table:table-cell table:formula="of:=[.F26]+[.$E$5]*12" office:value-type="float" office:value="619174.71" calcext:value-type="float">
            <text:p>619174,71</text:p>
          </table:table-cell>
          <table:table-cell table:formula="of:=[.G26]+[.$E$8]*12" office:value-type="float" office:value="1431214.71" calcext:value-type="float">
            <text:p>1431214,71</text:p>
          </table:table-cell>
          <table:table-cell table:style-name="ce106" table:formula="of:=[.H26]+[.$E$8]*12" office:value-type="currency" office:currency="PLN" office:value="1314840" calcext:value-type="currency">
            <text:p>1 314 840,00 zł</text:p>
          </table:table-cell>
          <table:table-cell table:style-name="ce120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47" calcext:value-type="float">
            <text:p>47</text:p>
          </table:table-cell>
          <table:table-cell table:style-name="ce63" office:value-type="string" calcext:value-type="string">
            <text:p>16 lata</text:p>
          </table:table-cell>
          <table:table-cell table:style-name="ce86" office:value-type="date" office:date-value="2038-06-01" calcext:value-type="date">
            <text:p>01.VI.38</text:p>
          </table:table-cell>
          <table:table-cell table:formula="of:=[.E27]+[.$E$4]*12" office:value-type="float" office:value="470614.71" calcext:value-type="float">
            <text:p>470614,71</text:p>
          </table:table-cell>
          <table:table-cell table:formula="of:=[.F27]+[.$E$5]*12" office:value-type="float" office:value="663574.71" calcext:value-type="float">
            <text:p>663574,71</text:p>
          </table:table-cell>
          <table:table-cell table:style-name="ce121" table:formula="of:=[.G27]+[.$E$8]*12" office:value-type="currency" office:currency="PLN" office:value="1556014.71" calcext:value-type="currency">
            <text:p>1 556 014,71 zł</text:p>
          </table:table-cell>
          <table:table-cell table:style-name="ce106" table:formula="of:=[.H27]+[.$E$8]*12" office:value-type="currency" office:currency="PLN" office:value="1439640" calcext:value-type="currency">
            <text:p>1 439 640,00 zł</text:p>
          </table:table-cell>
          <table:table-cell table:style-name="ce120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48" calcext:value-type="float">
            <text:p>48</text:p>
          </table:table-cell>
          <table:table-cell table:style-name="ce63" office:value-type="string" calcext:value-type="string">
            <text:p>17 lata</text:p>
          </table:table-cell>
          <table:table-cell table:style-name="ce86" office:value-type="date" office:date-value="2039-06-01" calcext:value-type="date">
            <text:p>01.VI.39</text:p>
          </table:table-cell>
          <table:table-cell table:formula="of:=[.E28]+[.$E$4]*12" office:value-type="float" office:value="502954.71" calcext:value-type="float">
            <text:p>502954,71</text:p>
          </table:table-cell>
          <table:table-cell table:formula="of:=[.F28]+[.$E$5]*12" office:value-type="float" office:value="707974.71" calcext:value-type="float">
            <text:p>707974,71</text:p>
          </table:table-cell>
          <table:table-cell table:style-name="ce106" table:formula="of:=[.G28]+[.$E$8]*12" office:value-type="currency" office:currency="PLN" office:value="1680814.71" calcext:value-type="currency">
            <text:p>1 680 814,71 zł</text:p>
          </table:table-cell>
          <table:table-cell table:style-name="ce121" table:formula="of:=[.H28]+[.$E$8]*12" office:value-type="currency" office:currency="PLN" office:value="1564440" calcext:value-type="currency">
            <text:p>1 564 440,00 zł</text:p>
          </table:table-cell>
          <table:table-cell table:style-name="ce120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49" calcext:value-type="float">
            <text:p>49</text:p>
          </table:table-cell>
          <table:table-cell table:style-name="ce63" office:value-type="string" calcext:value-type="string">
            <text:p>18 lata</text:p>
          </table:table-cell>
          <table:table-cell table:style-name="ce86" office:value-type="date" office:date-value="2040-06-01" calcext:value-type="date">
            <text:p>01.VI.40</text:p>
          </table:table-cell>
          <table:table-cell table:formula="of:=[.E29]+[.$E$4]*12" office:value-type="float" office:value="535294.71" calcext:value-type="float">
            <text:p>535294,71</text:p>
          </table:table-cell>
          <table:table-cell table:style-name="ce76" table:formula="of:=[.F29]+[.$E$5]*12" office:value-type="float" office:value="752374.71" calcext:value-type="float">
            <text:p>752374,71</text:p>
          </table:table-cell>
          <table:table-cell table:style-name="ce106" table:formula="of:=[.G29]+[.$E$8]*12" office:value-type="currency" office:currency="PLN" office:value="1805614.71" calcext:value-type="currency">
            <text:p>1 805 614,71 zł</text:p>
          </table:table-cell>
          <table:table-cell table:style-name="ce106" table:formula="of:=[.H29]+[.$E$8]*12" office:value-type="currency" office:currency="PLN" office:value="1689240" calcext:value-type="currency">
            <text:p>1 689 240,00 zł</text:p>
          </table:table-cell>
          <table:table-cell table:style-name="ce120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50" calcext:value-type="float">
            <text:p>50</text:p>
          </table:table-cell>
          <table:table-cell table:style-name="ce63" office:value-type="string" calcext:value-type="string">
            <text:p>19 lata</text:p>
          </table:table-cell>
          <table:table-cell table:style-name="ce86" office:value-type="date" office:date-value="2041-06-01" calcext:value-type="date">
            <text:p>01.VI.41</text:p>
          </table:table-cell>
          <table:table-cell table:formula="of:=[.E30]+[.$E$4]*12" office:value-type="float" office:value="567634.71" calcext:value-type="float">
            <text:p>567634,71</text:p>
          </table:table-cell>
          <table:table-cell table:formula="of:=[.F30]+[.$E$5]*12" office:value-type="float" office:value="796774.71" calcext:value-type="float">
            <text:p>796774,71</text:p>
          </table:table-cell>
          <table:table-cell table:style-name="ce106" table:formula="of:=[.G30]+[.$E$8]*12" office:value-type="currency" office:currency="PLN" office:value="1930414.71" calcext:value-type="currency">
            <text:p>1 930 414,71 zł</text:p>
          </table:table-cell>
          <table:table-cell table:style-name="ce106" table:formula="of:=[.H30]+[.$E$8]*12" office:value-type="currency" office:currency="PLN" office:value="1814040" calcext:value-type="currency">
            <text:p>1 814 040,00 zł</text:p>
          </table:table-cell>
          <table:table-cell table:style-name="ce120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51" calcext:value-type="float">
            <text:p>51</text:p>
          </table:table-cell>
          <table:table-cell table:style-name="ce63" office:value-type="string" calcext:value-type="string">
            <text:p>20 lata</text:p>
          </table:table-cell>
          <table:table-cell table:style-name="ce86" office:value-type="date" office:date-value="2042-06-01" calcext:value-type="date">
            <text:p>01.VI.42</text:p>
          </table:table-cell>
          <table:table-cell table:formula="of:=[.E31]+[.$E$4]*12" office:value-type="float" office:value="599974.71" calcext:value-type="float">
            <text:p>599974,71</text:p>
          </table:table-cell>
          <table:table-cell table:formula="of:=[.F31]+[.$E$5]*12" office:value-type="float" office:value="841174.71" calcext:value-type="float">
            <text:p>841174,71</text:p>
          </table:table-cell>
          <table:table-cell table:style-name="ce122" table:formula="of:=[.G31]+[.$E$8]*12" office:value-type="currency" office:currency="PLN" office:value="2055214.71" calcext:value-type="currency">
            <text:p>2 055 214,71 zł</text:p>
          </table:table-cell>
          <table:table-cell table:style-name="ce106" table:formula="of:=[.H31]+[.$E$8]*12" office:value-type="currency" office:currency="PLN" office:value="1938840" calcext:value-type="currency">
            <text:p>1 938 840,00 zł</text:p>
          </table:table-cell>
          <table:table-cell table:style-name="ce120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52" calcext:value-type="float">
            <text:p>52</text:p>
          </table:table-cell>
          <table:table-cell table:style-name="ce63" office:value-type="string" calcext:value-type="string">
            <text:p>21 lata</text:p>
          </table:table-cell>
          <table:table-cell table:style-name="ce86" office:value-type="date" office:date-value="2043-06-01" calcext:value-type="date">
            <text:p>01.VI.43</text:p>
          </table:table-cell>
          <table:table-cell table:formula="of:=[.E32]+[.$E$4]*12" office:value-type="float" office:value="632314.71" calcext:value-type="float">
            <text:p>632314,71</text:p>
          </table:table-cell>
          <table:table-cell table:formula="of:=[.F32]+[.$E$5]*12" office:value-type="float" office:value="885574.71" calcext:value-type="float">
            <text:p>885574,71</text:p>
          </table:table-cell>
          <table:table-cell table:style-name="ce106" table:formula="of:=[.G32]+[.$E$8]*12" office:value-type="currency" office:currency="PLN" office:value="2180014.71" calcext:value-type="currency">
            <text:p>2 180 014,71 zł</text:p>
          </table:table-cell>
          <table:table-cell table:style-name="ce122" table:formula="of:=[.H32]+[.$E$8]*12" office:value-type="currency" office:currency="PLN" office:value="2063640" calcext:value-type="currency">
            <text:p>2 063 640,00 zł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53" calcext:value-type="float">
            <text:p>53</text:p>
          </table:table-cell>
          <table:table-cell table:style-name="ce63" office:value-type="string" calcext:value-type="string">
            <text:p>22 lata</text:p>
          </table:table-cell>
          <table:table-cell table:style-name="ce86" office:value-type="date" office:date-value="2044-06-01" calcext:value-type="date">
            <text:p>01.VI.44</text:p>
          </table:table-cell>
          <table:table-cell table:formula="of:=[.E33]+[.$E$4]*12" office:value-type="float" office:value="664654.71" calcext:value-type="float">
            <text:p>664654,71</text:p>
          </table:table-cell>
          <table:table-cell table:formula="of:=[.F33]+[.$E$5]*12" office:value-type="float" office:value="929974.71" calcext:value-type="float">
            <text:p>929974,71</text:p>
          </table:table-cell>
          <table:table-cell table:style-name="ce106" table:formula="of:=[.G33]+[.$E$8]*12" office:value-type="currency" office:currency="PLN" office:value="2304814.71" calcext:value-type="currency">
            <text:p>2 304 814,71 zł</text:p>
          </table:table-cell>
          <table:table-cell table:style-name="ce106" table:formula="of:=[.H33]+[.$E$8]*12" office:value-type="currency" office:currency="PLN" office:value="2188440" calcext:value-type="currency">
            <text:p>2 188 440,00 zł</text:p>
          </table:table-cell>
          <table:table-cell table:style-name="ce106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54" calcext:value-type="float">
            <text:p>54</text:p>
          </table:table-cell>
          <table:table-cell table:style-name="ce63" office:value-type="string" calcext:value-type="string">
            <text:p>23 lata</text:p>
          </table:table-cell>
          <table:table-cell table:style-name="ce86" office:value-type="date" office:date-value="2045-06-01" calcext:value-type="date">
            <text:p>01.VI.45</text:p>
          </table:table-cell>
          <table:table-cell table:formula="of:=[.E34]+[.$E$4]*12" office:value-type="float" office:value="696994.71" calcext:value-type="float">
            <text:p>696994,71</text:p>
          </table:table-cell>
          <table:table-cell table:formula="of:=[.F34]+[.$E$5]*12" office:value-type="float" office:value="974374.71" calcext:value-type="float">
            <text:p>974374,71</text:p>
          </table:table-cell>
          <table:table-cell table:style-name="ce106" table:formula="of:=[.G34]+[.$E$8]*12" office:value-type="currency" office:currency="PLN" office:value="2429614.71" calcext:value-type="currency">
            <text:p>2 429 614,71 zł</text:p>
          </table:table-cell>
          <table:table-cell table:style-name="ce106" table:formula="of:=[.H34]+[.$E$8]*12" office:value-type="currency" office:currency="PLN" office:value="2313240" calcext:value-type="currency">
            <text:p>2 313 240,00 zł</text:p>
          </table:table-cell>
          <table:table-cell table:style-name="ce106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55" calcext:value-type="float">
            <text:p>55</text:p>
          </table:table-cell>
          <table:table-cell table:style-name="ce63" office:value-type="string" calcext:value-type="string">
            <text:p>24 lata</text:p>
          </table:table-cell>
          <table:table-cell table:style-name="ce86" office:value-type="date" office:date-value="2046-06-01" calcext:value-type="date">
            <text:p>01.VI.46</text:p>
          </table:table-cell>
          <table:table-cell table:formula="of:=[.E35]+[.$E$4]*12" office:value-type="float" office:value="729334.71" calcext:value-type="float">
            <text:p>729334,71</text:p>
          </table:table-cell>
          <table:table-cell table:style-name="ce118" table:formula="of:=[.F35]+[.$E$5]*12" office:value-type="float" office:value="1018774.71" calcext:value-type="float">
            <text:p>1018774,71</text:p>
          </table:table-cell>
          <table:table-cell table:style-name="ce123" table:formula="of:=[.G35]+[.$E$8]*12" office:value-type="currency" office:currency="PLN" office:value="2554414.71" calcext:value-type="currency">
            <text:p>2 554 414,71 zł</text:p>
          </table:table-cell>
          <table:table-cell table:style-name="ce106" table:formula="of:=[.H35]+[.$E$8]*12" office:value-type="currency" office:currency="PLN" office:value="2438040" calcext:value-type="currency">
            <text:p>2 438 040,00 zł</text:p>
          </table:table-cell>
          <table:table-cell table:style-name="ce120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56" calcext:value-type="float">
            <text:p>56</text:p>
          </table:table-cell>
          <table:table-cell table:style-name="ce63" office:value-type="string" calcext:value-type="string">
            <text:p>25 lata</text:p>
          </table:table-cell>
          <table:table-cell table:style-name="ce86" office:value-type="date" office:date-value="2047-06-01" calcext:value-type="date">
            <text:p>01.VI.47</text:p>
          </table:table-cell>
          <table:table-cell table:formula="of:=[.E36]+[.$E$4]*12" office:value-type="float" office:value="761674.71" calcext:value-type="float">
            <text:p>761674,71</text:p>
          </table:table-cell>
          <table:table-cell table:formula="of:=[.F36]+[.$E$5]*12" office:value-type="float" office:value="1063174.71" calcext:value-type="float">
            <text:p>1063174,71</text:p>
          </table:table-cell>
          <table:table-cell table:style-name="ce106" table:formula="of:=[.G36]+[.$E$8]*12" office:value-type="currency" office:currency="PLN" office:value="2679214.71" calcext:value-type="currency">
            <text:p>2 679 214,71 zł</text:p>
          </table:table-cell>
          <table:table-cell table:style-name="ce123" table:formula="of:=[.H36]+[.$E$8]*12" office:value-type="currency" office:currency="PLN" office:value="2562840" calcext:value-type="currency">
            <text:p>2 562 840,00 zł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57" calcext:value-type="float">
            <text:p>57</text:p>
          </table:table-cell>
          <table:table-cell table:style-name="ce63" office:value-type="string" calcext:value-type="string">
            <text:p>26 lata</text:p>
          </table:table-cell>
          <table:table-cell table:style-name="ce86" office:value-type="date" office:date-value="2048-06-01" calcext:value-type="date">
            <text:p>01.VI.48</text:p>
          </table:table-cell>
          <table:table-cell table:formula="of:=[.E37]+[.$E$4]*12" office:value-type="float" office:value="794014.71" calcext:value-type="float">
            <text:p>794014,71</text:p>
          </table:table-cell>
          <table:table-cell table:style-name="ce76" table:formula="of:=[.F37]+[.$E$5]*12" office:value-type="float" office:value="1107574.71" calcext:value-type="float">
            <text:p>1107574,71</text:p>
          </table:table-cell>
          <table:table-cell table:style-name="ce106" table:formula="of:=[.G37]+[.$E$8]*12" office:value-type="currency" office:currency="PLN" office:value="2804014.71" calcext:value-type="currency">
            <text:p>2 804 014,71 zł</text:p>
          </table:table-cell>
          <table:table-cell table:style-name="ce106" table:formula="of:=[.H37]+[.$E$8]*12" office:value-type="currency" office:currency="PLN" office:value="2687640" calcext:value-type="currency">
            <text:p>2 687 640,00 zł</text:p>
          </table:table-cell>
          <table:table-cell table:style-name="ce10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58" calcext:value-type="float">
            <text:p>58</text:p>
          </table:table-cell>
          <table:table-cell table:style-name="ce63" office:value-type="string" calcext:value-type="string">
            <text:p>27 lata</text:p>
          </table:table-cell>
          <table:table-cell table:style-name="ce86" office:value-type="date" office:date-value="2049-06-01" calcext:value-type="date">
            <text:p>01.VI.49</text:p>
          </table:table-cell>
          <table:table-cell table:formula="of:=[.E38]+[.$E$4]*12" office:value-type="float" office:value="826354.71" calcext:value-type="float">
            <text:p>826354,71</text:p>
          </table:table-cell>
          <table:table-cell table:style-name="ce120" table:formula="of:=[.F38]+[.$E$5]*12" office:value-type="currency" office:currency="PLN" office:value="1151974.71" calcext:value-type="currency">
            <text:p>1 151 974,71 zł</text:p>
          </table:table-cell>
          <table:table-cell table:style-name="ce106" table:formula="of:=[.G38]+[.$E$8]*12" office:value-type="currency" office:currency="PLN" office:value="2928814.71" calcext:value-type="currency">
            <text:p>2 928 814,71 zł</text:p>
          </table:table-cell>
          <table:table-cell table:style-name="ce106" table:formula="of:=[.H38]+[.$E$8]*12" office:value-type="currency" office:currency="PLN" office:value="2812440" calcext:value-type="currency">
            <text:p>2 812 440,00 zł</text:p>
          </table:table-cell>
          <table:table-cell table:style-name="ce106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59" calcext:value-type="float">
            <text:p>59</text:p>
          </table:table-cell>
          <table:table-cell table:style-name="ce63" office:value-type="string" calcext:value-type="string">
            <text:p>28 lata</text:p>
          </table:table-cell>
          <table:table-cell table:style-name="ce86" office:value-type="date" office:date-value="2050-06-01" calcext:value-type="date">
            <text:p>01.VI.50</text:p>
          </table:table-cell>
          <table:table-cell table:formula="of:=[.E39]+[.$E$4]*12" office:value-type="float" office:value="858694.71" calcext:value-type="float">
            <text:p>858694,71</text:p>
          </table:table-cell>
          <table:table-cell table:style-name="ce76" table:formula="of:=[.F39]+[.$E$5]*12" office:value-type="float" office:value="1196374.71" calcext:value-type="float">
            <text:p>1196374,71</text:p>
          </table:table-cell>
          <table:table-cell table:style-name="ce106" table:formula="of:=[.G39]+[.$E$8]*12" office:value-type="currency" office:currency="PLN" office:value="3053614.71" calcext:value-type="currency">
            <text:p>3 053 614,71 zł</text:p>
          </table:table-cell>
          <table:table-cell table:style-name="ce106" table:formula="of:=[.H39]+[.$E$8]*12" office:value-type="currency" office:currency="PLN" office:value="2937240" calcext:value-type="currency">
            <text:p>2 937 240,00 zł</text:p>
          </table:table-cell>
          <table:table-cell table:style-name="ce106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60" calcext:value-type="float">
            <text:p>60</text:p>
          </table:table-cell>
          <table:table-cell table:style-name="ce63" office:value-type="string" calcext:value-type="string">
            <text:p>29 lata</text:p>
          </table:table-cell>
          <table:table-cell table:style-name="ce86" office:value-type="date" office:date-value="2051-06-01" calcext:value-type="date">
            <text:p>01.VI.51</text:p>
          </table:table-cell>
          <table:table-cell table:formula="of:=[.E40]+[.$E$4]*12" office:value-type="float" office:value="891034.71" calcext:value-type="float">
            <text:p>891034,71</text:p>
          </table:table-cell>
          <table:table-cell table:style-name="ce76" table:formula="of:=[.F40]+[.$E$5]*12" office:value-type="float" office:value="1240774.71" calcext:value-type="float">
            <text:p>1240774,71</text:p>
          </table:table-cell>
          <table:table-cell table:style-name="ce106" table:formula="of:=[.G40]+[.$E$8]*12" office:value-type="currency" office:currency="PLN" office:value="3178414.71" calcext:value-type="currency">
            <text:p>3 178 414,71 zł</text:p>
          </table:table-cell>
          <table:table-cell table:style-name="ce106" table:formula="of:=[.H40]+[.$E$8]*12" office:value-type="currency" office:currency="PLN" office:value="3062040" calcext:value-type="currency">
            <text:p>3 062 040,00 zł</text:p>
          </table:table-cell>
          <table:table-cell table:style-name="ce106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61" calcext:value-type="float">
            <text:p>61</text:p>
          </table:table-cell>
          <table:table-cell table:style-name="ce63" office:value-type="string" calcext:value-type="string">
            <text:p>30 lata</text:p>
          </table:table-cell>
          <table:table-cell table:style-name="ce86" office:value-type="date" office:date-value="2052-06-01" calcext:value-type="date">
            <text:p>01.VI.52</text:p>
          </table:table-cell>
          <table:table-cell table:formula="of:=[.E41]+[.$E$4]*12" office:value-type="float" office:value="923374.71" calcext:value-type="float">
            <text:p>923374,71</text:p>
          </table:table-cell>
          <table:table-cell table:style-name="ce76" table:formula="of:=[.F41]+[.$E$5]*12" office:value-type="float" office:value="1285174.71" calcext:value-type="float">
            <text:p>1285174,71</text:p>
          </table:table-cell>
          <table:table-cell table:style-name="ce106" table:formula="of:=[.G41]+[.$E$8]*12" office:value-type="currency" office:currency="PLN" office:value="3303214.71" calcext:value-type="currency">
            <text:p>3 303 214,71 zł</text:p>
          </table:table-cell>
          <table:table-cell table:style-name="ce106" table:formula="of:=[.H41]+[.$E$8]*12" office:value-type="currency" office:currency="PLN" office:value="3186840" calcext:value-type="currency">
            <text:p>3 186 840,00 zł</text:p>
          </table:table-cell>
          <table:table-cell table:style-name="ce106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62" calcext:value-type="float">
            <text:p>62</text:p>
          </table:table-cell>
          <table:table-cell table:style-name="ce63" office:value-type="string" calcext:value-type="string">
            <text:p>31 lata</text:p>
          </table:table-cell>
          <table:table-cell table:style-name="ce86" office:value-type="date" office:date-value="2052-06-02" calcext:value-type="date">
            <text:p>02.VI.52</text:p>
          </table:table-cell>
          <table:table-cell table:formula="of:=[.E42]+[.$E$4]*12" office:value-type="float" office:value="955714.71" calcext:value-type="float">
            <text:p>955714,71</text:p>
          </table:table-cell>
          <table:table-cell table:style-name="ce76" table:formula="of:=[.F42]+[.$E$5]*12" office:value-type="float" office:value="1329574.71" calcext:value-type="float">
            <text:p>1329574,71</text:p>
          </table:table-cell>
          <table:table-cell table:style-name="ce106" table:formula="of:=[.G42]+[.$E$8]*12" office:value-type="currency" office:currency="PLN" office:value="3428014.71" calcext:value-type="currency">
            <text:p>3 428 014,71 zł</text:p>
          </table:table-cell>
          <table:table-cell table:style-name="ce106" table:formula="of:=[.H42]+[.$E$8]*12" office:value-type="currency" office:currency="PLN" office:value="3311640" calcext:value-type="currency">
            <text:p>3 311 640,00 zł</text:p>
          </table:table-cell>
          <table:table-cell table:style-name="ce106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63" calcext:value-type="float">
            <text:p>63</text:p>
          </table:table-cell>
          <table:table-cell table:style-name="ce63" office:value-type="string" calcext:value-type="string">
            <text:p>32 lata</text:p>
          </table:table-cell>
          <table:table-cell table:style-name="ce86" office:value-type="date" office:date-value="2052-06-03" calcext:value-type="date">
            <text:p>03.VI.52</text:p>
          </table:table-cell>
          <table:table-cell table:formula="of:=[.E43]+[.$E$4]*12" office:value-type="float" office:value="988054.71" calcext:value-type="float">
            <text:p>988054,71</text:p>
          </table:table-cell>
          <table:table-cell table:formula="of:=[.F43]+[.$E$5]*12" office:value-type="float" office:value="1373974.71" calcext:value-type="float">
            <text:p>1373974,71</text:p>
          </table:table-cell>
          <table:table-cell table:style-name="ce106" table:formula="of:=[.G43]+[.$E$8]*12" office:value-type="currency" office:currency="PLN" office:value="3552814.71" calcext:value-type="currency">
            <text:p>3 552 814,71 zł</text:p>
          </table:table-cell>
          <table:table-cell table:style-name="ce106" table:formula="of:=[.H43]+[.$E$8]*12" office:value-type="currency" office:currency="PLN" office:value="3436440" calcext:value-type="currency">
            <text:p>3 436 440,00 zł</text:p>
          </table:table-cell>
          <table:table-cell table:style-name="ce106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64" calcext:value-type="float">
            <text:p>64</text:p>
          </table:table-cell>
          <table:table-cell table:style-name="ce63" office:value-type="string" calcext:value-type="string">
            <text:p>33 lata</text:p>
          </table:table-cell>
          <table:table-cell table:style-name="ce86" office:value-type="date" office:date-value="2052-06-04" calcext:value-type="date">
            <text:p>04.VI.52</text:p>
          </table:table-cell>
          <table:table-cell table:style-name="ce118" table:formula="of:=[.E44]+[.$E$4]*12" office:value-type="float" office:value="1020394.71" calcext:value-type="float">
            <text:p>1020394,71</text:p>
          </table:table-cell>
          <table:table-cell table:formula="of:=[.F44]+[.$E$5]*12" office:value-type="float" office:value="1418374.71" calcext:value-type="float">
            <text:p>1418374,71</text:p>
          </table:table-cell>
          <table:table-cell table:style-name="ce106" table:formula="of:=[.G44]+[.$E$8]*12" office:value-type="currency" office:currency="PLN" office:value="3677614.71" calcext:value-type="currency">
            <text:p>3 677 614,71 zł</text:p>
          </table:table-cell>
          <table:table-cell table:style-name="ce106" table:formula="of:=[.H44]+[.$E$8]*12" office:value-type="currency" office:currency="PLN" office:value="3561240" calcext:value-type="currency">
            <text:p>3 561 240,00 zł</text:p>
          </table:table-cell>
          <table:table-cell table:style-name="ce106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65" calcext:value-type="float">
            <text:p>65</text:p>
          </table:table-cell>
          <table:table-cell table:style-name="ce63" office:value-type="string" calcext:value-type="string">
            <text:p>34 lata</text:p>
          </table:table-cell>
          <table:table-cell table:style-name="ce86" office:value-type="date" office:date-value="2052-06-05" calcext:value-type="date">
            <text:p>05.VI.52</text:p>
          </table:table-cell>
          <table:table-cell table:formula="of:=[.E45]+[.$E$4]*12" office:value-type="float" office:value="1052734.71" calcext:value-type="float">
            <text:p>1052734,71</text:p>
          </table:table-cell>
          <table:table-cell table:formula="of:=[.F45]+[.$E$5]*12" office:value-type="float" office:value="1462774.71" calcext:value-type="float">
            <text:p>1462774,71</text:p>
          </table:table-cell>
          <table:table-cell table:style-name="ce106" table:formula="of:=[.G45]+[.$E$8]*12" office:value-type="currency" office:currency="PLN" office:value="3802414.71" calcext:value-type="currency">
            <text:p>3 802 414,71 zł</text:p>
          </table:table-cell>
          <table:table-cell table:style-name="ce106" table:formula="of:=[.H45]+[.$E$8]*12" office:value-type="currency" office:currency="PLN" office:value="3686040" calcext:value-type="currency">
            <text:p>3 686 040,00 zł</text:p>
          </table:table-cell>
          <table:table-cell table:style-name="ce106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66" calcext:value-type="float">
            <text:p>66</text:p>
          </table:table-cell>
          <table:table-cell table:style-name="ce63" office:value-type="string" calcext:value-type="string">
            <text:p>35 lata</text:p>
          </table:table-cell>
          <table:table-cell table:style-name="ce86" office:value-type="date" office:date-value="2052-06-06" calcext:value-type="date">
            <text:p>06.VI.52</text:p>
          </table:table-cell>
          <table:table-cell table:formula="of:=[.E46]+[.$E$4]*12" office:value-type="float" office:value="1085074.71" calcext:value-type="float">
            <text:p>1085074,71</text:p>
          </table:table-cell>
          <table:table-cell table:style-name="ce121" table:formula="of:=[.F46]+[.$E$5]*12" office:value-type="currency" office:currency="PLN" office:value="1507174.71" calcext:value-type="currency">
            <text:p>1 507 174,71 zł</text:p>
          </table:table-cell>
          <table:table-cell table:style-name="ce106" table:formula="of:=[.G46]+[.$E$8]*12" office:value-type="currency" office:currency="PLN" office:value="3927214.71" calcext:value-type="currency">
            <text:p>3 927 214,71 zł</text:p>
          </table:table-cell>
          <table:table-cell table:style-name="ce106" table:formula="of:=[.H46]+[.$E$8]*12" office:value-type="currency" office:currency="PLN" office:value="3810840" calcext:value-type="currency">
            <text:p>3 810 840,00 zł</text:p>
          </table:table-cell>
          <table:table-cell table:style-name="ce106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/>
          <table:table-cell table:style-name="ce74" office:value-type="float" office:value="67" calcext:value-type="float">
            <text:p>67</text:p>
          </table:table-cell>
          <table:table-cell table:style-name="ce63" office:value-type="string" calcext:value-type="string">
            <text:p>36 lata</text:p>
          </table:table-cell>
          <table:table-cell table:style-name="ce86" office:value-type="date" office:date-value="2052-06-07" calcext:value-type="date">
            <text:p>07.VI.52</text:p>
          </table:table-cell>
          <table:table-cell table:formula="of:=[.E47]+[.$E$4]*12" office:value-type="float" office:value="1117414.71" calcext:value-type="float">
            <text:p>1117414,71</text:p>
          </table:table-cell>
          <table:table-cell table:style-name="ce106" table:formula="of:=[.F47]+[.$E$5]*12" office:value-type="currency" office:currency="PLN" office:value="1551574.71" calcext:value-type="currency">
            <text:p>1 551 574,71 zł</text:p>
          </table:table-cell>
          <table:table-cell table:style-name="ce106" table:formula="of:=[.G47]+[.$E$8]*12" office:value-type="currency" office:currency="PLN" office:value="4052014.71" calcext:value-type="currency">
            <text:p>4 052 014,71 zł</text:p>
          </table:table-cell>
          <table:table-cell table:style-name="ce106" table:formula="of:=[.H47]+[.$E$8]*12" office:value-type="currency" office:currency="PLN" office:value="3935640" calcext:value-type="currency">
            <text:p>3 935 640,00 zł</text:p>
          </table:table-cell>
          <table:table-cell table:style-name="ce106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 table:number-rows-repeated="104852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Plan Wydatków" table:style-name="ta2">
        <table:table-column table:style-name="co2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3" table:number-columns-repeated="4" table:default-cell-style-name="Default"/>
        <table:table-row table:style-name="ro1">
          <table:table-cell table:style-name="ce149" table:number-columns-repeated="3"/>
          <table:table-cell table:number-columns-repeated="4"/>
        </table:table-row>
        <table:table-row table:style-name="ro1">
          <table:table-cell table:style-name="ce61" office:value-type="string" calcext:value-type="string">
            <text:p>Miesiąc</text:p>
          </table:table-cell>
          <table:table-cell table:style-name="ce61" office:value-type="string" calcext:value-type="string">
            <text:p>Co </text:p>
          </table:table-cell>
          <table:table-cell table:style-name="ce61" office:value-type="string" calcext:value-type="string">
            <text:p>Symulacja salda</text:p>
          </table:table-cell>
          <table:table-cell table:style-name="ce94" office:value-type="string" calcext:value-type="string" table:number-columns-spanned="2" table:number-rows-spanned="1">
            <text:p>bez wynajmu</text:p>
          </table:table-cell>
          <table:covered-table-cell table:style-name="ce61"/>
          <table:table-cell table:style-name="ce94" office:value-type="string" calcext:value-type="string" table:number-columns-spanned="2" table:number-rows-spanned="1">
            <text:p><text:s/>z wynajem</text:p>
          </table:table-cell>
          <table:covered-table-cell table:style-name="ce61"/>
        </table:table-row>
        <table:table-row table:style-name="ro1">
          <table:table-cell table:style-name="ce62"/>
          <table:table-cell table:style-name="ce66"/>
          <table:table-cell table:style-name="ce151"/>
          <table:table-cell table:style-name="ce61" office:value-type="string" calcext:value-type="string">
            <text:p>miesięcy</text:p>
          </table:table-cell>
          <table:table-cell table:style-name="ce61" office:value-type="string" calcext:value-type="string">
            <text:p>lata</text:p>
          </table:table-cell>
          <table:table-cell table:style-name="ce61" office:value-type="string" calcext:value-type="string">
            <text:p>miesięcy</text:p>
          </table:table-cell>
          <table:table-cell table:style-name="ce61" office:value-type="string" calcext:value-type="string">
            <text:p>lata</text:p>
          </table:table-cell>
        </table:table-row>
        <table:table-row table:style-name="ro1">
          <table:table-cell table:style-name="ce62"/>
          <table:table-cell table:style-name="ce66"/>
          <table:table-cell table:style-name="ce151"/>
          <table:table-cell table:style-name="ce93" table:number-columns-repeated="4"/>
        </table:table-row>
        <table:table-row table:style-name="ro1">
          <table:table-cell table:style-name="ce62" office:value-type="string" calcext:value-type="string">
            <text:p>lipiec</text:p>
          </table:table-cell>
          <table:table-cell table:style-name="ce66" office:value-type="string" calcext:value-type="string">
            <text:p>saldo bez obligacji</text:p>
          </table:table-cell>
          <table:table-cell table:style-name="ce151" table:formula="of:=[$Główny.N171]-105485" office:value-type="float" office:value="34277.56" calcext:value-type="float">
            <text:p>34 277,56</text:p>
          </table:table-cell>
          <table:table-cell table:style-name="ce71" table:formula="of:=[.$C5]/[$Wydatki.$C$2]" office:value-type="float" office:value="7.7978270897317" calcext:value-type="float">
            <text:p>7,80</text:p>
          </table:table-cell>
          <table:table-cell table:style-name="ce93" table:formula="of:=[.D5]/12" office:value-type="float" office:value="0.649818924144308" calcext:value-type="float">
            <text:p>0,649818924144308</text:p>
          </table:table-cell>
          <table:table-cell table:style-name="ce93" table:formula="of:=[.C5]/([$Wydatki.$C$2]-3600*0.92)" office:value-type="float" office:value="31.6276808129871" calcext:value-type="float">
            <text:p>31,6276808129871</text:p>
          </table:table-cell>
          <table:table-cell table:style-name="ce93" table:formula="of:=[.F5]/12" office:value-type="float" office:value="2.63564006774893" calcext:value-type="float">
            <text:p>2,63564006774893</text:p>
          </table:table-cell>
        </table:table-row>
        <table:table-row table:style-name="ro1">
          <table:table-cell table:style-name="ce62" office:value-type="string" calcext:value-type="string">
            <text:p>sierpień </text:p>
          </table:table-cell>
          <table:table-cell table:style-name="ce66" office:value-type="string" calcext:value-type="string">
            <text:p>saldo bez obligacji</text:p>
          </table:table-cell>
          <table:table-cell table:style-name="ce151" table:formula="of:=[$Główny.N173]-106172.2" office:value-type="float" office:value="29683.75" calcext:value-type="float">
            <text:p>29 683,75</text:p>
          </table:table-cell>
          <table:table-cell table:style-name="ce71" table:formula="of:=[.$C6]/[$Wydatki.$C$2]" office:value-type="float" office:value="6.7527779070279" calcext:value-type="float">
            <text:p>6,75</text:p>
          </table:table-cell>
          <table:table-cell table:style-name="ce93" table:formula="of:=[.D6]/12" office:value-type="float" office:value="0.562731492252325" calcext:value-type="float">
            <text:p>0,562731492252325</text:p>
          </table:table-cell>
          <table:table-cell table:style-name="ce93" table:formula="of:=[.C6]/([$Wydatki.$C$2]-3600*0.92)" office:value-type="float" office:value="27.389002319083" calcext:value-type="float">
            <text:p>27,389002319083</text:p>
          </table:table-cell>
          <table:table-cell table:style-name="ce93" table:formula="of:=[.F6]/12" office:value-type="float" office:value="2.28241685992359" calcext:value-type="float">
            <text:p>2,28241685992359</text:p>
          </table:table-cell>
        </table:table-row>
        <table:table-row table:style-name="ro1">
          <table:table-cell table:style-name="ce62" office:value-type="string" calcext:value-type="string">
            <text:p>październik</text:p>
          </table:table-cell>
          <table:table-cell table:style-name="ce66" office:value-type="string" calcext:value-type="string">
            <text:p>saldo bez obligacji</text:p>
          </table:table-cell>
          <table:table-cell table:style-name="ce151" table:formula="of:=[$Główny.M176]-106977.7" office:value-type="float" office:value="30156.615" calcext:value-type="float">
            <text:p>30 156,62</text:p>
          </table:table-cell>
          <table:table-cell table:style-name="ce71"/>
          <table:table-cell table:style-name="ce93"/>
          <table:table-cell table:style-name="ce93" table:formula="of:=[.C7]/([$Wydatki.$C$2]-3600*0.92)" office:value-type="float" office:value="27.8253117672361" calcext:value-type="float">
            <text:p>27,8253117672361</text:p>
          </table:table-cell>
          <table:table-cell table:style-name="ce93" table:formula="of:=[.F7]/12" office:value-type="float" office:value="2.31877598060301" calcext:value-type="float">
            <text:p>2,31877598060301</text:p>
          </table:table-cell>
        </table:table-row>
        <table:table-row table:style-name="ro1" table:number-rows-repeated="3">
          <table:table-cell table:style-name="ce62"/>
          <table:table-cell table:style-name="ce66"/>
          <table:table-cell table:style-name="ce151"/>
          <table:table-cell table:style-name="ce71"/>
          <table:table-cell table:style-name="ce93" table:number-columns-repeated="3"/>
        </table:table-row>
        <table:table-row table:style-name="ro1" table:number-rows-repeated="4">
          <table:table-cell table:style-name="ce62"/>
          <table:table-cell table:style-name="ce66"/>
          <table:table-cell table:style-name="ce151"/>
          <table:table-cell table:style-name="ce93" table:number-columns-repeated="4"/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2B vs Uop" table:style-name="ta2">
        <office:forms form:automatic-focus="false" form:apply-design-mode="false"/>
        <table:table-column table:style-name="co23" table:default-cell-style-name="Default"/>
        <table:table-column table:style-name="co26" table:default-cell-style-name="Default"/>
        <table:table-column table:style-name="co23" table:number-columns-repeated="2" table:default-cell-style-name="Default"/>
        <table:table-column table:style-name="co54" table:default-cell-style-name="Default"/>
        <table:table-column table:style-name="co23" table:number-columns-repeated="2" table:default-cell-style-name="Default"/>
        <table:table-column table:style-name="co5" table:default-cell-style-name="Default"/>
        <table:table-column table:style-name="co23" table:number-columns-repeated="5" table:default-cell-style-name="Default"/>
        <table:table-row table:style-name="ro1">
          <table:table-cell/>
          <table:table-cell office:value-type="string" calcext:value-type="string">
            <text:p>Uo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rutto</text:p>
          </table:table-cell>
          <table:table-cell office:value-type="string" calcext:value-type="string">
            <text:p>na czysto</text:p>
          </table:table-cell>
          <table:table-cell table:number-columns-repeated="4"/>
          <table:table-cell table:style-name="ce106"/>
          <table:table-cell table:number-columns-repeated="5"/>
        </table:table-row>
        <table:table-row table:style-name="ro1">
          <table:table-cell office:value-type="string" calcext:value-type="string">
            <text:p>3 mies</text:p>
          </table:table-cell>
          <table:table-cell office:value-type="float" office:value="10000" calcext:value-type="float">
            <text:p>10000</text:p>
          </table:table-cell>
          <table:table-cell table:style-name="ce137" office:value-type="float" office:value="7147.39" calcext:value-type="float">
            <text:p>7147,39</text:p>
          </table:table-cell>
          <table:table-cell table:number-columns-repeated="2"/>
          <table:table-cell office:value-type="float" office:value="6750" calcext:value-type="float">
            <text:p>6750</text:p>
          </table:table-cell>
          <table:table-cell table:formula="of:=[.C3]-[.F3]" office:value-type="float" office:value="397.39" calcext:value-type="float">
            <text:p>397,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lej</text:p>
          </table:table-cell>
          <table:table-cell office:value-type="float" office:value="10500" calcext:value-type="float">
            <text:p>10500</text:p>
          </table:table-cell>
          <table:table-cell table:style-name="ce137" office:value-type="float" office:value="7494.01" calcext:value-type="float">
            <text:p>7494,0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06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table:style-name="ce106"/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06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37"/>
          <table:table-cell table:number-columns-repeated="5"/>
        </table:table-row>
        <table:table-row table:style-name="ro1">
          <table:table-cell/>
          <table:table-cell table:style-name="ce106"/>
          <table:table-cell/>
          <table:table-cell table:style-name="ce70"/>
          <table:table-cell table:number-columns-repeated="3"/>
          <table:table-cell table:style-name="ce137"/>
          <table:table-cell table:number-columns-repeated="5"/>
        </table:table-row>
        <table:table-row table:style-name="ro1">
          <table:table-cell/>
          <table:table-cell office:value-type="string" calcext:value-type="string">
            <text:p>B2B</text:p>
          </table:table-cell>
          <table:table-cell table:number-columns-repeated="5"/>
          <table:table-cell table:style-name="ce137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dzień</text:p>
          </table:table-cell>
          <table:table-cell office:value-type="string" calcext:value-type="string">
            <text:p>miesiąc</text:p>
          </table:table-cell>
          <table:table-cell office:value-type="string" calcext:value-type="string">
            <text:p>na czysto</text:p>
          </table:table-cell>
          <table:table-cell office:value-type="string" calcext:value-type="string">
            <text:p>na czysto + urlop</text:p>
          </table:table-cell>
          <table:table-cell/>
          <table:table-cell office:value-type="string" calcext:value-type="string">
            <text:p>medicover </text:p>
          </table:table-cell>
          <table:table-cell office:value-type="string" calcext:value-type="string">
            <text:p>Multisport 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12400" calcext:value-type="float">
            <text:p>12400</text:p>
          </table:table-cell>
          <table:table-cell table:style-name="ce138" office:value-type="float" office:value="9151.89" calcext:value-type="float">
            <text:p>9151,89</text:p>
          </table:table-cell>
          <table:table-cell table:style-name="ce138" office:value-type="float" office:value="7808.56" calcext:value-type="float">
            <text:p>7808,5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13400" calcext:value-type="float">
            <text:p>13400</text:p>
          </table:table-cell>
          <table:table-cell table:style-name="ce138" office:value-type="float" office:value="10031.89" calcext:value-type="float">
            <text:p>10031,89</text:p>
          </table:table-cell>
          <table:table-cell table:style-name="ce138" office:value-type="float" office:value="8580.23" calcext:value-type="float">
            <text:p>8580,23</text:p>
          </table:table-cell>
          <table:table-cell table:number-columns-repeated="6"/>
          <table:table-cell table:formula="of:=620/8" office:value-type="float" office:value="77.5" calcext:value-type="float">
            <text:p>77,5</text:p>
          </table:table-cell>
          <table:table-cell table:formula="of:=[.L19]*100" office:value-type="float" office:value="7750" calcext:value-type="float">
            <text:p>775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37"/>
          <table:table-cell/>
          <table:table-cell table:formula="of:=([.D19]+[.E19])/2" office:value-type="float" office:value="9306.06" calcext:value-type="float">
            <text:p>9306,06</text:p>
          </table:table-cell>
          <table:table-cell table:number-columns-repeated="9"/>
        </table:table-row>
        <table:table-row table:style-name="ro1">
          <table:table-cell/>
          <table:table-cell table:style-name="ce137"/>
          <table:table-cell table:number-columns-repeated="11"/>
        </table:table-row>
        <table:table-row table:style-name="ro1" table:number-rows-repeated="2">
          <table:table-cell/>
          <table:table-cell table:style-name="ce137"/>
          <table:table-cell table:number-columns-repeated="6"/>
          <table:table-cell table:style-name="ce137" table:number-columns-repeated="2"/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formula="of:=3600-306" office:value-type="float" office:value="3294" calcext:value-type="float">
            <text:p>3294</text:p>
          </table:table-cell>
          <table:table-cell table:formula="of:=12*[.D28]" office:value-type="float" office:value="39528" calcext:value-type="float">
            <text:p>39528</text:p>
          </table:table-cell>
          <table:table-cell table:formula="of:=[.E28]/500000*100" office:value-type="float" office:value="7.9056" calcext:value-type="float">
            <text:p>7,9056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2" number:min-decimal-places="2" number:min-integer-digits="1"/>
    </number:number-style>
    <number:number-style style:name="N109">
      <style:text-properties fo:color="#ff0000"/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number number:decimal-places="2" number:min-decimal-places="2" number:min-integer-digits="1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number number:decimal-places="2" number:min-decimal-places="2" number:min-integer-digits="1">
        <number:embedded-text number:position="1">-</number:embedded-text>
      </number:number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date-style style:name="N114">
      <number:day number:style="long"/>
      <number:text>.</number:text>
      <number:month number:textual="true"/>
      <number:text>.</number:text>
      <number:year/>
    </number:date-style>
    <number:date-style style:name="N115">
      <number:day number:style="long"/>
      <number:text>.</number:text>
      <number:month number:textual="true"/>
    </number:date-style>
    <number:number-style style:name="N117P0" style:volatile="true">
      <number:number number:decimal-places="4" number:min-decimal-places="4" number:min-integer-digits="1" number:grouping="true"/>
    </number:number-style>
    <number:number-style style:name="N117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17P0"/>
    </number:number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pl" number:country="PL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pl" number:country="PL">zł</number:currency-symbol>
    </number:currency-style>
    <number:currency-style style:name="N20108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09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0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20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.00.0000</text:date>, <text:time style:data-style-name="N2" text:time-value="13:41:20.81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18-07-08T13:55:36Z</meta:creation-date>
    <dc:date>2024-10-14T13:40:45.337000000</dc:date>
    <meta:editing-cycles>558</meta:editing-cycles>
    <meta:editing-duration>P3DT3H50M33S</meta:editing-duration>
    <meta:document-statistic meta:table-count="11" meta:cell-count="3281" meta:object-count="1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date-style style:name="N114">
      <number:day number:style="long"/>
      <number:text>.</number:text>
      <number:month number:textual="true"/>
      <number:text>.</number:text>
      <number:year/>
    </number:date-style>
    <number:currency-style style:name="N20108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0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0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178cm" svg:height="17.195cm" xlink:href=".." xlink:type="simple" chart:class="chart:line" chart:style-name="ch1">
        <chart:plot-area chart:style-name="ch2" table:cell-range-address="Główny.A2:Główny.A180 Główny.N2:Główny.N180" chart:data-source-has-labels="column" svg:x="0.823cm" svg:y="0.343cm" svg:width="39.532cm" svg:height="16.509cm">
          <chart:coordinate-region svg:x="2.937cm" svg:y="0.545cm" svg:width="37.321cm" svg:height="16.105cm"/>
          <chart:axis chart:dimension="x" chart:name="primary-x" chart:style-name="ch3" chartooo:axis-type="auto">
            <chartooo:date-scale/>
            <chart:categories table:cell-range-address="Główny.A2:Główny.A18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łówny.N2:Główny.N180" chart:class="chart:line">
            <chart:data-point chart:repeated="40"/>
            <chart:data-point chart:style-name="ch7" chart:repeated="2"/>
            <chart:data-point chart:repeated="3"/>
            <chart:data-point chart:style-name="ch7"/>
            <chart:data-point chart:repeated="1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float" office:value="43134">
                <text:p>43134</text:p>
                <draw:g>
                  <svg:desc>Główny.A2:Główny.A180</svg:desc>
                </draw:g>
              </table:table-cell>
              <table:table-cell office:value-type="float" office:value="61750.08">
                <text:p>61750.08</text:p>
                <draw:g>
                  <svg:desc>Główny.N2:Główny.N180</svg:desc>
                </draw:g>
              </table:table-cell>
            </table:table-row>
            <table:table-row>
              <table:table-cell office:value-type="float" office:value="43166">
                <text:p>43166</text:p>
              </table:table-cell>
              <table:table-cell office:value-type="float" office:value="64227.36">
                <text:p>64227.36</text:p>
              </table:table-cell>
            </table:table-row>
            <table:table-row>
              <table:table-cell office:value-type="float" office:value="43177">
                <text:p>43177</text:p>
              </table:table-cell>
              <table:table-cell office:value-type="float" office:value="71420.03">
                <text:p>71420.03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72252.64">
                <text:p>72252.64</text:p>
              </table:table-cell>
            </table:table-row>
            <table:table-row>
              <table:table-cell office:value-type="float" office:value="43202">
                <text:p>43202</text:p>
              </table:table-cell>
              <table:table-cell office:value-type="float" office:value="75191.09">
                <text:p>75191.09</text:p>
              </table:table-cell>
            </table:table-row>
            <table:table-row>
              <table:table-cell office:value-type="float" office:value="43263">
                <text:p>43263</text:p>
              </table:table-cell>
              <table:table-cell office:value-type="float" office:value="67274.22">
                <text:p>67274.22</text:p>
              </table:table-cell>
            </table:table-row>
            <table:table-row>
              <table:table-cell office:value-type="float" office:value="43289">
                <text:p>43289</text:p>
              </table:table-cell>
              <table:table-cell office:value-type="float" office:value="15683.22">
                <text:p>15683.22</text:p>
              </table:table-cell>
            </table:table-row>
            <table:table-row>
              <table:table-cell office:value-type="float" office:value="43321">
                <text:p>43321</text:p>
              </table:table-cell>
              <table:table-cell office:value-type="float" office:value="27422.22">
                <text:p>27422.22</text:p>
              </table:table-cell>
            </table:table-row>
            <table:table-row>
              <table:table-cell office:value-type="float" office:value="43323">
                <text:p>43323</text:p>
              </table:table-cell>
              <table:table-cell office:value-type="float" office:value="30777.59">
                <text:p>30777.59</text:p>
              </table:table-cell>
            </table:table-row>
            <table:table-row>
              <table:table-cell office:value-type="float" office:value="43358">
                <text:p>43358</text:p>
              </table:table-cell>
              <table:table-cell office:value-type="float" office:value="32534.38">
                <text:p>32534.38</text:p>
              </table:table-cell>
            </table:table-row>
            <table:table-row>
              <table:table-cell office:value-type="float" office:value="43383">
                <text:p>43383</text:p>
              </table:table-cell>
              <table:table-cell office:value-type="float" office:value="33267.73">
                <text:p>33267.73</text:p>
              </table:table-cell>
            </table:table-row>
            <table:table-row>
              <table:table-cell office:value-type="float" office:value="43417">
                <text:p>43417</text:p>
              </table:table-cell>
              <table:table-cell office:value-type="float" office:value="35356.83">
                <text:p>35356.83</text:p>
              </table:table-cell>
            </table:table-row>
            <table:table-row>
              <table:table-cell office:value-type="float" office:value="43436">
                <text:p>43436</text:p>
              </table:table-cell>
              <table:table-cell office:value-type="float" office:value="31823.39">
                <text:p>31823.39</text:p>
              </table:table-cell>
            </table:table-row>
            <table:table-row>
              <table:table-cell office:value-type="float" office:value="43450">
                <text:p>43450</text:p>
              </table:table-cell>
              <table:table-cell office:value-type="float" office:value="37098.17">
                <text:p>37098.17</text:p>
              </table:table-cell>
            </table:table-row>
            <table:table-row>
              <table:table-cell office:value-type="float" office:value="43454">
                <text:p>43454</text:p>
              </table:table-cell>
              <table:table-cell office:value-type="float" office:value="43056.08">
                <text:p>43056.08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53781.49">
                <text:p>53781.49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57572.79">
                <text:p>57572.79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57732.31">
                <text:p>57732.31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58470.15">
                <text:p>58470.15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61555.74">
                <text:p>61555.74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67823.66">
                <text:p>67823.66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69552.98">
                <text:p>69552.98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71400.12">
                <text:p>71400.12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70645.38">
                <text:p>70645.38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73921.74">
                <text:p>73921.74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72368.25">
                <text:p>72368.25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76014.91">
                <text:p>76014.91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74392.91">
                <text:p>74392.91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76967.5">
                <text:p>76967.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2929.33">
                <text:p>82929.3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85960.26">
                <text:p>85960.2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0822.36">
                <text:p>90822.3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92848.46">
                <text:p>92848.4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6129.59">
                <text:p>56129.5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38504.47">
                <text:p>38504.47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1678.87">
                <text:p>21678.87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5932.11">
                <text:p>25932.1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565.14">
                <text:p>7565.1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497.5">
                <text:p>5497.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392.16">
                <text:p>1392.16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-2286.91">
                <text:p>-2286.9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5165.74">
                <text:p>55165.7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6799.68">
                <text:p>56799.68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7543.65">
                <text:p>47543.65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8112.48">
                <text:p>48112.48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39034.03">
                <text:p>39034.03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5082.22">
                <text:p>45082.2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7709.36">
                <text:p>57709.3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5219.67">
                <text:p>45219.67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21482.17">
                <text:p>21482.17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9555.9815">
                <text:p>9555.9815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-30215.271">
                <text:p>-30215.271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-49998.91">
                <text:p>-49998.91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-46627.61">
                <text:p>-46627.61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-44578.93">
                <text:p>-44578.93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-53473.62">
                <text:p>-53473.62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-53386.1">
                <text:p>-53386.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-50282.58">
                <text:p>-50282.58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-51674.95">
                <text:p>-51674.95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-55044.6">
                <text:p>-55044.6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-55428.46">
                <text:p>-55428.46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-56244.18">
                <text:p>-56244.18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-59399.62">
                <text:p>-59399.62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-60080.12">
                <text:p>-60080.1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-59833.9">
                <text:p>-59833.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-60168.18">
                <text:p>-60168.18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-58823.57">
                <text:p>-58823.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-60520.58">
                <text:p>-60520.58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-58033.16">
                <text:p>-58033.1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-59506.82">
                <text:p>-59506.8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-59951.23">
                <text:p>-59951.2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-61437.69">
                <text:p>-61437.6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-59938.45">
                <text:p>-59938.45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-60332.08">
                <text:p>-60332.08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-61980.49">
                <text:p>-61980.49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-63304.67">
                <text:p>-63304.67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-65662.27">
                <text:p>-65662.27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-62932.44">
                <text:p>-62932.44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-64546.45">
                <text:p>-64546.45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-65756.62">
                <text:p>-65756.62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-60459.01">
                <text:p>-60459.01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-60750.24">
                <text:p>-60750.24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-63931.21">
                <text:p>-63931.21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-58578.29">
                <text:p>-58578.29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-60537.75">
                <text:p>-60537.75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-61356.26">
                <text:p>-61356.26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-62360.29">
                <text:p>-62360.29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-54711.96">
                <text:p>-54711.96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-57484.83">
                <text:p>-57484.83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-57251.66">
                <text:p>-57251.66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-50419.68">
                <text:p>-50419.68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-50640.22">
                <text:p>-50640.22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-50320.04">
                <text:p>-50320.04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-51027.53">
                <text:p>-51027.53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-52152">
                <text:p>-52152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-55083.83">
                <text:p>-55083.83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-47901.99">
                <text:p>-47901.99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-46166.865">
                <text:p>-46166.865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-45436.28">
                <text:p>-45436.28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-46825.29">
                <text:p>-46825.29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-37689.3111">
                <text:p>-37689.3111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-32312.66">
                <text:p>-32312.66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-33253.34">
                <text:p>-33253.34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-31264.5">
                <text:p>-31264.5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-16805.8268">
                <text:p>-16805.8268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-19226.4707341352">
                <text:p>-19226.4707341352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-20254.1107341352">
                <text:p>-20254.1107341352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-20254.1107341352">
                <text:p>-20254.1107341352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-10039.83">
                <text:p>-10039.83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-10983.5">
                <text:p>-10983.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-5039.58">
                <text:p>-5039.58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-5677.88">
                <text:p>-5677.88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-5530.65">
                <text:p>-5530.65</text:p>
              </table:table-cell>
            </table:table-row>
            <table:table-row>
              <table:table-cell office:value-type="float" office:value="44842">
                <text:p>44842</text:p>
              </table:table-cell>
              <table:table-cell office:value-type="float" office:value="-496.8364">
                <text:p>-496.8364</text:p>
              </table:table-cell>
            </table:table-row>
            <table:table-row>
              <table:table-cell office:value-type="float" office:value="44848">
                <text:p>44848</text:p>
              </table:table-cell>
              <table:table-cell office:value-type="float" office:value="-756.3564">
                <text:p>-756.3564</text:p>
              </table:table-cell>
            </table:table-row>
            <table:table-row>
              <table:table-cell office:value-type="float" office:value="44859">
                <text:p>44859</text:p>
              </table:table-cell>
              <table:table-cell office:value-type="float" office:value="-1462.0816">
                <text:p>-1462.0816</text:p>
              </table:table-cell>
            </table:table-row>
            <table:table-row>
              <table:table-cell office:value-type="float" office:value="44874">
                <text:p>44874</text:p>
              </table:table-cell>
              <table:table-cell office:value-type="float" office:value="3881.1636">
                <text:p>3881.1636</text:p>
              </table:table-cell>
            </table:table-row>
            <table:table-row>
              <table:table-cell office:value-type="float" office:value="44883">
                <text:p>44883</text:p>
              </table:table-cell>
              <table:table-cell office:value-type="float" office:value="3142.4236">
                <text:p>3142.4236</text:p>
              </table:table-cell>
            </table:table-row>
            <table:table-row>
              <table:table-cell office:value-type="float" office:value="44891">
                <text:p>44891</text:p>
              </table:table-cell>
              <table:table-cell office:value-type="float" office:value="2192.2936">
                <text:p>2192.2936</text:p>
              </table:table-cell>
            </table:table-row>
            <table:table-row>
              <table:table-cell office:value-type="float" office:value="44902">
                <text:p>44902</text:p>
              </table:table-cell>
              <table:table-cell office:value-type="float" office:value="1640.5739">
                <text:p>1640.5739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9180.9139">
                <text:p>9180.9139</text:p>
              </table:table-cell>
            </table:table-row>
            <table:table-row>
              <table:table-cell office:value-type="float" office:value="44908">
                <text:p>44908</text:p>
              </table:table-cell>
              <table:table-cell office:value-type="float" office:value="8189.2239">
                <text:p>8189.2239</text:p>
              </table:table-cell>
            </table:table-row>
            <table:table-row>
              <table:table-cell office:value-type="float" office:value="44913">
                <text:p>44913</text:p>
              </table:table-cell>
              <table:table-cell office:value-type="float" office:value="7514.5639">
                <text:p>7514.5639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7049.5996">
                <text:p>7049.5996</text:p>
              </table:table-cell>
            </table:table-row>
            <table:table-row>
              <table:table-cell office:value-type="float" office:value="44932">
                <text:p>44932</text:p>
              </table:table-cell>
              <table:table-cell office:value-type="float" office:value="6746.7096">
                <text:p>6746.7096</text:p>
              </table:table-cell>
            </table:table-row>
            <table:table-row>
              <table:table-cell office:value-type="float" office:value="44937">
                <text:p>44937</text:p>
              </table:table-cell>
              <table:table-cell office:value-type="float" office:value="12900.0096">
                <text:p>12900.0096</text:p>
              </table:table-cell>
            </table:table-row>
            <table:table-row>
              <table:table-cell office:value-type="float" office:value="44942">
                <text:p>44942</text:p>
              </table:table-cell>
              <table:table-cell office:value-type="float" office:value="10825.3296">
                <text:p>10825.3296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10303.6796">
                <text:p>10303.6796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15538.3496">
                <text:p>15538.3496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14738.9596">
                <text:p>14738.9596</text:p>
              </table:table-cell>
            </table:table-row>
            <table:table-row>
              <table:table-cell office:value-type="float" office:value="44976">
                <text:p>44976</text:p>
              </table:table-cell>
              <table:table-cell office:value-type="float" office:value="14187.8196">
                <text:p>14187.8196</text:p>
              </table:table-cell>
            </table:table-row>
            <table:table-row>
              <table:table-cell office:value-type="float" office:value="44982">
                <text:p>44982</text:p>
              </table:table-cell>
              <table:table-cell office:value-type="float" office:value="13941.1296">
                <text:p>13941.1296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13612.85">
                <text:p>13612.85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27017.92">
                <text:p>27017.92</text:p>
              </table:table-cell>
            </table:table-row>
            <table:table-row>
              <table:table-cell office:value-type="float" office:value="45003">
                <text:p>45003</text:p>
              </table:table-cell>
              <table:table-cell office:value-type="float" office:value="25354.29">
                <text:p>25354.29</text:p>
              </table:table-cell>
            </table:table-row>
            <table:table-row>
              <table:table-cell office:value-type="float" office:value="45011">
                <text:p>45011</text:p>
              </table:table-cell>
              <table:table-cell office:value-type="float" office:value="24720.53">
                <text:p>24720.53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24308.58">
                <text:p>24308.58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30934.95">
                <text:p>30934.95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28064.74">
                <text:p>28064.74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25172.4">
                <text:p>25172.4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31796.74">
                <text:p>31796.74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34665.93">
                <text:p>34665.93</text:p>
              </table:table-cell>
            </table:table-row>
            <table:table-row>
              <table:table-cell office:value-type="float" office:value="45067">
                <text:p>45067</text:p>
              </table:table-cell>
              <table:table-cell office:value-type="float" office:value="33095.25">
                <text:p>33095.25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31646.42">
                <text:p>31646.42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36975.59">
                <text:p>36975.59</text:p>
              </table:table-cell>
            </table:table-row>
            <table:table-row>
              <table:table-cell office:value-type="float" office:value="45137">
                <text:p>45137</text:p>
              </table:table-cell>
              <table:table-cell office:value-type="float" office:value="39614.02">
                <text:p>39614.02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47389.6">
                <text:p>47389.6</text:p>
              </table:table-cell>
            </table:table-row>
            <table:table-row>
              <table:table-cell office:value-type="float" office:value="45157">
                <text:p>45157</text:p>
              </table:table-cell>
              <table:table-cell office:value-type="float" office:value="46485.49">
                <text:p>46485.49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54252.85">
                <text:p>54252.85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65247.33">
                <text:p>65247.33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64008.64">
                <text:p>64008.64</text:p>
              </table:table-cell>
            </table:table-row>
            <table:table-row>
              <table:table-cell office:value-type="float" office:value="45207">
                <text:p>45207</text:p>
              </table:table-cell>
              <table:table-cell office:value-type="float" office:value="62932.81">
                <text:p>62932.81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69479.14">
                <text:p>69479.14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68963.06">
                <text:p>68963.06</text:p>
              </table:table-cell>
            </table:table-row>
            <table:table-row>
              <table:table-cell office:value-type="float" office:value="45228">
                <text:p>45228</text:p>
              </table:table-cell>
              <table:table-cell office:value-type="float" office:value="68201.52">
                <text:p>68201.52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72673.02">
                <text:p>72673.02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70727.66">
                <text:p>70727.66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73029.38">
                <text:p>73029.38</text:p>
              </table:table-cell>
            </table:table-row>
            <table:table-row>
              <table:table-cell office:value-type="float" office:value="45290">
                <text:p>45290</text:p>
              </table:table-cell>
              <table:table-cell office:value-type="float" office:value="72772.55">
                <text:p>72772.55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77302.07">
                <text:p>77302.07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87728.05">
                <text:p>87728.05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94524.14">
                <text:p>94524.14</text:p>
              </table:table-cell>
            </table:table-row>
            <table:table-row>
              <table:table-cell office:value-type="float" office:value="45354">
                <text:p>45354</text:p>
              </table:table-cell>
              <table:table-cell office:value-type="float" office:value="93098.46">
                <text:p>93098.46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11582.66">
                <text:p>111582.66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24699.88">
                <text:p>124699.88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24828.09">
                <text:p>124828.09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25276.01">
                <text:p>125276.01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33481.55">
                <text:p>133481.55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142037.72">
                <text:p>142037.72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139762.56">
                <text:p>139762.56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36751.96">
                <text:p>136751.96</text:p>
              </table:table-cell>
            </table:table-row>
            <table:table-row>
              <table:table-cell office:value-type="float" office:value="45529">
                <text:p>45529</text:p>
              </table:table-cell>
              <table:table-cell office:value-type="float" office:value="135855.95">
                <text:p>135855.95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138909.27">
                <text:p>138909.27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134065.595">
                <text:p>134065.595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137134.315">
                <text:p>137134.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